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545cm" fo:margin-left="0.196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6.72cm"/>
    </style:style>
    <style:style style:name="Table1.C" style:family="table-column">
      <style:table-column-properties style:column-width="17.4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9" style:family="table-row">
      <style:table-row-properties style:min-row-height="0.693cm"/>
    </style:style>
    <style:style style:name="Table1.93" style:family="table-row">
      <style:table-row-properties style:min-row-height="0.63cm"/>
    </style:style>
    <style:style style:name="Table1.C10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15" style:family="table-row">
      <style:table-row-properties style:min-row-height="0.554cm"/>
    </style:style>
    <style:style style:name="Table1.117" style:family="table-row">
      <style:table-row-properties style:min-row-height="0.787cm"/>
    </style:style>
    <style:style style:name="Table1.118" style:family="table-row">
      <style:table-row-properties style:min-row-height="0.794cm"/>
    </style:style>
    <style:style style:name="Table1.119" style:family="table-row">
      <style:table-row-properties style:min-row-height="0.783cm"/>
    </style:style>
    <style:style style:name="Table1.120" style:family="table-row">
      <style:table-row-properties style:min-row-height="0.709cm"/>
    </style:style>
    <style:style style:name="Table1.183" style:family="table-row">
      <style:table-row-properties style:min-row-height="0.159cm"/>
    </style:style>
    <style:style style:name="Table1.194" style:family="table-row">
      <style:table-row-properties style:min-row-height="0.894cm"/>
    </style:style>
    <style:style style:name="Table1.259" style:family="table-row">
      <style:table-row-properties style:min-row-height="0.792cm"/>
    </style:style>
    <style:style style:name="Table1.298" style:family="table-row">
      <style:table-row-properties style:min-row-height="0.773cm"/>
    </style:style>
    <style:style style:name="Table1.304" style:family="table-row">
      <style:table-row-properties style:min-row-height="0.778cm"/>
    </style:style>
    <style:style style:name="Table1.318" style:family="table-row">
      <style:table-row-properties style:min-row-height="0.836cm"/>
    </style:style>
    <style:style style:name="P1" style:family="paragraph" style:parent-style-name="Standard">
      <style:text-properties officeooo:paragraph-rsid="01b7570b"/>
    </style:style>
    <style:style style:name="P2" style:family="paragraph" style:parent-style-name="Table_20_Contents">
      <style:text-properties fo:color="#000000" fo:font-weight="normal" officeooo:rsid="033b7693" officeooo:paragraph-rsid="033b7693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1be0834" officeooo:paragraph-rsid="01be0834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1be0834" officeooo:paragraph-rsid="01bf79f2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1bf79f2" officeooo:paragraph-rsid="01bf79f2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1bf79f2" officeooo:paragraph-rsid="01c1e29e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1bf79f2" officeooo:paragraph-rsid="01c4a6af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1bf79f2" officeooo:paragraph-rsid="01c5da66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16da862" officeooo:paragraph-rsid="016da862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1767d2b" officeooo:paragraph-rsid="01767d2b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178cdf2" officeooo:paragraph-rsid="0178cdf2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119cd09" officeooo:paragraph-rsid="0119cd09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1c10fdc" officeooo:paragraph-rsid="01c10fdc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15fcc20" officeooo:paragraph-rsid="015fcc20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0e7abd1" officeooo:paragraph-rsid="00e7abd1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128a235" officeooo:paragraph-rsid="0128a235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1bc171e" officeooo:paragraph-rsid="01bc171e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1c1e29e" officeooo:paragraph-rsid="01c1e29e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1c2814b" officeooo:paragraph-rsid="01c2814b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1c4a6af" officeooo:paragraph-rsid="01c4a6af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1c5da66" officeooo:paragraph-rsid="01c5da66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1c6cadf" officeooo:paragraph-rsid="01c6cadf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1c6cadf" officeooo:paragraph-rsid="020edab1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1c7d2b4" officeooo:paragraph-rsid="01c7d2b4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1c948b2" officeooo:paragraph-rsid="01c948b2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1c9b095" officeooo:paragraph-rsid="01c9b095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1cb35c0" officeooo:paragraph-rsid="01cb35c0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1cf80fb" officeooo:paragraph-rsid="01cf80fb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1d0db54" officeooo:paragraph-rsid="01d3423d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1d3423d" officeooo:paragraph-rsid="01d3423d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1d3423d" officeooo:paragraph-rsid="01d3677f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1d3677f" officeooo:paragraph-rsid="01d3677f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1d3677f" officeooo:paragraph-rsid="01d52148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1d52148" officeooo:paragraph-rsid="01d52148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1d52148" officeooo:paragraph-rsid="01d53677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1d52148" officeooo:paragraph-rsid="02123eee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1d53677" officeooo:paragraph-rsid="01d53677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1d53677" officeooo:paragraph-rsid="01d5e629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1d5e629" officeooo:paragraph-rsid="01d5e629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1d80bbf" officeooo:paragraph-rsid="01d80bbf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1d80bbf" officeooo:paragraph-rsid="01d83b3e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1d80bbf" officeooo:paragraph-rsid="01d9890d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1d80bbf" officeooo:paragraph-rsid="01e2afda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1d80bbf" officeooo:paragraph-rsid="01e443bd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1d80bbf" officeooo:paragraph-rsid="01eb2658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1d80bbf" officeooo:paragraph-rsid="01ec8f14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1d80bbf" officeooo:paragraph-rsid="01eda218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1d80bbf" officeooo:paragraph-rsid="020edab1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1d80bbf" officeooo:paragraph-rsid="0216a3d1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1d80bbf" officeooo:paragraph-rsid="021e1a4e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1d80bbf" officeooo:paragraph-rsid="0236a5d6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1d80bbf" officeooo:paragraph-rsid="0239058f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1d80bbf" officeooo:paragraph-rsid="023adaa7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1d80bbf" officeooo:paragraph-rsid="023bbb32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1d80bbf" officeooo:paragraph-rsid="0242d1fc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1d80bbf" officeooo:paragraph-rsid="024346c4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1d80bbf" officeooo:paragraph-rsid="02453194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1d80bbf" officeooo:paragraph-rsid="02471ca1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1d80bbf" officeooo:paragraph-rsid="02477ad5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1d80bbf" officeooo:paragraph-rsid="0249fd46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1d80bbf" officeooo:paragraph-rsid="0251b3f8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1d80bbf" officeooo:paragraph-rsid="0251b99c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1d80bbf" officeooo:paragraph-rsid="02538a04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1d80bbf" officeooo:paragraph-rsid="025549e7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1d80bbf" officeooo:paragraph-rsid="025b77aa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1d80bbf" officeooo:paragraph-rsid="0250ec0a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1d80bbf" officeooo:paragraph-rsid="023799ec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1d80bbf" officeooo:paragraph-rsid="025f03ab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1d80bbf" officeooo:paragraph-rsid="022d1f3b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1d80bbf" officeooo:paragraph-rsid="025f90c8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1d80bbf" officeooo:paragraph-rsid="0254040a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1d80bbf" officeooo:paragraph-rsid="02616a66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1d80bbf" officeooo:paragraph-rsid="026b39bd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1d9e0b5" officeooo:paragraph-rsid="01dcf389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1d9e0b5" officeooo:paragraph-rsid="01e57eff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1d9e0b5" officeooo:paragraph-rsid="01e6df30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1d9e0b5" officeooo:paragraph-rsid="01f3d514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1d9e0b5" officeooo:paragraph-rsid="0206056f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1d9e0b5" officeooo:paragraph-rsid="0216a3d1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1d9e0b5" officeooo:paragraph-rsid="0216d12c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1d9e0b5" officeooo:paragraph-rsid="0218a8b3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1d9e0b5" officeooo:paragraph-rsid="023c25d4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1d9e0b5" officeooo:paragraph-rsid="023c8274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1d9e0b5" officeooo:paragraph-rsid="023d7579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1d9e0b5" officeooo:paragraph-rsid="02485609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1d9e0b5" officeooo:paragraph-rsid="0249fd46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1d9e0b5" officeooo:paragraph-rsid="024ba4e2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1d9e0b5" officeooo:paragraph-rsid="0257274a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1d9e0b5" officeooo:paragraph-rsid="02634faf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1d9e0b5" officeooo:paragraph-rsid="026536fe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1d9e0b5" officeooo:paragraph-rsid="0266221f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1d9e0b5" officeooo:paragraph-rsid="0268019e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1de827e" officeooo:paragraph-rsid="01de827e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1de827e" officeooo:paragraph-rsid="01e0861c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1de827e" officeooo:paragraph-rsid="01e14664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1de827e" officeooo:paragraph-rsid="01e2afda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1de827e" officeooo:paragraph-rsid="01e746e8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1de827e" officeooo:paragraph-rsid="01e9f5f2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1de827e" officeooo:paragraph-rsid="01f66faa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1de827e" officeooo:paragraph-rsid="01f82477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1de827e" officeooo:paragraph-rsid="02123eee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1de827e" officeooo:paragraph-rsid="0213b20f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1de827e" officeooo:paragraph-rsid="0218a8b3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1de827e" officeooo:paragraph-rsid="021b55e4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1de827e" officeooo:paragraph-rsid="02236bbf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1de827e" officeooo:paragraph-rsid="0225772f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1de827e" officeooo:paragraph-rsid="02319921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1de827e" officeooo:paragraph-rsid="0236a5d6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1de827e" officeooo:paragraph-rsid="023e1d2f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1de827e" officeooo:paragraph-rsid="023f8a63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1de827e" officeooo:paragraph-rsid="0240effd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1de827e" officeooo:paragraph-rsid="0241e668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1de827e" officeooo:paragraph-rsid="024ba4e2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1de827e" officeooo:paragraph-rsid="024c5ca6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1de827e" officeooo:paragraph-rsid="024cae43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1de827e" officeooo:paragraph-rsid="024e4a6a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1de827e" officeooo:paragraph-rsid="0258ae7a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1de827e" officeooo:paragraph-rsid="025a1026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1de827e" officeooo:paragraph-rsid="025b77aa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1de827e" officeooo:paragraph-rsid="026b1316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1de827e" officeooo:paragraph-rsid="026b39bd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1de827e" officeooo:paragraph-rsid="026bbc96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1de827e" officeooo:paragraph-rsid="026d45bc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1e443bd" officeooo:paragraph-rsid="01e443bd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1e443bd" officeooo:paragraph-rsid="025f03ab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1e2afda" officeooo:paragraph-rsid="01e35995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1e2afda" officeooo:paragraph-rsid="01e443bd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1e2afda" officeooo:paragraph-rsid="01e57eff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1e2afda" officeooo:paragraph-rsid="01e6df30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1e2afda" officeooo:paragraph-rsid="01e746e8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1e2afda" officeooo:paragraph-rsid="01e89fdb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1e2afda" officeooo:paragraph-rsid="01e9f5f2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1e2afda" officeooo:paragraph-rsid="01f66faa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1e2afda" officeooo:paragraph-rsid="01f82477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1e2afda" officeooo:paragraph-rsid="020edab1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1e2afda" officeooo:paragraph-rsid="0213b20f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1e2afda" officeooo:paragraph-rsid="0216a3d1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1e2afda" officeooo:paragraph-rsid="0216d12c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1e2afda" officeooo:paragraph-rsid="0218a8b3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1e2afda" officeooo:paragraph-rsid="021a5b02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1e2afda" officeooo:paragraph-rsid="022ec697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1e2afda" officeooo:paragraph-rsid="023799ec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1e2afda" officeooo:paragraph-rsid="023c8274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1e2afda" officeooo:paragraph-rsid="023d7579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1e2afda" officeooo:paragraph-rsid="023f8a63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1e2afda" officeooo:paragraph-rsid="0242d1fc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1e2afda" officeooo:paragraph-rsid="024346c4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1e2afda" officeooo:paragraph-rsid="02471ca1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1e2afda" officeooo:paragraph-rsid="02477ad5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1e2afda" officeooo:paragraph-rsid="02480a6d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1e2afda" officeooo:paragraph-rsid="0249fd46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1e2afda" officeooo:paragraph-rsid="024ba4e2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1e2afda" officeooo:paragraph-rsid="024c5ca6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1e2afda" officeooo:paragraph-rsid="024e4a6a" style:font-weight-asian="normal" style:font-weight-complex="normal"/>
    </style:style>
    <style:style style:name="P155" style:family="paragraph" style:parent-style-name="Table_20_Contents">
      <style:text-properties fo:color="#000000" fo:font-weight="normal" officeooo:rsid="01e2afda" officeooo:paragraph-rsid="0254040a" style:font-weight-asian="normal" style:font-weight-complex="normal"/>
    </style:style>
    <style:style style:name="P156" style:family="paragraph" style:parent-style-name="Table_20_Contents">
      <style:text-properties fo:color="#000000" fo:font-weight="normal" officeooo:rsid="01e2afda" officeooo:paragraph-rsid="0257274a" style:font-weight-asian="normal" style:font-weight-complex="normal"/>
    </style:style>
    <style:style style:name="P157" style:family="paragraph" style:parent-style-name="Table_20_Contents">
      <style:text-properties fo:color="#000000" fo:font-weight="normal" officeooo:rsid="01e2afda" officeooo:paragraph-rsid="0258ae7a" style:font-weight-asian="normal" style:font-weight-complex="normal"/>
    </style:style>
    <style:style style:name="P158" style:family="paragraph" style:parent-style-name="Table_20_Contents">
      <style:text-properties fo:color="#000000" fo:font-weight="normal" officeooo:rsid="01e2afda" officeooo:paragraph-rsid="025a1026" style:font-weight-asian="normal" style:font-weight-complex="normal"/>
    </style:style>
    <style:style style:name="P159" style:family="paragraph" style:parent-style-name="Table_20_Contents">
      <style:text-properties fo:color="#000000" fo:font-weight="normal" officeooo:rsid="01e2afda" officeooo:paragraph-rsid="025f03ab" style:font-weight-asian="normal" style:font-weight-complex="normal"/>
    </style:style>
    <style:style style:name="P160" style:family="paragraph" style:parent-style-name="Table_20_Contents">
      <style:text-properties fo:color="#000000" fo:font-weight="normal" officeooo:rsid="01e2afda" officeooo:paragraph-rsid="025f90c8" style:font-weight-asian="normal" style:font-weight-complex="normal"/>
    </style:style>
    <style:style style:name="P161" style:family="paragraph" style:parent-style-name="Table_20_Contents">
      <style:text-properties fo:color="#000000" fo:font-weight="normal" officeooo:rsid="01e2afda" officeooo:paragraph-rsid="02634faf" style:font-weight-asian="normal" style:font-weight-complex="normal"/>
    </style:style>
    <style:style style:name="P162" style:family="paragraph" style:parent-style-name="Table_20_Contents">
      <style:text-properties fo:color="#000000" fo:font-weight="normal" officeooo:rsid="01e2afda" officeooo:paragraph-rsid="026536fe" style:font-weight-asian="normal" style:font-weight-complex="normal"/>
    </style:style>
    <style:style style:name="P163" style:family="paragraph" style:parent-style-name="Table_20_Contents">
      <style:text-properties fo:color="#000000" fo:font-weight="normal" officeooo:rsid="01e2afda" officeooo:paragraph-rsid="0266221f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1e2afda" officeooo:paragraph-rsid="0269a5d6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1e2afda" officeooo:paragraph-rsid="026b1316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1e2afda" officeooo:paragraph-rsid="026b39bd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1e2afda" officeooo:paragraph-rsid="026bbc96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1e2afda" officeooo:paragraph-rsid="026d45bc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1d83b3e" officeooo:paragraph-rsid="01d83b3e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1d83b3e" officeooo:paragraph-rsid="025f03ab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1f82477" officeooo:paragraph-rsid="01f82477" style:font-weight-asian="normal" style:font-weight-complex="normal"/>
    </style:style>
    <style:style style:name="P172" style:family="paragraph" style:parent-style-name="Table_20_Contents">
      <style:text-properties fo:color="#000000" fo:font-weight="normal" officeooo:rsid="01eb2658" officeooo:paragraph-rsid="01ec8f14" style:font-weight-asian="normal" style:font-weight-complex="normal"/>
    </style:style>
    <style:style style:name="P173" style:family="paragraph" style:parent-style-name="Table_20_Contents">
      <style:text-properties fo:color="#000000" fo:font-weight="normal" officeooo:rsid="01eb2658" officeooo:paragraph-rsid="020d23e1" style:font-weight-asian="normal" style:font-weight-complex="normal"/>
    </style:style>
    <style:style style:name="P174" style:family="paragraph" style:parent-style-name="Table_20_Contents">
      <style:text-properties fo:color="#000000" fo:font-weight="normal" officeooo:rsid="01eb2658" officeooo:paragraph-rsid="021d9a41" style:font-weight-asian="normal" style:font-weight-complex="normal"/>
    </style:style>
    <style:style style:name="P175" style:family="paragraph" style:parent-style-name="Table_20_Contents">
      <style:text-properties fo:color="#000000" fo:font-weight="normal" officeooo:rsid="01eb2658" officeooo:paragraph-rsid="0225772f" style:font-weight-asian="normal" style:font-weight-complex="normal"/>
    </style:style>
    <style:style style:name="P176" style:family="paragraph" style:parent-style-name="Table_20_Contents">
      <style:text-properties fo:color="#000000" fo:font-weight="normal" officeooo:rsid="01eb2658" officeooo:paragraph-rsid="022ec697" style:font-weight-asian="normal" style:font-weight-complex="normal"/>
    </style:style>
    <style:style style:name="P177" style:family="paragraph" style:parent-style-name="Table_20_Contents">
      <style:text-properties fo:color="#000000" fo:font-weight="normal" officeooo:rsid="01eb2658" officeooo:paragraph-rsid="023bbb32" style:font-weight-asian="normal" style:font-weight-complex="normal"/>
    </style:style>
    <style:style style:name="P178" style:family="paragraph" style:parent-style-name="Table_20_Contents">
      <style:text-properties fo:color="#000000" fo:font-weight="normal" officeooo:rsid="01eb2658" officeooo:paragraph-rsid="023c8274" style:font-weight-asian="normal" style:font-weight-complex="normal"/>
    </style:style>
    <style:style style:name="P179" style:family="paragraph" style:parent-style-name="Table_20_Contents">
      <style:text-properties fo:color="#000000" fo:font-weight="normal" officeooo:rsid="01eb2658" officeooo:paragraph-rsid="0241e668" style:font-weight-asian="normal" style:font-weight-complex="normal"/>
    </style:style>
    <style:style style:name="P180" style:family="paragraph" style:parent-style-name="Table_20_Contents">
      <style:text-properties fo:color="#000000" fo:font-weight="normal" officeooo:rsid="01eb2658" officeooo:paragraph-rsid="0242d1fc" style:font-weight-asian="normal" style:font-weight-complex="normal"/>
    </style:style>
    <style:style style:name="P181" style:family="paragraph" style:parent-style-name="Table_20_Contents">
      <style:text-properties fo:color="#000000" fo:font-weight="normal" officeooo:rsid="01eb2658" officeooo:paragraph-rsid="024346c4" style:font-weight-asian="normal" style:font-weight-complex="normal"/>
    </style:style>
    <style:style style:name="P182" style:family="paragraph" style:parent-style-name="Table_20_Contents">
      <style:text-properties fo:color="#000000" fo:font-weight="normal" officeooo:rsid="01eb2658" officeooo:paragraph-rsid="02471ca1" style:font-weight-asian="normal" style:font-weight-complex="normal"/>
    </style:style>
    <style:style style:name="P183" style:family="paragraph" style:parent-style-name="Table_20_Contents">
      <style:text-properties fo:color="#000000" fo:font-weight="normal" officeooo:rsid="01eb2658" officeooo:paragraph-rsid="0251b99c" style:font-weight-asian="normal" style:font-weight-complex="normal"/>
    </style:style>
    <style:style style:name="P184" style:family="paragraph" style:parent-style-name="Table_20_Contents">
      <style:text-properties fo:color="#000000" fo:font-weight="normal" officeooo:rsid="01eb2658" officeooo:paragraph-rsid="025f03ab" style:font-weight-asian="normal" style:font-weight-complex="normal"/>
    </style:style>
    <style:style style:name="P185" style:family="paragraph" style:parent-style-name="Table_20_Contents">
      <style:text-properties fo:color="#000000" fo:font-weight="normal" officeooo:rsid="01eb2658" officeooo:paragraph-rsid="025f90c8" style:font-weight-asian="normal" style:font-weight-complex="normal"/>
    </style:style>
    <style:style style:name="P186" style:family="paragraph" style:parent-style-name="Table_20_Contents">
      <style:text-properties fo:color="#000000" fo:font-weight="normal" officeooo:rsid="01eb2658" officeooo:paragraph-rsid="026536fe" style:font-weight-asian="normal" style:font-weight-complex="normal"/>
    </style:style>
    <style:style style:name="P187" style:family="paragraph" style:parent-style-name="Table_20_Contents">
      <style:text-properties fo:color="#000000" fo:font-weight="normal" officeooo:rsid="01fdd79c" officeooo:paragraph-rsid="020333c6" style:font-weight-asian="normal" style:font-weight-complex="normal"/>
    </style:style>
    <style:style style:name="P188" style:family="paragraph" style:parent-style-name="Table_20_Contents">
      <style:text-properties fo:color="#000000" fo:font-weight="normal" officeooo:rsid="01fdd79c" officeooo:paragraph-rsid="02079e95" style:font-weight-asian="normal" style:font-weight-complex="normal"/>
    </style:style>
    <style:style style:name="P189" style:family="paragraph" style:parent-style-name="Table_20_Contents">
      <style:text-properties fo:color="#000000" fo:font-weight="normal" officeooo:rsid="01fdd79c" officeooo:paragraph-rsid="02081162" style:font-weight-asian="normal" style:font-weight-complex="normal"/>
    </style:style>
    <style:style style:name="P190" style:family="paragraph" style:parent-style-name="Table_20_Contents">
      <style:text-properties fo:color="#000000" fo:font-weight="normal" officeooo:rsid="01fdd79c" officeooo:paragraph-rsid="021891bf" style:font-weight-asian="normal" style:font-weight-complex="normal"/>
    </style:style>
    <style:style style:name="P191" style:family="paragraph" style:parent-style-name="Table_20_Contents">
      <style:text-properties fo:color="#000000" fo:font-weight="normal" officeooo:rsid="01fdd79c" officeooo:paragraph-rsid="021a5b02" style:font-weight-asian="normal" style:font-weight-complex="normal"/>
    </style:style>
    <style:style style:name="P192" style:family="paragraph" style:parent-style-name="Table_20_Contents">
      <style:text-properties fo:color="#000000" fo:font-weight="normal" officeooo:rsid="01fdd79c" officeooo:paragraph-rsid="021f34f8" style:font-weight-asian="normal" style:font-weight-complex="normal"/>
    </style:style>
    <style:style style:name="P193" style:family="paragraph" style:parent-style-name="Table_20_Contents">
      <style:text-properties fo:color="#000000" fo:font-weight="normal" officeooo:rsid="01fdd79c" officeooo:paragraph-rsid="023c25d4" style:font-weight-asian="normal" style:font-weight-complex="normal"/>
    </style:style>
    <style:style style:name="P194" style:family="paragraph" style:parent-style-name="Table_20_Contents">
      <style:text-properties fo:color="#000000" fo:font-weight="normal" officeooo:rsid="01fdd79c" officeooo:paragraph-rsid="0240effd" style:font-weight-asian="normal" style:font-weight-complex="normal"/>
    </style:style>
    <style:style style:name="P195" style:family="paragraph" style:parent-style-name="Table_20_Contents">
      <style:text-properties fo:color="#000000" fo:font-weight="normal" officeooo:rsid="01fdd79c" officeooo:paragraph-rsid="0241e668" style:font-weight-asian="normal" style:font-weight-complex="normal"/>
    </style:style>
    <style:style style:name="P196" style:family="paragraph" style:parent-style-name="Table_20_Contents">
      <style:text-properties fo:color="#000000" fo:font-weight="normal" officeooo:rsid="01fdd79c" officeooo:paragraph-rsid="02477ad5" style:font-weight-asian="normal" style:font-weight-complex="normal"/>
    </style:style>
    <style:style style:name="P197" style:family="paragraph" style:parent-style-name="Table_20_Contents">
      <style:text-properties fo:color="#000000" fo:font-weight="normal" officeooo:rsid="01fdd79c" officeooo:paragraph-rsid="024cae43" style:font-weight-asian="normal" style:font-weight-complex="normal"/>
    </style:style>
    <style:style style:name="P198" style:family="paragraph" style:parent-style-name="Table_20_Contents">
      <style:text-properties fo:color="#000000" fo:font-weight="normal" officeooo:rsid="01fdd79c" officeooo:paragraph-rsid="0251b3f8" style:font-weight-asian="normal" style:font-weight-complex="normal"/>
    </style:style>
    <style:style style:name="P199" style:family="paragraph" style:parent-style-name="Table_20_Contents">
      <style:text-properties fo:color="#000000" fo:font-weight="normal" officeooo:rsid="01fdd79c" officeooo:paragraph-rsid="0266221f" style:font-weight-asian="normal" style:font-weight-complex="normal"/>
    </style:style>
    <style:style style:name="P200" style:family="paragraph" style:parent-style-name="Table_20_Contents">
      <style:text-properties fo:color="#000000" fo:font-weight="normal" officeooo:rsid="01fdd79c" officeooo:paragraph-rsid="026bbc96" style:font-weight-asian="normal" style:font-weight-complex="normal"/>
    </style:style>
    <style:style style:name="P201" style:family="paragraph" style:parent-style-name="Table_20_Contents">
      <style:text-properties fo:color="#000000" fo:font-weight="normal" officeooo:rsid="01f1a8b2" officeooo:paragraph-rsid="01f3d514" style:font-weight-asian="normal" style:font-weight-complex="normal"/>
    </style:style>
    <style:style style:name="P202" style:family="paragraph" style:parent-style-name="Table_20_Contents">
      <style:text-properties fo:color="#000000" fo:font-weight="normal" officeooo:rsid="01f1a8b2" officeooo:paragraph-rsid="023d7579" style:font-weight-asian="normal" style:font-weight-complex="normal"/>
    </style:style>
    <style:style style:name="P203" style:family="paragraph" style:parent-style-name="Table_20_Contents">
      <style:text-properties fo:color="#000000" fo:font-weight="normal" officeooo:rsid="01f1a8b2" officeooo:paragraph-rsid="0249fd46" style:font-weight-asian="normal" style:font-weight-complex="normal"/>
    </style:style>
    <style:style style:name="P204" style:family="paragraph" style:parent-style-name="Table_20_Contents">
      <style:text-properties fo:color="#000000" fo:font-weight="normal" officeooo:rsid="0216d12c" officeooo:paragraph-rsid="0216d12c" style:font-weight-asian="normal" style:font-weight-complex="normal"/>
    </style:style>
    <style:style style:name="P205" style:family="paragraph" style:parent-style-name="Table_20_Contents">
      <style:text-properties fo:color="#000000" fo:font-weight="normal" officeooo:rsid="021891bf" officeooo:paragraph-rsid="021891bf" style:font-weight-asian="normal" style:font-weight-complex="normal"/>
    </style:style>
    <style:style style:name="P206" style:family="paragraph" style:parent-style-name="Table_20_Contents">
      <style:text-properties fo:color="#000000" fo:font-weight="normal" officeooo:rsid="020a61b3" officeooo:paragraph-rsid="02159eb8" style:font-weight-asian="normal" style:font-weight-complex="normal"/>
    </style:style>
    <style:style style:name="P207" style:family="paragraph" style:parent-style-name="Table_20_Contents">
      <style:text-properties fo:color="#000000" fo:font-weight="normal" officeooo:rsid="020a61b3" officeooo:paragraph-rsid="020c2e6b" style:font-weight-asian="normal" style:font-weight-complex="normal"/>
    </style:style>
    <style:style style:name="P208" style:family="paragraph" style:parent-style-name="Table_20_Contents">
      <style:text-properties fo:color="#000000" fo:font-weight="normal" officeooo:rsid="020a61b3" officeooo:paragraph-rsid="020d0fd1" style:font-weight-asian="normal" style:font-weight-complex="normal"/>
    </style:style>
    <style:style style:name="P209" style:family="paragraph" style:parent-style-name="Table_20_Contents">
      <style:text-properties fo:color="#000000" fo:font-weight="normal" officeooo:rsid="020a61b3" officeooo:paragraph-rsid="0216a3d1" style:font-weight-asian="normal" style:font-weight-complex="normal"/>
    </style:style>
    <style:style style:name="P210" style:family="paragraph" style:parent-style-name="Table_20_Contents">
      <style:text-properties fo:color="#000000" fo:font-weight="normal" officeooo:rsid="020a61b3" officeooo:paragraph-rsid="0216d12c" style:font-weight-asian="normal" style:font-weight-complex="normal"/>
    </style:style>
    <style:style style:name="P211" style:family="paragraph" style:parent-style-name="Table_20_Contents">
      <style:text-properties fo:color="#000000" fo:font-weight="normal" officeooo:rsid="020a61b3" officeooo:paragraph-rsid="021891bf" style:font-weight-asian="normal" style:font-weight-complex="normal"/>
    </style:style>
    <style:style style:name="P212" style:family="paragraph" style:parent-style-name="Table_20_Contents">
      <style:text-properties fo:color="#000000" fo:font-weight="normal" officeooo:rsid="020a61b3" officeooo:paragraph-rsid="020fc325" style:font-weight-asian="normal" style:font-weight-complex="normal"/>
    </style:style>
    <style:style style:name="P213" style:family="paragraph" style:parent-style-name="Table_20_Contents">
      <style:text-properties fo:color="#000000" fo:font-weight="normal" officeooo:rsid="020a61b3" officeooo:paragraph-rsid="0213b20f" style:font-weight-asian="normal" style:font-weight-complex="normal"/>
    </style:style>
    <style:style style:name="P214" style:family="paragraph" style:parent-style-name="Table_20_Contents">
      <style:text-properties fo:color="#000000" fo:font-weight="normal" officeooo:rsid="020a61b3" officeooo:paragraph-rsid="021b55e4" style:font-weight-asian="normal" style:font-weight-complex="normal"/>
    </style:style>
    <style:style style:name="P215" style:family="paragraph" style:parent-style-name="Table_20_Contents">
      <style:text-properties fo:color="#000000" fo:font-weight="normal" officeooo:rsid="020a61b3" officeooo:paragraph-rsid="0220bc90" style:font-weight-asian="normal" style:font-weight-complex="normal"/>
    </style:style>
    <style:style style:name="P216" style:family="paragraph" style:parent-style-name="Table_20_Contents">
      <style:text-properties fo:color="#000000" fo:font-weight="normal" officeooo:rsid="020a61b3" officeooo:paragraph-rsid="0227d965" style:font-weight-asian="normal" style:font-weight-complex="normal"/>
    </style:style>
    <style:style style:name="P217" style:family="paragraph" style:parent-style-name="Table_20_Contents">
      <style:text-properties fo:color="#000000" fo:font-weight="normal" officeooo:rsid="020a61b3" officeooo:paragraph-rsid="022d1f3b" style:font-weight-asian="normal" style:font-weight-complex="normal"/>
    </style:style>
    <style:style style:name="P218" style:family="paragraph" style:parent-style-name="Table_20_Contents">
      <style:text-properties fo:color="#000000" fo:font-weight="normal" officeooo:rsid="020a61b3" officeooo:paragraph-rsid="022ec697" style:font-weight-asian="normal" style:font-weight-complex="normal"/>
    </style:style>
    <style:style style:name="P219" style:family="paragraph" style:parent-style-name="Table_20_Contents">
      <style:text-properties fo:color="#000000" fo:font-weight="normal" officeooo:rsid="020a61b3" officeooo:paragraph-rsid="023c25d4" style:font-weight-asian="normal" style:font-weight-complex="normal"/>
    </style:style>
    <style:style style:name="P220" style:family="paragraph" style:parent-style-name="Table_20_Contents">
      <style:text-properties fo:color="#000000" fo:font-weight="normal" officeooo:rsid="020a61b3" officeooo:paragraph-rsid="023d7579" style:font-weight-asian="normal" style:font-weight-complex="normal"/>
    </style:style>
    <style:style style:name="P221" style:family="paragraph" style:parent-style-name="Table_20_Contents">
      <style:text-properties fo:color="#000000" fo:font-weight="normal" officeooo:rsid="020a61b3" officeooo:paragraph-rsid="023f8a63" style:font-weight-asian="normal" style:font-weight-complex="normal"/>
    </style:style>
    <style:style style:name="P222" style:family="paragraph" style:parent-style-name="Table_20_Contents">
      <style:text-properties fo:color="#000000" fo:font-weight="normal" officeooo:rsid="020a61b3" officeooo:paragraph-rsid="0240effd" style:font-weight-asian="normal" style:font-weight-complex="normal"/>
    </style:style>
    <style:style style:name="P223" style:family="paragraph" style:parent-style-name="Table_20_Contents">
      <style:text-properties fo:color="#000000" fo:font-weight="normal" officeooo:rsid="020a61b3" officeooo:paragraph-rsid="024346c4" style:font-weight-asian="normal" style:font-weight-complex="normal"/>
    </style:style>
    <style:style style:name="P224" style:family="paragraph" style:parent-style-name="Table_20_Contents">
      <style:text-properties fo:color="#000000" fo:font-weight="normal" officeooo:rsid="020a61b3" officeooo:paragraph-rsid="02471ca1" style:font-weight-asian="normal" style:font-weight-complex="normal"/>
    </style:style>
    <style:style style:name="P225" style:family="paragraph" style:parent-style-name="Table_20_Contents">
      <style:text-properties fo:color="#000000" fo:font-weight="normal" officeooo:rsid="020a61b3" officeooo:paragraph-rsid="02477ad5" style:font-weight-asian="normal" style:font-weight-complex="normal"/>
    </style:style>
    <style:style style:name="P226" style:family="paragraph" style:parent-style-name="Table_20_Contents">
      <style:text-properties fo:color="#000000" fo:font-weight="normal" officeooo:rsid="020a61b3" officeooo:paragraph-rsid="02480a6d" style:font-weight-asian="normal" style:font-weight-complex="normal"/>
    </style:style>
    <style:style style:name="P227" style:family="paragraph" style:parent-style-name="Table_20_Contents">
      <style:text-properties fo:color="#000000" fo:font-weight="normal" officeooo:rsid="020a61b3" officeooo:paragraph-rsid="024c5ca6" style:font-weight-asian="normal" style:font-weight-complex="normal"/>
    </style:style>
    <style:style style:name="P228" style:family="paragraph" style:parent-style-name="Table_20_Contents">
      <style:text-properties fo:color="#000000" fo:font-weight="normal" officeooo:rsid="020a61b3" officeooo:paragraph-rsid="0257274a" style:font-weight-asian="normal" style:font-weight-complex="normal"/>
    </style:style>
    <style:style style:name="P229" style:family="paragraph" style:parent-style-name="Table_20_Contents">
      <style:text-properties fo:color="#000000" fo:font-weight="normal" officeooo:rsid="020a61b3" officeooo:paragraph-rsid="025a1026" style:font-weight-asian="normal" style:font-weight-complex="normal"/>
    </style:style>
    <style:style style:name="P230" style:family="paragraph" style:parent-style-name="Table_20_Contents">
      <style:text-properties fo:color="#000000" fo:font-weight="normal" officeooo:rsid="020a61b3" officeooo:paragraph-rsid="025b77aa" style:font-weight-asian="normal" style:font-weight-complex="normal"/>
    </style:style>
    <style:style style:name="P231" style:family="paragraph" style:parent-style-name="Table_20_Contents">
      <style:text-properties fo:color="#000000" fo:font-weight="normal" officeooo:rsid="020a61b3" officeooo:paragraph-rsid="025f90c8" style:font-weight-asian="normal" style:font-weight-complex="normal"/>
    </style:style>
    <style:style style:name="P232" style:family="paragraph" style:parent-style-name="Table_20_Contents">
      <style:text-properties fo:color="#000000" fo:font-weight="normal" officeooo:rsid="020a61b3" officeooo:paragraph-rsid="02616a66" style:font-weight-asian="normal" style:font-weight-complex="normal"/>
    </style:style>
    <style:style style:name="P233" style:family="paragraph" style:parent-style-name="Table_20_Contents">
      <style:text-properties fo:color="#000000" fo:font-weight="normal" officeooo:rsid="020a61b3" officeooo:paragraph-rsid="0266221f" style:font-weight-asian="normal" style:font-weight-complex="normal"/>
    </style:style>
    <style:style style:name="P234" style:family="paragraph" style:parent-style-name="Table_20_Contents">
      <style:text-properties fo:color="#000000" fo:font-weight="normal" officeooo:rsid="020a61b3" officeooo:paragraph-rsid="026b39bd" style:font-weight-asian="normal" style:font-weight-complex="normal"/>
    </style:style>
    <style:style style:name="P235" style:family="paragraph" style:parent-style-name="Table_20_Contents">
      <style:text-properties fo:color="#000000" fo:font-weight="normal" officeooo:rsid="020a61b3" officeooo:paragraph-rsid="026d45bc" style:font-weight-asian="normal" style:font-weight-complex="normal"/>
    </style:style>
    <style:style style:name="P236" style:family="paragraph" style:parent-style-name="Table_20_Contents">
      <style:text-properties fo:color="#000000" fo:font-weight="normal" officeooo:rsid="0227d965" officeooo:paragraph-rsid="022d1f3b" style:font-weight-asian="normal" style:font-weight-complex="normal"/>
    </style:style>
    <style:style style:name="P237" style:family="paragraph" style:parent-style-name="Table_20_Contents">
      <style:text-properties fo:color="#000000" fo:font-weight="normal" officeooo:rsid="0227d965" officeooo:paragraph-rsid="024346c4" style:font-weight-asian="normal" style:font-weight-complex="normal"/>
    </style:style>
    <style:style style:name="P238" style:family="paragraph" style:parent-style-name="Table_20_Contents">
      <style:text-properties fo:color="#000000" fo:font-weight="normal" officeooo:rsid="0227d965" officeooo:paragraph-rsid="02485609" style:font-weight-asian="normal" style:font-weight-complex="normal"/>
    </style:style>
    <style:style style:name="P239" style:family="paragraph" style:parent-style-name="Table_20_Contents">
      <style:text-properties fo:color="#000000" fo:font-weight="normal" officeooo:rsid="0227d965" officeooo:paragraph-rsid="024cae43" style:font-weight-asian="normal" style:font-weight-complex="normal"/>
    </style:style>
    <style:style style:name="P240" style:family="paragraph" style:parent-style-name="Table_20_Contents">
      <style:text-properties fo:color="#000000" fo:font-weight="normal" officeooo:rsid="0227d965" officeooo:paragraph-rsid="024e4a6a" style:font-weight-asian="normal" style:font-weight-complex="normal"/>
    </style:style>
    <style:style style:name="P241" style:family="paragraph" style:parent-style-name="Table_20_Contents">
      <style:text-properties fo:color="#000000" fo:font-weight="normal" officeooo:rsid="0227d965" officeooo:paragraph-rsid="0258ae7a" style:font-weight-asian="normal" style:font-weight-complex="normal"/>
    </style:style>
    <style:style style:name="P242" style:family="paragraph" style:parent-style-name="Table_20_Contents">
      <style:text-properties fo:color="#000000" fo:font-weight="normal" officeooo:rsid="0227d965" officeooo:paragraph-rsid="026536fe" style:font-weight-asian="normal" style:font-weight-complex="normal"/>
    </style:style>
    <style:style style:name="P243" style:family="paragraph" style:parent-style-name="Table_20_Contents">
      <style:text-properties fo:color="#000000" fo:font-weight="normal" officeooo:rsid="0236a5d6" officeooo:paragraph-rsid="0236a5d6" style:font-weight-asian="normal" style:font-weight-complex="normal"/>
    </style:style>
    <style:style style:name="P244" style:family="paragraph" style:parent-style-name="Table_20_Contents">
      <style:text-properties fo:color="#000000" fo:font-weight="normal" officeooo:rsid="0236a5d6" officeooo:paragraph-rsid="0239058f" style:font-weight-asian="normal" style:font-weight-complex="normal"/>
    </style:style>
    <style:style style:name="P245" style:family="paragraph" style:parent-style-name="Table_20_Contents">
      <style:text-properties fo:color="#000000" fo:font-weight="normal" officeooo:rsid="0236a5d6" officeooo:paragraph-rsid="023bbb32" style:font-weight-asian="normal" style:font-weight-complex="normal"/>
    </style:style>
    <style:style style:name="P246" style:family="paragraph" style:parent-style-name="Table_20_Contents">
      <style:text-properties fo:color="#000000" fo:font-weight="normal" officeooo:rsid="0236a5d6" officeooo:paragraph-rsid="023c8274" style:font-weight-asian="normal" style:font-weight-complex="normal"/>
    </style:style>
    <style:style style:name="P247" style:family="paragraph" style:parent-style-name="Table_20_Contents">
      <style:text-properties fo:color="#000000" fo:font-weight="normal" officeooo:rsid="0236a5d6" officeooo:paragraph-rsid="023d7579" style:font-weight-asian="normal" style:font-weight-complex="normal"/>
    </style:style>
    <style:style style:name="P248" style:family="paragraph" style:parent-style-name="Table_20_Contents">
      <style:text-properties fo:color="#000000" fo:font-weight="normal" officeooo:rsid="0236a5d6" officeooo:paragraph-rsid="023e1d2f" style:font-weight-asian="normal" style:font-weight-complex="normal"/>
    </style:style>
    <style:style style:name="P249" style:family="paragraph" style:parent-style-name="Table_20_Contents">
      <style:text-properties fo:color="#000000" fo:font-weight="normal" officeooo:rsid="0236a5d6" officeooo:paragraph-rsid="023f8a63" style:font-weight-asian="normal" style:font-weight-complex="normal"/>
    </style:style>
    <style:style style:name="P250" style:family="paragraph" style:parent-style-name="Table_20_Contents">
      <style:text-properties fo:color="#000000" fo:font-weight="normal" officeooo:rsid="0236a5d6" officeooo:paragraph-rsid="0240effd" style:font-weight-asian="normal" style:font-weight-complex="normal"/>
    </style:style>
    <style:style style:name="P251" style:family="paragraph" style:parent-style-name="Table_20_Contents">
      <style:text-properties fo:color="#000000" fo:font-weight="normal" officeooo:rsid="0236a5d6" officeooo:paragraph-rsid="02485609" style:font-weight-asian="normal" style:font-weight-complex="normal"/>
    </style:style>
    <style:style style:name="P252" style:family="paragraph" style:parent-style-name="Table_20_Contents">
      <style:text-properties fo:color="#000000" fo:font-weight="normal" officeooo:rsid="0236a5d6" officeooo:paragraph-rsid="025a1026" style:font-weight-asian="normal" style:font-weight-complex="normal"/>
    </style:style>
    <style:style style:name="P253" style:family="paragraph" style:parent-style-name="Table_20_Contents">
      <style:text-properties fo:color="#000000" fo:font-weight="normal" officeooo:rsid="0236a5d6" officeooo:paragraph-rsid="0266221f" style:font-weight-asian="normal" style:font-weight-complex="normal"/>
    </style:style>
    <style:style style:name="P254" style:family="paragraph" style:parent-style-name="Table_20_Contents">
      <style:text-properties fo:color="#000000" fo:font-weight="normal" officeooo:rsid="02015905" officeooo:paragraph-rsid="023adaa7" style:font-weight-asian="normal" style:font-weight-complex="normal"/>
    </style:style>
    <style:style style:name="P255" style:family="paragraph" style:parent-style-name="Table_20_Contents">
      <style:text-properties fo:color="#000000" fo:font-weight="normal" officeooo:rsid="0242d1fc" officeooo:paragraph-rsid="0242d1fc" style:font-weight-asian="normal" style:font-weight-complex="normal"/>
    </style:style>
    <style:style style:name="P256" style:family="paragraph" style:parent-style-name="Table_20_Contents">
      <style:text-properties fo:color="#000000" fo:font-weight="normal" officeooo:rsid="02485609" officeooo:paragraph-rsid="02485609" style:font-weight-asian="normal" style:font-weight-complex="normal"/>
    </style:style>
    <style:style style:name="P257" style:family="paragraph" style:parent-style-name="Table_20_Contents">
      <style:text-properties fo:color="#000000" fo:font-weight="normal" officeooo:rsid="0206056f" officeooo:paragraph-rsid="025549e7" style:font-weight-asian="normal" style:font-weight-complex="normal"/>
    </style:style>
    <style:style style:name="P258" style:family="paragraph" style:parent-style-name="Table_20_Contents">
      <style:text-properties fo:color="#000000" fo:font-weight="normal" officeooo:rsid="0257274a" officeooo:paragraph-rsid="0257274a" style:font-weight-asian="normal" style:font-weight-complex="normal"/>
    </style:style>
    <style:style style:name="P259" style:family="paragraph" style:parent-style-name="Table_20_Contents">
      <style:text-properties fo:color="#000000" fo:font-weight="normal" officeooo:rsid="0258ae7a" officeooo:paragraph-rsid="0258ae7a" style:font-weight-asian="normal" style:font-weight-complex="normal"/>
    </style:style>
    <style:style style:name="P260" style:family="paragraph" style:parent-style-name="Table_20_Contents">
      <style:text-properties fo:color="#000000" fo:font-weight="normal" officeooo:rsid="025b77aa" officeooo:paragraph-rsid="025b77aa" style:font-weight-asian="normal" style:font-weight-complex="normal"/>
    </style:style>
    <style:style style:name="P261" style:family="paragraph" style:parent-style-name="Table_20_Contents">
      <style:text-properties fo:color="#000000" fo:font-weight="normal" officeooo:rsid="0269a5d6" officeooo:paragraph-rsid="0269a5d6" style:font-weight-asian="normal" style:font-weight-complex="normal"/>
    </style:style>
    <style:style style:name="P262" style:family="paragraph" style:parent-style-name="Table_20_Contents">
      <style:text-properties fo:color="#000000" fo:font-weight="normal" officeooo:rsid="024e4a6a" officeooo:paragraph-rsid="026d45bc" style:font-weight-asian="normal" style:font-weight-complex="normal"/>
    </style:style>
    <style:style style:name="P263" style:family="paragraph" style:parent-style-name="Table_20_Contents">
      <style:text-properties fo:color="#000000" fo:font-weight="normal" officeooo:rsid="01e14664" officeooo:paragraph-rsid="026d45bc" style:font-weight-asian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33e6cd9" officeooo:paragraph-rsid="046346c6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33e6cd9" officeooo:paragraph-rsid="0431ae78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3324434" officeooo:paragraph-rsid="03815aeb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33d63d6" officeooo:paragraph-rsid="0411bc14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33d63d6" officeooo:paragraph-rsid="0431ae78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33d63d6" officeooo:paragraph-rsid="044e839c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33d63d6" officeooo:paragraph-rsid="046346c6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33d63d6" officeooo:paragraph-rsid="033d63d6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3a2a971" officeooo:paragraph-rsid="03a41c76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332ac22" officeooo:paragraph-rsid="046346c6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33923fb" officeooo:paragraph-rsid="03bcd62f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342b742" officeooo:paragraph-rsid="03a41c76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342b742" officeooo:paragraph-rsid="03815aeb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0f909cd" officeooo:paragraph-rsid="00f909cd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1801da6" officeooo:paragraph-rsid="0178cdf2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1d52148" officeooo:paragraph-rsid="01d52148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1d80bbf" officeooo:paragraph-rsid="01d83b3e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1d80bbf" officeooo:paragraph-rsid="02159eb8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color="#000000" fo:font-style="normal" fo:font-weight="normal" officeooo:rsid="01d80bbf" officeooo:paragraph-rsid="022ba364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1d80bbf" officeooo:paragraph-rsid="023799ec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1d80bbf" officeooo:paragraph-rsid="0239058f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1d80bbf" officeooo:paragraph-rsid="024e4a6a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1d80bbf" officeooo:paragraph-rsid="025d38b6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1d80bbf" officeooo:paragraph-rsid="025f03ab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1d83b3e" officeooo:paragraph-rsid="01d83b3e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1d9e0b5" officeooo:paragraph-rsid="01dcf389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1d9e0b5" officeooo:paragraph-rsid="026536fe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1e2afda" officeooo:paragraph-rsid="01f3d514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1e2afda" officeooo:paragraph-rsid="02477ad5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1e2afda" officeooo:paragraph-rsid="024ba4e2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1e2afda" officeooo:paragraph-rsid="025549e7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1e2afda" officeooo:paragraph-rsid="0257274a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1e2afda" officeooo:paragraph-rsid="025f03ab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1e2afda" officeooo:paragraph-rsid="0269a5d6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1e2afda" officeooo:paragraph-rsid="026b39bd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1eb2658" officeooo:paragraph-rsid="02159eb8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1eb2658" officeooo:paragraph-rsid="02538a04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1f1a8b2" officeooo:paragraph-rsid="01f3d514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1fc9b23" officeooo:paragraph-rsid="01fc9b23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1fdd79c" officeooo:paragraph-rsid="0209c53e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20a61b3" officeooo:paragraph-rsid="02164594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20a61b3" officeooo:paragraph-rsid="020d0fd1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20a61b3" officeooo:paragraph-rsid="021891bf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20a61b3" officeooo:paragraph-rsid="021ce381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1f52937" officeooo:paragraph-rsid="023e1d2f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1f52937" officeooo:paragraph-rsid="024c5ca6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227d965" officeooo:paragraph-rsid="024e4a6a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227d965" officeooo:paragraph-rsid="0251b3f8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color="#000000" fo:font-style="normal" fo:font-weight="normal" officeooo:rsid="01de827e" officeooo:paragraph-rsid="025a1026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color="#000000" fo:font-style="normal" fo:font-weight="normal" officeooo:rsid="0250ec0a" officeooo:paragraph-rsid="0251b3f8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color="#000000" fo:font-style="normal" fo:font-weight="normal" officeooo:rsid="0250ec0a" officeooo:paragraph-rsid="025a1026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color="#000000" fo:font-weight="bold" officeooo:rsid="01d80bbf" officeooo:paragraph-rsid="01d80bbf" style:font-weight-asian="bold" style:font-weight-complex="bold"/>
    </style:style>
    <style:style style:name="P316" style:family="paragraph" style:parent-style-name="Table_20_Contents">
      <style:text-properties officeooo:paragraph-rsid="0257274a"/>
    </style:style>
    <style:style style:name="P317" style:family="paragraph" style:parent-style-name="Text_20_body">
      <style:text-properties fo:color="#ffa07a" fo:font-weight="bold" officeooo:rsid="00fe790f" officeooo:paragraph-rsid="00dd5022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d83b3e" style:font-style-asian="normal" style:font-style-complex="normal"/>
    </style:style>
    <style:style style:name="T3" style:family="text">
      <style:text-properties fo:font-style="normal" officeooo:rsid="01d884a5" style:font-style-asian="normal" style:font-style-complex="normal"/>
    </style:style>
    <style:style style:name="T4" style:family="text">
      <style:text-properties fo:font-style="normal" officeooo:rsid="01dcf389" style:font-style-asian="normal" style:font-style-complex="normal"/>
    </style:style>
    <style:style style:name="T5" style:family="text">
      <style:text-properties fo:font-style="normal" officeooo:rsid="01e0861c" style:font-style-asian="normal" style:font-style-complex="normal"/>
    </style:style>
    <style:style style:name="T6" style:family="text">
      <style:text-properties fo:font-style="normal" officeooo:rsid="01e14664" style:font-style-asian="normal" style:font-style-complex="normal"/>
    </style:style>
    <style:style style:name="T7" style:family="text">
      <style:text-properties fo:font-style="normal" officeooo:rsid="01e2afda" style:font-style-asian="normal" style:font-style-complex="normal"/>
    </style:style>
    <style:style style:name="T8" style:family="text">
      <style:text-properties fo:font-style="normal" officeooo:rsid="01e443bd" style:font-style-asian="normal" style:font-style-complex="normal"/>
    </style:style>
    <style:style style:name="T9" style:family="text">
      <style:text-properties fo:font-style="normal" officeooo:rsid="01e6df30" style:font-style-asian="normal" style:font-style-complex="normal"/>
    </style:style>
    <style:style style:name="T10" style:family="text">
      <style:text-properties fo:font-style="normal" officeooo:rsid="01e89fdb" style:font-style-asian="normal" style:font-style-complex="normal"/>
    </style:style>
    <style:style style:name="T11" style:family="text">
      <style:text-properties fo:font-style="normal" officeooo:rsid="01e9f5f2" style:font-style-asian="normal" style:font-style-complex="normal"/>
    </style:style>
    <style:style style:name="T12" style:family="text">
      <style:text-properties fo:font-style="normal" officeooo:rsid="01eb2658" style:font-style-asian="normal" style:font-style-complex="normal"/>
    </style:style>
    <style:style style:name="T13" style:family="text">
      <style:text-properties fo:font-style="normal" officeooo:rsid="01ec8f14" style:font-style-asian="normal" style:font-style-complex="normal"/>
    </style:style>
    <style:style style:name="T14" style:family="text">
      <style:text-properties fo:font-style="normal" officeooo:rsid="01eda218" style:font-style-asian="normal" style:font-style-complex="normal"/>
    </style:style>
    <style:style style:name="T15" style:family="text">
      <style:text-properties fo:font-style="normal" officeooo:rsid="01ef555d" style:font-style-asian="normal" style:font-style-complex="normal"/>
    </style:style>
    <style:style style:name="T16" style:family="text">
      <style:text-properties fo:font-style="normal" officeooo:rsid="01dc9ec0" style:font-style-asian="normal" style:font-style-complex="normal"/>
    </style:style>
    <style:style style:name="T17" style:family="text">
      <style:text-properties fo:font-style="normal" officeooo:rsid="01f1a8b2" style:font-style-asian="normal" style:font-style-complex="normal"/>
    </style:style>
    <style:style style:name="T18" style:family="text">
      <style:text-properties fo:font-style="normal" officeooo:rsid="01f2c1b4" style:font-style-asian="normal" style:font-style-complex="normal"/>
    </style:style>
    <style:style style:name="T19" style:family="text">
      <style:text-properties fo:font-style="normal" officeooo:rsid="01f3d514" style:font-style-asian="normal" style:font-style-complex="normal"/>
    </style:style>
    <style:style style:name="T20" style:family="text">
      <style:text-properties fo:font-style="normal" officeooo:rsid="01f52937" style:font-style-asian="normal" style:font-style-complex="normal"/>
    </style:style>
    <style:style style:name="T21" style:family="text">
      <style:text-properties fo:font-style="normal" officeooo:rsid="01f66faa" style:font-style-asian="normal" style:font-style-complex="normal"/>
    </style:style>
    <style:style style:name="T22" style:family="text">
      <style:text-properties fo:font-style="normal" officeooo:rsid="01f82477" style:font-style-asian="normal" style:font-style-complex="normal"/>
    </style:style>
    <style:style style:name="T23" style:family="text">
      <style:text-properties fo:font-style="normal" officeooo:rsid="01fa1b76" style:font-style-asian="normal" style:font-style-complex="normal"/>
    </style:style>
    <style:style style:name="T24" style:family="text">
      <style:text-properties fo:font-style="normal" officeooo:rsid="01fc9b23" style:font-style-asian="normal" style:font-style-complex="normal"/>
    </style:style>
    <style:style style:name="T25" style:family="text">
      <style:text-properties fo:font-style="normal" officeooo:rsid="01fdd79c" style:font-style-asian="normal" style:font-style-complex="normal"/>
    </style:style>
    <style:style style:name="T26" style:family="text">
      <style:text-properties fo:font-style="normal" officeooo:rsid="01ff7467" style:font-style-asian="normal" style:font-style-complex="normal"/>
    </style:style>
    <style:style style:name="T27" style:family="text">
      <style:text-properties fo:font-style="normal" officeooo:rsid="02079e95" style:font-style-asian="normal" style:font-style-complex="normal"/>
    </style:style>
    <style:style style:name="T28" style:family="text">
      <style:text-properties fo:font-style="normal" officeooo:rsid="02081162" style:font-style-asian="normal" style:font-style-complex="normal"/>
    </style:style>
    <style:style style:name="T29" style:family="text">
      <style:text-properties fo:font-style="normal" officeooo:rsid="020893c2" style:font-style-asian="normal" style:font-style-complex="normal"/>
    </style:style>
    <style:style style:name="T30" style:family="text">
      <style:text-properties fo:font-style="normal" officeooo:rsid="0209c53e" style:font-style-asian="normal" style:font-style-complex="normal"/>
    </style:style>
    <style:style style:name="T31" style:family="text">
      <style:text-properties fo:font-style="normal" officeooo:rsid="020d0fd1" style:font-style-asian="normal" style:font-style-complex="normal"/>
    </style:style>
    <style:style style:name="T32" style:family="text">
      <style:text-properties fo:font-style="normal" officeooo:rsid="020f7714" style:font-style-asian="normal" style:font-style-complex="normal"/>
    </style:style>
    <style:style style:name="T33" style:family="text">
      <style:text-properties fo:font-style="normal" officeooo:rsid="0210524c" style:font-style-asian="normal" style:font-style-complex="normal"/>
    </style:style>
    <style:style style:name="T34" style:family="text">
      <style:text-properties fo:font-style="normal" officeooo:rsid="020a61b3" style:font-style-asian="normal" style:font-style-complex="normal"/>
    </style:style>
    <style:style style:name="T35" style:family="text">
      <style:text-properties fo:font-style="normal" officeooo:rsid="02123eee" style:font-style-asian="normal" style:font-style-complex="normal"/>
    </style:style>
    <style:style style:name="T36" style:family="text">
      <style:text-properties fo:font-style="normal" officeooo:rsid="0213b20f" style:font-style-asian="normal" style:font-style-complex="normal"/>
    </style:style>
    <style:style style:name="T37" style:family="text">
      <style:text-properties fo:font-style="normal" officeooo:rsid="0213ee96" style:font-style-asian="normal" style:font-style-complex="normal"/>
    </style:style>
    <style:style style:name="T38" style:family="text">
      <style:text-properties fo:font-style="normal" officeooo:rsid="02159eb8" style:font-style-asian="normal" style:font-style-complex="normal"/>
    </style:style>
    <style:style style:name="T39" style:family="text">
      <style:text-properties fo:font-style="normal" officeooo:rsid="02164594" style:font-style-asian="normal" style:font-style-complex="normal"/>
    </style:style>
    <style:style style:name="T40" style:family="text">
      <style:text-properties fo:font-style="normal" officeooo:rsid="0216a3d1" style:font-style-asian="normal" style:font-style-complex="normal"/>
    </style:style>
    <style:style style:name="T41" style:family="text">
      <style:text-properties fo:font-style="normal" officeooo:rsid="021891bf" style:font-style-asian="normal" style:font-style-complex="normal"/>
    </style:style>
    <style:style style:name="T42" style:family="text">
      <style:text-properties fo:font-style="normal" officeooo:rsid="0218a8b3" style:font-style-asian="normal" style:font-style-complex="normal"/>
    </style:style>
    <style:style style:name="T43" style:family="text">
      <style:text-properties fo:font-style="normal" officeooo:rsid="021a5b02" style:font-style-asian="normal" style:font-style-complex="normal"/>
    </style:style>
    <style:style style:name="T44" style:family="text">
      <style:text-properties fo:font-style="normal" officeooo:rsid="021b55e4" style:font-style-asian="normal" style:font-style-complex="normal"/>
    </style:style>
    <style:style style:name="T45" style:family="text">
      <style:text-properties fo:font-style="normal" officeooo:rsid="021d9a41" style:font-style-asian="normal" style:font-style-complex="normal"/>
    </style:style>
    <style:style style:name="T46" style:family="text">
      <style:text-properties fo:font-style="normal" officeooo:rsid="021e1a4e" style:font-style-asian="normal" style:font-style-complex="normal"/>
    </style:style>
    <style:style style:name="T47" style:family="text">
      <style:text-properties fo:font-style="normal" officeooo:rsid="0220bc90" style:font-style-asian="normal" style:font-style-complex="normal"/>
    </style:style>
    <style:style style:name="T48" style:family="text">
      <style:text-properties fo:font-style="normal" officeooo:rsid="02224b3a" style:font-style-asian="normal" style:font-style-complex="normal"/>
    </style:style>
    <style:style style:name="T49" style:family="text">
      <style:text-properties fo:font-style="normal" officeooo:rsid="02240e82" style:font-style-asian="normal" style:font-style-complex="normal"/>
    </style:style>
    <style:style style:name="T50" style:family="text">
      <style:text-properties fo:font-style="normal" officeooo:rsid="0225772f" style:font-style-asian="normal" style:font-style-complex="normal"/>
    </style:style>
    <style:style style:name="T51" style:family="text">
      <style:text-properties fo:font-style="normal" officeooo:rsid="022d1f3b" style:font-style-asian="normal" style:font-style-complex="normal"/>
    </style:style>
    <style:style style:name="T52" style:family="text">
      <style:text-properties fo:font-style="normal" officeooo:rsid="022ec697" style:font-style-asian="normal" style:font-style-complex="normal"/>
    </style:style>
    <style:style style:name="T53" style:family="text">
      <style:text-properties fo:font-style="normal" officeooo:rsid="0230c5cb" style:font-style-asian="normal" style:font-style-complex="normal"/>
    </style:style>
    <style:style style:name="T54" style:family="text">
      <style:text-properties fo:font-style="normal" officeooo:rsid="02332710" style:font-style-asian="normal" style:font-style-complex="normal"/>
    </style:style>
    <style:style style:name="T55" style:family="text">
      <style:text-properties fo:font-style="normal" officeooo:rsid="0227d965" style:font-style-asian="normal" style:font-style-complex="normal"/>
    </style:style>
    <style:style style:name="T56" style:family="text">
      <style:text-properties fo:font-style="normal" officeooo:rsid="02347d15" style:font-style-asian="normal" style:font-style-complex="normal"/>
    </style:style>
    <style:style style:name="T57" style:family="text">
      <style:text-properties fo:font-style="normal" officeooo:rsid="0236502e" style:font-style-asian="normal" style:font-style-complex="normal"/>
    </style:style>
    <style:style style:name="T58" style:family="text">
      <style:text-properties fo:font-style="normal" officeooo:rsid="0236a5d6" style:font-style-asian="normal" style:font-style-complex="normal"/>
    </style:style>
    <style:style style:name="T59" style:family="text">
      <style:text-properties fo:font-style="normal" officeooo:rsid="023799ec" style:font-style-asian="normal" style:font-style-complex="normal"/>
    </style:style>
    <style:style style:name="T60" style:family="text">
      <style:text-properties fo:font-style="normal" officeooo:rsid="0239058f" style:font-style-asian="normal" style:font-style-complex="normal"/>
    </style:style>
    <style:style style:name="T61" style:family="text">
      <style:text-properties fo:font-style="normal" officeooo:rsid="023adaa7" style:font-style-asian="normal" style:font-style-complex="normal"/>
    </style:style>
    <style:style style:name="T62" style:family="text">
      <style:text-properties fo:font-style="normal" officeooo:rsid="023bbb32" style:font-style-asian="normal" style:font-style-complex="normal"/>
    </style:style>
    <style:style style:name="T63" style:family="text">
      <style:text-properties fo:font-style="normal" officeooo:rsid="023c8274" style:font-style-asian="normal" style:font-style-complex="normal"/>
    </style:style>
    <style:style style:name="T64" style:family="text">
      <style:text-properties fo:font-style="normal" officeooo:rsid="023d7579" style:font-style-asian="normal" style:font-style-complex="normal"/>
    </style:style>
    <style:style style:name="T65" style:family="text">
      <style:text-properties fo:font-style="normal" officeooo:rsid="023e1d2f" style:font-style-asian="normal" style:font-style-complex="normal"/>
    </style:style>
    <style:style style:name="T66" style:family="text">
      <style:text-properties fo:font-style="normal" officeooo:rsid="023f8a63" style:font-style-asian="normal" style:font-style-complex="normal"/>
    </style:style>
    <style:style style:name="T67" style:family="text">
      <style:text-properties fo:font-style="normal" officeooo:rsid="0240effd" style:font-style-asian="normal" style:font-style-complex="normal"/>
    </style:style>
    <style:style style:name="T68" style:family="text">
      <style:text-properties fo:font-style="normal" officeooo:rsid="0241e668" style:font-style-asian="normal" style:font-style-complex="normal"/>
    </style:style>
    <style:style style:name="T69" style:family="text">
      <style:text-properties fo:font-style="normal" officeooo:rsid="0242606c" style:font-style-asian="normal" style:font-style-complex="normal"/>
    </style:style>
    <style:style style:name="T70" style:family="text">
      <style:text-properties fo:font-style="normal" officeooo:rsid="024346c4" style:font-style-asian="normal" style:font-style-complex="normal"/>
    </style:style>
    <style:style style:name="T71" style:family="text">
      <style:text-properties fo:font-style="normal" officeooo:rsid="02471ca1" style:font-style-asian="normal" style:font-style-complex="normal"/>
    </style:style>
    <style:style style:name="T72" style:family="text">
      <style:text-properties fo:font-style="normal" officeooo:rsid="02480a6d" style:font-style-asian="normal" style:font-style-complex="normal"/>
    </style:style>
    <style:style style:name="T73" style:family="text">
      <style:text-properties fo:font-style="normal" officeooo:rsid="02485609" style:font-style-asian="normal" style:font-style-complex="normal"/>
    </style:style>
    <style:style style:name="T74" style:family="text">
      <style:text-properties fo:font-style="normal" officeooo:rsid="0249fd46" style:font-style-asian="normal" style:font-style-complex="normal"/>
    </style:style>
    <style:style style:name="T75" style:family="text">
      <style:text-properties fo:font-style="normal" officeooo:rsid="024ba4e2" style:font-style-asian="normal" style:font-style-complex="normal"/>
    </style:style>
    <style:style style:name="T76" style:family="text">
      <style:text-properties fo:font-style="normal" officeooo:rsid="024c5ca6" style:font-style-asian="normal" style:font-style-complex="normal"/>
    </style:style>
    <style:style style:name="T77" style:family="text">
      <style:text-properties fo:font-style="normal" officeooo:rsid="024cae43" style:font-style-asian="normal" style:font-style-complex="normal"/>
    </style:style>
    <style:style style:name="T78" style:family="text">
      <style:text-properties fo:font-style="normal" officeooo:rsid="024e4a6a" style:font-style-asian="normal" style:font-style-complex="normal"/>
    </style:style>
    <style:style style:name="T79" style:family="text">
      <style:text-properties fo:font-style="normal" officeooo:rsid="0250ec0a" style:font-style-asian="normal" style:font-style-complex="normal"/>
    </style:style>
    <style:style style:name="T80" style:family="text">
      <style:text-properties fo:font-style="normal" officeooo:rsid="0251b3f8" style:font-style-asian="normal" style:font-style-complex="normal"/>
    </style:style>
    <style:style style:name="T81" style:family="text">
      <style:text-properties fo:font-style="normal" officeooo:rsid="0251b99c" style:font-style-asian="normal" style:font-style-complex="normal"/>
    </style:style>
    <style:style style:name="T82" style:family="text">
      <style:text-properties fo:font-style="normal" officeooo:rsid="02538a04" style:font-style-asian="normal" style:font-style-complex="normal"/>
    </style:style>
    <style:style style:name="T83" style:family="text">
      <style:text-properties fo:font-style="normal" officeooo:rsid="0254040a" style:font-style-asian="normal" style:font-style-complex="normal"/>
    </style:style>
    <style:style style:name="T84" style:family="text">
      <style:text-properties fo:font-style="normal" officeooo:rsid="025549e7" style:font-style-asian="normal" style:font-style-complex="normal"/>
    </style:style>
    <style:style style:name="T85" style:family="text">
      <style:text-properties fo:font-style="normal" officeooo:rsid="0257274a" style:font-style-asian="normal" style:font-style-complex="normal"/>
    </style:style>
    <style:style style:name="T86" style:family="text">
      <style:text-properties fo:font-style="normal" officeooo:rsid="0258ae7a" style:font-style-asian="normal" style:font-style-complex="normal"/>
    </style:style>
    <style:style style:name="T87" style:family="text">
      <style:text-properties fo:font-style="normal" officeooo:rsid="025a1026" style:font-style-asian="normal" style:font-style-complex="normal"/>
    </style:style>
    <style:style style:name="T88" style:family="text">
      <style:text-properties fo:font-style="normal" officeooo:rsid="025b77aa" style:font-style-asian="normal" style:font-style-complex="normal"/>
    </style:style>
    <style:style style:name="T89" style:family="text">
      <style:text-properties fo:font-style="normal" officeooo:rsid="025f03ab" style:font-style-asian="normal" style:font-style-complex="normal"/>
    </style:style>
    <style:style style:name="T90" style:family="text">
      <style:text-properties fo:font-style="normal" officeooo:rsid="025f90c8" style:font-style-asian="normal" style:font-style-complex="normal"/>
    </style:style>
    <style:style style:name="T91" style:family="text">
      <style:text-properties fo:font-style="normal" officeooo:rsid="02616a66" style:font-style-asian="normal" style:font-style-complex="normal"/>
    </style:style>
    <style:style style:name="T92" style:family="text">
      <style:text-properties fo:font-style="normal" officeooo:rsid="02634faf" style:font-style-asian="normal" style:font-style-complex="normal"/>
    </style:style>
    <style:style style:name="T93" style:family="text">
      <style:text-properties fo:font-style="normal" officeooo:rsid="0266221f" style:font-style-asian="normal" style:font-style-complex="normal"/>
    </style:style>
    <style:style style:name="T94" style:family="text">
      <style:text-properties fo:font-style="normal" officeooo:rsid="0268019e" style:font-style-asian="normal" style:font-style-complex="normal"/>
    </style:style>
    <style:style style:name="T95" style:family="text">
      <style:text-properties fo:font-style="normal" officeooo:rsid="0269a5d6" style:font-style-asian="normal" style:font-style-complex="normal"/>
    </style:style>
    <style:style style:name="T96" style:family="text">
      <style:text-properties fo:font-style="normal" officeooo:rsid="026b1316" style:font-style-asian="normal" style:font-style-complex="normal"/>
    </style:style>
    <style:style style:name="T97" style:family="text">
      <style:text-properties fo:font-style="normal" officeooo:rsid="026b39bd" style:font-style-asian="normal" style:font-style-complex="normal"/>
    </style:style>
    <style:style style:name="T98" style:family="text">
      <style:text-properties fo:font-style="normal" officeooo:rsid="026bbc96" style:font-style-asian="normal" style:font-style-complex="normal"/>
    </style:style>
    <style:style style:name="T99" style:family="text">
      <style:text-properties fo:font-style="normal" officeooo:rsid="026d45bc" style:font-style-asian="normal" style:font-style-complex="normal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3680145" style:font-style-asian="italic" style:font-style-complex="italic"/>
    </style:style>
    <style:style style:name="T102" style:family="text">
      <style:text-properties fo:font-style="italic" officeooo:rsid="01d83b3e" style:font-style-asian="italic" style:font-style-complex="italic"/>
    </style:style>
    <style:style style:name="T103" style:family="text">
      <style:text-properties fo:font-style="italic" officeooo:rsid="01dcf389" style:font-style-asian="italic" style:font-style-complex="italic"/>
    </style:style>
    <style:style style:name="T104" style:family="text">
      <style:text-properties fo:font-style="italic" officeooo:rsid="01e0861c" style:font-style-asian="italic" style:font-style-complex="italic"/>
    </style:style>
    <style:style style:name="T105" style:family="text">
      <style:text-properties fo:font-style="italic" officeooo:rsid="01e14664" style:font-style-asian="italic" style:font-style-complex="italic"/>
    </style:style>
    <style:style style:name="T106" style:family="text">
      <style:text-properties fo:font-style="italic" officeooo:rsid="01eb2658" style:font-style-asian="italic" style:font-style-complex="italic"/>
    </style:style>
    <style:style style:name="T107" style:family="text">
      <style:text-properties fo:font-style="italic" officeooo:rsid="01ec8f14" style:font-style-asian="italic" style:font-style-complex="italic"/>
    </style:style>
    <style:style style:name="T108" style:family="text">
      <style:text-properties fo:font-style="italic" officeooo:rsid="01eda218" style:font-style-asian="italic" style:font-style-complex="italic"/>
    </style:style>
    <style:style style:name="T109" style:family="text">
      <style:text-properties fo:font-style="italic" officeooo:rsid="01ef555d" style:font-style-asian="italic" style:font-style-complex="italic"/>
    </style:style>
    <style:style style:name="T110" style:family="text">
      <style:text-properties fo:font-style="italic" officeooo:rsid="01f1a8b2" style:font-style-asian="italic" style:font-style-complex="italic"/>
    </style:style>
    <style:style style:name="T111" style:family="text">
      <style:text-properties fo:font-style="italic" officeooo:rsid="01f2c1b4" style:font-style-asian="italic" style:font-style-complex="italic"/>
    </style:style>
    <style:style style:name="T112" style:family="text">
      <style:text-properties fo:font-style="italic" officeooo:rsid="01f3d514" style:font-style-asian="italic" style:font-style-complex="italic"/>
    </style:style>
    <style:style style:name="T113" style:family="text">
      <style:text-properties fo:font-style="italic" officeooo:rsid="01f66faa" style:font-style-asian="italic" style:font-style-complex="italic"/>
    </style:style>
    <style:style style:name="T114" style:family="text">
      <style:text-properties fo:font-style="italic" officeooo:rsid="01f82477" style:font-style-asian="italic" style:font-style-complex="italic"/>
    </style:style>
    <style:style style:name="T115" style:family="text">
      <style:text-properties fo:font-style="italic" officeooo:rsid="01fa1b76" style:font-style-asian="italic" style:font-style-complex="italic"/>
    </style:style>
    <style:style style:name="T116" style:family="text">
      <style:text-properties fo:font-style="italic" officeooo:rsid="01fc9b23" style:font-style-asian="italic" style:font-style-complex="italic"/>
    </style:style>
    <style:style style:name="T117" style:family="text">
      <style:text-properties fo:font-style="italic" officeooo:rsid="02159eb8" style:font-style-asian="italic" style:font-style-complex="italic"/>
    </style:style>
    <style:style style:name="T118" style:family="text">
      <style:text-properties fo:font-style="italic" officeooo:rsid="021e1a4e" style:font-style-asian="italic" style:font-style-complex="italic"/>
    </style:style>
    <style:style style:name="T119" style:family="text">
      <style:text-properties fo:font-style="italic" officeooo:rsid="0220bc90" style:font-style-asian="italic" style:font-style-complex="italic"/>
    </style:style>
    <style:style style:name="T120" style:family="text">
      <style:text-properties fo:font-style="italic" officeooo:rsid="02224b3a" style:font-style-asian="italic" style:font-style-complex="italic"/>
    </style:style>
    <style:style style:name="T121" style:family="text">
      <style:text-properties fo:font-style="italic" officeooo:rsid="02240e82" style:font-style-asian="italic" style:font-style-complex="italic"/>
    </style:style>
    <style:style style:name="T122" style:family="text">
      <style:text-properties fo:font-style="italic" officeooo:rsid="0225772f" style:font-style-asian="italic" style:font-style-complex="italic"/>
    </style:style>
    <style:style style:name="T123" style:family="text">
      <style:text-properties fo:font-style="italic" officeooo:rsid="022ec697" style:font-style-asian="italic" style:font-style-complex="italic"/>
    </style:style>
    <style:style style:name="T124" style:family="text">
      <style:text-properties fo:font-style="italic" officeooo:rsid="0239058f" style:font-style-asian="italic" style:font-style-complex="italic"/>
    </style:style>
    <style:style style:name="T125" style:family="text">
      <style:text-properties fo:font-style="italic" officeooo:rsid="023adaa7" style:font-style-asian="italic" style:font-style-complex="italic"/>
    </style:style>
    <style:style style:name="T126" style:family="text">
      <style:text-properties fo:font-style="italic" officeooo:rsid="023bbb32" style:font-style-asian="italic" style:font-style-complex="italic"/>
    </style:style>
    <style:style style:name="T127" style:family="text">
      <style:text-properties fo:font-style="italic" officeooo:rsid="023c8274" style:font-style-asian="italic" style:font-style-complex="italic"/>
    </style:style>
    <style:style style:name="T128" style:family="text">
      <style:text-properties fo:font-style="italic" officeooo:rsid="023e1d2f" style:font-style-asian="italic" style:font-style-complex="italic"/>
    </style:style>
    <style:style style:name="T129" style:family="text">
      <style:text-properties fo:font-style="italic" officeooo:rsid="023f8a63" style:font-style-asian="italic" style:font-style-complex="italic"/>
    </style:style>
    <style:style style:name="T130" style:family="text">
      <style:text-properties fo:font-style="italic" officeooo:rsid="0240effd" style:font-style-asian="italic" style:font-style-complex="italic"/>
    </style:style>
    <style:style style:name="T131" style:family="text">
      <style:text-properties fo:font-style="italic" officeooo:rsid="024346c4" style:font-style-asian="italic" style:font-style-complex="italic"/>
    </style:style>
    <style:style style:name="T132" style:family="text">
      <style:text-properties fo:font-style="italic" officeooo:rsid="02471ca1" style:font-style-asian="italic" style:font-style-complex="italic"/>
    </style:style>
    <style:style style:name="T133" style:family="text">
      <style:text-properties fo:font-style="italic" officeooo:rsid="02477ad5" style:font-style-asian="italic" style:font-style-complex="italic"/>
    </style:style>
    <style:style style:name="T134" style:family="text">
      <style:text-properties fo:font-style="italic" officeooo:rsid="02480a6d" style:font-style-asian="italic" style:font-style-complex="italic"/>
    </style:style>
    <style:style style:name="T135" style:family="text">
      <style:text-properties fo:font-style="italic" officeooo:rsid="02485609" style:font-style-asian="italic" style:font-style-complex="italic"/>
    </style:style>
    <style:style style:name="T136" style:family="text">
      <style:text-properties fo:font-style="italic" officeooo:rsid="0249fd46" style:font-style-asian="italic" style:font-style-complex="italic"/>
    </style:style>
    <style:style style:name="T137" style:family="text">
      <style:text-properties fo:font-style="italic" officeooo:rsid="024c5ca6" style:font-style-asian="italic" style:font-style-complex="italic"/>
    </style:style>
    <style:style style:name="T138" style:family="text">
      <style:text-properties fo:font-style="italic" officeooo:rsid="024e4a6a" style:font-style-asian="italic" style:font-style-complex="italic"/>
    </style:style>
    <style:style style:name="T139" style:family="text">
      <style:text-properties fo:font-style="italic" officeooo:rsid="0250ec0a" style:font-style-asian="italic" style:font-style-complex="italic"/>
    </style:style>
    <style:style style:name="T140" style:family="text">
      <style:text-properties fo:font-style="italic" officeooo:rsid="02538a04" style:font-style-asian="italic" style:font-style-complex="italic"/>
    </style:style>
    <style:style style:name="T141" style:family="text">
      <style:text-properties fo:font-style="italic" officeooo:rsid="0257274a" style:font-style-asian="italic" style:font-style-complex="italic"/>
    </style:style>
    <style:style style:name="T142" style:family="text">
      <style:text-properties fo:font-style="italic" officeooo:rsid="0258ae7a" style:font-style-asian="italic" style:font-style-complex="italic"/>
    </style:style>
    <style:style style:name="T143" style:family="text">
      <style:text-properties fo:font-style="italic" officeooo:rsid="025a1026" style:font-style-asian="italic" style:font-style-complex="italic"/>
    </style:style>
    <style:style style:name="T144" style:family="text">
      <style:text-properties fo:font-style="italic" officeooo:rsid="025b77aa" style:font-style-asian="italic" style:font-style-complex="italic"/>
    </style:style>
    <style:style style:name="T145" style:family="text">
      <style:text-properties fo:font-style="italic" officeooo:rsid="025f03ab" style:font-style-asian="italic" style:font-style-complex="italic"/>
    </style:style>
    <style:style style:name="T146" style:family="text">
      <style:text-properties fo:font-style="italic" officeooo:rsid="025f90c8" style:font-style-asian="italic" style:font-style-complex="italic"/>
    </style:style>
    <style:style style:name="T147" style:family="text">
      <style:text-properties fo:font-style="italic" officeooo:rsid="02634faf" style:font-style-asian="italic" style:font-style-complex="italic"/>
    </style:style>
    <style:style style:name="T148" style:family="text">
      <style:text-properties fo:font-style="italic" officeooo:rsid="0266221f" style:font-style-asian="italic" style:font-style-complex="italic"/>
    </style:style>
    <style:style style:name="T149" style:family="text">
      <style:text-properties fo:font-style="italic" officeooo:rsid="026b39bd" style:font-style-asian="italic" style:font-style-complex="italic"/>
    </style:style>
    <style:style style:name="T150" style:family="text">
      <style:text-properties fo:font-style="italic" officeooo:rsid="026bbc96" style:font-style-asian="italic" style:font-style-complex="italic"/>
    </style:style>
    <style:style style:name="T151" style:family="text">
      <style:text-properties fo:font-style="italic" officeooo:rsid="020a61b3" style:font-style-asian="italic" style:font-style-complex="italic"/>
    </style:style>
    <style:style style:name="T152" style:family="text">
      <style:text-properties officeooo:rsid="0431ae78"/>
    </style:style>
    <style:style style:name="T153" style:family="text">
      <style:text-properties officeooo:rsid="0340a775"/>
    </style:style>
    <style:style style:name="T154" style:family="text">
      <style:text-properties officeooo:rsid="0332ac22"/>
    </style:style>
    <style:style style:name="T155" style:family="text">
      <style:text-properties officeooo:rsid="0342b742"/>
    </style:style>
    <style:style style:name="T156" style:family="text">
      <style:text-properties officeooo:rsid="03a41c76"/>
    </style:style>
    <style:style style:name="T157" style:family="text">
      <style:text-properties officeooo:rsid="033d63d6"/>
    </style:style>
    <style:style style:name="T158" style:family="text">
      <style:text-properties officeooo:rsid="03680145"/>
    </style:style>
    <style:style style:name="T159" style:family="text">
      <style:text-properties officeooo:rsid="044e839c"/>
    </style:style>
    <style:style style:name="T160" style:family="text">
      <style:text-properties fo:font-variant="normal" fo:text-transform="none" style:font-name="Liberation Serif" fo:font-size="12pt" fo:letter-spacing="normal" officeooo:rsid="042310d9"/>
    </style:style>
    <style:style style:name="T161" style:family="text">
      <style:text-properties fo:font-variant="normal" fo:text-transform="none" style:font-name="Liberation Serif" fo:font-size="12pt" fo:letter-spacing="normal" officeooo:rsid="0431ae78"/>
    </style:style>
    <style:style style:name="T162" style:family="text">
      <style:text-properties fo:font-variant="normal" fo:text-transform="none" style:font-name="Liberation Serif" fo:font-size="12pt" fo:letter-spacing="normal" officeooo:rsid="03bd4da0"/>
    </style:style>
    <style:style style:name="T163" style:family="text">
      <style:text-properties fo:font-variant="normal" fo:text-transform="none" style:font-name="Liberation Serif" fo:font-size="12pt" fo:letter-spacing="normal" officeooo:rsid="033923fb"/>
    </style:style>
    <style:style style:name="T164" style:family="text">
      <style:text-properties fo:font-variant="normal" fo:text-transform="none" style:font-name="Liberation Serif" fo:font-size="12pt" fo:letter-spacing="normal" officeooo:rsid="03d2c787"/>
    </style:style>
    <style:style style:name="T165" style:family="text">
      <style:text-properties fo:font-variant="normal" fo:text-transform="none" style:font-name="Liberation Serif" fo:font-size="12pt" fo:letter-spacing="normal" officeooo:rsid="0340a775"/>
    </style:style>
    <style:style style:name="T166" style:family="text">
      <style:text-properties fo:font-variant="normal" fo:text-transform="none" style:font-name="Liberation Serif" fo:font-size="12pt" fo:letter-spacing="normal" officeooo:rsid="03287b6a"/>
    </style:style>
    <style:style style:name="T167" style:family="text">
      <style:text-properties fo:font-variant="normal" fo:text-transform="none" style:font-name="Liberation Serif" fo:font-size="12pt" fo:letter-spacing="normal" officeooo:rsid="0411bc14"/>
    </style:style>
    <style:style style:name="T168" style:family="text">
      <style:text-properties fo:font-variant="normal" fo:text-transform="none" style:font-name="Liberation Serif" fo:font-size="12pt" fo:letter-spacing="normal" officeooo:rsid="03df704c"/>
    </style:style>
    <style:style style:name="T169" style:family="text">
      <style:text-properties fo:font-variant="normal" fo:text-transform="none" style:font-name="Liberation Serif" fo:font-size="12pt" fo:letter-spacing="normal" officeooo:rsid="044e839c"/>
    </style:style>
    <style:style style:name="T170" style:family="text">
      <style:text-properties fo:font-variant="normal" fo:text-transform="none" style:font-name="Liberation Serif" fo:font-size="12pt" fo:letter-spacing="normal" fo:font-style="italic" officeooo:rsid="0431ae78" style:font-style-asian="italic" style:font-style-complex="italic"/>
    </style:style>
    <style:style style:name="T171" style:family="text">
      <style:text-properties fo:font-variant="normal" fo:text-transform="none" style:font-name="Liberation Serif" fo:font-size="12pt" fo:letter-spacing="normal" officeooo:rsid="044ec987"/>
    </style:style>
    <style:style style:name="T172" style:family="text">
      <style:text-properties fo:font-variant="normal" fo:text-transform="none" style:font-name="Liberation Serif" fo:font-size="12pt" fo:letter-spacing="normal" officeooo:rsid="046346c6"/>
    </style:style>
    <style:style style:name="T173" style:family="text">
      <style:text-properties officeooo:rsid="03a2a971"/>
    </style:style>
    <style:style style:name="T174" style:family="text">
      <style:text-properties officeooo:rsid="033923fb"/>
    </style:style>
    <style:style style:name="T175" style:family="text">
      <style:text-properties officeooo:rsid="03574e4d"/>
    </style:style>
    <style:style style:name="T176" style:family="text">
      <style:text-properties officeooo:rsid="01bf79f2"/>
    </style:style>
    <style:style style:name="T177" style:family="text">
      <style:text-properties officeooo:rsid="01c1e29e"/>
    </style:style>
    <style:style style:name="T178" style:family="text">
      <style:text-properties officeooo:rsid="01c4a6af"/>
    </style:style>
    <style:style style:name="T179" style:family="text">
      <style:text-properties officeooo:rsid="01c5da66"/>
    </style:style>
    <style:style style:name="T180" style:family="text">
      <style:text-properties officeooo:rsid="01c6cadf"/>
    </style:style>
    <style:style style:name="T181" style:family="text">
      <style:text-properties officeooo:rsid="01c948b2"/>
    </style:style>
    <style:style style:name="T182" style:family="text">
      <style:text-properties officeooo:rsid="01cb35c0"/>
    </style:style>
    <style:style style:name="T183" style:family="text">
      <style:text-properties officeooo:rsid="01ccf513"/>
    </style:style>
    <style:style style:name="T184" style:family="text">
      <style:text-properties officeooo:rsid="01cd89cd"/>
    </style:style>
    <style:style style:name="T185" style:family="text">
      <style:text-properties officeooo:rsid="01cf80fb"/>
    </style:style>
    <style:style style:name="T186" style:family="text">
      <style:text-properties officeooo:rsid="01cfe904"/>
    </style:style>
    <style:style style:name="T187" style:family="text">
      <style:text-properties officeooo:rsid="01d3423d"/>
    </style:style>
    <style:style style:name="T188" style:family="text">
      <style:text-properties officeooo:rsid="01d3677f"/>
    </style:style>
    <style:style style:name="T189" style:family="text">
      <style:text-properties officeooo:rsid="01d52148"/>
    </style:style>
    <style:style style:name="T190" style:family="text">
      <style:text-properties officeooo:rsid="01d53677"/>
    </style:style>
    <style:style style:name="T191" style:family="text">
      <style:text-properties officeooo:rsid="01d5e629"/>
    </style:style>
    <style:style style:name="T192" style:family="text">
      <style:text-properties officeooo:rsid="01d83b3e"/>
    </style:style>
    <style:style style:name="T193" style:family="text">
      <style:text-properties officeooo:rsid="01d884a5"/>
    </style:style>
    <style:style style:name="T194" style:family="text">
      <style:text-properties officeooo:rsid="01d9890d"/>
    </style:style>
    <style:style style:name="T195" style:family="text">
      <style:text-properties officeooo:rsid="01db8747"/>
    </style:style>
    <style:style style:name="T196" style:family="text">
      <style:text-properties officeooo:rsid="01dc9ec0"/>
    </style:style>
    <style:style style:name="T197" style:family="text">
      <style:text-properties officeooo:rsid="01dcf389"/>
    </style:style>
    <style:style style:name="T198" style:family="text">
      <style:text-properties officeooo:rsid="01e0861c"/>
    </style:style>
    <style:style style:name="T199" style:family="text">
      <style:text-properties officeooo:rsid="01e14664"/>
    </style:style>
    <style:style style:name="T200" style:family="text">
      <style:text-properties fo:color="#000000" fo:font-weight="normal" officeooo:rsid="01e2afda" style:font-weight-asian="normal" style:font-weight-complex="normal"/>
    </style:style>
    <style:style style:name="T201" style:family="text">
      <style:text-properties fo:color="#000000" fo:font-weight="normal" officeooo:rsid="01e6df30" style:font-weight-asian="normal" style:font-weight-complex="normal"/>
    </style:style>
    <style:style style:name="T202" style:family="text">
      <style:text-properties fo:color="#000000" fo:font-weight="normal" officeooo:rsid="0227d965" style:font-weight-asian="normal" style:font-weight-complex="normal"/>
    </style:style>
    <style:style style:name="T203" style:family="text">
      <style:text-properties fo:color="#000000" fo:font-weight="normal" officeooo:rsid="024ba4e2" style:font-weight-asian="normal" style:font-weight-complex="normal"/>
    </style:style>
    <style:style style:name="T204" style:family="text">
      <style:text-properties fo:color="#000000" fo:font-style="normal" fo:font-weight="normal" officeooo:rsid="0250ec0a" style:font-style-asian="normal" style:font-weight-asian="normal" style:font-style-complex="normal" style:font-weight-complex="normal"/>
    </style:style>
    <style:style style:name="T205" style:family="text">
      <style:text-properties fo:color="#000000" fo:font-style="normal" fo:font-weight="normal" officeooo:rsid="0257274a" style:font-style-asian="normal" style:font-weight-asian="normal" style:font-style-complex="normal" style:font-weight-complex="normal"/>
    </style:style>
    <style:style style:name="T206" style:family="text">
      <style:text-properties officeooo:rsid="01e2afda"/>
    </style:style>
    <style:style style:name="T207" style:family="text">
      <style:text-properties officeooo:rsid="01e35995"/>
    </style:style>
    <style:style style:name="T208" style:family="text">
      <style:text-properties officeooo:rsid="01e443bd"/>
    </style:style>
    <style:style style:name="T209" style:family="text">
      <style:text-properties officeooo:rsid="01e57eff"/>
    </style:style>
    <style:style style:name="T210" style:family="text">
      <style:text-properties officeooo:rsid="01e6df30"/>
    </style:style>
    <style:style style:name="T211" style:family="text">
      <style:text-properties officeooo:rsid="01e746e8"/>
    </style:style>
    <style:style style:name="T212" style:family="text">
      <style:text-properties officeooo:rsid="01e89fdb"/>
    </style:style>
    <style:style style:name="T213" style:family="text">
      <style:text-properties officeooo:rsid="01e9f5f2"/>
    </style:style>
    <style:style style:name="T214" style:family="text">
      <style:text-properties officeooo:rsid="01eb2658"/>
    </style:style>
    <style:style style:name="T215" style:family="text">
      <style:text-properties officeooo:rsid="01ec8f14"/>
    </style:style>
    <style:style style:name="T216" style:family="text">
      <style:text-properties officeooo:rsid="01eda218"/>
    </style:style>
    <style:style style:name="T217" style:family="text">
      <style:text-properties officeooo:rsid="01ef555d"/>
    </style:style>
    <style:style style:name="T218" style:family="text">
      <style:text-properties officeooo:rsid="01efac71"/>
    </style:style>
    <style:style style:name="T219" style:family="text">
      <style:text-properties officeooo:rsid="01f1a8b2"/>
    </style:style>
    <style:style style:name="T220" style:family="text">
      <style:text-properties officeooo:rsid="01f2c1b4"/>
    </style:style>
    <style:style style:name="T221" style:family="text">
      <style:text-properties officeooo:rsid="01f3d514"/>
    </style:style>
    <style:style style:name="T222" style:family="text">
      <style:text-properties officeooo:rsid="01f52937"/>
    </style:style>
    <style:style style:name="T223" style:family="text">
      <style:text-properties officeooo:rsid="01f66faa"/>
    </style:style>
    <style:style style:name="T224" style:family="text">
      <style:text-properties officeooo:rsid="01f82477"/>
    </style:style>
    <style:style style:name="T225" style:family="text">
      <style:text-properties officeooo:rsid="01fa1b76"/>
    </style:style>
    <style:style style:name="T226" style:family="text">
      <style:text-properties officeooo:rsid="01fc9b23"/>
    </style:style>
    <style:style style:name="T227" style:family="text">
      <style:text-properties officeooo:rsid="01fdd79c"/>
    </style:style>
    <style:style style:name="T228" style:family="text">
      <style:text-properties officeooo:rsid="01ff7467"/>
    </style:style>
    <style:style style:name="T229" style:family="text">
      <style:text-properties officeooo:rsid="02015905"/>
    </style:style>
    <style:style style:name="T230" style:family="text">
      <style:text-properties officeooo:rsid="0206056f"/>
    </style:style>
    <style:style style:name="T231" style:family="text">
      <style:text-properties officeooo:rsid="02079e95"/>
    </style:style>
    <style:style style:name="T232" style:family="text">
      <style:text-properties officeooo:rsid="02081162"/>
    </style:style>
    <style:style style:name="T233" style:family="text">
      <style:text-properties officeooo:rsid="020893c2"/>
    </style:style>
    <style:style style:name="T234" style:family="text">
      <style:text-properties officeooo:rsid="020a61b3"/>
    </style:style>
    <style:style style:name="T235" style:family="text">
      <style:text-properties officeooo:rsid="020c2e6b"/>
    </style:style>
    <style:style style:name="T236" style:family="text">
      <style:text-properties fo:font-weight="bold" officeooo:rsid="020edab1" style:font-weight-asian="bold" style:font-weight-complex="bold"/>
    </style:style>
    <style:style style:name="T237" style:family="text">
      <style:text-properties officeooo:rsid="020d0fd1"/>
    </style:style>
    <style:style style:name="T238" style:family="text">
      <style:text-properties officeooo:rsid="020d23e1"/>
    </style:style>
    <style:style style:name="T239" style:family="text">
      <style:text-properties officeooo:rsid="020edab1"/>
    </style:style>
    <style:style style:name="T240" style:family="text">
      <style:text-properties officeooo:rsid="020fc325"/>
    </style:style>
    <style:style style:name="T241" style:family="text">
      <style:text-properties officeooo:rsid="0210524c"/>
    </style:style>
    <style:style style:name="T242" style:family="text">
      <style:text-properties officeooo:rsid="0213b20f"/>
    </style:style>
    <style:style style:name="T243" style:family="text">
      <style:text-properties officeooo:rsid="0213ee96"/>
    </style:style>
    <style:style style:name="T244" style:family="text">
      <style:text-properties officeooo:rsid="02159eb8"/>
    </style:style>
    <style:style style:name="T245" style:family="text">
      <style:text-properties officeooo:rsid="0216a3d1"/>
    </style:style>
    <style:style style:name="T246" style:family="text">
      <style:text-properties officeooo:rsid="0216d12c"/>
    </style:style>
    <style:style style:name="T247" style:family="text">
      <style:text-properties officeooo:rsid="0218a8b3"/>
    </style:style>
    <style:style style:name="T248" style:family="text">
      <style:text-properties officeooo:rsid="021a5b02"/>
    </style:style>
    <style:style style:name="T249" style:family="text">
      <style:text-properties officeooo:rsid="021b55e4"/>
    </style:style>
    <style:style style:name="T250" style:family="text">
      <style:text-properties officeooo:rsid="021ce381"/>
    </style:style>
    <style:style style:name="T251" style:family="text">
      <style:text-properties officeooo:rsid="021d9a41"/>
    </style:style>
    <style:style style:name="T252" style:family="text">
      <style:text-properties officeooo:rsid="021e1a4e"/>
    </style:style>
    <style:style style:name="T253" style:family="text">
      <style:text-properties officeooo:rsid="021f34f8"/>
    </style:style>
    <style:style style:name="T254" style:family="text">
      <style:text-properties officeooo:rsid="0220bc90"/>
    </style:style>
    <style:style style:name="T255" style:family="text">
      <style:text-properties officeooo:rsid="02224b3a"/>
    </style:style>
    <style:style style:name="T256" style:family="text">
      <style:text-properties officeooo:rsid="02236bbf"/>
    </style:style>
    <style:style style:name="T257" style:family="text">
      <style:text-properties officeooo:rsid="02240e82"/>
    </style:style>
    <style:style style:name="T258" style:family="text">
      <style:text-properties officeooo:rsid="0227d965"/>
    </style:style>
    <style:style style:name="T259" style:family="text">
      <style:text-properties officeooo:rsid="0229bd91"/>
    </style:style>
    <style:style style:name="T260" style:family="text">
      <style:text-properties officeooo:rsid="022ba364"/>
    </style:style>
    <style:style style:name="T261" style:family="text">
      <style:text-properties officeooo:rsid="022d1f3b"/>
    </style:style>
    <style:style style:name="T262" style:family="text">
      <style:text-properties officeooo:rsid="022ec697"/>
    </style:style>
    <style:style style:name="T263" style:family="text">
      <style:text-properties officeooo:rsid="022f9e28"/>
    </style:style>
    <style:style style:name="T264" style:family="text">
      <style:text-properties officeooo:rsid="022fed68"/>
    </style:style>
    <style:style style:name="T265" style:family="text">
      <style:text-properties officeooo:rsid="0230c5cb"/>
    </style:style>
    <style:style style:name="T266" style:family="text">
      <style:text-properties officeooo:rsid="02319921"/>
    </style:style>
    <style:style style:name="T267" style:family="text">
      <style:text-properties officeooo:rsid="02332710"/>
    </style:style>
    <style:style style:name="T268" style:family="text">
      <style:text-properties officeooo:rsid="02347d15"/>
    </style:style>
    <style:style style:name="T269" style:family="text">
      <style:text-properties officeooo:rsid="0236502e"/>
    </style:style>
    <style:style style:name="T270" style:family="text">
      <style:text-properties officeooo:rsid="0236a5d6"/>
    </style:style>
    <style:style style:name="T271" style:family="text">
      <style:text-properties officeooo:rsid="023799ec"/>
    </style:style>
    <style:style style:name="T272" style:family="text">
      <style:text-properties officeooo:rsid="023bbb32"/>
    </style:style>
    <style:style style:name="T273" style:family="text">
      <style:text-properties officeooo:rsid="023c25d4"/>
    </style:style>
    <style:style style:name="T274" style:family="text">
      <style:text-properties officeooo:rsid="023c8274"/>
    </style:style>
    <style:style style:name="T275" style:family="text">
      <style:text-properties officeooo:rsid="023d7579"/>
    </style:style>
    <style:style style:name="T276" style:family="text">
      <style:text-properties officeooo:rsid="023e1d2f"/>
    </style:style>
    <style:style style:name="T277" style:family="text">
      <style:text-properties officeooo:rsid="023f8a63"/>
    </style:style>
    <style:style style:name="T278" style:family="text">
      <style:text-properties officeooo:rsid="0240effd"/>
    </style:style>
    <style:style style:name="T279" style:family="text">
      <style:text-properties officeooo:rsid="0241e668"/>
    </style:style>
    <style:style style:name="T280" style:family="text">
      <style:text-properties officeooo:rsid="0242606c"/>
    </style:style>
    <style:style style:name="T281" style:family="text">
      <style:text-properties officeooo:rsid="024346c4"/>
    </style:style>
    <style:style style:name="T282" style:family="text">
      <style:text-properties officeooo:rsid="02471ca1"/>
    </style:style>
    <style:style style:name="T283" style:family="text">
      <style:text-properties officeooo:rsid="02477ad5"/>
    </style:style>
    <style:style style:name="T284" style:family="text">
      <style:text-properties officeooo:rsid="02480a6d"/>
    </style:style>
    <style:style style:name="T285" style:family="text">
      <style:text-properties officeooo:rsid="02485609"/>
    </style:style>
    <style:style style:name="T286" style:family="text">
      <style:text-properties officeooo:rsid="0249fd46"/>
    </style:style>
    <style:style style:name="T287" style:family="text">
      <style:text-properties officeooo:rsid="024ba4e2"/>
    </style:style>
    <style:style style:name="T288" style:family="text">
      <style:text-properties officeooo:rsid="024c5ca6"/>
    </style:style>
    <style:style style:name="T289" style:family="text">
      <style:text-properties officeooo:rsid="024cae43"/>
    </style:style>
    <style:style style:name="T290" style:family="text">
      <style:text-properties officeooo:rsid="024e4a6a"/>
    </style:style>
    <style:style style:name="T291" style:family="text">
      <style:text-properties officeooo:rsid="0250ec0a"/>
    </style:style>
    <style:style style:name="T292" style:family="text">
      <style:text-properties officeooo:rsid="0251b3f8"/>
    </style:style>
    <style:style style:name="T293" style:family="text">
      <style:text-properties officeooo:rsid="02538a04"/>
    </style:style>
    <style:style style:name="T294" style:family="text">
      <style:text-properties officeooo:rsid="0254040a"/>
    </style:style>
    <style:style style:name="T295" style:family="text">
      <style:text-properties officeooo:rsid="025549e7"/>
    </style:style>
    <style:style style:name="T296" style:family="text">
      <style:text-properties officeooo:rsid="0257274a"/>
    </style:style>
    <style:style style:name="T297" style:family="text">
      <style:text-properties officeooo:rsid="0258ae7a"/>
    </style:style>
    <style:style style:name="T298" style:family="text">
      <style:text-properties officeooo:rsid="025a1026"/>
    </style:style>
    <style:style style:name="T299" style:family="text">
      <style:text-properties officeooo:rsid="025b77aa"/>
    </style:style>
    <style:style style:name="T300" style:family="text">
      <style:text-properties officeooo:rsid="025d38b6"/>
    </style:style>
    <style:style style:name="T301" style:family="text">
      <style:text-properties officeooo:rsid="025f03ab"/>
    </style:style>
    <style:style style:name="T302" style:family="text">
      <style:text-properties officeooo:rsid="026b1316"/>
    </style:style>
    <style:style style:name="T303" style:family="text">
      <style:text-properties officeooo:rsid="026d45bc"/>
    </style:style>
    <style:style style:name="T304" style:family="text">
      <style:text-properties officeooo:rsid="02705e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3665</text:p>
          </table:table-cell>
          <table:table-cell table:style-name="Table1.A1" office:value-type="string">
            <text:p text:style-name="P2">Or ot Fortune Florimont</text:p>
          </table:table-cell>
          <table:table-cell table:style-name="Table1.C1" office:value-type="string">
            <text:p text:style-name="P264">D<text:span text:style-name="T152">H2</text:span>] ...mis amont <text:span text:style-name="T152">(H2 eu mont)</text:span> <text:s/><text:span text:style-name="T153">W] ...est... <text:s text:c="2"/>K] Or a...</text:span></text:p>
          </table:table-cell>
        </table:table-row>
        <table:table-row>
          <table:table-cell table:style-name="Table1.A2" office:value-type="string">
            <text:p text:style-name="P2">3666</text:p>
          </table:table-cell>
          <table:table-cell table:style-name="Table1.A2" office:value-type="string">
            <text:p text:style-name="P2">Mis en la roe tot amont</text:p>
          </table:table-cell>
          <table:table-cell table:style-name="Table1.C2" office:value-type="string">
            <text:p text:style-name="P266"><text:span text:style-name="T154">B] ...en sa… <text:s/>DH2] Dedanz (H2 Dedens) la roe </text:span><text:span text:style-name="T101">flor. <text:s/></text:span><text:span text:style-name="T155">E] ...contremont</text:span></text:p>
          </table:table-cell>
        </table:table-row>
        <table:table-row>
          <table:table-cell table:style-name="Table1.A2" office:value-type="string">
            <text:p text:style-name="P2">3667</text:p>
          </table:table-cell>
          <table:table-cell table:style-name="Table1.A2" office:value-type="string">
            <text:p text:style-name="P2">Bien ot delivré le pais</text:p>
          </table:table-cell>
          <table:table-cell table:style-name="Table1.C2" office:value-type="string">
            <text:p text:style-name="P267">A] Si… <text:s/><text:span text:style-name="T154">B] ...eut… <text:s/>E] ...son pays <text:s/>G] Bien deliure ot… <text:s/>W] ...eust...</text:span></text:p>
          </table:table-cell>
        </table:table-row>
        <table:table-row>
          <table:table-cell table:style-name="Table1.A2" office:value-type="string">
            <text:p text:style-name="P2">3668</text:p>
          </table:table-cell>
          <table:table-cell table:style-name="Table1.A2" office:value-type="string">
            <text:p text:style-name="P2">Mort et vencut ses anemis</text:p>
          </table:table-cell>
          <table:table-cell table:style-name="Table1.C2" office:value-type="string">
            <text:p text:style-name="P272">G] ...les anemis</text:p>
          </table:table-cell>
        </table:table-row>
        <table:table-row>
          <table:table-cell table:style-name="Table1.A2" office:value-type="string">
            <text:p text:style-name="P2">3669</text:p>
          </table:table-cell>
          <table:table-cell table:style-name="Table1.A2" office:value-type="string">
            <text:p text:style-name="P2">Le moustre et Garganeum</text:p>
          </table:table-cell>
          <table:table-cell table:style-name="Table1.C2" office:value-type="string">
            <text:p text:style-name="P273">B<text:span text:style-name="T156">GL</text:span>] ...garganeon <text:span text:style-name="T156">(G garganeom)</text:span> <text:s/>D<text:span text:style-name="T152">H2</text:span>] Le fier monstre <text:span text:style-name="T152">(H2 montre)</text:span> et garganon <text:s/><text:span text:style-name="T152">(H2 le gargason)</text:span> <text:s/><text:span text:style-name="T155">E] Et le… <text:s/>M] Du...et de… <text:s/>K] E li mostre...</text:span></text:p>
          </table:table-cell>
        </table:table-row>
        <table:table-row>
          <table:table-cell table:style-name="Table1.A2" office:value-type="string">
            <text:p text:style-name="P2">3670</text:p>
          </table:table-cell>
          <table:table-cell table:style-name="Table1.A2" office:value-type="string">
            <text:p text:style-name="P2">Guerre ne li faissoit nus hons</text:p>
          </table:table-cell>
          <table:table-cell table:style-name="Table1.C2" office:value-type="string">
            <text:p text:style-name="P267">A] ...non il… <text:s/><text:span text:style-name="T155">E] ...ne li fait mais nus hon <text:s/>G] ...noi faisoit nuls… <text:s/>M] ...ne lein… <text:s/>W] ...ne firent plus a hom</text:span></text:p>
          </table:table-cell>
        </table:table-row>
        <table:table-row>
          <table:table-cell table:style-name="Table1.A2" office:value-type="string">
            <text:p text:style-name="P2">3671</text:p>
          </table:table-cell>
          <table:table-cell table:style-name="Table1.A2" office:value-type="string">
            <text:p text:style-name="P2">Or fut Florimont bien assis</text:p>
          </table:table-cell>
          <table:table-cell table:style-name="Table1.C2" office:value-type="string">
            <text:p text:style-name="P274">M] ...a...</text:p>
          </table:table-cell>
        </table:table-row>
        <table:table-row>
          <table:table-cell table:style-name="Table1.A2" office:value-type="string">
            <text:p text:style-name="P2">3672</text:p>
          </table:table-cell>
          <table:table-cell table:style-name="Table1.A2" office:value-type="string">
            <text:p text:style-name="P2">Et bien amez per <text:span text:style-name="T157">(H par)</text:span> le pais</text:p>
          </table:table-cell>
          <table:table-cell table:style-name="Table1.C2" office:value-type="string">
            <text:p text:style-name="P268">A<text:span text:style-name="T158">DEGIKLTW</text:span>] Et <text:span text:style-name="T159">(IK E)</text:span> <text:span text:style-name="T100">mlt</text:span> <text:span text:style-name="T156">(GT mout, IK molt, W moult) </text:span>amez <text:span text:style-name="T159">(I ame)</text:span>…<text:span text:style-name="T156">(GT por, IK par, W pour)...</text:span> <text:s/><text:span text:style-name="T154">B] ...par… <text:s/></text:span><text:span text:style-name="T160">H2] </text:span><text:span text:style-name="T161">Et amez de tout...</text:span></text:p>
          </table:table-cell>
        </table:table-row>
        <table:table-row>
          <table:table-cell table:style-name="Table1.A2" office:value-type="string">
            <text:p text:style-name="P2">3673</text:p>
          </table:table-cell>
          <table:table-cell table:style-name="Table1.A2" office:value-type="string">
            <text:p text:style-name="P2">De pris et d’onor estoit sire</text:p>
          </table:table-cell>
          <table:table-cell table:style-name="Table1.C2" office:value-type="string">
            <text:p text:style-name="P275">E] ...darmes… <text:s/><text:span text:style-name="T173">G] De prez de honor est sire</text:span></text:p>
          </table:table-cell>
        </table:table-row>
        <table:table-row>
          <table:table-cell table:style-name="Table1.A2" office:value-type="string">
            <text:p text:style-name="P2">3674</text:p>
          </table:table-cell>
          <table:table-cell table:style-name="Table1.A2" office:value-type="string">
            <text:p text:style-name="P2">Mai Fortune sa roe vire</text:p>
          </table:table-cell>
          <table:table-cell table:style-name="Table1.C2" office:value-type="string">
            <text:p text:style-name="P276">E<text:span text:style-name="T152">H2</text:span>] ...tire</text:p>
          </table:table-cell>
        </table:table-row>
        <table:table-row>
          <table:table-cell table:style-name="Table1.A2" office:value-type="string">
            <text:p text:style-name="P2">3675</text:p>
          </table:table-cell>
          <table:table-cell table:style-name="Table1.A2" office:value-type="string">
            <text:p text:style-name="P2">Quant sor la roe l’a veu</text:p>
          </table:table-cell>
          <table:table-cell table:style-name="Table1.C2" office:value-type="string">
            <text:p text:style-name="P269">A<text:span text:style-name="T156">GT</text:span>] ...sa roe… <text:s/><text:span text:style-name="T160">H2] ...</text:span><text:span text:style-name="T161">sor \sa/ roe (2 HD) <text:s/></text:span><text:s/><text:span text:style-name="T154">B] En sont sa roe la veut <text:s/>M] ...sus… <text:s/></text:span><text:span text:style-name="T162">L</text:span><text:span text:style-name="T163">] </text:span><text:span text:style-name="T164">Quant la roe… <text:s/></text:span><text:span text:style-name="T165">W</text:span><text:span text:style-name="T166">] ...</text:span><text:span text:style-name="T167">sus sa… </text:span><text:span text:style-name="T168"><text:s text:c="2"/>I] ...</text:span><text:span text:style-name="T169">le ueu</text:span></text:p>
          </table:table-cell>
        </table:table-row>
        <table:table-row>
          <table:table-cell table:style-name="Table1.A2" office:value-type="string">
            <text:p text:style-name="P2">3676</text:p>
          </table:table-cell>
          <table:table-cell table:style-name="Table1.A2" office:value-type="string">
            <text:p text:style-name="P2">Si l’en a mout tost abatu</text:p>
          </table:table-cell>
          <table:table-cell table:style-name="Table1.C2" office:value-type="string">
            <text:p text:style-name="P270"><text:span text:style-name="T174">M] ...len ot… <text:s/></text:span><text:span text:style-name="T160">H2] ...</text:span><text:span text:style-name="T161">len a tost </text:span><text:span text:style-name="T170">mlt…</text:span><text:span text:style-name="T161"> <text:s/></text:span><text:span text:style-name="T171">K] </text:span><text:span text:style-name="T172">Si ne la...</text:span></text:p>
          </table:table-cell>
        </table:table-row>
        <table:table-row>
          <table:table-cell table:style-name="Table1.A2" office:value-type="string">
            <text:p text:style-name="P2">3677</text:p>
          </table:table-cell>
          <table:table-cell table:style-name="Table1.A2" office:value-type="string">
            <text:p text:style-name="P2">Maudite soit hui sa fiance</text:p>
          </table:table-cell>
          <table:table-cell table:style-name="Table1.C2" office:value-type="string">
            <text:p text:style-name="P265">D] ...tel presente <text:s/><text:span text:style-name="T155">E] ...saliance <text:s/>M] Maleoite soit huy sa lance <text:s/></text:span><text:span text:style-name="T160">H2] ...</text:span><text:span text:style-name="T161">soit tele puissance</text:span></text:p>
          </table:table-cell>
        </table:table-row>
        <table:table-row>
          <table:table-cell table:style-name="Table1.A2" office:value-type="string">
            <text:p text:style-name="P2">3678</text:p>
          </table:table-cell>
          <table:table-cell table:style-name="Table1.A2" office:value-type="string">
            <text:p text:style-name="P2">Et sa roe que <text:span text:style-name="T157">(H qui)</text:span> si balance</text:p>
          </table:table-cell>
          <table:table-cell table:style-name="Table1.C2" office:value-type="string">
            <text:p text:style-name="P271">A<text:span text:style-name="T175">BDH2EGLMTW</text:span>] ...<text:span text:style-name="T158">(DH2G la)</text:span>...qui...</text:p>
          </table:table-cell>
        </table:table-row>
        <table:table-row>
          <table:table-cell table:style-name="Table1.A2" office:value-type="string">
            <text:p text:style-name="P3">3679</text:p>
          </table:table-cell>
          <table:table-cell table:style-name="Table1.A2" office:value-type="string">
            <text:p text:style-name="P13">Florimons grant honor avoit</text:p>
          </table:table-cell>
          <table:table-cell table:style-name="Table1.C2" office:value-type="string">
            <text:p text:style-name="P243"><text:span text:style-name="T291">D</text:span>H2] Grant <text:span text:style-name="T291">honr (H2 </text:span>honour<text:span text:style-name="T291">) </text:span><text:span text:style-name="T139">flor.</text:span><text:span text:style-name="T79"> </text:span><text:span text:style-name="T1">auoit</text:span></text:p>
          </table:table-cell>
        </table:table-row>
        <table:table-row>
          <table:table-cell table:style-name="Table1.A2" office:value-type="string">
            <text:p text:style-name="P3">3680</text:p>
          </table:table-cell>
          <table:table-cell table:style-name="Table1.A2" office:value-type="string">
            <text:p text:style-name="P13">A s’amie mout entendoit</text:p>
          </table:table-cell>
          <table:table-cell table:style-name="Table1.C2" office:value-type="string">
            <text:p text:style-name="P40"><text:span text:style-name="T258">A] Et...sentendoit <text:s/>B] ...sen tendoit <text:s/>G] En...satendoit <text:s/>I] E sa mie… <text:s/>EKT] En...sentendoit <text:s/></text:span>L<text:span text:style-name="T206">W</text:span>] En… <text:s/><text:span text:style-name="T214">M] ...senmie...sentendoit </text:span></text:p>
          </table:table-cell>
        </table:table-row>
        <table:table-row>
          <table:table-cell table:style-name="Table1.A2" office:value-type="string">
            <text:p text:style-name="P3">3681</text:p>
          </table:table-cell>
          <table:table-cell table:style-name="Table1.A2" office:value-type="string">
            <text:p text:style-name="P13">Mout sovent i aloit parler</text:p>
          </table:table-cell>
          <table:table-cell table:style-name="Table1.C2" office:value-type="string">
            <text:p text:style-name="P96"><text:span text:style-name="T206">W</text:span>] ...<text:span text:style-name="T206">il aloit...</text:span></text:p>
          </table:table-cell>
        </table:table-row>
        <table:table-row>
          <table:table-cell table:style-name="Table1.A2" office:value-type="string">
            <text:p text:style-name="P3">3682</text:p>
          </table:table-cell>
          <table:table-cell table:style-name="Table1.A2" office:value-type="string">
            <text:p text:style-name="P13">Et ele l’en veloit mener</text:p>
          </table:table-cell>
          <table:table-cell table:style-name="Table1.C2" office:value-type="string">
            <text:p text:style-name="P216"><text:span text:style-name="T258">A] ...le… <text:s text:c="2"/></text:span>K] E cele… <text:s/><text:span text:style-name="T299">E] Et o li...</text:span></text:p>
          </table:table-cell>
        </table:table-row>
        <table:table-row>
          <table:table-cell table:style-name="Table1.A2" office:value-type="string">
            <text:p text:style-name="P3">3683</text:p>
          </table:table-cell>
          <table:table-cell table:style-name="Table1.A2" office:value-type="string">
            <text:p text:style-name="P13">Floquars l’ait bien aperseu</text:p>
          </table:table-cell>
          <table:table-cell table:style-name="Table1.C2" office:value-type="string">
            <text:p text:style-name="P45"><text:span text:style-name="T227">I] Flor[-emont]…</text:span><text:span text:style-name="T25"> <text:s/>M</text:span><text:span text:style-name="T227">] Florimont...</text:span></text:p>
          </table:table-cell>
        </table:table-row>
        <table:table-row>
          <table:table-cell table:style-name="Table1.A2" office:value-type="string">
            <text:p text:style-name="P3">3684</text:p>
          </table:table-cell>
          <table:table-cell table:style-name="Table1.A2" office:value-type="string">
            <text:p text:style-name="P13">Per <text:span text:style-name="T177">(H Par)</text:span> nigromance et coneu</text:p>
          </table:table-cell>
          <table:table-cell table:style-name="Table1.C2" office:value-type="string">
            <text:p text:style-name="P40"><text:span text:style-name="T227">I] ...la ueu <text:s text:c="2"/>ABDEGKH2</text:span>L<text:span text:style-name="T250">TMW</text:span>] <text:span text:style-name="T206">(GK Por, ABEH2W Par)</text:span>...nigromance <text:span text:style-name="T244">(K nigromancie)</text:span> <text:span text:style-name="T244">coneu (B </text:span><text:soft-page-break/><text:span text:style-name="T244">conneut, DE conneu, H2LT </text:span>cogneu<text:span text:style-name="T206">, MW congneu)</text:span></text:p>
          </table:table-cell>
        </table:table-row>
        <table:table-row>
          <table:table-cell table:style-name="Table1.A2" office:value-type="string">
            <text:p text:style-name="P3">3685</text:p>
          </table:table-cell>
          <table:table-cell table:style-name="Table1.A2" office:value-type="string">
            <text:p text:style-name="P13">Que o li s’en veloit aler</text:p>
          </table:table-cell>
          <table:table-cell table:style-name="Table1.C2" office:value-type="string">
            <text:p text:style-name="P65"><text:span text:style-name="T258">AGIK] ...a lui (GK li, I o lui) sen deuoit… <text:s/></text:span>L] Qant ou li… <text:s/><text:span text:style-name="T214">M] Qui ailleurs… W] Que auec lui sen… <text:s/>T] ...a li... <text:s/>E] Que adont sen...</text:span></text:p>
          </table:table-cell>
        </table:table-row>
        <table:table-row>
          <table:table-cell table:style-name="Table1.A2" office:value-type="string">
            <text:p text:style-name="P3">3686</text:p>
          </table:table-cell>
          <table:table-cell table:style-name="Table1.A2" office:value-type="string">
            <text:p text:style-name="P13">A la duchesce vet parler</text:p>
          </table:table-cell>
          <table:table-cell table:style-name="Table1.C2" office:value-type="string">
            <text:p text:style-name="P180"><text:span text:style-name="T258">B] ...en ua… <text:s/>DH2</text:span>M] ...va...</text:p>
          </table:table-cell>
        </table:table-row>
        <table:table-row>
          <table:table-cell table:style-name="Table1.A2" office:value-type="string">
            <text:p text:style-name="P3">3687</text:p>
          </table:table-cell>
          <table:table-cell table:style-name="Table1.A2" office:value-type="string">
            <text:p text:style-name="P13">Dame ce dist Floquars per <text:span text:style-name="T177">(H par) </text:span>foi</text:p>
          </table:table-cell>
          <table:table-cell table:style-name="Table1.C2" office:value-type="string">
            <text:p text:style-name="P119"><text:span text:style-name="T234">G] Dame dist… <text:s/>IKW</text:span>] ...<text:span text:style-name="T206">par foi (W foy) <text:s/>E] ..iaim florimont...</text:span></text:p>
          </table:table-cell>
        </table:table-row>
        <table:table-row>
          <table:table-cell table:style-name="Table1.A2" office:value-type="string">
            <text:p text:style-name="P3">3688</text:p>
          </table:table-cell>
          <table:table-cell table:style-name="Table1.A2" office:value-type="string">
            <text:p text:style-name="P13">J’ai grant paor Maistre de coi</text:p>
          </table:table-cell>
          <table:table-cell table:style-name="Table1.C2" office:value-type="string">
            <text:p text:style-name="P260">E] Jen ai paor...</text:p>
          </table:table-cell>
        </table:table-row>
        <table:table-row>
          <table:table-cell table:style-name="Table1.A2" office:value-type="string">
            <text:p text:style-name="P3">3689</text:p>
          </table:table-cell>
          <table:table-cell table:style-name="Table1.A2" office:value-type="string">
            <text:p text:style-name="P13">Que mes sires ne soit perdus</text:p>
          </table:table-cell>
          <table:table-cell table:style-name="Table1.C2" office:value-type="string">
            <text:p text:style-name="P206">K] ...ni...</text:p>
          </table:table-cell>
        </table:table-row>
        <table:table-row>
          <table:table-cell table:style-name="Table1.A2" office:value-type="string">
            <text:p text:style-name="P3">3690</text:p>
          </table:table-cell>
          <table:table-cell table:style-name="Table1.A2" office:value-type="string">
            <text:p text:style-name="P13">Femes ont atres deseus</text:p>
          </table:table-cell>
          <table:table-cell table:style-name="Table1.C2" office:value-type="string">
            <text:p text:style-name="P45"><text:span text:style-name="T227">I] ...sunt dautres deceus <text:s text:c="2"/>AGK</text:span>L<text:span text:style-name="T250">TW</text:span>] ...nont <text:span text:style-name="T304">(W en ont)</text:span> dautres <text:span text:style-name="T304">(W dautrez)</text:span>… <text:s/><text:span text:style-name="T291">DH2EM] ...en ont mainz (H2M mains, E </text:span><text:span text:style-name="T144">mlt</text:span><text:span text:style-name="T291">)… <text:s/></text:span></text:p>
          </table:table-cell>
        </table:table-row>
        <table:table-row>
          <table:table-cell table:style-name="Table1.A2" office:value-type="string">
            <text:p text:style-name="P4">369<text:span text:style-name="T176">1</text:span></text:p>
          </table:table-cell>
          <table:table-cell table:style-name="Table1.A2" office:value-type="string">
            <text:p text:style-name="P13">Je croi bien que il ait trovee</text:p>
          </table:table-cell>
          <table:table-cell table:style-name="Table1.C2" office:value-type="string">
            <text:p text:style-name="P108"><text:span text:style-name="T258">A] Ge croi que il la trouee <text:s/>G] Ge croi quil a atrouee <text:s/>I] Et ie croi que il auoit… <text:s/>K] Ge croi que il aie… <text:s text:c="2"/>W</text:span>] ...<text:span text:style-name="T206">il layt... <text:s/>H2] Je cuit...</text:span></text:p>
          </table:table-cell>
        </table:table-row>
        <table:table-row>
          <table:table-cell table:style-name="Table1.A2" office:value-type="string">
            <text:p text:style-name="P4">369<text:span text:style-name="T176">2</text:span></text:p>
          </table:table-cell>
          <table:table-cell table:style-name="Table1.A2" office:value-type="string">
            <text:p text:style-name="P13">La pucele d’Ille Selee</text:p>
          </table:table-cell>
          <table:table-cell table:style-name="Table1.C2" office:value-type="string">
            <text:p text:style-name="P307">G] ...de isle… <text:s/><text:span text:style-name="T258">A</text:span>K] ...delisle… <text:s/><text:span text:style-name="T291">BDET] La dame de lisle (D lile)...</text:span></text:p>
          </table:table-cell>
        </table:table-row>
        <table:table-row>
          <table:table-cell table:style-name="Table1.A2" office:value-type="string">
            <text:p text:style-name="P4">369<text:span text:style-name="T176">3</text:span></text:p>
          </table:table-cell>
          <table:table-cell table:style-name="Table1.A2" office:value-type="string">
            <text:p text:style-name="P13">C’ele l’en puet mener o soi</text:p>
          </table:table-cell>
          <table:table-cell table:style-name="Table1.C2" office:value-type="string">
            <text:p text:style-name="P51"><text:span text:style-name="T258">A] Sele le… <text:s/>K] ...a soi <text:s/></text:span>L<text:span text:style-name="T206">W</text:span>] <text:span text:style-name="T206">(W Si)</text:span>...au soi <text:span text:style-name="T206">(W soy) <text:s/>M] Selle… H2] Celle len fait aler...</text:span></text:p>
          </table:table-cell>
        </table:table-row>
        <table:table-row>
          <table:table-cell table:style-name="Table1.A2" office:value-type="string">
            <text:p text:style-name="P4">369<text:span text:style-name="T176">4</text:span></text:p>
          </table:table-cell>
          <table:table-cell table:style-name="Table1.A2" office:value-type="string">
            <text:p text:style-name="P13">Sertes nel vairés mais se croi</text:p>
          </table:table-cell>
          <table:table-cell table:style-name="Table1.C2" office:value-type="string">
            <text:p text:style-name="P65"><text:span text:style-name="T259">ABGIKT] ...mes (BGKT mais, I mas) nele (BGIKT nel) uerroie (B verrez, GT ueroiz, I ueres, K uerez) ce… <text:s text:c="2"/>H2</text:span>L<text:span text:style-name="T206">W</text:span>] Jamais <text:span text:style-name="T206">(W James)</text:span> ne le ueroiz <text:span text:style-name="T206">(H2 uerres, W verrons)…</text:span> <text:s/><text:span text:style-name="T214">M] James nel uerrez </text:span><text:span text:style-name="T106">per</text:span><text:span text:style-name="T12"> ma foy <text:s/></text:span><text:span text:style-name="T79">D] Ne le verrons iames ce… <text:s/></text:span><text:span text:style-name="T88">E] Certes ne viura mais cun poi</text:span></text:p>
          </table:table-cell>
        </table:table-row>
        <table:table-row>
          <table:table-cell table:style-name="Table1.A2" office:value-type="string">
            <text:p text:style-name="P4">369<text:span text:style-name="T176">5</text:span></text:p>
          </table:table-cell>
          <table:table-cell table:style-name="Table1.A2" office:value-type="string">
            <text:p text:style-name="P13">Ille Selee est en la meir</text:p>
          </table:table-cell>
          <table:table-cell table:style-name="Table1.C2" office:value-type="string">
            <text:p text:style-name="P55"><text:span text:style-name="T259">AGIK</text:span>L<text:span text:style-name="T214">MWT</text:span>] <text:span text:style-name="T214">(AMT Lisle)</text:span>...en mer <text:s/><text:span text:style-name="T291">DH2E] Lile (EH2 Lille) celee siet en mer <text:s/>B] Car lisle celee est en mer</text:span></text:p>
          </table:table-cell>
        </table:table-row>
        <table:table-row>
          <table:table-cell table:style-name="Table1.A2" office:value-type="string">
            <text:p text:style-name="P4">369<text:span text:style-name="T176">6</text:span></text:p>
          </table:table-cell>
          <table:table-cell table:style-name="Table1.A2" office:value-type="string">
            <text:p text:style-name="P13">A poengnes i puet on entrer</text:p>
          </table:table-cell>
          <table:table-cell table:style-name="Table1.C2" office:value-type="string">
            <text:p text:style-name="P40"><text:span text:style-name="T259">ABDEGIKH2</text:span>L<text:span text:style-name="T214">MTW</text:span>] ...<text:span text:style-name="T259">la (G le </text:span>, <text:span text:style-name="T244">K len)</text:span> puet <text:span text:style-name="T244">(K poent)</text:span> <text:span text:style-name="T235">hom (L </text:span>om, <text:span text:style-name="T206">I hon, M en, T ont, BDEH2W on) </text:span>trouer <text:span text:style-name="T206">(EH2W trouuer)</text:span></text:p>
          </table:table-cell>
        </table:table-row>
        <table:table-row>
          <table:table-cell table:style-name="Table1.A2" office:value-type="string">
            <text:p text:style-name="P4">369<text:span text:style-name="T176">7</text:span></text:p>
          </table:table-cell>
          <table:table-cell table:style-name="Table1.A2" office:value-type="string">
            <text:p text:style-name="P13">Que <text:span text:style-name="T177">(H Qui) </text:span>nen i vient per <text:span text:style-name="T177">(H par)</text:span> aventure</text:p>
          </table:table-cell>
          <table:table-cell table:style-name="Table1.C2" office:value-type="string">
            <text:p text:style-name="P66"><text:span text:style-name="T258">B] Qui ni entre par… <text:s/>G] Qui non iuienent par… <text:s/>I] Qui non uient par… <text:s/>A</text:span>L<text:span text:style-name="T250">T</text:span>] Qui non… <text:s/><text:span text:style-name="T206">W] Qui ny auient par… <text:s/>M] Quil nen y a </text:span><text:span text:style-name="T106">per</text:span><text:span text:style-name="T12"> aduenture <text:s/></text:span><text:span text:style-name="T34">K] </text:span><text:span text:style-name="T38">Qe non uient por… <text:s/></text:span><text:span text:style-name="T58">H2] </text:span><text:span text:style-name="T59">Qui ni vient si comme dauenture <text:s/></text:span><text:span text:style-name="T79">D] Qui ni uient </text:span><text:span text:style-name="T139">per</text:span><text:span text:style-name="T79"> grant auenture</text:span></text:p>
            <text:p text:style-name="P230"><text:span text:style-name="T88">E] Qui la nage </text:span><text:span text:style-name="T144">per </text:span><text:span text:style-name="T88">couuerture</text:span></text:p>
          </table:table-cell>
        </table:table-row>
        <table:table-row>
          <table:table-cell table:style-name="Table1.A2" office:value-type="string">
            <text:p text:style-name="P4">369<text:span text:style-name="T176">8</text:span></text:p>
          </table:table-cell>
          <table:table-cell table:style-name="Table1.A2" office:value-type="string">
            <text:p text:style-name="P13">Mai del trover nen a on cure</text:p>
          </table:table-cell>
          <table:table-cell table:style-name="Table1.C2" office:value-type="string">
            <text:p text:style-name="P67"><text:span text:style-name="T234">G] ...ne na hom… <text:s/></text:span>L] ...de trouer… <text:s/><text:span text:style-name="T214">M] ...na elle cure </text:span><text:s/><text:span text:style-name="T214">T] ...non auons… <text:s/>W] ...de la trouuer on na cure <text:s/>H2] ...navons nos cure</text:span></text:p>
            <text:p text:style-name="P260">E] Del trouuer est en auenture</text:p>
          </table:table-cell>
        </table:table-row>
        <table:table-row>
          <table:table-cell table:style-name="Table1.A2" office:value-type="string">
            <text:p text:style-name="P4">369<text:span text:style-name="T176">9</text:span></text:p>
          </table:table-cell>
          <table:table-cell table:style-name="Table1.A2" office:value-type="string">
            <text:p text:style-name="P13">Sens grant travail n’en <text:span text:style-name="T177">(F ni)</text:span> puet <text:soft-page-break/>pertir</text:p>
          </table:table-cell>
          <table:table-cell table:style-name="Table1.C2" office:value-type="string">
            <text:p text:style-name="P255">INV B] Qui i welt aler et venir</text:p>
            <text:p text:style-name="P65"><text:soft-page-break/><text:span text:style-name="T258">A] ...ne… <text:s text:c="2"/></text:span>L] ...pue partir <text:s/><text:span text:style-name="T299">E] Sans trauail nen puet on partir</text:span></text:p>
          </table:table-cell>
        </table:table-row>
        <table:table-row>
          <table:table-cell table:style-name="Table1.A2" office:value-type="string">
            <text:p text:style-name="P5">3<text:span text:style-name="T177">700</text:span></text:p>
          </table:table-cell>
          <table:table-cell table:style-name="Table1.A2" office:value-type="string">
            <text:p text:style-name="P13">Qui entrer i welt <text:span text:style-name="T177">(H Qui i welt aler) </text:span>ne venir</text:p>
          </table:table-cell>
          <table:table-cell table:style-name="Table1.C2" office:value-type="string">
            <text:p text:style-name="P255">INV <text:span text:style-name="T258">B] </text:span>Sans grant trauail nen puet partir</text:p>
            <text:p text:style-name="P119"><text:span text:style-name="T234">G] Que…uealt… <text:s/>W</text:span>] <text:span text:style-name="T206">Qui y veult entrer nen saillir <text:s/>M] Qui y veult aler et uenyr <text:s/>K] Quen tre [...]alt ni uenir <text:s/>H2] ...veult aler ne reuenir <text:s/></text:span><text:span text:style-name="T79">D] Qui i vuet entrer… <text:s/></text:span><text:span text:style-name="T88">E] Qui i entre ne reuenir</text:span></text:p>
          </table:table-cell>
        </table:table-row>
        <table:table-row>
          <table:table-cell table:style-name="Table1.A2" office:value-type="string">
            <text:p text:style-name="P5">3<text:span text:style-name="T177">701</text:span></text:p>
          </table:table-cell>
          <table:table-cell table:style-name="Table1.A2" office:value-type="string">
            <text:p text:style-name="P13">Florimons l’ait lonc tens ame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6">3<text:span text:style-name="T177">70</text:span>2</text:p>
          </table:table-cell>
          <table:table-cell table:style-name="Table1.A2" office:value-type="string">
            <text:p text:style-name="P13">L’anel li dona et l’espe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6">3<text:span text:style-name="T177">70</text:span>3</text:p>
          </table:table-cell>
          <table:table-cell table:style-name="Table1.A2" office:value-type="string">
            <text:p text:style-name="P315"/>
          </table:table-cell>
          <table:table-cell table:style-name="Table1.C2" office:value-type="string">
            <text:p text:style-name="P43"><text:span text:style-name="T259">ABDEGIH2KLMT] </text:span>Dame se il a <text:span text:style-name="T214">(BDEH2IM o)</text:span> li <text:span text:style-name="T271">(H2 lui)</text:span> sen uait <text:span text:style-name="T214">(M sen vet)</text:span> <text:s/><text:span text:style-name="T206">W] Dame si ainxin il sen vait</text:span></text:p>
          </table:table-cell>
        </table:table-row>
        <table:table-row>
          <table:table-cell table:style-name="Table1.A2" office:value-type="string">
            <text:p text:style-name="P6">3<text:span text:style-name="T177">70</text:span>4</text:p>
          </table:table-cell>
          <table:table-cell table:style-name="Table1.A2" office:value-type="string">
            <text:p text:style-name="P18">Endroit vos si a mavais plait</text:p>
          </table:table-cell>
          <table:table-cell table:style-name="Table1.C2" office:value-type="string">
            <text:p text:style-name="P55"><text:span text:style-name="T227">I] Endroi de nos ia mal plait <text:s text:c="2"/>AG</text:span>L<text:span text:style-name="T250">T</text:span>] ...uos ia… <text:span text:style-name="T258">B] ...nous ya...</text:span> <text:span text:style-name="T234">K] Endroit nos ha mauuais… <text:s/>M] Entre nos aura… <text:s/>W] ...moy y a… <text:s text:c="2"/>DH2E] Endroit de uos (H2 vous, E nous) i (EH2 y) a mal...</text:span></text:p>
          </table:table-cell>
        </table:table-row>
        <table:table-row>
          <table:table-cell table:style-name="Table1.A2" office:value-type="string">
            <text:p text:style-name="P6">3<text:span text:style-name="T177">70</text:span>5</text:p>
          </table:table-cell>
          <table:table-cell table:style-name="Table1.A2" office:value-type="string">
            <text:p text:style-name="P18">Nos nen avrons mais son paroil</text:p>
          </table:table-cell>
          <table:table-cell table:style-name="Table1.C2" office:value-type="string">
            <text:p text:style-name="P61"><text:span text:style-name="T258">B] Jamais nel verres sans peril <text:s/></text:span>L] ...ne… <text:s/><text:span text:style-name="T214">M] ...nauron mie son… <text:s/>T] ...non… <text:s text:c="2"/>W] James nous narons… <text:s/>EH2] ...naurons iamais… <text:s/></text:span><text:span text:style-name="T79">D] </text:span><text:span text:style-name="T80">Vos naurez iames...</text:span></text:p>
          </table:table-cell>
        </table:table-row>
        <table:table-row>
          <table:table-cell table:style-name="Table1.A2" office:value-type="string">
            <text:p text:style-name="P6">3<text:span text:style-name="T177">70</text:span>6</text:p>
          </table:table-cell>
          <table:table-cell table:style-name="Table1.A2" office:value-type="string">
            <text:p text:style-name="P18">Dame car i metez consoil</text:p>
          </table:table-cell>
          <table:table-cell table:style-name="Table1.C2" office:value-type="string">
            <text:p text:style-name="P146"><text:span text:style-name="T258">B] Or i metez conseil soustil <text:s/>I] …quar li… <text:s/>K] ...imetez </text:span><text:span text:style-name="T117">ure </text:span><text:span text:style-name="T38">conseil <text:s text:c="2"/></text:span>W] ...or y metez...</text:p>
          </table:table-cell>
        </table:table-row>
        <table:table-row>
          <table:table-cell table:style-name="Table1.A2" office:value-type="string">
            <text:p text:style-name="P6">3<text:span text:style-name="T177">70</text:span>7</text:p>
          </table:table-cell>
          <table:table-cell table:style-name="Table1.A2" office:value-type="string">
            <text:p text:style-name="P18">Car vos l’i poez mout bien metre</text:p>
          </table:table-cell>
          <table:table-cell table:style-name="Table1.C2" office:value-type="string">
            <text:p text:style-name="P313">D] ---</text:p>
            <text:p text:style-name="P198">I] ...li poes biez metre <text:s/><text:span text:style-name="T234">K] Qe uos len puez… </text:span></text:p>
          </table:table-cell>
        </table:table-row>
        <table:table-row>
          <table:table-cell table:style-name="Table1.A2" office:value-type="string">
            <text:p text:style-name="P6">3<text:span text:style-name="T177">70</text:span>8</text:p>
          </table:table-cell>
          <table:table-cell table:style-name="Table1.A2" office:value-type="string">
            <text:p text:style-name="P18">Se vos en volez entremetre</text:p>
          </table:table-cell>
          <table:table-cell table:style-name="Table1.C2" office:value-type="string">
            <text:p text:style-name="P313">D] ---</text:p>
            <text:p text:style-name="P299"><text:span text:style-name="T234">G] Se uos uos i uolez… <text:s/>K] ...nen uolez bien… <text:s text:c="2"/></text:span>M] ...en osez...</text:p>
          </table:table-cell>
        </table:table-row>
        <table:table-row>
          <table:table-cell table:style-name="Table1.A2" office:value-type="string">
            <text:p text:style-name="P6">3<text:span text:style-name="T177">70</text:span>9</text:p>
          </table:table-cell>
          <table:table-cell table:style-name="Table1.A2" office:value-type="string">
            <text:p text:style-name="P18">Se nus hons s’en entremetoit</text:p>
          </table:table-cell>
          <table:table-cell table:style-name="Table1.C2" office:value-type="string">
            <text:p text:style-name="P142"><text:span text:style-name="T234">G] Se nul se nentrametoit <text:s/>K] ...nentremetroit <text:s/></text:span>W] Si vng… <text:s/><text:span text:style-name="T214">T] Si autre sen… <text:s/>DH2] Car se nuns (H2 nus) sen...</text:span></text:p>
          </table:table-cell>
        </table:table-row>
        <table:table-row>
          <table:table-cell table:style-name="Table1.A2" office:value-type="string">
            <text:p text:style-name="P5">3<text:span text:style-name="T177">710</text:span></text:p>
          </table:table-cell>
          <table:table-cell table:style-name="Table1.A2" office:value-type="string">
            <text:p text:style-name="P18">Sens vos je cuit qu’il l’ossiroit</text:p>
          </table:table-cell>
          <table:table-cell table:style-name="Table1.C2" office:value-type="string">
            <text:p text:style-name="P286"><text:span text:style-name="T259">ABDI</text:span>L<text:span text:style-name="T250">T</text:span>] ...<text:span text:style-name="T192">ie (T je) croi (L croit) quil locirroit (BDIT lociroit, L que locieroit) <text:s text:c="2"/>H2K] Fors vous (K uos)...(H2 qui)… <text:s text:c="2"/>W] Je croy quil locciroyt <text:s/>M] </text:span><text:span text:style-name="T106">Por</text:span><text:span text:style-name="T214"> voir vos di quil locciroit <text:s/>E] Je croi de voir quil locirroit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1</text:p>
          </table:table-cell>
          <table:table-cell table:style-name="Table1.A2" office:value-type="string">
            <text:p text:style-name="P18">Maistres donc me dites coment</text:p>
          </table:table-cell>
          <table:table-cell table:style-name="Table1.C2" office:value-type="string">
            <text:p text:style-name="P311">A] ...quar… <text:s/><text:span text:style-name="T300">EH2] ...or me… <text:s/>D] ...dont..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2</text:p>
          </table:table-cell>
          <table:table-cell table:style-name="Table1.A2" office:value-type="string">
            <text:p text:style-name="P18">Jel vos dirai seleement</text:p>
          </table:table-cell>
          <table:table-cell table:style-name="Table1.C2" office:value-type="string">
            <text:p text:style-name="P280"><text:span text:style-name="T259">AG</text:span>L<text:span text:style-name="T207">W</text:span>] <text:span text:style-name="T259">Ge (GLW Je) uos (W vous)...</text:span></text:p>
          </table:table-cell>
        </table:table-row>
        <table:table-row table:style-name="Table1.49">
          <table:table-cell table:style-name="Table1.A2" office:value-type="string">
            <text:p text:style-name="P6">3<text:span text:style-name="T177">71</text:span>3</text:p>
          </table:table-cell>
          <table:table-cell table:style-name="Table1.A2" office:value-type="string">
            <text:p text:style-name="P19">Quant il irait donez vos soing</text:p>
          </table:table-cell>
          <table:table-cell table:style-name="Table1.C2" office:value-type="string">
            <text:p text:style-name="P283"><text:span text:style-name="T260">A</text:span>L<text:span text:style-name="T207">W</text:span>] ...<text:span text:style-name="T192">ira (W yra)… <text:s/>K] ...donez nos soing <text:s text:c="2"/>DH2] ...i (H2 il) ira aiez (H2 aies) en soing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4</text:p>
          </table:table-cell>
          <table:table-cell table:style-name="Table1.A2" office:value-type="string">
            <text:p text:style-name="P19">Et si alez aprés de loing</text:p>
          </table:table-cell>
          <table:table-cell table:style-name="Table1.C2" office:value-type="string">
            <text:p text:style-name="P282"><text:span text:style-name="T258">A] Et si uenez apui de loign <text:s text:c="2"/>G] Et si uenez un poi… <text:s/>I</text:span>L] <text:span text:style-name="T228">E (L Et) si (L se) uenes (L uenez)… <text:s/>W] Que alez apres lui… <text:s/>M] Et en alez… <text:s/>K] E sil irez segent...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5</text:p>
          </table:table-cell>
          <table:table-cell table:style-name="Table1.A2" office:value-type="string">
            <text:p text:style-name="P19">Si que Florimons ne vos voie</text:p>
          </table:table-cell>
          <table:table-cell table:style-name="Table1.C2" office:value-type="string">
            <text:p text:style-name="P288">INV <text:span text:style-name="T260">AGIKLW] Apres (G Aprou de, L </text:span>Apro<text:span text:style-name="T228">)</text:span> lui <text:span text:style-name="T235">uenez (I uenes</text:span>, <text:span text:style-name="T207">W alez)</text:span> <text:span text:style-name="T260">toute (GIKL </text:span>tote<text:span text:style-name="T207">)</text:span> <text:span text:style-name="T235">quoie (I </text:span><text:soft-page-break/><text:span text:style-name="T235">coie, K qoie, W quoye)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6</text:p>
          </table:table-cell>
          <table:table-cell table:style-name="Table1.A2" office:value-type="string">
            <text:p text:style-name="P19">Aprés en alez tote coie</text:p>
          </table:table-cell>
          <table:table-cell table:style-name="Table1.C2" office:value-type="string">
            <text:p text:style-name="P169">INV <text:span text:style-name="T260">AGIK</text:span>L<text:span text:style-name="T207">W</text:span>] Si que <text:span text:style-name="T260">floremons (GK floremont, I floriemons, LW </text:span>florimont<text:span text:style-name="T228">)</text:span> ne <text:span text:style-name="T244">(K ni)</text:span> <text:span text:style-name="T260">uous (GIKL </text:span>uos, <text:span text:style-name="T207">W vous)</text:span> uoie <text:span text:style-name="T207">(W voye)</text:span></text:p>
            <text:p text:style-name="P181"><text:span text:style-name="T292">DH2E</text:span>M] Apres <text:span text:style-name="T271">lui (M </text:span>li<text:span text:style-name="T271">)</text:span> <text:span text:style-name="T292">alez (H2 ales)</text:span> <text:span text:style-name="T292">tote (EH2M </text:span>toute<text:span text:style-name="T292">)</text:span> <text:span text:style-name="T292">uoie (EH2M </text:span>voie<text:span text:style-name="T292">)</text:span> <text:s text:c="2"/>T] <text:span text:style-name="T251">Apres lui nalez… <text:s/>B] Alez apres lui tout voie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7</text:p>
          </table:table-cell>
          <table:table-cell table:style-name="Table1.A2" office:value-type="string">
            <text:p text:style-name="P19">Se la damoisele vos voit</text:p>
          </table:table-cell>
          <table:table-cell table:style-name="Table1.C2" office:value-type="string">
            <text:p text:style-name="P41">L<text:span text:style-name="T207">W</text:span>] ---</text:p>
          </table:table-cell>
        </table:table-row>
        <table:table-row>
          <table:table-cell table:style-name="Table1.A2" office:value-type="string">
            <text:p text:style-name="P6">3<text:span text:style-name="T177">71</text:span>8</text:p>
          </table:table-cell>
          <table:table-cell table:style-name="Table1.A2" office:value-type="string">
            <text:p text:style-name="P19">Tornez vos en a grant esploit</text:p>
          </table:table-cell>
          <table:table-cell table:style-name="Table1.C2" office:value-type="string">
            <text:p text:style-name="P41">L<text:span text:style-name="T207">W</text:span>] ---</text:p>
            <text:p text:style-name="P181"><text:span text:style-name="T234">K] ...en grant esploit <text:s/>H2</text:span>M] ...vos ent… <text:s/><text:span text:style-name="T258">B] Retornez vous a...</text:span></text:p>
          </table:table-cell>
        </table:table-row>
        <table:table-row>
          <table:table-cell table:style-name="Table1.A2" office:value-type="string">
            <text:p text:style-name="P6">3<text:span text:style-name="T177">71</text:span>9</text:p>
          </table:table-cell>
          <table:table-cell table:style-name="Table1.A2" office:value-type="string">
            <text:p text:style-name="P19">Puels l’avrait a toz jors perdue</text:p>
          </table:table-cell>
          <table:table-cell table:style-name="Table1.C2" office:value-type="string">
            <text:p text:style-name="P281"><text:span text:style-name="T227">I] ...lauras… <text:s/>ADHE2</text:span>L<text:span text:style-name="T251">TW</text:span>] ...laura…<text:span text:style-name="T192"> <text:s/>K] ...laura toz...</text:span></text:p>
          </table:table-cell>
        </table:table-row>
        <table:table-row>
          <table:table-cell table:style-name="Table1.A2" office:value-type="string">
            <text:p text:style-name="P5">3<text:span text:style-name="T177">720</text:span></text:p>
          </table:table-cell>
          <table:table-cell table:style-name="Table1.A2" office:value-type="string">
            <text:p text:style-name="P19">Sol que un poc vos ait veue</text:p>
          </table:table-cell>
          <table:table-cell table:style-name="Table1.C2" office:value-type="string">
            <text:p text:style-name="P62"><text:span text:style-name="T258">B] Mais cun petit laies veue <text:s/>G] Sol on poi uos… <text:s/></text:span>L] ...<text:span text:style-name="T192">que cele uos a… <text:s/>W] Mais que elle vous ayt… <text:s/>M] Mes que .i. po laiez ueue <text:s/>H2] Quant i pou vos aura… <text:s/></text:span><text:span text:style-name="T79">D] </text:span><text:span text:style-name="T81">Mais que vn pou...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1</text:p>
          </table:table-cell>
          <table:table-cell table:style-name="Table1.A2" office:value-type="string">
            <text:p text:style-name="P19">Florimons avrait grant dolor</text:p>
          </table:table-cell>
          <table:table-cell table:style-name="Table1.C2" office:value-type="string">
            <text:p text:style-name="P207">G] ---</text:p>
            <text:p text:style-name="P56"><text:span text:style-name="T260">AIK</text:span>L<text:span text:style-name="T251">TW</text:span>] ...naura…<text:span text:style-name="T192"> <text:s/>DH2] ...en aura irour <text:s/>BE] ...aura...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2</text:p>
          </table:table-cell>
          <table:table-cell table:style-name="Table1.A2" office:value-type="string">
            <text:p text:style-name="P19">Quant il perdrait li et s’amor</text:p>
          </table:table-cell>
          <table:table-cell table:style-name="Table1.C2" office:value-type="string">
            <text:p text:style-name="P207">G] ---</text:p>
            <text:p text:style-name="P52"><text:span text:style-name="T258">A] ...si perdra lui… <text:s text:c="2"/>K] ...perdra li son amor <text:s/>BDE</text:span>L<text:span text:style-name="T251">T</text:span>] ...perdra…<text:span text:style-name="T192"> <text:s/>W] ...perdra elle et… <text:s text:c="2"/>H2] ...perdue aura samour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3</text:p>
          </table:table-cell>
          <table:table-cell table:style-name="Table1.A2" office:value-type="string">
            <text:p text:style-name="P19">Muelz vient qu’il remaigne dolans</text:p>
          </table:table-cell>
          <table:table-cell table:style-name="Table1.C2" office:value-type="string">
            <text:p text:style-name="P207">G] ---</text:p>
            <text:p text:style-name="P56"><text:span text:style-name="T258">B] Miex ains qil demeure… <text:s/></text:span>L] ...<text:span text:style-name="T192">uint que il se romaigne… <text:s/>AIMW] ...uault (I uaut, MW vault) quil (W qui) remaigne (I remagne)… <text:s/>E] ...vient...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4</text:p>
          </table:table-cell>
          <table:table-cell table:style-name="Table1.A2" office:value-type="string">
            <text:p text:style-name="P19">Qu’il soit a li perdus joianz</text:p>
          </table:table-cell>
          <table:table-cell table:style-name="Table1.C2" office:value-type="string">
            <text:p text:style-name="P207">G] ---</text:p>
            <text:p text:style-name="P68"><text:span text:style-name="T258">A] Qui soit a li perdauz… <text:s/></text:span>L] <text:span text:style-name="T192">Qui soit ou li… <text:s/>W] Qui soit alui perdu otut temps <text:s/>BIM] ...o li… <text:s/>H2] ...soit perdus o lui ioians <text:s/></text:span><text:span text:style-name="T79">D] </text:span><text:span text:style-name="T81">Que perduz soit o li ioianz <text:s/></text:span><text:span text:style-name="T2">E] ...</text:span><text:span text:style-name="T89">soit lors perdus...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5</text:p>
          </table:table-cell>
          <table:table-cell table:style-name="Table1.A2" office:value-type="string">
            <text:p text:style-name="P19">La dame dist Maistres per <text:span text:style-name="T178">(H par) </text:span>foi</text:p>
          </table:table-cell>
          <table:table-cell table:style-name="Table1.C2" office:value-type="string">
            <text:p text:style-name="P126"><text:span text:style-name="T228">I] ...por… <text:s/>B</text:span>W] ...par...</text:p>
          </table:table-cell>
        </table:table-row>
        <table:table-row>
          <table:table-cell table:style-name="Table1.A2" office:value-type="string">
            <text:p text:style-name="P6">3<text:span text:style-name="T177">72</text:span>6</text:p>
          </table:table-cell>
          <table:table-cell table:style-name="Table1.A2" office:value-type="string">
            <text:p text:style-name="P19">De seu prendrai ge bien conroi</text:p>
          </table:table-cell>
          <table:table-cell table:style-name="Table1.C2" office:value-type="string">
            <text:p text:style-name="P183"><text:span text:style-name="T258">A] Ce prendrai ge bien ce croi <text:s/>K] ...buen… <text:s/></text:span>M] ...prendre coroy en moy <text:s/><text:span text:style-name="T270">H2] ...bien [.conseil] conroi <text:s/></text:span><text:span text:style-name="T79">D] ...</text:span><text:span text:style-name="T81">panrai...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7</text:p>
          </table:table-cell>
          <table:table-cell table:style-name="Table1.A2" office:value-type="string">
            <text:p text:style-name="P19">Seu que vos dites serait <text:span text:style-name="T178">(H sera)</text:span> fait</text:p>
          </table:table-cell>
          <table:table-cell table:style-name="Table1.C2" office:value-type="string">
            <text:p text:style-name="P280"><text:span text:style-name="T261">ABDEIKH2</text:span>L<text:span text:style-name="T251">TW</text:span>] ...<text:span text:style-name="T192">sera...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8</text:p>
          </table:table-cell>
          <table:table-cell table:style-name="Table1.A2" office:value-type="string">
            <text:p text:style-name="P20">Floquars a son hostel s’en vait</text:p>
          </table:table-cell>
          <table:table-cell table:style-name="Table1.C2" office:value-type="string">
            <text:p text:style-name="P287"><text:span text:style-name="T234">G] ...se uet <text:s/></text:span>L] ...oste…<text:span text:style-name="T192"> <text:s/>H2] ...en son… <text:s/>E] ...ostel en vait</text:span></text:p>
          </table:table-cell>
        </table:table-row>
        <table:table-row>
          <table:table-cell table:style-name="Table1.A2" office:value-type="string">
            <text:p text:style-name="P6">3<text:span text:style-name="T177">72</text:span>9</text:p>
          </table:table-cell>
          <table:table-cell table:style-name="Table1.A2" office:value-type="string">
            <text:p text:style-name="P20">Li maistres vient a Florimont</text:p>
          </table:table-cell>
          <table:table-cell table:style-name="Table1.C2" office:value-type="string">
            <text:p text:style-name="P300"><text:span text:style-name="T270">H2] ...dit a </text:span><text:span text:style-name="T124">flo. <text:s/></text:span>M] ...va… <text:s/><text:span text:style-name="T291">D] ..uint...</text:span></text:p>
          </table:table-cell>
        </table:table-row>
        <text:soft-page-break/>
        <table:table-row>
          <table:table-cell table:style-name="Table1.A2" office:value-type="string">
            <text:p text:style-name="P5">37<text:span text:style-name="T177">3</text:span>0</text:p>
          </table:table-cell>
          <table:table-cell table:style-name="Table1.A2" office:value-type="string">
            <text:p text:style-name="P20">Et de chevachier le semont</text:p>
          </table:table-cell>
          <table:table-cell table:style-name="Table1.C2" office:value-type="string">
            <text:p text:style-name="P217"><text:span text:style-name="T258">A] ...len… <text:s/></text:span>G] ...li...</text:p>
          </table:table-cell>
        </table:table-row>
        <table:table-row>
          <table:table-cell table:style-name="Table1.A2" office:value-type="string">
            <text:p text:style-name="P5">37<text:span text:style-name="T177">3</text:span>1</text:p>
          </table:table-cell>
          <table:table-cell table:style-name="Table1.A2" office:value-type="string">
            <text:p text:style-name="P20">Sire dist Floquars trop estez</text:p>
          </table:table-cell>
          <table:table-cell table:style-name="Table1.C2" office:value-type="string">
            <text:p text:style-name="P125"><text:span text:style-name="T234">G] ...fete… <text:s/>ADI</text:span>L<text:span text:style-name="T251">T</text:span>] ...fait…<text:span text:style-name="T192"> <text:s/>W] Sire fait flocart comme pouez <text:s/>E] Sire fait il ci trop estez</text:span></text:p>
          </table:table-cell>
        </table:table-row>
        <table:table-row>
          <table:table-cell table:style-name="Table1.A2" office:value-type="string">
            <text:p text:style-name="P5">37<text:span text:style-name="T177">3</text:span>2</text:p>
          </table:table-cell>
          <table:table-cell table:style-name="Table1.A2" office:value-type="string">
            <text:p text:style-name="P20">En cest pais car en alez</text:p>
          </table:table-cell>
          <table:table-cell table:style-name="Table1.C2" office:value-type="string">
            <text:p text:style-name="P56"><text:span text:style-name="T261">ADGIKH2</text:span>L] ...<text:span text:style-name="T192">que non (DH2 nen, I nun, K nen ) alez (GL allez, IH2 ales) <text:s text:c="2"/>W] Tant estre si que vous nalez <text:s/>T] ...car uos nalez <text:s/>B] En cest pays trop seiornez</text:span></text:p>
            <text:p text:style-name="P170">E] Au roi phelippon en alez</text:p>
          </table:table-cell>
        </table:table-row>
        <table:table-row>
          <table:table-cell table:style-name="Table1.A2" office:value-type="string">
            <text:p text:style-name="P5">37<text:span text:style-name="T177">3</text:span>3</text:p>
          </table:table-cell>
          <table:table-cell table:style-name="Table1.A2" office:value-type="string">
            <text:p text:style-name="P20">A (H Au) roi Phelipon por aidier</text:p>
          </table:table-cell>
          <table:table-cell table:style-name="Table1.C2" office:value-type="string">
            <text:p text:style-name="P56">L] <text:span text:style-name="T192">Al...per…</text:span><text:span text:style-name="T2"> <text:s/></text:span><text:span text:style-name="T7">W] ...</text:span><text:span text:style-name="T8">comme amis <text:s/></text:span><text:span text:style-name="T51">A</text:span><text:span text:style-name="T82">D</text:span><text:span text:style-name="T31">G</text:span><text:span text:style-name="T26">I</text:span><text:span text:style-name="T60">H2</text:span><text:span text:style-name="T12">M</text:span><text:span text:style-name="T45">T</text:span><text:span text:style-name="T12">] </text:span><text:span text:style-name="T51">Al (</text:span><text:span text:style-name="T82">D</text:span><text:span text:style-name="T51">GI</text:span><text:span text:style-name="T60">H2</text:span><text:span text:style-name="T51">M </text:span><text:span text:style-name="T13">Au)… <text:s/></text:span><text:span text:style-name="T55">B] </text:span><text:span text:style-name="T70">Alez roi phellipon aidier</text:span></text:p>
            <text:p text:style-name="P68"><text:span text:style-name="T2">E] </text:span><text:span text:style-name="T89">En autres terres por aidier</text:span></text:p>
          </table:table-cell>
        </table:table-row>
        <table:table-row>
          <table:table-cell table:style-name="Table1.A2" office:value-type="string">
            <text:p text:style-name="P5">37<text:span text:style-name="T177">3</text:span>4</text:p>
          </table:table-cell>
          <table:table-cell table:style-name="Table1.A2" office:value-type="string">
            <text:p text:style-name="P20">Ses anemins a guerroier</text:p>
          </table:table-cell>
          <table:table-cell table:style-name="Table1.C2" office:value-type="string">
            <text:p text:style-name="P46"><text:span text:style-name="T237">GIK] Et (I E) sez (I ses) enemis gerroier (I gueroier) <text:s text:c="2"/>AE</text:span>L<text:span text:style-name="T251">T</text:span>] <text:span text:style-name="T192">De ses enemis (E anemis, T henemis) guerroier (T gueroier) <text:s/>M] A ses anemis guerroier <text:s/>W] Pour guerroier ses anemis</text:span></text:p>
          </table:table-cell>
        </table:table-row>
        <table:table-row>
          <table:table-cell table:style-name="Table1.A2" office:value-type="string">
            <text:p text:style-name="P5">37<text:span text:style-name="T177">3</text:span>5</text:p>
          </table:table-cell>
          <table:table-cell table:style-name="Table1.A2" office:value-type="string">
            <text:p text:style-name="P20">Per (H Par) foi mout en avrez grant los</text:p>
          </table:table-cell>
          <table:table-cell table:style-name="Table1.C2" office:value-type="string">
            <text:p text:style-name="P159"><text:span text:style-name="T261">AGIK] Par…(A naurez, H nauriez)... <text:s/>M] <text:s/>...en queuldrois… <text:s/></text:span>W] Par dieu vous aquissiez grant… <text:s/><text:span text:style-name="T214">T] Por...nauriez… B] ...</text:span><text:span text:style-name="T131">mlt</text:span><text:span text:style-name="T70"> y aurez… <text:s/></text:span><text:span text:style-name="T79">D] </text:span><text:span text:style-name="T82">Mout </text:span><text:span text:style-name="T140">per</text:span><text:span text:style-name="T82"> en auroies… <text:s/></text:span><text:span text:style-name="T2">E] </text:span><text:span text:style-name="T145">Mlt</text:span><text:span text:style-name="T89"> y aurez sire grant los</text:span></text:p>
          </table:table-cell>
        </table:table-row>
        <table:table-row>
          <table:table-cell table:style-name="Table1.A2" office:value-type="string">
            <text:p text:style-name="P5">37<text:span text:style-name="T177">3</text:span>6</text:p>
          </table:table-cell>
          <table:table-cell table:style-name="Table1.A2" office:value-type="string">
            <text:p text:style-name="P20">Florimons non estoit si os</text:p>
          </table:table-cell>
          <table:table-cell table:style-name="Table1.C2" office:value-type="string">
            <text:p text:style-name="P52">L<text:span text:style-name="T208">W</text:span>] ...ne…<text:span text:style-name="T192"> <text:s/>M] ...si nestoit tant… <text:s/>BDH2] ...nestoit pas si os</text:span></text:p>
          </table:table-cell>
        </table:table-row>
        <table:table-row>
          <table:table-cell table:style-name="Table1.A2" office:value-type="string">
            <text:p text:style-name="P5">37<text:span text:style-name="T177">3</text:span>7</text:p>
          </table:table-cell>
          <table:table-cell table:style-name="Table1.A2" office:value-type="string">
            <text:p text:style-name="P20">Car il amoit muelz de s’amie</text:p>
          </table:table-cell>
          <table:table-cell table:style-name="Table1.C2" office:value-type="string">
            <text:p text:style-name="P237">B] Que il namast...</text:p>
          </table:table-cell>
        </table:table-row>
        <table:table-row>
          <table:table-cell table:style-name="Table1.A2" office:value-type="string">
            <text:p text:style-name="P5">37<text:span text:style-name="T177">3</text:span>8</text:p>
          </table:table-cell>
          <table:table-cell table:style-name="Table1.A2" office:value-type="string">
            <text:p text:style-name="P20">Le desduit que chevelerie</text:p>
          </table:table-cell>
          <table:table-cell table:style-name="Table1.C2" office:value-type="string">
            <text:p text:style-name="P277"/>
          </table:table-cell>
        </table:table-row>
        <table:table-row>
          <table:table-cell table:style-name="Table1.A2" office:value-type="string">
            <text:p text:style-name="P5">37<text:span text:style-name="T177">3</text:span>9</text:p>
          </table:table-cell>
          <table:table-cell table:style-name="Table1.A2" office:value-type="string">
            <text:p text:style-name="P20">Mais il ne finoit de penser <text:span text:style-name="T179">(H Il ne finoit jor de penser)</text:span></text:p>
          </table:table-cell>
          <table:table-cell table:style-name="Table1.C2" office:value-type="string">
            <text:p text:style-name="P172">M] Mea il ne fesoit que penser</text:p>
          </table:table-cell>
        </table:table-row>
        <table:table-row>
          <table:table-cell table:style-name="Table1.A2" office:value-type="string">
            <text:p text:style-name="P5">37<text:span text:style-name="T177">4</text:span>0</text:p>
          </table:table-cell>
          <table:table-cell table:style-name="Table1.A2" office:value-type="string">
            <text:p text:style-name="P20">Por ce que il devoit aler</text:p>
          </table:table-cell>
          <table:table-cell table:style-name="Table1.C2" office:value-type="string">
            <text:p text:style-name="P52"><text:span text:style-name="T258">A] <text:s/>...sen cuidoit… <text:s/>KT] ...quar sen deuoit… <text:s/></text:span>L] ...<text:span text:style-name="T192">quil senuoloit… <text:s/>BGIMW] ...quil (W qui) sen deuoit… <text:s text:c="2"/>DH2] ...quil i (H2 y) uoloit (H2 uouloit)...</text:span></text:p>
          </table:table-cell>
        </table:table-row>
        <table:table-row>
          <table:table-cell table:style-name="Table1.A2" office:value-type="string">
            <text:p text:style-name="P7">37<text:span text:style-name="T177">4</text:span>1</text:p>
          </table:table-cell>
          <table:table-cell table:style-name="Table1.A2" office:value-type="string">
            <text:p text:style-name="P20">Maistres fet il poc ai d’ernois</text:p>
          </table:table-cell>
          <table:table-cell table:style-name="Table1.C2" office:value-type="string">
            <text:p text:style-name="P127">W] ---</text:p>
            <text:p text:style-name="P184"><text:span text:style-name="T258">A] ...poi ai de moi <text:s text:c="2"/>B] Maistres trop peu ay de harnoi <text:s/>K] ...elle poi aider noi <text:s/></text:span>M] Mestre dit il po ay darroy <text:s text:c="2"/><text:span text:style-name="T293">DH2] ...foi que uos (H2 vos) doi <text:s/>E] ...ie ai </text:span><text:span text:style-name="T145">mlt</text:span><text:span text:style-name="T89"> poi</text:span></text:p>
          </table:table-cell>
        </table:table-row>
        <table:table-row>
          <table:table-cell table:style-name="Table1.A2" office:value-type="string">
            <text:p text:style-name="P5">37<text:span text:style-name="T178">4</text:span>2</text:p>
          </table:table-cell>
          <table:table-cell table:style-name="Table1.A2" office:value-type="string">
            <text:p text:style-name="P20">Poc compaignons d’aler a roi</text:p>
          </table:table-cell>
          <table:table-cell table:style-name="Table1.C2" office:value-type="string">
            <text:p text:style-name="P127">W] ---</text:p>
            <text:p text:style-name="P68"><text:span text:style-name="T237">GI] ...au… <text:s/>AK] Por...al (K au)… <text:s/></text:span>L] ...<text:span text:style-name="T192">aaler al roi <text:s/>M] Er de gent pour aler auroy <text:s text:c="2"/>T] ...por aler al roi <text:s/>DH2] Pou a (H2 ai) conpaignons (H2 conpaignie) auec moi <text:s/>B] Et gent por secourre le roi <text:s/>E] De conpaignons els le roi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44"><text:span text:style-name="T293">D</text:span>H2] <text:span text:style-name="T293">Hernois (H2 Harnois) nai pas a mon talant (H2 talent)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44"><text:span text:style-name="T293">D</text:span>H2] <text:span text:style-name="T293">Por (H2 Pour) aler au roi (H2 Roy) si briement</text:span></text:p>
          </table:table-cell>
        </table:table-row>
        <table:table-row>
          <table:table-cell table:style-name="Table1.A2" office:value-type="string">
            <text:p text:style-name="P5">37<text:span text:style-name="T178">4</text:span>3</text:p>
          </table:table-cell>
          <table:table-cell table:style-name="Table1.A2" office:value-type="string">
            <text:p text:style-name="P20">Per <text:span text:style-name="T179">(H Par)</text:span> coverte seu respondoit</text:p>
          </table:table-cell>
          <table:table-cell table:style-name="Table1.C2" office:value-type="string">
            <text:p text:style-name="P147"><text:span text:style-name="T261">AGK] Por… <text:s/></text:span>W] Pour...lui… <text:s/><text:span text:style-name="T301">EM] ...couuerture le (M ce) disoit <text:s text:c="2"/>B] ...coureture respondi</text:span></text:p>
          </table:table-cell>
        </table:table-row>
        <text:soft-page-break/>
        <table:table-row>
          <table:table-cell table:style-name="Table1.A2" office:value-type="string">
            <text:p text:style-name="P5">37<text:span text:style-name="T178">4</text:span>4</text:p>
          </table:table-cell>
          <table:table-cell table:style-name="Table1.A2" office:value-type="string">
            <text:p text:style-name="P20">Mai Floquars mout bien l’entendoit</text:p>
          </table:table-cell>
          <table:table-cell table:style-name="Table1.C2" office:value-type="string">
            <text:p text:style-name="P63"><text:span text:style-name="T261">AGI</text:span>L<text:span text:style-name="T251">T</text:span>] ...<text:span text:style-name="T192">tres bien… <text:s/>BK] Mestre floquart bien...(B lentendi) <text:s text:c="2"/>W] ...bien entendoit <text:s/>H2] ...tout ce contemploit <text:s/></text:span><text:span text:style-name="T79">D] </text:span><text:span text:style-name="T82">Et...tres bien entendoit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70">E] Por quoi il aloit ce disant</text:p>
          </table:table-cell>
        </table:table-row>
        <table:table-row>
          <table:table-cell table:style-name="Table1.A2" office:value-type="string">
            <text:p text:style-name="P5">37<text:span text:style-name="T178">4</text:span>5</text:p>
          </table:table-cell>
          <table:table-cell table:style-name="Table1.A2" office:value-type="string">
            <text:p text:style-name="P20">Li maistres le laissa atant</text:p>
          </table:table-cell>
          <table:table-cell table:style-name="Table1.C2" office:value-type="string">
            <text:p text:style-name="P237">B] ---</text:p>
            <text:p text:style-name="P69"><text:span text:style-name="T258">A] <text:s/>...se laisa… <text:s/>GIT] ...so laisa… <text:s text:c="2"/>K] ...li laissa… <text:s text:c="2"/></text:span>L] ...<text:span text:style-name="T192">o laisa… <text:s/>W] Ne ly plest si le lesse…</text:span></text:p>
            <text:p text:style-name="P170">E] Si len laissa aler atant</text:p>
          </table:table-cell>
        </table:table-row>
        <table:table-row>
          <table:table-cell table:style-name="Table1.A2" office:value-type="string">
            <text:p text:style-name="P5">37<text:span text:style-name="T178">4</text:span>6</text:p>
          </table:table-cell>
          <table:table-cell table:style-name="Table1.A2" office:value-type="string">
            <text:p text:style-name="P20">Et Florimons remeist pensant</text:p>
          </table:table-cell>
          <table:table-cell table:style-name="Table1.C2" office:value-type="string">
            <text:p text:style-name="P236">A<text:span text:style-name="T281">BE</text:span>] ---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8">G] A ce quil laissaroit son per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8">G] Et partiroit soi da sa mere</text:p>
          </table:table-cell>
        </table:table-row>
        <table:table-row>
          <table:table-cell table:style-name="Table1.A2" office:value-type="string">
            <text:p text:style-name="P5">37<text:span text:style-name="T178">4</text:span>7</text:p>
          </table:table-cell>
          <table:table-cell table:style-name="Table1.A2" office:value-type="string">
            <text:p text:style-name="P20">Florimons per <text:span text:style-name="T179">(H par)</text:span> matin leva</text:p>
          </table:table-cell>
          <table:table-cell table:style-name="Table1.C2" office:value-type="string">
            <text:p text:style-name="P56"><text:span text:style-name="T258">A] <text:s/>Et floremons al matin leua (SAUT) <text:s text:c="2"/>GIK</text:span>L<text:span text:style-name="T215">MTW</text:span>] ...<text:span text:style-name="T237">au (LT al) matin… <text:s/>B] .par...</text:span></text:p>
          </table:table-cell>
        </table:table-row>
        <table:table-row>
          <table:table-cell table:style-name="Table1.A2" office:value-type="string">
            <text:p text:style-name="P5">37<text:span text:style-name="T178">4</text:span>8</text:p>
          </table:table-cell>
          <table:table-cell table:style-name="Table1.A2" office:value-type="string">
            <text:p text:style-name="P20">A s’amie parler ala</text:p>
          </table:table-cell>
          <table:table-cell table:style-name="Table1.C2" office:value-type="string">
            <text:p text:style-name="P223">G] ...sen ala <text:s/></text:p>
          </table:table-cell>
        </table:table-row>
        <table:table-row>
          <table:table-cell table:style-name="Table1.A2" office:value-type="string">
            <text:p text:style-name="P5">37<text:span text:style-name="T178">4</text:span>9</text:p>
          </table:table-cell>
          <table:table-cell table:style-name="Table1.A2" office:value-type="string">
            <text:p text:style-name="P20">La damoisele l’atendoit</text:p>
          </table:table-cell>
          <table:table-cell table:style-name="Table1.C2" office:value-type="string">
            <text:p text:style-name="P170">E] Quen la nacele latendoit</text:p>
          </table:table-cell>
        </table:table-row>
        <table:table-row>
          <table:table-cell table:style-name="Table1.A2" office:value-type="string">
            <text:p text:style-name="P5">37<text:span text:style-name="T178">5</text:span>0</text:p>
          </table:table-cell>
          <table:table-cell table:style-name="Table1.A2" office:value-type="string">
            <text:p text:style-name="P20">Por ce que mener l’en devoit</text:p>
          </table:table-cell>
          <table:table-cell table:style-name="Table1.C2" office:value-type="string">
            <text:p text:style-name="P284"><text:span text:style-name="T281">BDEI</text:span>L] ...<text:span text:style-name="T192">len uoloit <text:s/>K] ...quamener… <text:s/>W] ...en mener le devuoit <text:s/>M] ...enmener lendoit <text:s/>AT] ...quar mener… <text:s/>H2] ...len cuidoit</text:span></text:p>
          </table:table-cell>
        </table:table-row>
        <table:table-row>
          <table:table-cell table:style-name="Table1.A2" office:value-type="string">
            <text:p text:style-name="P5">37<text:span text:style-name="T179">5</text:span>1</text:p>
          </table:table-cell>
          <table:table-cell table:style-name="Table1.A2" office:value-type="string">
            <text:p text:style-name="P21">La duchoisse se fut levee</text:p>
          </table:table-cell>
          <table:table-cell table:style-name="Table1.C2" office:value-type="string">
            <text:p text:style-name="P304">K] ...sen fu…</text:p>
          </table:table-cell>
        </table:table-row>
        <table:table-row table:style-name="Table1.93">
          <table:table-cell table:style-name="Table1.A2" office:value-type="string">
            <text:p text:style-name="P5">37<text:span text:style-name="T179">5</text:span>2</text:p>
          </table:table-cell>
          <table:table-cell table:style-name="Table1.A2" office:value-type="string">
            <text:p text:style-name="P21">Coiement i vet a selee</text:p>
          </table:table-cell>
          <table:table-cell table:style-name="Table1.C2" office:value-type="string">
            <text:p text:style-name="P287"><text:span text:style-name="T258">A] Quoiement meit… <text:s/>G] Quoiement matin a… <text:s/>I] Tot coiement et acelee <text:s/></text:span>L<text:span text:style-name="T251">TW</text:span>] ...<text:span text:style-name="T192">uint (T uient, W vint) ala celee <text:s/>M] ...sen uet a celee <text:s/>K] ...sen uait a la celee <text:s/>H2] Coiement vint a recelee <text:s/>B] Tout coiement uint… <text:s/>D] ...i ua… <text:s/>E] ...y estoit alee</text:span></text:p>
          </table:table-cell>
        </table:table-row>
        <table:table-row>
          <table:table-cell table:style-name="Table1.A2" office:value-type="string">
            <text:p text:style-name="P5">37<text:span text:style-name="T179">5</text:span>3</text:p>
          </table:table-cell>
          <table:table-cell table:style-name="Table1.A2" office:value-type="string">
            <text:p text:style-name="P21">Ele se leva bien per (H par) main</text:p>
          </table:table-cell>
          <table:table-cell table:style-name="Table1.C2" office:value-type="string">
            <text:p text:style-name="P296"><text:span text:style-name="T258">A] ...sen...par… <text:s/>B] ...bien matin <text:s/>G] ...por… <text:s/>I</text:span>W] ...par… <text:s/><text:span text:style-name="T214">M] ...se </text:span><text:span text:style-name="T107">per </text:span><text:span text:style-name="T215">leua si main <text:s/>K] ...matin <text:s/>H2] ...sen va tout main a main <text:s/>E] ...bien main</text:span></text:p>
          </table:table-cell>
        </table:table-row>
        <table:table-row>
          <table:table-cell table:style-name="Table1.A2" office:value-type="string">
            <text:p text:style-name="P5">37<text:span text:style-name="T179">5</text:span>4</text:p>
          </table:table-cell>
          <table:table-cell table:style-name="Table1.A2" office:value-type="string">
            <text:p text:style-name="P21">Tant vet et per boix et per (H par...par) plain</text:p>
          </table:table-cell>
          <table:table-cell table:style-name="Table1.C2" office:value-type="string">
            <text:p text:style-name="P287"><text:span text:style-name="T258">B] Tant va la uoie et le chemin <text:s/>G] ...uait por fereiz er por plain <text:s text:c="2"/>ADIH2</text:span>L<text:span text:style-name="T251">TW</text:span>] ...<text:span text:style-name="T192">uait (D ua, H2 va, W vait) </text:span><text:span text:style-name="T102">per </text:span><text:span text:style-name="T208">(W par) haies (ILT aies, W haiez) et...(W par)… <text:s/>M] Et va tant </text:span><text:span text:style-name="T107">per</text:span><text:span text:style-name="T215"> voie et par plain <text:s/>K] Tant ua par forez e por […] <text:s/>E] Tant va et </text:span><text:span text:style-name="T145">per</text:span><text:span text:style-name="T301"> terre et </text:span><text:span text:style-name="T145">per </text:span><text:span text:style-name="T301">plain</text:span></text:p>
          </table:table-cell>
        </table:table-row>
        <table:table-row>
          <table:table-cell table:style-name="Table1.A2" office:value-type="string">
            <text:p text:style-name="P5">37<text:span text:style-name="T179">5</text:span>5</text:p>
          </table:table-cell>
          <table:table-cell table:style-name="Table1.A2" office:value-type="string">
            <text:p text:style-name="P21">Que la damoisele la voit</text:p>
          </table:table-cell>
          <table:table-cell table:style-name="Table1.C2" office:value-type="string">
            <text:p text:style-name="P57"><text:span text:style-name="T258">A] ...len ouoit <text:s/>B] Si que la damoiselle voit G] Quelle… <text:s/>EI] ...le… <text:s/></text:span>L] <text:span text:style-name="T192">Qui...</text:span></text:p>
          </table:table-cell>
        </table:table-row>
        <table:table-row>
          <table:table-cell table:style-name="Table1.A2" office:value-type="string">
            <text:p text:style-name="P5">37<text:span text:style-name="T179">5</text:span>6</text:p>
          </table:table-cell>
          <table:table-cell table:style-name="Table1.A2" office:value-type="string">
            <text:p text:style-name="P21">Quant la duchoisse l’apersoit</text:p>
          </table:table-cell>
          <table:table-cell table:style-name="Table1.C2" office:value-type="string">
            <text:p text:style-name="P148"><text:span text:style-name="T258">A] ...sapercoit <text:s/>B] La duchoisse et bien... <text:s/>M] ...silauoit <text:s/></text:span>W] Et la...</text:p>
          </table:table-cell>
        </table:table-row>
        <table:table-row>
          <table:table-cell table:style-name="Table1.A2" office:value-type="string">
            <text:p text:style-name="P5">37<text:span text:style-name="T179">5</text:span>7</text:p>
          </table:table-cell>
          <table:table-cell table:style-name="Table1.A2" office:value-type="string">
            <text:p text:style-name="P21">Mout hastivement s’en retorne</text:p>
          </table:table-cell>
          <table:table-cell table:style-name="Table1.C2" office:value-type="string">
            <text:p text:style-name="P224"><text:span text:style-name="T258">B] Quant lent veue si sen torne <text:s/></text:span>K] ...retorna</text:p>
          </table:table-cell>
        </table:table-row>
        <table:table-row>
          <table:table-cell table:style-name="Table1.A2" office:value-type="string">
            <text:p text:style-name="P5">37<text:span text:style-name="T179">5</text:span>8</text:p>
          </table:table-cell>
          <table:table-cell table:style-name="Table1.A2" office:value-type="string">
            <text:p text:style-name="P21">La damoisele en devint morne</text:p>
          </table:table-cell>
          <table:table-cell table:style-name="Table1.C2" office:value-type="string">
            <text:p text:style-name="P53"><text:span text:style-name="T261">AGIK</text:span>L<text:span text:style-name="T208">W</text:span>] ...<text:span text:style-name="T192">remest (K remist) morne (K morma) <text:s/>BEM] ...pucelle (E pucele) fist chiere morne <text:s/></text:span><text:soft-page-break/><text:span text:style-name="T192">T] ...fet chiere morne <text:s/>DH2] ...fu </text:span><text:span text:style-name="T125">mlt</text:span><text:span text:style-name="T61"> morne</text:span></text:p>
          </table:table-cell>
        </table:table-row>
        <table:table-row>
          <table:table-cell table:style-name="Table1.A2" office:value-type="string">
            <text:p text:style-name="P5">37<text:span text:style-name="T179">5</text:span>9</text:p>
          </table:table-cell>
          <table:table-cell table:style-name="Table1.A2" office:value-type="string">
            <text:p text:style-name="P21">Quant Florimons la vit penser</text:p>
          </table:table-cell>
          <table:table-cell table:style-name="Table1.C2" office:value-type="string">
            <text:p text:style-name="P305"><text:span text:style-name="T282">B</text:span>GK] ...la uoit...</text:p>
          </table:table-cell>
        </table:table-row>
        <table:table-row>
          <table:table-cell table:style-name="Table1.A2" office:value-type="string">
            <text:p text:style-name="P5">37<text:span text:style-name="T179">6</text:span>0</text:p>
          </table:table-cell>
          <table:table-cell table:style-name="Table1.A2" office:value-type="string">
            <text:p text:style-name="P21">Riens ne li ossait (H osa) demander</text:p>
          </table:table-cell>
          <table:table-cell table:style-name="Table1.C2" office:value-type="string">
            <text:p text:style-name="P58"><text:span text:style-name="T258">B] ...ne li ose… <text:s/>G] Bien ne li ose… <text:s/>AI</text:span>L<text:span text:style-name="T251">T</text:span>] ...<text:span text:style-name="T229">osoit (L </text:span>ossoit<text:span text:style-name="T229">)</text:span>…<text:span text:style-name="T192"> <text:s/>DEK] ...ne (K no) li osa… <text:s/>W] ...ly ousa… <text:s/>M] ...osa ressanser <text:s/>H2] Ne li osa riens...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1</text:p>
          </table:table-cell>
          <table:table-cell table:style-name="Table1.A2" office:value-type="string">
            <text:p text:style-name="P21">Ainz escoutet (H esccoute) et mot ne sone</text:p>
          </table:table-cell>
          <table:table-cell table:style-name="Table1.C2" office:value-type="string">
            <text:p text:style-name="P70"><text:span text:style-name="T262">ABG] Mes (B Mais il, G Mais) escoute (G eschoute) et… <text:s/>I] Mains escoute ni mot… <text:s text:c="2"/></text:span>L<text:span text:style-name="T208">W</text:span>] <text:span text:style-name="T193">Mes escoute ne (W et) mot… <text:s/>M] Mes escouste mot ne sonna <text:s/>K] Mais eceste e mot ni sone <text:s/>T] Mais i estut et… <text:s/>DH2] Aincois (H2 Ensois) escoute mot… <text:s text:c="3"/>E] Ains lescouta...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2</text:p>
          </table:table-cell>
          <table:table-cell table:style-name="Table1.A2" office:value-type="string">
            <text:p text:style-name="P21">La damoisele l’araisone</text:p>
          </table:table-cell>
          <table:table-cell table:style-name="Table1.C2" office:value-type="string">
            <text:p text:style-name="P141"><text:span text:style-name="T258">A] ...le raisone <text:s/></text:span>W] ...la raysonne <text:s/><text:span text:style-name="T282">BM] Et la (M La) pucelle...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3</text:p>
          </table:table-cell>
          <table:table-cell table:style-name="Table1.A2" office:value-type="string">
            <text:p text:style-name="P21">Florimont Il (H li) respont Amie</text:p>
          </table:table-cell>
          <table:table-cell table:style-name="Table1.C2" office:value-type="string">
            <text:p text:style-name="P160"><text:span text:style-name="T234">G] Floremont . Il respont amie <text:s/></text:span>W] ...luy respont… <text:s/><text:span text:style-name="T282">BDH2M] </text:span><text:span text:style-name="T13">...</text:span><text:span text:style-name="T71">l</text:span><text:span text:style-name="T13">i respont... <text:s/></text:span><text:span text:style-name="T34">K] </text:span><text:span text:style-name="T39">Floriemont i dist amie </text:span><text:span text:style-name="T61"><text:s text:c="2"/></text:span><text:span text:style-name="T2">E] </text:span><text:span text:style-name="T90">Florimont iestoie tamie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4</text:p>
          </table:table-cell>
          <table:table-cell table:style-name="Table1.A2" office:value-type="string">
            <text:p text:style-name="P21">Non sui Por coi Tu m’as traie</text:p>
          </table:table-cell>
          <table:table-cell table:style-name="Table1.C2" office:value-type="string">
            <text:p text:style-name="P53"><text:span text:style-name="T262">ABEG</text:span>L<text:span text:style-name="T251">T</text:span>] <text:span text:style-name="T262">Non (BEGL Ne, T No) sai por </text:span><text:span text:style-name="T3">quoi tu mas traie <text:s/></text:span><text:span text:style-name="T34">K] </text:span><text:span text:style-name="T39">Ni soi parquoi tu mas traie <text:s/></text:span><text:span text:style-name="T83">D</text:span><text:span text:style-name="T58">H2] ...</text:span><text:span text:style-name="T125">per</text:span><text:span text:style-name="T61"> foi...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5</text:p>
          </table:table-cell>
          <table:table-cell table:style-name="Table1.A2" office:value-type="string">
            <text:p text:style-name="P21">Non ai Si ais (H as) Et je coment</text:p>
          </table:table-cell>
          <table:table-cell table:style-name="Table1.C106" office:value-type="string">
            <text:p text:style-name="P70"><text:span text:style-name="T234">G] Ne ai . Si as… <text:s/>I] ...as ere… <text:s/>ABDKH2</text:span>L<text:span text:style-name="T216">MT</text:span>] ...as…<text:span text:style-name="T193"> <text:s/>W] ...as elas comment <text:s/>E] Amie non ai ie comment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6</text:p>
          </table:table-cell>
          <table:table-cell table:style-name="Table1.A2" office:value-type="string">
            <text:p text:style-name="P21">Veue sui apertement</text:p>
          </table:table-cell>
          <table:table-cell table:style-name="Table1.C106" office:value-type="string">
            <text:p text:style-name="P44"><text:span text:style-name="T238">GK</text:span>L] ...soi…<text:span text:style-name="T193"> <text:s/>W] ...soit...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7</text:p>
          </table:table-cell>
          <table:table-cell table:style-name="Table1.A2" office:value-type="string">
            <text:p text:style-name="P21">Damoisele seu est la some</text:p>
          </table:table-cell>
          <table:table-cell table:style-name="Table1.C106" office:value-type="string">
            <text:p text:style-name="P254">IM] ...ce nest (M cen est)… <text:s/><text:span text:style-name="T234">K] ...est asome <text:s/>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8</text:p>
          </table:table-cell>
          <table:table-cell table:style-name="Table1.A2" office:value-type="string">
            <text:p text:style-name="P21">Que je ne sai el mont nul home</text:p>
          </table:table-cell>
          <table:table-cell table:style-name="Table1.C106" office:value-type="string">
            <text:p text:style-name="P70"><text:span text:style-name="T234">G] Quar ie… <text:s/>I] ...cel home <text:s text:c="2"/>A</text:span>L<text:span text:style-name="T251">T</text:span>] <text:span text:style-name="T262">Quar (L Car)...tel (T cel) homme (L ome, T home) <text:s/>W] Car...ou moult tel home <text:s/>M] Je ne sce e cemont tel homme <text:s/>K] Qar il nia el mont tel home <text:s/>DH2] ...soz (H2 souz) ciel cel home (H2 homme) <text:s/>B] ...ou mont… <text:s/>E] Ne sai el mont si hardi homme</text:span></text:p>
          </table:table-cell>
        </table:table-row>
        <table:table-row>
          <table:table-cell table:style-name="Table1.A2" office:value-type="string">
            <text:p text:style-name="P5">37<text:span text:style-name="T179">6</text:span>9</text:p>
          </table:table-cell>
          <table:table-cell table:style-name="Table1.A2" office:value-type="string">
            <text:p text:style-name="P21">Se il nos avoit agaitié</text:p>
          </table:table-cell>
          <table:table-cell table:style-name="Table1.C106" office:value-type="string">
            <text:p text:style-name="P70"><text:span text:style-name="T262">ABDI</text:span>L] ...<text:span text:style-name="T193">uoloit agaitier (D aguetier, I agaiter, L esgaitier) <text:s/>GH2TW] ...uos (H2 vos, W vous) uoloit (H2 vouloit, W vouloyt) agaitier (T aguaitier) <text:s/>KM] ...vos venoit agaitier <text:s/>E] ...nous venoit agaitier</text:span></text:p>
          </table:table-cell>
        </table:table-row>
        <table:table-row>
          <table:table-cell table:style-name="Table1.A2" office:value-type="string">
            <text:p text:style-name="P5">37<text:span text:style-name="T179">7</text:span>0</text:p>
          </table:table-cell>
          <table:table-cell table:style-name="Table1.A2" office:value-type="string">
            <text:p text:style-name="P21">Que il ne le comparest chier</text:p>
          </table:table-cell>
          <table:table-cell table:style-name="Table1.C106" office:value-type="string">
            <text:p text:style-name="P185"><text:span text:style-name="T258">A] ...</text:span><text:span text:style-name="T123">mlt </text:span><text:span text:style-name="T52">chier <text:s/></text:span><text:span text:style-name="T258">K] Qi ne listuet comparer chier <text:s/></text:span>M] Qui le chief nescouuint trenchier <text:s/><text:span text:style-name="T270">H2] Que il ne comperat </text:span><text:span text:style-name="T125">mlt</text:span><text:span text:style-name="T61"> chier <text:s/></text:span><text:span text:style-name="T55">B] ...</text:span><text:span text:style-name="T71">nel comparast </text:span><text:span text:style-name="T132">mlt</text:span><text:span text:style-name="T71"> chier <text:s text:c="2"/></text:span><text:span text:style-name="T2">E] </text:span><text:span text:style-name="T90">Quil ne le conparast </text:span><text:span text:style-name="T146">mlt</text:span><text:span text:style-name="T90"> chier</text:span></text:p>
          </table:table-cell>
        </table:table-row>
        <table:table-row>
          <table:table-cell table:style-name="Table1.A2" office:value-type="string">
            <text:p text:style-name="P5">37<text:span text:style-name="T179">7</text:span>1</text:p>
          </table:table-cell>
          <table:table-cell table:style-name="Table1.A2" office:value-type="string">
            <text:p text:style-name="P21">Florimont assez poc te doute</text:p>
          </table:table-cell>
          <table:table-cell table:style-name="Table1.C106" office:value-type="string">
            <text:p text:style-name="P174">T] ...de dote</text:p>
          </table:table-cell>
        </table:table-row>
        <table:table-row>
          <table:table-cell table:style-name="Table1.A2" office:value-type="string">
            <text:p text:style-name="P5">37<text:span text:style-name="T179">72</text:span></text:p>
          </table:table-cell>
          <table:table-cell table:style-name="Table1.A2" office:value-type="string">
            <text:p text:style-name="P21">Cele qui m’ait veue tote</text:p>
          </table:table-cell>
          <table:table-cell table:style-name="Table1.C106" office:value-type="string">
            <text:p text:style-name="P231">G] ...que ma… <text:s/><text:span text:style-name="T192">E] ...qui ma...</text:span></text:p>
          </table:table-cell>
        </table:table-row>
        <table:table-row>
          <table:table-cell table:style-name="Table1.A2" office:value-type="string">
            <text:p text:style-name="P5">37<text:span text:style-name="T179">7</text:span>3</text:p>
          </table:table-cell>
          <table:table-cell table:style-name="Table1.A2" office:value-type="string">
            <text:p text:style-name="P21">Seu est ta meire Edorie</text:p>
          </table:table-cell>
          <table:table-cell table:style-name="Table1.C106" office:value-type="string">
            <text:p text:style-name="P70"><text:span text:style-name="T258">A] Cest… <text:s/>B] Car sest...Edosie <text:s/>G] Et est da mere… <text:s/>I] ...odorie <text:s text:c="2"/></text:span>L] ...<text:span text:style-name="T193">esdorie <text:s/>M] ...Eldorie <text:s/>T] Car cest...hedorie <text:s/>E] ...hedorie</text:span></text:p>
          </table:table-cell>
        </table:table-row>
        <table:table-row table:style-name="Table1.115">
          <table:table-cell table:style-name="Table1.A2" office:value-type="string">
            <text:p text:style-name="P5">37<text:span text:style-name="T179">7</text:span>4</text:p>
          </table:table-cell>
          <table:table-cell table:style-name="Table1.A2" office:value-type="string">
            <text:p text:style-name="P21">Endroit soi ne fist pas folie</text:p>
          </table:table-cell>
          <table:table-cell table:style-name="Table1.C106" office:value-type="string">
            <text:p text:style-name="P176"><text:span text:style-name="T258">A] ...non… <text:s/></text:span>M] Endroit li...</text:p>
          </table:table-cell>
        </table:table-row>
        <text:soft-page-break/>
        <table:table-row>
          <table:table-cell table:style-name="Table1.A2" office:value-type="string">
            <text:p text:style-name="P5">37<text:span text:style-name="T179">7</text:span>5</text:p>
          </table:table-cell>
          <table:table-cell table:style-name="Table1.A2" office:value-type="string">
            <text:p text:style-name="P21">Se orendroit si ne venist (H ne me veist)</text:p>
          </table:table-cell>
          <table:table-cell table:style-name="Table1.C106" office:value-type="string">
            <text:p text:style-name="P70"><text:span text:style-name="T258">A] ...non auenist <text:s text:c="2"/>GI</text:span>L<text:span text:style-name="T252">T</text:span>] ...<text:span text:style-name="T238">non (IL ne, T no) ci (L si) uenist (I uenisti) <text:s/>M] Sel ne fust ci endroit venue <text:s/>W] ...ne fust venue <text:s text:c="2"/>E] ...orendroites ni venist</text:span></text:p>
          </table:table-cell>
        </table:table-row>
        <table:table-row table:style-name="Table1.117">
          <table:table-cell table:style-name="Table1.A2" office:value-type="string">
            <text:p text:style-name="P5">37<text:span text:style-name="T179">7</text:span>6</text:p>
          </table:table-cell>
          <table:table-cell table:style-name="Table1.A2" office:value-type="string">
            <text:p text:style-name="P21">A piece mais ne te veist</text:p>
          </table:table-cell>
          <table:table-cell table:style-name="Table1.C106" office:value-type="string">
            <text:p text:style-name="P182"><text:span text:style-name="T258">BE] Em (E En) piece… <text:s/></text:span>M] De toy neust iames veue <text:s/>W] Mes empiece ne teust veue <text:s/>T] ...<text:span text:style-name="T252">no te...</text:span></text:p>
          </table:table-cell>
        </table:table-row>
        <table:table-row table:style-name="Table1.118">
          <table:table-cell table:style-name="Table1.A2" office:value-type="string">
            <text:p text:style-name="P5">37<text:span text:style-name="T179">7</text:span>7</text:p>
          </table:table-cell>
          <table:table-cell table:style-name="Table1.A2" office:value-type="string">
            <text:p text:style-name="P21">Florimons dist Dame merci</text:p>
          </table:table-cell>
          <table:table-cell table:style-name="Table1.C106" office:value-type="string">
            <text:p text:style-name="P245">H2] <text:span text:style-name="T272">Dame fait il pour dieu...</text:span></text:p>
          </table:table-cell>
        </table:table-row>
        <table:table-row table:style-name="Table1.119">
          <table:table-cell table:style-name="Table1.A2" office:value-type="string">
            <text:p text:style-name="P5">37<text:span text:style-name="T179">7</text:span>8</text:p>
          </table:table-cell>
          <table:table-cell table:style-name="Table1.A2" office:value-type="string">
            <text:p text:style-name="P21">Se ne me volez a ami</text:p>
          </table:table-cell>
          <table:table-cell table:style-name="Table1.C106" office:value-type="string">
            <text:p text:style-name="P54"><text:span text:style-name="T245">G] Se mes nem uolez… <text:s/>ADEI</text:span>L<text:span text:style-name="T252">TW</text:span>] ...<text:span text:style-name="T252">(T no)...por (L per, T </text:span><text:span text:style-name="T118">per</text:span><text:span text:style-name="T46">, W</text:span><text:span text:style-name="T252"> pour) ami (W amy) <text:s/>K] Se uos me uolez por ami <text:s text:c="2"/>H2] Se me voules pour </text:span><text:span text:style-name="T126">vre</text:span><text:span text:style-name="T62"> ami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7</text:span>9</text:p>
          </table:table-cell>
          <table:table-cell table:style-name="Table1.A2" office:value-type="string">
            <text:p text:style-name="P21">Menez m’en en vostre mason</text:p>
          </table:table-cell>
          <table:table-cell table:style-name="Table1.C106" office:value-type="string">
            <text:p text:style-name="P148"><text:span text:style-name="T262">ADEGIKH2M</text:span>W] Menez <text:span text:style-name="T229">moi (W </text:span>moy)… <text:s/><text:span text:style-name="T258">B] Si men menez enuo maison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0</text:p>
          </table:table-cell>
          <table:table-cell table:style-name="Table1.A2" office:value-type="string">
            <text:p text:style-name="P21">Ou por se<text:span text:style-name="T180">rjant ou por garson</text:span></text:p>
          </table:table-cell>
          <table:table-cell table:style-name="Table1.C106" office:value-type="string">
            <text:p text:style-name="P49">L<text:span text:style-name="T252">T</text:span>] ...per...per…<text:span text:style-name="T3"> <text:s/></text:span><text:span text:style-name="T52">A</text:span><text:span text:style-name="T34">K] </text:span><text:span text:style-name="T52">Et (K </text:span><text:span text:style-name="T40">E</text:span><text:span text:style-name="T52">)</text:span><text:span text:style-name="T40"> por...</text:span><text:span text:style-name="T52">et (K </text:span><text:span text:style-name="T40">e</text:span><text:span text:style-name="T52">)</text:span><text:span text:style-name="T40"> por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1</text:p>
          </table:table-cell>
          <table:table-cell table:style-name="Table1.A2" office:value-type="string">
            <text:p text:style-name="P22">Ju ai grant bien de vos veoir</text:p>
          </table:table-cell>
          <table:table-cell table:style-name="Table1.C106" office:value-type="string">
            <text:p text:style-name="P71"><text:span text:style-name="T262">AGIK</text:span>L<text:span text:style-name="T238">MTW</text:span>] <text:span text:style-name="T193">Grant bien (IL biez) aurai (W auray) de… <text:s/>M] Grant ioie en aure tout </text:span><text:span text:style-name="T108">por </text:span><text:span text:style-name="T14">uoir <text:s/></text:span><text:span text:style-name="T58">H2] </text:span><text:span text:style-name="T126">Gnt</text:span><text:span text:style-name="T62"> bien en auroie pour voir <text:s/></text:span><text:span text:style-name="T79">D] </text:span><text:span text:style-name="T83">Grant bien en arai dou ueoir</text:span></text:p>
            <text:p text:style-name="P72"><text:span text:style-name="T2">E] </text:span><text:span text:style-name="T91">Plus a aise i serai por voir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2</text:p>
          </table:table-cell>
          <table:table-cell table:style-name="Table1.A2" office:value-type="string">
            <text:p text:style-name="P22">Se atre bien n’en puis avoir</text:p>
          </table:table-cell>
          <table:table-cell table:style-name="Table1.C106" office:value-type="string">
            <text:p text:style-name="P58"><text:span text:style-name="T262">A</text:span>L] ...<text:span text:style-name="T193">ne puis… <text:s/>M] ...nen puis ia… <text:s/>T] Si...non… <text:s/>B] De uous ai bie gel sai de uoir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3</text:p>
          </table:table-cell>
          <table:table-cell table:style-name="Table1.A2" office:value-type="string">
            <text:p text:style-name="P22">Florimont je t’ai mout amei</text:p>
          </table:table-cell>
          <table:table-cell table:style-name="Table1.C106" office:value-type="string">
            <text:p text:style-name="P14"/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4</text:p>
          </table:table-cell>
          <table:table-cell table:style-name="Table1.A2" office:value-type="string">
            <text:p text:style-name="P22">Si t’ai de mon avoir doné</text:p>
          </table:table-cell>
          <table:table-cell table:style-name="Table1.C106" office:value-type="string">
            <text:p text:style-name="P54"><text:span text:style-name="T258">A] Ge tai mon… <text:s/></text:span>L] <text:span text:style-name="T193">Se tai… <text:s/>H2] Or tai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5</text:p>
          </table:table-cell>
          <table:table-cell table:style-name="Table1.A2" office:value-type="string">
            <text:p text:style-name="P22">Je te donai la bone espee</text:p>
          </table:table-cell>
          <table:table-cell table:style-name="Table1.C106" office:value-type="string">
            <text:p text:style-name="P187"><text:span text:style-name="T238">G</text:span>I] <text:span text:style-name="T238">Ge (I </text:span>Je<text:span text:style-name="T238">)</text:span> tai <text:span text:style-name="T238">done (I </text:span>dona<text:span text:style-name="T238">)</text:span>… <text:s/>M] ...te donne...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6</text:p>
          </table:table-cell>
          <table:table-cell table:style-name="Table1.A2" office:value-type="string">
            <text:p text:style-name="P22">Garganeus l’ait comparee</text:p>
          </table:table-cell>
          <table:table-cell table:style-name="Table1.C106" office:value-type="string">
            <text:p text:style-name="P50"><text:span text:style-name="T214">T] ...la chier </text:span><text:span text:style-name="T106">con</text:span><text:span text:style-name="T214">pree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7</text:p>
          </table:table-cell>
          <table:table-cell table:style-name="Table1.A2" office:value-type="string">
            <text:p text:style-name="P22">Et si te donai mon anel</text:p>
          </table:table-cell>
          <table:table-cell table:style-name="Table1.C106" office:value-type="string">
            <text:p text:style-name="P173"><text:span text:style-name="T234">GT] ...tai done… <text:s/></text:span>M] ...te donne mon ennel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8</text:p>
          </table:table-cell>
          <table:table-cell table:style-name="Table1.A2" office:value-type="string">
            <text:p text:style-name="P22">Per foi Florimont se m’est bel</text:p>
          </table:table-cell>
          <table:table-cell table:style-name="Table1.C106" office:value-type="string">
            <text:p text:style-name="P292"><text:span text:style-name="T258">B] Certes </text:span><text:span text:style-name="T133">flor. mlt </text:span><text:span text:style-name="T283">mest… <text:s/>G] Par floremont ce… <text:s text:c="2"/>I] Par...mes bel <text:s/></text:span>W] Par foy mest si bel <text:s text:c="2"/><text:span text:style-name="T262">AKT] Par foi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8</text:span>9</text:p>
          </table:table-cell>
          <table:table-cell table:style-name="Table1.A2" office:value-type="string">
            <text:p text:style-name="P22">Trestot iseu que t’ai doné</text:p>
          </table:table-cell>
          <table:table-cell table:style-name="Table1.C106" office:value-type="string">
            <text:p text:style-name="P50"><text:span text:style-name="T283">ADEGIH2K</text:span>L<text:span text:style-name="T216">MW</text:span>] <text:span text:style-name="T262">Tout (GIKL Tot) ice (KMW ce) que ge (DEGIH2LMW ie, K que tai)… <text:s/>BT] ...ce que ge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0</text:p>
          </table:table-cell>
          <table:table-cell table:style-name="Table1.A2" office:value-type="string">
            <text:p text:style-name="P22">Te clain ge quite de boen gré</text:p>
          </table:table-cell>
          <table:table-cell table:style-name="Table1.C106" office:value-type="string">
            <text:p text:style-name="P232">K] Te clam quite… <text:s/><text:span text:style-name="T192">E] ...deuant de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1</text:p>
          </table:table-cell>
          <table:table-cell table:style-name="Table1.A2" office:value-type="string">
            <text:p text:style-name="P22">Sens m’amor que ne puels avoir</text:p>
          </table:table-cell>
          <table:table-cell table:style-name="Table1.C106" office:value-type="string">
            <text:p text:style-name="P218"><text:span text:style-name="T258">A] ...que non… <text:s/></text:span>G] ...que ne poez… <text:s/>K] ...qun puez auoir <text:s/><text:span text:style-name="T283">BT] Fors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2</text:p>
          </table:table-cell>
          <table:table-cell table:style-name="Table1.A2" office:value-type="string">
            <text:p text:style-name="P23">Cele ne te puet remanoir</text:p>
          </table:table-cell>
          <table:table-cell table:style-name="Table1.C106" office:value-type="string">
            <text:p text:style-name="P177"><text:span text:style-name="T258">A] Et ele ne… <text:s/>G] Cel[.e]… <text:s/></text:span>M] Jce… <text:s/><text:span text:style-name="T234">K] ...ni te puet… <text:s/></text:span>T] ...<text:span text:style-name="T252">no te puet… <text:s/>H2] ...ne se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3</text:p>
          </table:table-cell>
          <table:table-cell table:style-name="Table1.A2" office:value-type="string">
            <text:p text:style-name="P22">Je ne t’en os mener o moi</text:p>
          </table:table-cell>
          <table:table-cell table:style-name="Table1.C106" office:value-type="string">
            <text:p text:style-name="P54"><text:span text:style-name="T258">A] ...ob moi <text:s text:c="2"/></text:span>L] ...<text:span text:style-name="T193">ne ce os… <text:s/>K] Je ni te os mener a moi <text:s/>T] ...a moi <text:s/>H2] Je ne te puis mener...</text:span></text:p>
          </table:table-cell>
        </table:table-row>
        <text:soft-page-break/>
        <table:table-row table:style-name="Table1.120">
          <table:table-cell table:style-name="Table1.A2" office:value-type="string">
            <text:p text:style-name="P5">37<text:span text:style-name="T179">9</text:span>4</text:p>
          </table:table-cell>
          <table:table-cell table:style-name="Table1.A2" office:value-type="string">
            <text:p text:style-name="P22">Ne ne puis remenoir o toi</text:p>
          </table:table-cell>
          <table:table-cell table:style-name="Table1.C106" office:value-type="string">
            <text:p text:style-name="P155"><text:span text:style-name="T258">A] ...ob toi <text:s text:c="2"/>T</text:span>W] ...a <text:span text:style-name="T252">toi (W </text:span>toy<text:span text:style-name="T252">)</text:span> <text:s/><text:span text:style-name="T234">K] Ne ni pois remanoir a toi <text:s/></text:span><text:span text:style-name="T79">D] </text:span><text:span text:style-name="T83">Ne ie nos remenoir otoi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5</text:p>
          </table:table-cell>
          <table:table-cell table:style-name="Table1.A2" office:value-type="string">
            <text:p text:style-name="P22">Tes cuers estoit de moi saisis</text:p>
          </table:table-cell>
          <table:table-cell table:style-name="Table1.C106" office:value-type="string">
            <text:p text:style-name="P54"><text:span text:style-name="T258">A] <text:s/>Tes cors est del mien… <text:s/>I] ...ere del miez… <text:s text:c="2"/>BDEGK</text:span>L<text:span text:style-name="T216">MT</text:span>] <text:span text:style-name="T216">(M Ton cuer)</text:span>...<text:span text:style-name="T283">dou (G deu, EKLT del, M du) mien (G meu)… <text:s/>W] Ton corps estoit du mien saisi <text:s/>H2] ...au mien enpris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6</text:p>
          </table:table-cell>
          <table:table-cell table:style-name="Table1.A2" office:value-type="string">
            <text:p text:style-name="P22">Et estoit de m’amor floris</text:p>
          </table:table-cell>
          <table:table-cell table:style-name="Table1.C106" office:value-type="string">
            <text:p text:style-name="P72"><text:span text:style-name="T227">I] E ges cuers… <text:s/>AGK</text:span>L<text:span text:style-name="T208">W</text:span>] <text:span text:style-name="T194">Et tes cuers (W ton cuer) de… <text:s/>M] Et ton corps… <text:s/>T] Et de amor estoit floriz <text:s/>H2] Et li miens iere au tien floris B] Et li miens ert dou tien floris <text:s/></text:span><text:span text:style-name="T79">D] </text:span><text:span text:style-name="T83">Et mes cuers de tamor… <text:s/></text:span><text:span text:style-name="T2">E] </text:span><text:span text:style-name="T91">Et des cors de mamor...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7</text:p>
          </table:table-cell>
          <table:table-cell table:style-name="Table1.A2" office:value-type="string">
            <text:p text:style-name="P22">De cele flor avoies frut</text:p>
          </table:table-cell>
          <table:table-cell table:style-name="Table1.C106" office:value-type="string">
            <text:p text:style-name="P124">INV <text:span text:style-name="T206">W] </text:span>Donnour de joye et de deuit</text:p>
            <text:p text:style-name="P245"><text:span text:style-name="T294">D</text:span>H2] …<text:span text:style-name="T272">ioie auoie fruit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8</text:p>
          </table:table-cell>
          <table:table-cell table:style-name="Table1.A2" office:value-type="string">
            <text:p text:style-name="P22">D’amor de joie et de desduit</text:p>
          </table:table-cell>
          <table:table-cell table:style-name="Table1.C106" office:value-type="string">
            <text:p text:style-name="P127"><text:span text:style-name="T216">INV </text:span>W] De celle flour auoiez le fruit</text:p>
            <text:p text:style-name="P50"><text:span text:style-name="T263">ABDIKH2</text:span>L] <text:span text:style-name="T263">Denor (B Dounour, H2IKL Donor, D Donour)… <text:s/>EGM] ...de ioie de… <text:s/>T] Et de ioie et de desduit</text:span></text:p>
          </table:table-cell>
        </table:table-row>
        <table:table-row table:style-name="Table1.120">
          <table:table-cell table:style-name="Table1.A2" office:value-type="string">
            <text:p text:style-name="P5">37<text:span text:style-name="T179">9</text:span>9</text:p>
          </table:table-cell>
          <table:table-cell table:style-name="Table1.A2" office:value-type="string">
            <text:p text:style-name="P22">Qui a descoverte l’amor</text:p>
          </table:table-cell>
          <table:table-cell table:style-name="Table1.C106" office:value-type="string">
            <text:p text:style-name="P225"><text:span text:style-name="T258">AH2] Qui ades couerte (H2 couuerte)… <text:s/></text:span>K] Cil qui a… <text:s/><text:span text:style-name="T258">BD] ...laflor</text:span></text:p>
          </table:table-cell>
        </table:table-row>
        <table:table-row table:style-name="Table1.120">
          <table:table-cell table:style-name="Table1.A2" office:value-type="string">
            <text:p text:style-name="P5">3<text:span text:style-name="T179">80</text:span>0</text:p>
          </table:table-cell>
          <table:table-cell table:style-name="Table1.A2" office:value-type="string">
            <text:p text:style-name="P22">De ton cuer ait osté la flor</text:p>
          </table:table-cell>
          <table:table-cell table:style-name="Table1.C106" office:value-type="string">
            <text:p text:style-name="P225">K] ...ton core ha… <text:s/><text:span text:style-name="T258">BD] ...lamour</text:span></text:p>
          </table:table-cell>
        </table:table-row>
        <table:table-row table:style-name="Table1.119">
          <table:table-cell table:style-name="Table1.A2" office:value-type="string">
            <text:p text:style-name="P5">3<text:span text:style-name="T179">80</text:span>1</text:p>
          </table:table-cell>
          <table:table-cell table:style-name="Table1.A2" office:value-type="string">
            <text:p text:style-name="P22">Puels que la flors en est ostee</text:p>
          </table:table-cell>
          <table:table-cell table:style-name="Table1.C106" office:value-type="string">
            <text:p text:style-name="P9"/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2</text:p>
          </table:table-cell>
          <table:table-cell table:style-name="Table1.A2" office:value-type="string">
            <text:p text:style-name="P22">Li fruis ne puet avoir duree</text:p>
          </table:table-cell>
          <table:table-cell table:style-name="Table1.C106" office:value-type="string">
            <text:p text:style-name="P219">G] Le fruit… <text:s/><text:span text:style-name="T270">H2] Lamour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3</text:p>
          </table:table-cell>
          <table:table-cell table:style-name="Table1.A2" office:value-type="string">
            <text:p text:style-name="P22">Florimons dist Vos dites voir</text:p>
          </table:table-cell>
          <table:table-cell table:style-name="Table1.C106" office:value-type="string">
            <text:p text:style-name="P196"><text:span text:style-name="T258">B] Dist </text:span><text:span text:style-name="T133">flor. … <text:s/></text:span>I] ...de uos...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4</text:p>
          </table:table-cell>
          <table:table-cell table:style-name="Table1.A2" office:value-type="string">
            <text:p text:style-name="P22">Bien puis conoistre et savoir</text:p>
          </table:table-cell>
          <table:table-cell table:style-name="Table1.C106" office:value-type="string">
            <text:p text:style-name="P232">G] ...puis ce conostre… <text:s/>K] ...poez ci conoistre sauoir <text:s/><text:span text:style-name="T258">BDH2] ...poez (H2 poes)… <text:s/>E] ...puis et connoistre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5</text:p>
          </table:table-cell>
          <table:table-cell table:style-name="Table1.A2" office:value-type="string">
            <text:p text:style-name="P24">Que nes uns arbres son signor</text:p>
          </table:table-cell>
          <table:table-cell table:style-name="Table1.C106" office:value-type="string">
            <text:p text:style-name="P72"><text:span text:style-name="T258">A] <text:s/>...nulz arbres sanz semor <text:s text:c="2"/>B] Que li aubres asson... <text:s/>G] Que nus arbres… <text:s/>I] ...negunt… <text:s/></text:span>L] ...<text:span text:style-name="T194">ne guns… <text:s/>W] ...nul abre a son seignour <text:s/>M] Que nulz gaus darbre… <text:s/>KT] Que neguns… <text:s/>H2] ...nus arbres a son… <text:s/>E] ...arbre sans verdor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6</text:p>
          </table:table-cell>
          <table:table-cell table:style-name="Table1.A2" office:value-type="string">
            <text:p text:style-name="P24">Ne poroit frut doner sens flor</text:p>
          </table:table-cell>
          <table:table-cell table:style-name="Table1.C106" office:value-type="string">
            <text:p text:style-name="P232"><text:span text:style-name="T263">A</text:span>GK] <text:span text:style-name="T263">Non (GK </text:span>Nen<text:span text:style-name="T263">) porroit (GK </text:span>poroit)… <text:s/><text:span text:style-name="T270">H2] ...donner fruit sanz flor <text:s/>E] ...donner ne flor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7</text:p>
          </table:table-cell>
          <table:table-cell table:style-name="Table1.A2" office:value-type="string">
            <text:p text:style-name="P24">Puels que li arbres sa flor pert</text:p>
          </table:table-cell>
          <table:table-cell table:style-name="Table1.C106" office:value-type="string">
            <text:p text:style-name="P232"><text:span text:style-name="T263">A</text:span>G<text:span text:style-name="T253">T</text:span>] ...la… <text:s/><text:span text:style-name="T273">H2</text:span>K] ...<text:span text:style-name="T273">le (K </text:span>li<text:span text:style-name="T273">)</text:span> fruit pert <text:s/><text:span text:style-name="T192">E] ...son fruit pert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8</text:p>
          </table:table-cell>
          <table:table-cell table:style-name="Table1.A2" office:value-type="string">
            <text:p text:style-name="P24">De riens fors d’ombre ne le sert</text:p>
          </table:table-cell>
          <table:table-cell table:style-name="Table1.C106" office:value-type="string">
            <text:p text:style-name="P149"><text:span text:style-name="T227">I] ...li [.de]sert <text:s text:c="2"/>M] ...fors que dombre ne sert <text:s/>A</text:span>W] ...<text:span text:style-name="T263">li (W </text:span>ly<text:span text:style-name="T263">)</text:span>… <text:s text:c="2"/><text:span text:style-name="T234">K] ...no li fert <text:s/>T] ...no li… <text:s/>EH2] ...delonbre ne sert <text:s/>B] Son signor fors donbre ne sert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0</text:span>9</text:p>
          </table:table-cell>
          <table:table-cell table:style-name="Table1.A2" office:value-type="string">
            <text:p text:style-name="P24">Las bien est mes cuers aombrez</text:p>
          </table:table-cell>
          <table:table-cell table:style-name="Table1.C106" office:value-type="string">
            <text:p text:style-name="P137"><text:span text:style-name="T234">G] ...encombrez <text:s/>K] ...mes encombrez <text:s text:c="3"/>I] Las or est biez mes cuers ad hon[o&gt;b]res <text:s/></text:span>W] ...mon cuer...</text:p>
          </table:table-cell>
        </table:table-row>
        <text:soft-page-break/>
        <table:table-row table:style-name="Table1.120">
          <table:table-cell table:style-name="Table1.A2" office:value-type="string">
            <text:p text:style-name="P8">3<text:span text:style-name="T179">81</text:span>0</text:p>
          </table:table-cell>
          <table:table-cell table:style-name="Table1.A2" office:value-type="string">
            <text:p text:style-name="P24">Se vos sens moi vos en alez</text:p>
          </table:table-cell>
          <table:table-cell table:style-name="Table1.C106" office:value-type="string">
            <text:p text:style-name="P209">K] Se ia senz moi...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1</text:p>
          </table:table-cell>
          <table:table-cell table:style-name="Table1.A2" office:value-type="string">
            <text:p text:style-name="P24">De clarté tornez en oscure</text:p>
          </table:table-cell>
          <table:table-cell table:style-name="Table1.C106" office:value-type="string">
            <text:p text:style-name="P149"><text:span text:style-name="T258">A] <text:s/>...torne a… <text:s/>G] De la clarte torne… <text:s/></text:span>W] ...torne… <text:s/><text:span text:style-name="T234">K] Venue mest la clarte oscure <text:s/>DH2] ...retorne (H2 retourne)… <text:s/>BE] De grant clare tourne (E torne)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2</text:p>
          </table:table-cell>
          <table:table-cell table:style-name="Table1.A2" office:value-type="string">
            <text:p text:style-name="P24">Je ne sai per <text:span text:style-name="T183">(H par) </text:span>quele aventure</text:p>
          </table:table-cell>
          <table:table-cell table:style-name="Table1.C106" office:value-type="string">
            <text:p text:style-name="P192"><text:span text:style-name="T239">G</text:span>I<text:span text:style-name="T245">K</text:span>] ...por… <text:s/><text:span text:style-name="T263">ABH2T] ...par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3</text:p>
          </table:table-cell>
          <table:table-cell table:style-name="Table1.A2" office:value-type="string">
            <text:p text:style-name="P24">Mort <text:span text:style-name="T183">(H Mors) </text:span>car me pran Et que sejornes</text:p>
          </table:table-cell>
          <table:table-cell table:style-name="Table1.C106" office:value-type="string">
            <text:p text:style-name="P59"><text:span text:style-name="T258">A] Morz ne me prent a quoi seiorne <text:s/>GK] Morz (K Mors) car (K qar) me prent plus ne (K ni) seiorne <text:s/>I] Mors or me pren por coi segorne <text:s text:c="2"/></text:span>L<text:span text:style-name="T253">T</text:span>] <text:span text:style-name="T194">Morz...prent (T pran) a coi seiorne (T seiornes) <text:s/>M] Mort qui me pren o moy seiourne <text:s/>W] Mors pran mon corps pas ne sejorne <text:s/>DH2E] Morz (H2 Mors, E Mort) car me pren por qoi (EH2 quoi) seiorne (H2 seiornes) <text:s/>B] Mors car me pren riens ne demore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4</text:p>
          </table:table-cell>
          <table:table-cell table:style-name="Table1.A2" office:value-type="string">
            <text:p text:style-name="P24">Se mes cuers a tel ire torne</text:p>
          </table:table-cell>
          <table:table-cell table:style-name="Table1.C106" office:value-type="string">
            <text:p text:style-name="P59"><text:span text:style-name="T263">ADEGIK] ...en tel… <text:s/></text:span>L] <text:span text:style-name="T194">De...en tel ire… W] Puis que mon cuer en jre torne <text:s/>M] Se mon cuer a tel uie atourne <text:s/>H2] ...en toi ne retourne <text:s/>B] Puis que iou en teil ire torne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5</text:p>
          </table:table-cell>
          <table:table-cell table:style-name="Table1.A2" office:value-type="string">
            <text:p text:style-name="P24">La damoisele li respont</text:p>
          </table:table-cell>
          <table:table-cell table:style-name="Table1.C106" office:value-type="string">
            <text:p text:style-name="P10"/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6</text:p>
          </table:table-cell>
          <table:table-cell table:style-name="Table1.A2" office:value-type="string">
            <text:p text:style-name="P24">Seis que te dirai Florimont</text:p>
          </table:table-cell>
          <table:table-cell table:style-name="Table1.C106" office:value-type="string">
            <text:p text:style-name="P193">I] ...que de dirai… <text:s/><text:span text:style-name="T234">K] ...que te di… <text:s/>H2] ...que ce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7</text:p>
          </table:table-cell>
          <table:table-cell table:style-name="Table1.A2" office:value-type="string">
            <text:p text:style-name="P24">Ceste dolor lai la ester</text:p>
          </table:table-cell>
          <table:table-cell table:style-name="Table1.C106" office:value-type="string">
            <text:p text:style-name="P47"><text:span text:style-name="T264">ABDH2EGIK</text:span>L<text:span text:style-name="T253">TW</text:span>] ...<text:span text:style-name="T264">lais (B laissier, D lasse, H2 lesse, G lasa, IKT laise, EL laisse, W lessez) ester <text:s/>M] Lesses ceste doleur ester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8</text:p>
          </table:table-cell>
          <table:table-cell table:style-name="Table1.A2" office:value-type="string">
            <text:p text:style-name="P24">Vai t’en que je m’en wel aler</text:p>
          </table:table-cell>
          <table:table-cell table:style-name="Table1.C106" office:value-type="string">
            <text:p text:style-name="P226"><text:span text:style-name="T258">B] </text:span><text:span text:style-name="T134">Flor. i</text:span><text:span text:style-name="T72">e men wel aler <text:s text:c="2"/></text:span>G] ...quar...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1</text:span>9</text:p>
          </table:table-cell>
          <table:table-cell table:style-name="Table1.A2" office:value-type="string">
            <text:p text:style-name="P24">Je te baissai a <text:span text:style-name="T184">(H au) </text:span>comencier</text:p>
          </table:table-cell>
          <table:table-cell table:style-name="Table1.C106" office:value-type="string">
            <text:p text:style-name="P49"><text:span text:style-name="T234">G] Jete te...au… <text:s/>AI</text:span>L<text:span text:style-name="T253">T</text:span>] ..al…<text:span text:style-name="T194"> <text:s/>BDH2EMW] ...au… <text:s/>K] ...aou...</text:span></text:p>
          </table:table-cell>
        </table:table-row>
        <table:table-row table:style-name="Table1.120">
          <table:table-cell table:style-name="Table1.A2" office:value-type="string">
            <text:p text:style-name="P5">3<text:span text:style-name="T179">82</text:span>0</text:p>
          </table:table-cell>
          <table:table-cell table:style-name="Table1.A2" office:value-type="string">
            <text:p text:style-name="P24">A depertir te wel baissier</text:p>
          </table:table-cell>
          <table:table-cell table:style-name="Table1.C106" office:value-type="string">
            <text:p text:style-name="P42"><text:span text:style-name="T264">ABDH2EGIK</text:span>L<text:span text:style-name="T216">MTW</text:span>] <text:span text:style-name="T194">Al (K Ao, BDH2MW Au)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1</text:p>
          </table:table-cell>
          <table:table-cell table:style-name="Table1.A2" office:value-type="string">
            <text:p text:style-name="P24">Mai li premiers cil <text:span text:style-name="T185">(H si)</text:span> fut d’amor</text:p>
          </table:table-cell>
          <table:table-cell table:style-name="Table1.C106" office:value-type="string">
            <text:p text:style-name="P48"><text:span text:style-name="T264">ABG] ...li (G le) premiers (G primiers) fu (B si fu, G fo) damors (B da amors) <text:s/></text:span>L] ...<text:span text:style-name="T194">primiers toz damor <text:s/>IW] ...le primers (W premier) fu (W fut) tos (W tout) damors (W damours) <text:s/>DH2EMT] ...premerains (T primerains) fu damor (H2 damour, E damors)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2</text:p>
          </table:table-cell>
          <table:table-cell table:style-name="Table1.A2" office:value-type="string">
            <text:p text:style-name="P24">Florimont cist serait <text:span text:style-name="T184">(H ci sera) </text:span>de plor</text:p>
          </table:table-cell>
          <table:table-cell table:style-name="Table1.C106" office:value-type="string">
            <text:p text:style-name="P79"><text:span text:style-name="T264">ABDEGIH2</text:span>L<text:span text:style-name="T216">MT</text:span>] ...sera… <text:s/><text:span text:style-name="T206">W] ...cilz est de dolours <text:s/>K] Cist sera de grant dolors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3</text:p>
          </table:table-cell>
          <table:table-cell table:style-name="Table1.A2" office:value-type="string">
            <text:p text:style-name="P24">Mout volentiers <text:span text:style-name="T181">je t’en menesse</text:span></text:p>
          </table:table-cell>
          <table:table-cell table:style-name="Table1.C106" office:value-type="string">
            <text:p text:style-name="P89"><text:span text:style-name="T227">I] Mes molt uolentier ten… <text:s/></text:span>L] ...ie te… <text:s/><text:span text:style-name="T264">AKT] ...uoluntiers ten… <text:s/>DH2] ...uolentiers (H2 volentiers) uoir (H2 voir) ten… <text:s/>B] Car </text:span><text:span text:style-name="T134">mlt</text:span><text:span text:style-name="T72"> volentiers ten… <text:s/></text:span><text:span text:style-name="T2">E] </text:span><text:span text:style-name="T147">Mlt</text:span><text:span text:style-name="T92"> tres volentiers toi menaisse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4</text:p>
          </table:table-cell>
          <table:table-cell table:style-name="Table1.A2" office:value-type="string">
            <text:p text:style-name="P25">Ou remainsisse se j’osesse</text:p>
          </table:table-cell>
          <table:table-cell table:style-name="Table1.C106" office:value-type="string">
            <text:p text:style-name="P82"><text:span text:style-name="T258">A] Ore mansisse si osasse <text:s/>I] ...remansise se osase <text:s text:c="2"/></text:span>L] O re menasse se...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5</text:p>
          </table:table-cell>
          <table:table-cell table:style-name="Table1.A2" office:value-type="string">
            <text:p text:style-name="P25">Ancor venisse si a toi</text:p>
          </table:table-cell>
          <table:table-cell table:style-name="Table1.C106" office:value-type="string">
            <text:p text:style-name="P204">INV <text:span text:style-name="T234">K] </text:span>Se mentir puisse ma foi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6</text:p>
          </table:table-cell>
          <table:table-cell table:style-name="Table1.A2" office:value-type="string">
            <text:p text:style-name="P25">Se peusse mentir ma foi</text:p>
          </table:table-cell>
          <table:table-cell table:style-name="Table1.C106" office:value-type="string">
            <text:p text:style-name="P204">INV <text:span text:style-name="T234">K] </text:span>Ancor uenisse ci atoi</text:p>
            <text:p text:style-name="P150"><text:soft-page-break/><text:span text:style-name="T214">M] Se deusse… <text:s/></text:span>W] Si ne fust pour mentir… <text:s text:c="2"/><text:span text:style-name="T270">H2] Mais ie mentiroie… <text:s/>B] Se mentir peusse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7</text:p>
          </table:table-cell>
          <table:table-cell table:style-name="Table1.A2" office:value-type="string">
            <text:p text:style-name="P26">Mai il me <text:span text:style-name="T182">covendrait (H covendra) morir</text:span></text:p>
          </table:table-cell>
          <table:table-cell table:style-name="Table1.C106" office:value-type="string">
            <text:p text:style-name="P89"><text:span text:style-name="T234">G] ...conuendroit… <text:s/></text:span>L<text:span text:style-name="T253">T</text:span>] ...couindra…<text:span text:style-name="T195"> <text:s/>K] ...men… <text:s/>H2] Et il couuenra… <text:s/>B] ...conuenra… </text:span><text:span text:style-name="T79">D] ...conuanra…</text:span><text:span text:style-name="T84"> <text:s/></text:span><text:span text:style-name="T2">E] ...</text:span><text:span text:style-name="T92">couuendra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8</text:p>
          </table:table-cell>
          <table:table-cell table:style-name="Table1.A2" office:value-type="string">
            <text:p text:style-name="P27">Le jor que la vodrai mentir</text:p>
          </table:table-cell>
          <table:table-cell table:style-name="Table1.C106" office:value-type="string">
            <text:p text:style-name="P150"><text:span text:style-name="T258">B] ...volrai… <text:s/>G] ...uoudroit… <text:s text:c="2"/>I] ...che la deurai… <text:s text:c="2"/></text:span>W] ...que je vouldray… <text:s/><text:span text:style-name="T234">K] ...qe ie uorai...</text:span></text:p>
          </table:table-cell>
        </table:table-row>
        <table:table-row table:style-name="Table1.120">
          <table:table-cell table:style-name="Table1.A2" office:value-type="string">
            <text:p text:style-name="P8">3<text:span text:style-name="T179">82</text:span>9</text:p>
          </table:table-cell>
          <table:table-cell table:style-name="Table1.A2" office:value-type="string">
            <text:p text:style-name="P27">Se en cest pais remenoie</text:p>
          </table:table-cell>
          <table:table-cell table:style-name="Table1.C106" office:value-type="string">
            <text:p text:style-name="P161"><text:span text:style-name="T234">G] ….pais plus remanoit <text:s text:c="2"/>I] E se ie ici remanoie <text:s/></text:span>W] ...ce… <text:s/><text:span text:style-name="T234">K] ...ie remanoie <text:s/>H2] Jce en ce pais… <text:s/>B] </text:span><text:span text:style-name="T134">Flor.</text:span><text:span text:style-name="T72"> </text:span><text:span text:style-name="T92">s</text:span><text:span text:style-name="T72">otoi demouroie <text:s/></text:span><text:span text:style-name="T2">E] ...</text:span><text:span text:style-name="T92">demoroie</text:span></text:p>
          </table:table-cell>
        </table:table-row>
        <table:table-row table:style-name="Table1.120">
          <table:table-cell table:style-name="Table1.A2" office:value-type="string">
            <text:p text:style-name="P5">38<text:span text:style-name="T179">3</text:span>0</text:p>
          </table:table-cell>
          <table:table-cell table:style-name="Table1.A2" office:value-type="string">
            <text:p text:style-name="P27">Jai avant d’un mois ne vivroie</text:p>
          </table:table-cell>
          <table:table-cell table:style-name="Table1.C106" office:value-type="string">
            <text:p text:style-name="P89"><text:span text:style-name="T234">G] ...ne uiuroit <text:s text:c="2"/>I] …auant dui mois… <text:s/>K</text:span>L] ...<text:span text:style-name="T195">auant un… <text:s/>W] ...dun mot… <text:s/>T] Auant dun mois non j uiuroie <text:s/>DH2] Auant dun mois ie ne… <text:s/>B] Ja plus dun mois… <text:s/>E] Ja .i. ior viure ne porroie</text:span></text:p>
          </table:table-cell>
        </table:table-row>
        <table:table-row table:style-name="Table1.120">
          <table:table-cell table:style-name="Table1.A2" office:value-type="string">
            <text:p text:style-name="P28">3831</text:p>
          </table:table-cell>
          <table:table-cell table:style-name="Table1.A2" office:value-type="string">
            <text:p text:style-name="P28">Et se t’en veloie mener</text:p>
          </table:table-cell>
          <table:table-cell table:style-name="Table1.C106" office:value-type="string">
            <text:p text:style-name="P89"><text:span text:style-name="T227"><text:s/>B] Somoi ten… <text:s/></text:span>L] ...<text:span text:style-name="T196">se te… <text:s/>K] ...se ie ten… <text:s/>E] Et se ten auoie mene</text:span></text:p>
          </table:table-cell>
        </table:table-row>
        <table:table-row table:style-name="Table1.120">
          <table:table-cell table:style-name="Table1.A2" office:value-type="string">
            <text:p text:style-name="P28">3832</text:p>
          </table:table-cell>
          <table:table-cell table:style-name="Table1.A2" office:value-type="string">
            <text:p text:style-name="P28">Quant de si ne te poi embler</text:p>
          </table:table-cell>
          <table:table-cell table:style-name="Table1.C106" office:value-type="string">
            <text:p text:style-name="P89"><text:span text:style-name="T264">AGKT] Quar (K Qar) ne (T no) ten ai (K hei) peu (GKT pou) ambler (GT enbler, K embler) <text:s/>I] Quant ne ten ai peu enbler <text:s/></text:span>L] <text:span text:style-name="T196">Car ne te ai poir denbler <text:s/>M] Ne taraie </text:span><text:span text:style-name="T109">per</text:span><text:span text:style-name="T15"> ou embler <text:s/></text:span><text:span text:style-name="T16">W</text:span><text:span text:style-name="T196">] Puis que ne taty peu embler <text:s/>H2] Je ne te voi </text:span><text:span text:style-name="T127">per</text:span><text:span text:style-name="T63"> ou embler <text:s/></text:span><text:span text:style-name="T55">B] </text:span><text:span text:style-name="T72">Que fors de ton pays em[p&gt;b]ler <text:s/></text:span><text:span text:style-name="T79">D] </text:span><text:span text:style-name="T84">Nai ie pooir de toi… <text:s/></text:span><text:span text:style-name="T2">E] </text:span><text:span text:style-name="T92">Trestout coiement en emble</text:span></text:p>
          </table:table-cell>
        </table:table-row>
        <table:table-row table:style-name="Table1.120">
          <table:table-cell table:style-name="Table1.A2" office:value-type="string">
            <text:p text:style-name="P28">3833</text:p>
          </table:table-cell>
          <table:table-cell table:style-name="Table1.A2" office:value-type="string">
            <text:p text:style-name="P28">Ne vivroies pas longuement</text:p>
          </table:table-cell>
          <table:table-cell table:style-name="Table1.C106" office:value-type="string">
            <text:p text:style-name="P143"><text:span text:style-name="T258">A] Non… <text:s/>BG] Ne uiueroies (G uiurois) longement (G loingement) <text:s/></text:span>W] Ne viuray plus… <text:s/><text:span text:style-name="T234">K] Ni uuiurez… <text:s/>H2] ...ne mauroies...</text:span></text:p>
          </table:table-cell>
        </table:table-row>
        <table:table-row table:style-name="Table1.120">
          <table:table-cell table:style-name="Table1.A2" office:value-type="string">
            <text:p text:style-name="P28">3834</text:p>
          </table:table-cell>
          <table:table-cell table:style-name="Table1.A2" office:value-type="string">
            <text:p text:style-name="P28">Ains morroies soudaignement</text:p>
          </table:table-cell>
          <table:table-cell table:style-name="Table1.C106" office:value-type="string">
            <text:p text:style-name="P138">W] ...mourray… <text:s/><text:span text:style-name="T234">K] ...moroiz...</text:span></text:p>
          </table:table-cell>
        </table:table-row>
        <table:table-row table:style-name="Table1.120">
          <table:table-cell table:style-name="Table1.A2" office:value-type="string">
            <text:p text:style-name="P28">3835</text:p>
          </table:table-cell>
          <table:table-cell table:style-name="Table1.A2" office:value-type="string">
            <text:p text:style-name="P28">Tant ne seroies grais ne fors</text:p>
          </table:table-cell>
          <table:table-cell table:style-name="Table1.C106" office:value-type="string">
            <text:p text:style-name="P246">H2] ---</text:p>
            <text:p text:style-name="P90"><text:span text:style-name="T264">ADGIK</text:span>L<text:span text:style-name="T217">MW</text:span>] ...<text:span text:style-name="T209">(W seray) granz (IM grans, LW grant)… <text:s/>T] ...no...gros… <text:s/>B] ...cras ne gros <text:s/>E] ...cras ne fors</text:span></text:p>
          </table:table-cell>
        </table:table-row>
        <table:table-row table:style-name="Table1.120">
          <table:table-cell table:style-name="Table1.A2" office:value-type="string">
            <text:p text:style-name="P28">3836</text:p>
          </table:table-cell>
          <table:table-cell table:style-name="Table1.A2" office:value-type="string">
            <text:p text:style-name="P28">Qu’a (H au) nueme jor ne fusses mors</text:p>
          </table:table-cell>
          <table:table-cell table:style-name="Table1.C106" office:value-type="string">
            <text:p text:style-name="P246">H2] ---</text:p>
            <text:p text:style-name="P75"><text:span text:style-name="T264">ADIK</text:span>L<text:span text:style-name="T218">M</text:span>] <text:span text:style-name="T264">Qual (IKL Qal, DM Quau)… <text:s/>W] Que au...</text:span></text:p>
          </table:table-cell>
        </table:table-row>
        <table:table-row table:style-name="Table1.120">
          <table:table-cell table:style-name="Table1.A2" office:value-type="string">
            <text:p text:style-name="P28">3837</text:p>
          </table:table-cell>
          <table:table-cell table:style-name="Table1.A2" office:value-type="string">
            <text:p text:style-name="P28">Por ce ne t’en os je mener</text:p>
          </table:table-cell>
          <table:table-cell table:style-name="Table1.C106" office:value-type="string">
            <text:p text:style-name="P128"><text:span text:style-name="T284">B</text:span>W] …ose mener</text:p>
          </table:table-cell>
        </table:table-row>
        <table:table-row table:style-name="Table1.120">
          <table:table-cell table:style-name="Table1.A2" office:value-type="string">
            <text:p text:style-name="P28">3838</text:p>
          </table:table-cell>
          <table:table-cell table:style-name="Table1.A2" office:value-type="string">
            <text:p text:style-name="P28">Si remenoir ne retorner</text:p>
          </table:table-cell>
          <table:table-cell table:style-name="Table1.C106" office:value-type="string">
            <text:p text:style-name="P150"><text:span text:style-name="T214">M] Cy...seiourner <text:s/></text:span>W] Ne sy remanoir ne torner <text:s/><text:span text:style-name="T234">K] Ne ci ne pois pas demorer <text:s/>DH2E] ...ne demorer (H2 demourer) <text:s/>B] Ne remanoir...</text:span></text:p>
          </table:table-cell>
        </table:table-row>
        <table:table-row table:style-name="Table1.120">
          <table:table-cell table:style-name="Table1.A2" office:value-type="string">
            <text:p text:style-name="P28">3839</text:p>
          </table:table-cell>
          <table:table-cell table:style-name="Table1.A2" office:value-type="string">
            <text:p text:style-name="P28">Mout me poiset de nostre amor</text:p>
          </table:table-cell>
          <table:table-cell table:style-name="Table1.C106" office:value-type="string">
            <text:p text:style-name="P178">T] ...me henuie de… <text:s/><text:span text:style-name="T270">H2] Me poise de la grant amour</text:span></text:p>
          </table:table-cell>
        </table:table-row>
        <table:table-row table:style-name="Table1.120">
          <table:table-cell table:style-name="Table1.A2" office:value-type="string">
            <text:p text:style-name="P28">3840</text:p>
          </table:table-cell>
          <table:table-cell table:style-name="Table1.A2" office:value-type="string">
            <text:p text:style-name="P28">Quant depart a si grant dolor</text:p>
          </table:table-cell>
          <table:table-cell table:style-name="Table1.C106" office:value-type="string">
            <text:p text:style-name="P290"><text:span text:style-name="T239">GIK</text:span>L<text:span text:style-name="T253">T</text:span>] <text:span text:style-name="T230">Quar (K Qar, L Car) depart (L despart) a… <text:s/>W] Quant me depars… <text:s/>H2] Dautre part ai… <text:s/>B] Qui se depart a teil dolour… <text:s/>D] Qui depart… <text:s/>E] Comment part si a...</text:span></text:p>
          </table:table-cell>
        </table:table-row>
        <table:table-row table:style-name="Table1.120">
          <table:table-cell table:style-name="Table1.A2" office:value-type="string">
            <text:p text:style-name="P28">3841</text:p>
          </table:table-cell>
          <table:table-cell table:style-name="Table1.A2" office:value-type="string">
            <text:p text:style-name="P28">Quant me sovient de ta proesce</text:p>
          </table:table-cell>
          <table:table-cell table:style-name="Table1.C106" office:value-type="string">
            <text:p text:style-name="P11"/>
          </table:table-cell>
        </table:table-row>
        <text:soft-page-break/>
        <table:table-row table:style-name="Table1.183">
          <table:table-cell table:style-name="Table1.A2" office:value-type="string">
            <text:p text:style-name="P28">3842</text:p>
          </table:table-cell>
          <table:table-cell table:style-name="Table1.A2" office:value-type="string">
            <text:p text:style-name="P28">De ta bonteit de ta largesce</text:p>
          </table:table-cell>
          <table:table-cell table:style-name="Table1.C106" office:value-type="string">
            <text:p text:style-name="P210"><text:span text:style-name="T284">BE</text:span>K] ...<text:span text:style-name="T284">biaute (K </text:span>beaute<text:span text:style-name="T284">)</text:span>...</text:p>
          </table:table-cell>
        </table:table-row>
        <table:table-row table:style-name="Table1.120">
          <table:table-cell table:style-name="Table1.A2" office:value-type="string">
            <text:p text:style-name="P28">3843</text:p>
          </table:table-cell>
          <table:table-cell table:style-name="Table1.A2" office:value-type="string">
            <text:p text:style-name="P28">Toi resovient de ma biaté</text:p>
          </table:table-cell>
          <table:table-cell table:style-name="Table1.C106" office:value-type="string">
            <text:p text:style-name="P246"><text:span text:style-name="T295">D</text:span>H2] -<text:span text:style-name="T274">--</text:span></text:p>
            <text:p text:style-name="P242">A] ...te souient… <text:s/><text:span text:style-name="T192">E] Toi ne souuient...</text:span></text:p>
          </table:table-cell>
        </table:table-row>
        <table:table-row table:style-name="Table1.120">
          <table:table-cell table:style-name="Table1.A2" office:value-type="string">
            <text:p text:style-name="P28">3844</text:p>
          </table:table-cell>
          <table:table-cell table:style-name="Table1.A2" office:value-type="string">
            <text:p text:style-name="P28">Et de seu que je t’ai amé</text:p>
          </table:table-cell>
          <table:table-cell table:style-name="Table1.C106" office:value-type="string">
            <text:p text:style-name="P246"><text:span text:style-name="T295">D</text:span>H2] ---</text:p>
            <text:p text:style-name="P186"><text:span text:style-name="T234">G] ...que tai tant ame <text:s/></text:span>M] Et ce que ie tay tant ame <text:s/><text:span text:style-name="T258">B] ...que tant tai ame <text:s/>E] Ne de ce que ie tain donne</text:span></text:p>
          </table:table-cell>
        </table:table-row>
        <table:table-row table:style-name="Table1.120">
          <table:table-cell table:style-name="Table1.A2" office:value-type="string">
            <text:p text:style-name="P28">3845</text:p>
          </table:table-cell>
          <table:table-cell table:style-name="Table1.A2" office:value-type="string">
            <text:p text:style-name="P28">Assez poons avoir grant duel</text:p>
          </table:table-cell>
          <table:table-cell table:style-name="Table1.C106" office:value-type="string">
            <text:p text:style-name="P11"/>
          </table:table-cell>
        </table:table-row>
        <table:table-row table:style-name="Table1.120">
          <table:table-cell table:style-name="Table1.A2" office:value-type="string">
            <text:p text:style-name="P28">3846</text:p>
          </table:table-cell>
          <table:table-cell table:style-name="Table1.A2" office:value-type="string">
            <text:p text:style-name="P28">Flori<text:span text:style-name="T186">m</text:span>ont certes per <text:span text:style-name="T186">(H par)</text:span> mon wel</text:p>
          </table:table-cell>
          <table:table-cell table:style-name="Table1.C106" office:value-type="string">
            <text:p text:style-name="P162"><text:span text:style-name="T234">G] ...por… <text:s/>AIK] ...par… <text:s/>M] ...ia certes mon veul <text:s/></text:span>W] ...pas mon anel <text:s/><text:span text:style-name="T258">B] ...certes ie mon… <text:s/>E] ...ia certes mon vuel</text:span></text:p>
          </table:table-cell>
        </table:table-row>
        <table:table-row table:style-name="Table1.120">
          <table:table-cell table:style-name="Table1.A2" office:value-type="string">
            <text:p text:style-name="P28">3847</text:p>
          </table:table-cell>
          <table:table-cell table:style-name="Table1.A2" office:value-type="string">
            <text:p text:style-name="P28">Ne t’eusse je coneu</text:p>
          </table:table-cell>
          <table:table-cell table:style-name="Table1.C106" office:value-type="string">
            <text:p text:style-name="P80"><text:span text:style-name="T285">BDH2E</text:span>L<text:span text:style-name="T218">MTW</text:span>] ...<text:span text:style-name="T196">ia conneus (H2W congneu, DL coneu, EM conneu, T cogneu) <text:s/>K] Ni...encor coneu</text:span></text:p>
          </table:table-cell>
        </table:table-row>
        <table:table-row table:style-name="Table1.120">
          <table:table-cell table:style-name="Table1.A2" office:value-type="string">
            <text:p text:style-name="P28">3848</text:p>
          </table:table-cell>
          <table:table-cell table:style-name="Table1.A2" office:value-type="string">
            <text:p text:style-name="P28">Perdue m’ais <text:span text:style-name="T186">(H mas)</text:span> je t’ai perdu</text:p>
          </table:table-cell>
          <table:table-cell table:style-name="Table1.C106" office:value-type="string">
            <text:p text:style-name="P257"><text:span text:style-name="T264">ABH2EG</text:span>I<text:span text:style-name="T246">K</text:span>M<text:span text:style-name="T253">T</text:span>] ...mas...<text:span text:style-name="T253">(T et ge)… <text:s/></text:span><text:span text:style-name="T79">D] </text:span><text:span text:style-name="T84">Perdu tai et tu mas perdu</text:span></text:p>
          </table:table-cell>
        </table:table-row>
        <table:table-row table:style-name="Table1.120">
          <table:table-cell table:style-name="Table1.A2" office:value-type="string">
            <text:p text:style-name="P28">3849</text:p>
          </table:table-cell>
          <table:table-cell table:style-name="Table1.A2" office:value-type="string">
            <text:p text:style-name="P28">De si ester nen <text:span text:style-name="T186">(H je n</text:span>ai<text:span text:style-name="T254">)</text:span> <text:span text:style-name="T254">ai </text:span>plus aisse</text:p>
          </table:table-cell>
          <table:table-cell table:style-name="Table1.C106" office:value-type="string">
            <text:p text:style-name="P256">INV <text:span text:style-name="T258">B] </text:span>Sai <text:span text:style-name="T100">flor. m</text:span><text:span text:style-name="T1">en si me baise </text:span></text:p>
            <text:p text:style-name="P83"><text:span text:style-name="T239">GI</text:span>L] ...<text:span text:style-name="T239">ne nai (IL non ai) plus aise (L ayse) <text:s/>M] ...ne plus aaise <text:s/>W] ...estre ce nest plus… <text:s/>K] De cist ester nen ai chis aisse <text:s/>DH2] ...estre...</text:span></text:p>
          </table:table-cell>
        </table:table-row>
        <table:table-row table:style-name="Table1.120">
          <table:table-cell table:style-name="Table1.A2" office:value-type="string">
            <text:p text:style-name="P28">3850</text:p>
          </table:table-cell>
          <table:table-cell table:style-name="Table1.A2" office:value-type="string">
            <text:p text:style-name="P28">A Florimont vient si le baisse <text:span text:style-name="T186">(H braise)</text:span></text:p>
          </table:table-cell>
          <table:table-cell table:style-name="Table1.C106" office:value-type="string">
            <text:p text:style-name="P256">INV <text:span text:style-name="T258">B] </text:span>De ci demourer nai plus aise</text:p>
            <text:p text:style-name="P135"><text:span text:style-name="T234">G] ...et si le… <text:s/>M] </text:span><text:span text:style-name="T106">Flor</text:span><text:span text:style-name="T214"> acolle et baise <text:s/></text:span>W] ...vint...</text:p>
          </table:table-cell>
        </table:table-row>
        <table:table-row table:style-name="Table1.120">
          <table:table-cell table:style-name="Table1.A2" office:value-type="string">
            <text:p text:style-name="P28">3851</text:p>
          </table:table-cell>
          <table:table-cell table:style-name="Table1.A2" office:value-type="string">
            <text:p text:style-name="P28">Mout orent dolerous solas</text:p>
          </table:table-cell>
          <table:table-cell table:style-name="Table1.C106" office:value-type="string">
            <text:p text:style-name="P306">K] ---</text:p>
            <text:p text:style-name="P294"><text:span text:style-name="T234">I] ...dolor solas <text:s text:c="2"/></text:span>W] ...euret… <text:s/><text:span text:style-name="T270">H2] ...yout doulour et soulas <text:s/>D] ...deliteus...</text:span></text:p>
          </table:table-cell>
        </table:table-row>
        <table:table-row table:style-name="Table1.120">
          <table:table-cell table:style-name="Table1.A2" office:value-type="string">
            <text:p text:style-name="P28">3852</text:p>
          </table:table-cell>
          <table:table-cell table:style-name="Table1.A2" office:value-type="string">
            <text:p text:style-name="P28">Florimons c’est entre ses bras</text:p>
          </table:table-cell>
          <table:table-cell table:style-name="Table1.C106" office:value-type="string">
            <text:p text:style-name="P211">K] ---</text:p>
            <text:p text:style-name="P78"><text:span text:style-name="T264">ABIH2] ...est entre… <text:s/></text:span>L] ...<text:span text:style-name="T197">set entre...</text:span></text:p>
          </table:table-cell>
        </table:table-row>
        <table:table-row table:style-name="Table1.194">
          <table:table-cell table:style-name="Table1.A2" office:value-type="string">
            <text:p text:style-name="P28">3853</text:p>
          </table:table-cell>
          <table:table-cell table:style-name="Table1.A2" office:value-type="string">
            <text:p text:style-name="P28">Plus de XL fois pasmez</text:p>
          </table:table-cell>
          <table:table-cell table:style-name="Table1.C106" office:value-type="string">
            <text:p text:style-name="P211">K] ---</text:p>
            <text:p text:style-name="P251">H2] ...<text:span text:style-name="T274">de .x. … <text:s/>DB] ...de xiiii ...</text:span></text:p>
          </table:table-cell>
        </table:table-row>
        <table:table-row table:style-name="Table1.120">
          <table:table-cell table:style-name="Table1.A2" office:value-type="string">
            <text:p text:style-name="P28">3854</text:p>
          </table:table-cell>
          <table:table-cell table:style-name="Table1.A2" office:value-type="string">
            <text:p text:style-name="P28">Puels c’est a la terre getez</text:p>
          </table:table-cell>
          <table:table-cell table:style-name="Table1.C106" office:value-type="string">
            <text:p text:style-name="P211">K] ---</text:p>
            <text:p text:style-name="P91"><text:span text:style-name="T227">I] E puis sest a tere… <text:s/></text:span>L] <text:span text:style-name="T197">Puis set… <text:s/>H2] Puis cest… <text:s/>E] ...sest contre terre...</text:span></text:p>
          </table:table-cell>
        </table:table-row>
        <table:table-row table:style-name="Table1.120">
          <table:table-cell table:style-name="Table1.A2" office:value-type="string">
            <text:p text:style-name="P28">3855</text:p>
          </table:table-cell>
          <table:table-cell table:style-name="Table1.A2" office:value-type="string">
            <text:p text:style-name="P28">La damoisele se pasma</text:p>
          </table:table-cell>
          <table:table-cell table:style-name="Table1.C106" office:value-type="string">
            <text:p text:style-name="P211">K] ---</text:p>
            <text:p text:style-name="P64"><text:span text:style-name="T79">D] </text:span><text:span text:style-name="T84">La damoisele le baisa</text:span></text:p>
          </table:table-cell>
        </table:table-row>
        <table:table-row table:style-name="Table1.120">
          <table:table-cell table:style-name="Table1.A2" office:value-type="string">
            <text:p text:style-name="P28">3856</text:p>
          </table:table-cell>
          <table:table-cell table:style-name="Table1.A2" office:value-type="string">
            <text:p text:style-name="P28">Et quant revint si le baissa</text:p>
          </table:table-cell>
          <table:table-cell table:style-name="Table1.C106" office:value-type="string">
            <text:p text:style-name="P211">K] ---</text:p>
            <text:p text:style-name="P64"><text:soft-page-break/><text:span text:style-name="T79">D] </text:span><text:span text:style-name="T84">Onques puis a li ne parla</text:span></text:p>
          </table:table-cell>
        </table:table-row>
        <table:table-row table:style-name="Table1.120">
          <table:table-cell table:style-name="Table1.A2" office:value-type="string">
            <text:p text:style-name="P28">3857</text:p>
          </table:table-cell>
          <table:table-cell table:style-name="Table1.A2" office:value-type="string">
            <text:p text:style-name="P30">Sans parler prent de lui congié</text:p>
          </table:table-cell>
          <table:table-cell table:style-name="Table1.C106" office:value-type="string">
            <text:p text:style-name="P211">K] ---</text:p>
            <text:p text:style-name="P91"><text:span text:style-name="T234">G] Puis prent de… <text:s text:c="2"/>B</text:span>L] ...prist…<text:span text:style-name="T197"> <text:s/>E] Sans plus parler prentle congie</text:span></text:p>
          </table:table-cell>
        </table:table-row>
        <table:table-row table:style-name="Table1.120">
          <table:table-cell table:style-name="Table1.A2" office:value-type="string">
            <text:p text:style-name="P28">3858</text:p>
          </table:table-cell>
          <table:table-cell table:style-name="Table1.A2" office:value-type="string">
            <text:p text:style-name="P30">Quant l’ot acolé et baissié</text:p>
          </table:table-cell>
          <table:table-cell table:style-name="Table1.C106" office:value-type="string">
            <text:p text:style-name="P211">K] ---</text:p>
          </table:table-cell>
        </table:table-row>
        <table:table-row table:style-name="Table1.120">
          <table:table-cell table:style-name="Table1.A2" office:value-type="string">
            <text:p text:style-name="P28">3859</text:p>
          </table:table-cell>
          <table:table-cell table:style-name="Table1.A2" office:value-type="string">
            <text:p text:style-name="P30">La damoisele tost s’en va</text:p>
          </table:table-cell>
          <table:table-cell table:style-name="Table1.C106" office:value-type="string">
            <text:p text:style-name="P289"><text:span text:style-name="T264">ABDEGIK</text:span>L<text:span text:style-name="T219">MTW</text:span>] ...<text:span text:style-name="T197">sen ueit (BDGKLTW uait, I uais, EM vait)</text:span></text:p>
          </table:table-cell>
        </table:table-row>
        <table:table-row table:style-name="Table1.120">
          <table:table-cell table:style-name="Table1.A2" office:value-type="string">
            <text:p text:style-name="P29">3860</text:p>
          </table:table-cell>
          <table:table-cell table:style-name="Table1.A2" office:value-type="string">
            <text:p text:style-name="P30">Et de Florimont se depart</text:p>
          </table:table-cell>
          <table:table-cell table:style-name="Table1.C106" office:value-type="string">
            <text:p text:style-name="P85"><text:span text:style-name="T264">ADH2EGIK</text:span>L<text:span text:style-name="T219">MTW</text:span>] <text:span text:style-name="T197">Et (K E) floremons (DH2 </text:span><text:span text:style-name="T127">flo</text:span><text:span text:style-name="T63">., </text:span><text:span text:style-name="T4">GI</text:span><text:span text:style-name="T197"> floremont, K floriemont, ELMW florimont, T florimonz) illeques (I illoques, EKT ilueques, DL illuecques, M illecques, W illecquez) leit (DH2EGIKLMTW lait) <text:s/>B] </text:span><text:span text:style-name="T135">Mlt </text:span><text:span text:style-name="T73">dolante </text:span><text:span text:style-name="T135">flor. </text:span><text:span text:style-name="T73">lait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1</text:span></text:p>
          </table:table-cell>
          <table:table-cell table:style-name="Table1.A2" office:value-type="string">
            <text:p text:style-name="P30">A grant dolor s’en est tornee</text:p>
          </table:table-cell>
          <table:table-cell table:style-name="Table1.C106" office:value-type="string">
            <text:p text:style-name="P238">B] E sa terre en est retornee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2</text:span></text:p>
          </table:table-cell>
          <table:table-cell table:style-name="Table1.A2" office:value-type="string">
            <text:p text:style-name="P30">Et quant vint en l’Ile Selee</text:p>
          </table:table-cell>
          <table:table-cell table:style-name="Table1.C106" office:value-type="string">
            <text:p text:style-name="P91"><text:span text:style-name="T264">ABDH2GI</text:span>L<text:span text:style-name="T219">MTW</text:span>] ...<text:span text:style-name="T197">fu (W fut) en (M a)… <text:s/>K] E quat elle fu en lisle celee <text:s/>E] Quant reuint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3</text:span></text:p>
          </table:table-cell>
          <table:table-cell table:style-name="Table1.A2" office:value-type="string">
            <text:p text:style-name="P30">Por la dolor de son ami</text:p>
          </table:table-cell>
          <table:table-cell table:style-name="Table1.C106" office:value-type="string">
            <text:p text:style-name="P215">K] Par li… <text:s/><text:span text:style-name="T214">T] </text:span><text:span text:style-name="T119">Per...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4</text:span></text:p>
          </table:table-cell>
          <table:table-cell table:style-name="Table1.A2" office:value-type="string">
            <text:p text:style-name="P30">Estet puels trois anz et demi</text:p>
          </table:table-cell>
          <table:table-cell table:style-name="Table1.C106" office:value-type="string">
            <text:p text:style-name="P91"><text:span text:style-name="T265">AGIK</text:span>L] <text:span text:style-name="T239">Esta (I Estet)...sanz (I sens, L senz) mari <text:s/>W] Elle fut trois ans sans mari <text:s/>T] Esta...anz demari <text:s text:c="2"/>H2] iii. ans se tint puis de mari <text:s text:c="2"/></text:span><text:span text:style-name="T79">D] </text:span><text:span text:style-name="T84">Se tint puis .iii. anz et demi <text:s text:c="2"/></text:span><text:span text:style-name="T239"><text:s/>B] Fu elle .ii. ans sans mari </text:span><text:span text:style-name="T236">RIV M <text:s/>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5</text:span></text:p>
          </table:table-cell>
          <table:table-cell table:style-name="Table1.A2" office:value-type="string">
            <text:p text:style-name="P30">Mai a (H au) quart an (F quart em) prist Neufas</text:p>
          </table:table-cell>
          <table:table-cell table:style-name="Table1.C106" office:value-type="string">
            <text:p text:style-name="P91"><text:span text:style-name="T258">A] ...au quart a prist neufas <text:s text:c="2"/>I] ...al...en prist… <text:s/>GH2</text:span>L] ...<text:span text:style-name="T239">au (L </text:span>al<text:span text:style-name="T239">)</text:span>…<text:span text:style-name="T274">(H2 nephas)</text:span> <text:s text:c="2"/><text:span text:style-name="T219">M] Et au quart an a paris namphas <text:s text:c="3"/>W] ...au quart a prist… <text:s/>K] ...au...en pris neuphas <text:s/>T] ...al...an emprit neufas <text:s text:c="2"/>B] Mais au tiers an prist velas <text:s/>E] Et au quart an si prist nempghas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6</text:span></text:p>
          </table:table-cell>
          <table:table-cell table:style-name="Table1.A2" office:value-type="string">
            <text:p text:style-name="P30">Qui estoit niés Qamdiobras</text:p>
          </table:table-cell>
          <table:table-cell table:style-name="Table1.C106" office:value-type="string">
            <text:p text:style-name="P199">I] ...cande labras <text:s/><text:span text:style-name="T234">K] Qui nies estoit… <text:s/>B] ..niers… <text:s/>E] ...fiex kamdyobras</text:span></text:p>
          </table:table-cell>
        </table:table-row>
        <table:table-row table:style-name="Table1.120">
          <table:table-cell table:style-name="Table1.A2" office:value-type="string">
            <text:p text:style-name="P30">3866a</text:p>
          </table:table-cell>
          <table:table-cell table:style-name="Table1.A2" office:value-type="string">
            <text:p text:style-name="P30">Un fil en ot et quant fu nez</text:p>
          </table:table-cell>
          <table:table-cell table:style-name="Table1.C106" office:value-type="string">
            <text:p text:style-name="P228">K] ….fil ot… <text:s/><text:span text:style-name="T270">H2] ...auoit quant il fu… <text:s/>B] ...en ot quant si fu nez <text:s/></text:span><text:span text:style-name="T79">D</text:span><text:span text:style-name="T93">E</text:span><text:span text:style-name="T79">] ...</text:span><text:span text:style-name="T85">ot </text:span><text:span text:style-name="T93">(E hoit)</text:span><text:span text:style-name="T85"> quant il fu...</text:span></text:p>
          </table:table-cell>
        </table:table-row>
        <table:table-row table:style-name="Table1.120">
          <table:table-cell table:style-name="Table1.A2" office:value-type="string">
            <text:p text:style-name="P30">3866b</text:p>
          </table:table-cell>
          <table:table-cell table:style-name="Table1.A2" office:value-type="string">
            <text:p text:style-name="P30">Netanabus fu apelez</text:p>
          </table:table-cell>
          <table:table-cell table:style-name="Table1.C106" office:value-type="string">
            <text:p text:style-name="P85"><text:span text:style-name="T234">G] Natanabu… <text:s/>I] Netanebus…a[p&gt;b]elles <text:s text:c="3"/>A</text:span>L] <text:span text:style-name="T197">Nectanabus… <text:s/>M] Natanabus… <text:s/>K] Netabus… H2] Nadanabuz… <text:s/>BDE] Neptanabus...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7</text:span></text:p>
          </table:table-cell>
          <table:table-cell table:style-name="Table1.A2" office:value-type="string">
            <text:p text:style-name="P30">Rois fut tant sot d’enchantement</text:p>
          </table:table-cell>
          <table:table-cell table:style-name="Table1.C106" office:value-type="string">
            <text:p text:style-name="P246">H2] <text:span text:style-name="T274">Et puis sout tant...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8</text:span></text:p>
          </table:table-cell>
          <table:table-cell table:style-name="Table1.A2" office:value-type="string">
            <text:p text:style-name="P30">La meir fassoit meler a (H au) vent</text:p>
          </table:table-cell>
          <table:table-cell table:style-name="Table1.C106" office:value-type="string">
            <text:p text:style-name="P83"><text:span text:style-name="T227">I] ...a\u/uent (2hd) <text:s/></text:span>L] ...<text:span text:style-name="T197">mesler auant <text:s/>ABDEGKMTW] ...au… <text:s/>H2] Meller fesoit la mer au vent</text:span></text:p>
          </table:table-cell>
        </table:table-row>
        <table:table-row table:style-name="Table1.120">
          <table:table-cell table:style-name="Table1.A2" office:value-type="string">
            <text:p text:style-name="P29">386<text:span text:style-name="T187">9</text:span></text:p>
          </table:table-cell>
          <table:table-cell table:style-name="Table1.A2" office:value-type="string">
            <text:p text:style-name="P30">Qui en l’Ile veloit entrer</text:p>
          </table:table-cell>
          <table:table-cell table:style-name="Table1.C106" office:value-type="string">
            <text:p text:style-name="P233">K] Que en celle ysle… <text:s/><text:span text:style-name="T270">H2] ...aler <text:s/>E] ...errer</text:span></text:p>
          </table:table-cell>
        </table:table-row>
        <table:table-row table:style-name="Table1.120">
          <table:table-cell table:style-name="Table1.A2" office:value-type="string">
            <text:p text:style-name="P30">3870</text:p>
          </table:table-cell>
          <table:table-cell table:style-name="Table1.A2" office:value-type="string">
            <text:p text:style-name="P30">Por mal fere ne por rober (H enbler)</text:p>
          </table:table-cell>
          <table:table-cell table:style-name="Table1.C106" office:value-type="string">
            <text:p text:style-name="P88">L] <text:span text:style-name="T103">Per...per… <text:s/></text:span><text:span text:style-name="T63">H2</text:span><text:span text:style-name="T7">W] ...</text:span><text:span text:style-name="T63">embler (W </text:span><text:span text:style-name="T9">enbler</text:span><text:span text:style-name="T63">)</text:span><text:span text:style-name="T9"> <text:s/></text:span><text:span text:style-name="T34">K] </text:span><text:span text:style-name="T41">Par nul mal faire ou par… <text:s text:c="2"/></text:span><text:span text:style-name="T12">T] ...</text:span><text:span text:style-name="T47">ou </text:span><text:span text:style-name="T119">per…</text:span><text:span text:style-name="T47"> <text:s/></text:span><text:span text:style-name="T79">D] ...</text:span><text:span text:style-name="T85">et por...</text:span></text:p>
          </table:table-cell>
        </table:table-row>
        <table:table-row table:style-name="Table1.120">
          <table:table-cell table:style-name="Table1.A2" office:value-type="string">
            <text:p text:style-name="P30">3871</text:p>
          </table:table-cell>
          <table:table-cell table:style-name="Table1.A2" office:value-type="string">
            <text:p text:style-name="P30">Les neiz faissoit plongier sovent</text:p>
          </table:table-cell>
          <table:table-cell table:style-name="Table1.C106" office:value-type="string">
            <text:p text:style-name="P278"/>
          </table:table-cell>
        </table:table-row>
        <text:soft-page-break/>
        <table:table-row table:style-name="Table1.120">
          <table:table-cell table:style-name="Table1.A2" office:value-type="string">
            <text:p text:style-name="P30">3872</text:p>
          </table:table-cell>
          <table:table-cell table:style-name="Table1.A2" office:value-type="string">
            <text:p text:style-name="P30">En la meir per (H par) enchantement</text:p>
          </table:table-cell>
          <table:table-cell table:style-name="Table1.C106" office:value-type="string">
            <text:p text:style-name="P190"><text:span text:style-name="T234">GT] ...por… <text:s/>A</text:span>I] ...par… <text:s/><text:span text:style-name="T234">K] E la mer por...</text:span></text:p>
          </table:table-cell>
        </table:table-row>
        <table:table-row table:style-name="Table1.120">
          <table:table-cell table:style-name="Table1.A2" office:value-type="string">
            <text:p text:style-name="P30">3873</text:p>
          </table:table-cell>
          <table:table-cell table:style-name="Table1.A2" office:value-type="string">
            <text:p text:style-name="P30">Mai Florimont ot puels un fil</text:p>
          </table:table-cell>
          <table:table-cell table:style-name="Table1.C106" office:value-type="string">
            <text:p text:style-name="P60"><text:span text:style-name="T258">B] </text:span><text:span text:style-name="T136">Flor.</text:span><text:span text:style-name="T74"> si ot puis...</text:span></text:p>
          </table:table-cell>
        </table:table-row>
        <table:table-row table:style-name="Table1.120">
          <table:table-cell table:style-name="Table1.A2" office:value-type="string">
            <text:p text:style-name="P30">3874</text:p>
          </table:table-cell>
          <table:table-cell table:style-name="Table1.A2" office:value-type="string">
            <text:p text:style-name="P30">Phelipon quel mist a essil</text:p>
          </table:table-cell>
          <table:table-cell table:style-name="Table1.C106" office:value-type="string">
            <text:p text:style-name="P88"><text:span text:style-name="T258">B] ...qui en larrecin <text:s text:c="2"/></text:span>L<text:span text:style-name="T210">W</text:span>] ...<text:span text:style-name="T197">qui...en essil <text:s text:c="2"/>GM] ...en esyl (M essil) <text:s/>AKT] ...quil...en essil (K esil) <text:s/>H2] ...con nommoit ici <text:s/></text:span><text:span text:style-name="T79">D] ...</text:span><text:span text:style-name="T85">qou mist en essil</text:span></text:p>
          </table:table-cell>
        </table:table-row>
        <table:table-row table:style-name="Table1.120">
          <table:table-cell table:style-name="Table1.A2" office:value-type="string">
            <text:p text:style-name="P30">3875</text:p>
          </table:table-cell>
          <table:table-cell table:style-name="Table1.A2" office:value-type="string">
            <text:p text:style-name="P30">Il i entrait (H entra) soudaignement</text:p>
          </table:table-cell>
          <table:table-cell table:style-name="Table1.C106" office:value-type="string">
            <text:p text:style-name="P205">INV <text:span text:style-name="T234">K] </text:span>Nettanabon nen soit nient</text:p>
            <text:p text:style-name="P91"><text:span text:style-name="T258">A] Jl lentra… <text:s/>I</text:span>L<text:span text:style-name="T254">T</text:span>] <text:span text:style-name="T197">Jl entra… <text:s text:c="2"/>GDH2M] Jl y (DM i) entra… <text:s/>W] Jl ly entra… <text:s/>B] En lille entra… <text:s/>E] ...soutiuement</text:span></text:p>
          </table:table-cell>
        </table:table-row>
        <table:table-row table:style-name="Table1.120">
          <table:table-cell table:style-name="Table1.A2" office:value-type="string">
            <text:p text:style-name="P30">3876</text:p>
          </table:table-cell>
          <table:table-cell table:style-name="Table1.A2" office:value-type="string">
            <text:p text:style-name="P30">Netanabus n’en sot noient</text:p>
          </table:table-cell>
          <table:table-cell table:style-name="Table1.C106" office:value-type="string">
            <text:p text:style-name="P205">INV <text:span text:style-name="T234">K] </text:span>Jl en entra soudainement</text:p>
            <text:p text:style-name="P88"><text:span text:style-name="T258">A] <text:s/>Nectanabus ne sot… <text:s/>G] Necatanabua… <text:s/>I] Netanebus… <text:s/></text:span>L] <text:span text:style-name="T197">Nectanabus...ne iant <text:s/>M] Que natabus nen… <text:s/>T] ...non… <text:s/>H2] Natanabus ne sout… <text:s/></text:span><text:span text:style-name="T79">D</text:span><text:span text:style-name="T93">E</text:span><text:span text:style-name="T79">] </text:span><text:span text:style-name="T85">Neptanabus...</text:span></text:p>
          </table:table-cell>
        </table:table-row>
        <table:table-row table:style-name="Table1.120">
          <table:table-cell table:style-name="Table1.A2" office:value-type="string">
            <text:p text:style-name="P30">3877</text:p>
          </table:table-cell>
          <table:table-cell table:style-name="Table1.A2" office:value-type="string">
            <text:p text:style-name="P30">Se li destrut tot son estaige</text:p>
          </table:table-cell>
          <table:table-cell table:style-name="Table1.C106" office:value-type="string">
            <text:p text:style-name="P88">L] ...<text:span text:style-name="T197">ostage <text:s/>B] Jl li destruit son ih</text:span><text:span text:style-name="T136">er</text:span><text:span text:style-name="T74">b</text:span><text:span text:style-name="T136">er</text:span><text:span text:style-name="T74">iage <text:s/></text:span><text:span text:style-name="T79">D] </text:span><text:span text:style-name="T85">Et li destruit...</text:span></text:p>
          </table:table-cell>
        </table:table-row>
        <table:table-row table:style-name="Table1.120">
          <table:table-cell table:style-name="Table1.A2" office:value-type="string">
            <text:p text:style-name="P30">3878</text:p>
          </table:table-cell>
          <table:table-cell table:style-name="Table1.A2" office:value-type="string">
            <text:p text:style-name="P30">La terre aquist en heritaige</text:p>
          </table:table-cell>
          <table:table-cell table:style-name="Table1.C106" office:value-type="string">
            <text:p text:style-name="P84"><text:span text:style-name="T265">ABGIK</text:span>L<text:span text:style-name="T254">TW</text:span>] ...<text:span text:style-name="T197">quist (T quier) por (B par, L </text:span><text:span text:style-name="T103">per</text:span><text:span text:style-name="T4">, </text:span><text:span text:style-name="T9">W pour) </text:span><text:span text:style-name="T53">heritage (</text:span><text:span text:style-name="T74">B iretage, </text:span><text:span text:style-name="T53">G </text:span><text:span text:style-name="T32">erritage, I </text:span><text:span text:style-name="T27">eritaie, L </text:span><text:span text:style-name="T4">eritage</text:span><text:span text:style-name="T9">) <text:s/></text:span><text:span text:style-name="T17">M] Sa terre prist </text:span><text:span text:style-name="T110">per</text:span><text:span text:style-name="T17"> heritage <text:s/></text:span><text:span text:style-name="T85">D</text:span><text:span text:style-name="T58">H2</text:span><text:span text:style-name="T93">E</text:span><text:span text:style-name="T58">] ...</text:span><text:span text:style-name="T85">prist (H2 </text:span><text:span text:style-name="T64">print</text:span><text:span text:style-name="T85">)</text:span><text:span text:style-name="T64"> </text:span><text:span text:style-name="T141">per </text:span><text:span text:style-name="T85">(H2 </text:span><text:span text:style-name="T64">par</text:span><text:span text:style-name="T85">)</text:span><text:span text:style-name="T64">...</text:span></text:p>
          </table:table-cell>
        </table:table-row>
        <table:table-row table:style-name="Table1.120">
          <table:table-cell table:style-name="Table1.A2" office:value-type="string">
            <text:p text:style-name="P30">3879</text:p>
          </table:table-cell>
          <table:table-cell table:style-name="Table1.A2" office:value-type="string">
            <text:p text:style-name="P30">Car ses peires avoit amee</text:p>
          </table:table-cell>
          <table:table-cell table:style-name="Table1.C106" office:value-type="string">
            <text:p text:style-name="P156"><text:span text:style-name="T227">I] Quars...amenee <text:s/>M] ...son pere si lot… <text:s text:c="2"/></text:span>W] ...son pere… <text:s/><text:span text:style-name="T270">H2] Qui… <text:s/>B] Por ce ses peres ot… <text:s/></text:span><text:span text:style-name="T79">D] </text:span><text:span text:style-name="T85">Que ses...</text:span></text:p>
          </table:table-cell>
        </table:table-row>
        <table:table-row table:style-name="Table1.120">
          <table:table-cell table:style-name="Table1.A2" office:value-type="string">
            <text:p text:style-name="P30">3880</text:p>
          </table:table-cell>
          <table:table-cell table:style-name="Table1.A2" office:value-type="string">
            <text:p text:style-name="P30">La dame de l’Ile Selee</text:p>
          </table:table-cell>
          <table:table-cell table:style-name="Table1.C106" office:value-type="string">
            <text:p text:style-name="P220">G] ...disle… <text:s/><text:span text:style-name="T270">H2] La pucelle dylle...</text:span></text:p>
          </table:table-cell>
        </table:table-row>
        <table:table-row table:style-name="Table1.120">
          <table:table-cell table:style-name="Table1.A2" office:value-type="string">
            <text:p text:style-name="P30">3881</text:p>
          </table:table-cell>
          <table:table-cell table:style-name="Table1.A2" office:value-type="string">
            <text:p text:style-name="P30">Tot l’avoir prist et len condut</text:p>
          </table:table-cell>
          <table:table-cell table:style-name="Table1.C106" office:value-type="string">
            <text:p text:style-name="P88">L] ...<text:span text:style-name="T197">et les conduit <text:s/>ABEGIKMW] ..et (IK e) le (K li) conduit <text:s/>T] Prit tot lauoir et le conduit <text:s/>H2] ...et tout le conduit <text:s/></text:span><text:span text:style-name="T79">D] </text:span><text:span text:style-name="T85">Tot le pais et le conduit</text:span><text:span text:style-name="T79"> </text:span></text:p>
          </table:table-cell>
        </table:table-row>
        <table:table-row table:style-name="Table1.120">
          <table:table-cell table:style-name="Table1.A2" office:value-type="string">
            <text:p text:style-name="P30">3882</text:p>
          </table:table-cell>
          <table:table-cell table:style-name="Table1.A2" office:value-type="string">
            <text:p text:style-name="P30">Quant ot le pais tot destruit</text:p>
          </table:table-cell>
          <table:table-cell table:style-name="Table1.C106" office:value-type="string">
            <text:p text:style-name="P253">H2] <text:span text:style-name="T275">Quant le ais out tout… <text:s/>E] Quant il ot le pays destruit</text:span></text:p>
          </table:table-cell>
        </table:table-row>
        <table:table-row table:style-name="Table1.120">
          <table:table-cell table:style-name="Table1.A2" office:value-type="string">
            <text:p text:style-name="P30">3883</text:p>
          </table:table-cell>
          <table:table-cell table:style-name="Table1.A2" office:value-type="string">
            <text:p text:style-name="P30">Et Netanabus s’en ala</text:p>
          </table:table-cell>
          <table:table-cell table:style-name="Table1.C106" office:value-type="string">
            <text:p text:style-name="P258"><text:span text:style-name="T265">AG] ...nectanabus… <text:s/></text:span>W] Netanabus si sen… <text:s/><text:span text:style-name="T234">K] E nettanabon si sen ala <text:s/>ET] ...neptanabus… <text:s/>H2] ...natanabus… <text:s/></text:span><text:span text:style-name="T79">D] ...</text:span><text:span text:style-name="T1">neptanabus en...</text:span></text:p>
          </table:table-cell>
        </table:table-row>
        <table:table-row table:style-name="Table1.120">
          <table:table-cell table:style-name="Table1.A2" office:value-type="string">
            <text:p text:style-name="P30">3884</text:p>
          </table:table-cell>
          <table:table-cell table:style-name="Table1.A2" office:value-type="string">
            <text:p text:style-name="P30">En Gresce del roi s’acoenta</text:p>
          </table:table-cell>
          <table:table-cell table:style-name="Table1.C106" office:value-type="string">
            <text:p text:style-name="P91"><text:span text:style-name="T227">Id] ...et au roi… <text:s/>AGH2</text:span>L<text:span text:style-name="T210">W</text:span>] ...<text:span text:style-name="T197">au roi (W roy) sacointa (G sacuita) <text:s/>K] ...au roi si sa conta <text:s/>T] ...al roi sa</text:span><text:span text:style-name="T119">9</text:span><text:span text:style-name="T47">rta <text:s text:c="2"/></text:span><text:span text:style-name="T55">B] </text:span><text:span text:style-name="T74">Au roi et si sen acointa <text:s text:c="2"/></text:span><text:span text:style-name="T2">E] ...</text:span><text:span text:style-name="T93">ou au roi sacointa</text:span></text:p>
          </table:table-cell>
        </table:table-row>
        <table:table-row table:style-name="Table1.120">
          <table:table-cell table:style-name="Table1.A2" office:value-type="string">
            <text:p text:style-name="P30">3885</text:p>
          </table:table-cell>
          <table:table-cell table:style-name="Table1.A2" office:value-type="string">
            <text:p text:style-name="P30">Alixandre son fil aprist</text:p>
          </table:table-cell>
          <table:table-cell table:style-name="Table1.C106" office:value-type="string">
            <text:p text:style-name="P247">H2] ...<text:span text:style-name="T275">aprint</text:span></text:p>
          </table:table-cell>
        </table:table-row>
        <table:table-row table:style-name="Table1.120">
          <table:table-cell table:style-name="Table1.A2" office:value-type="string">
            <text:p text:style-name="P30">3886</text:p>
          </table:table-cell>
          <table:table-cell table:style-name="Table1.A2" office:value-type="string">
            <text:p text:style-name="P30">Que <text:span text:style-name="T188">(H Qui)</text:span> tans roiames puels conquist</text:p>
          </table:table-cell>
          <table:table-cell table:style-name="Table1.C106" office:value-type="string">
            <text:p text:style-name="P86"><text:span text:style-name="T258">A] Qui tant reaume… <text:s/>EI</text:span>L<text:span text:style-name="T220">MT</text:span>] <text:span text:style-name="T197">Qui…(E tant)... <text:s/>H2W] Qui mains… <text:s/>BD] Qui puis tant roialme (D roiaumes) conquist</text:span></text:p>
          </table:table-cell>
        </table:table-row>
        <table:table-row table:style-name="Table1.120">
          <table:table-cell table:style-name="Table1.A2" office:value-type="string">
            <text:p text:style-name="P30">3887</text:p>
          </table:table-cell>
          <table:table-cell table:style-name="Table1.A2" office:value-type="string">
            <text:p text:style-name="P30">Les gens en dissoient folie</text:p>
          </table:table-cell>
          <table:table-cell table:style-name="Table1.C106" office:value-type="string">
            <text:p text:style-name="P203"><text:span text:style-name="T234">G] ...ienz disoient… <text:s/></text:span>M] ...si en discoent… <text:s/><text:span text:style-name="T234">K] ...en disoit… BE] La gent...</text:span></text:p>
          </table:table-cell>
        </table:table-row>
        <text:soft-page-break/>
        <table:table-row table:style-name="Table1.120">
          <table:table-cell table:style-name="Table1.A2" office:value-type="string">
            <text:p text:style-name="P30">3888</text:p>
          </table:table-cell>
          <table:table-cell table:style-name="Table1.A2" office:value-type="string">
            <text:p text:style-name="P30">Que Olimpias fut s’amie</text:p>
          </table:table-cell>
          <table:table-cell table:style-name="Table1.C106" office:value-type="string">
            <text:p text:style-name="P233">K] ...esteit samie <text:s/><text:span text:style-name="T258">B] ...fust… <text:s/>E] ...ert...</text:span></text:p>
          </table:table-cell>
        </table:table-row>
        <table:table-row table:style-name="Table1.120">
          <table:table-cell table:style-name="Table1.A2" office:value-type="string">
            <text:p text:style-name="P30">3889</text:p>
          </table:table-cell>
          <table:table-cell table:style-name="Table1.A2" office:value-type="string">
            <text:p text:style-name="P30">Alixandres ses fils estoit</text:p>
          </table:table-cell>
          <table:table-cell table:style-name="Table1.C106" office:value-type="string">
            <text:p text:style-name="P163"><text:span text:style-name="T286">BM] Qualixandres (M Qualixandre) ses (M son) fius (M filz)… <text:s/>A</text:span>W] ...son fil… <text:s/><text:span text:style-name="T234">K] E alexandres… <text:s/>E] ...ses fiex...</text:span></text:p>
          </table:table-cell>
        </table:table-row>
        <table:table-row table:style-name="Table1.120">
          <table:table-cell table:style-name="Table1.A2" office:value-type="string">
            <text:p text:style-name="P30">3890</text:p>
          </table:table-cell>
          <table:table-cell table:style-name="Table1.A2" office:value-type="string">
            <text:p text:style-name="P30">Mai cil mantoit qui le dissoit</text:p>
          </table:table-cell>
          <table:table-cell table:style-name="Table1.C106" office:value-type="string">
            <text:p text:style-name="P151"><text:span text:style-name="T265">ADEGH2KT] Mais cil menti (G ment) quil (DH2ET qui) le (K li)… <text:s/>I] ...quele… <text:s/></text:span>W] Mes si mentit… <text:s/><text:span text:style-name="T258">B] Mais cis se ment...</text:span></text:p>
          </table:table-cell>
        </table:table-row>
        <table:table-row table:style-name="Table1.120">
          <table:table-cell table:style-name="Table1.A2" office:value-type="string">
            <text:p text:style-name="P30">3891</text:p>
          </table:table-cell>
          <table:table-cell table:style-name="Table1.A2" office:value-type="string">
            <text:p text:style-name="P30">Grant mensonge fut c’on le dist</text:p>
          </table:table-cell>
          <table:table-cell table:style-name="Table1.C106" office:value-type="string">
            <text:p text:style-name="P247">H2] ---</text:p>
            <text:p text:style-name="P91"><text:span text:style-name="T234">G] ...fist qui le dist <text:s/>ADI</text:span>L<text:span text:style-name="T220">MW</text:span>] ...<text:span text:style-name="T197">fu (W fut) qui li (DILMW le) dist (DM dit) <text:s/>K] ...menzogne qe li dist <text:s/>T] ...dist que le dist <text:s/>B] ...dist qui le dit <text:s/>E] Grant outrage fist qui...</text:span></text:p>
          </table:table-cell>
        </table:table-row>
        <table:table-row table:style-name="Table1.120">
          <table:table-cell table:style-name="Table1.A2" office:value-type="string">
            <text:p text:style-name="P30">3892</text:p>
          </table:table-cell>
          <table:table-cell table:style-name="Table1.A2" office:value-type="string">
            <text:p text:style-name="P30">Car Alixandres puels l’osist</text:p>
          </table:table-cell>
          <table:table-cell table:style-name="Table1.C106" office:value-type="string">
            <text:p text:style-name="P247">H2] --</text:p>
            <text:p text:style-name="P74"><text:span text:style-name="T265">ADGIK</text:span>L<text:span text:style-name="T255">TW</text:span>] <text:span text:style-name="T197">Que...</text:span></text:p>
          </table:table-cell>
        </table:table-row>
        <table:table-row table:style-name="Table1.120">
          <table:table-cell table:style-name="Table1.A2" office:value-type="string">
            <text:p text:style-name="P30">3893</text:p>
          </table:table-cell>
          <table:table-cell table:style-name="Table1.A2" office:value-type="string">
            <text:p text:style-name="P30">Mout dist on de mal per <text:span text:style-name="T188">(H par) </text:span>le mont</text:p>
          </table:table-cell>
          <table:table-cell table:style-name="Table1.C106" office:value-type="string">
            <text:p text:style-name="P163"><text:span text:style-name="T258">A] ...parlement <text:s/>GK] ...hom mal par (K por)… <text:s/>I] ...lon...par… <text:s/>DH2M] ...dit on (M en) mal </text:span><text:span text:style-name="T18">parmi le mont <text:s/></text:span><text:span text:style-name="T74">B</text:span><text:span text:style-name="T1">W</text:span>] ...par… <text:s/><text:span text:style-name="T192">E] ...on mal </text:span><text:span text:style-name="T148">per </text:span><text:span text:style-name="T93">tout le mont</text:span></text:p>
          </table:table-cell>
        </table:table-row>
        <table:table-row table:style-name="Table1.120">
          <table:table-cell table:style-name="Table1.A2" office:value-type="string">
            <text:p text:style-name="P30">3894</text:p>
          </table:table-cell>
          <table:table-cell table:style-name="Table1.A2" office:value-type="string">
            <text:p text:style-name="P30">Or retornons a Florimont</text:p>
          </table:table-cell>
          <table:table-cell table:style-name="Table1.C106" office:value-type="string">
            <text:p text:style-name="P91"><text:span text:style-name="T219">M] ...</text:span><text:span text:style-name="T111">per</text:span><text:span text:style-name="T18"> Florimont <text:s/></text:span><text:span text:style-name="T2">E] </text:span><text:span text:style-name="T93">Or redirons de...</text:span></text:p>
          </table:table-cell>
        </table:table-row>
        <table:table-row table:style-name="Table1.120">
          <table:table-cell table:style-name="Table1.A2" office:value-type="string">
            <text:p text:style-name="P30">3895</text:p>
          </table:table-cell>
          <table:table-cell table:style-name="Table1.A2" office:value-type="string">
            <text:p text:style-name="P30">Que <text:span text:style-name="T188">(H Qui)</text:span> gissoit pamez en l’araigne</text:p>
          </table:table-cell>
          <table:table-cell table:style-name="Table1.C106" office:value-type="string">
            <text:p text:style-name="P144"><text:span text:style-name="T266">ADEGIM] Qui gisoit (IM gesoit)… <text:s/></text:span>W] Qui gist pasme pour la royne <text:s/><text:span text:style-name="T234">K] Qe ia […] pasmez… <text:s/>T] Que le laisoit pausme </text:span><text:span text:style-name="T120">per</text:span><text:span text:style-name="T48"> la roine <text:s/></text:span><text:span text:style-name="T58">H2] </text:span><text:span text:style-name="T64">Qui gist pasmes en mi la rainne</text:span></text:p>
          </table:table-cell>
        </table:table-row>
        <table:table-row table:style-name="Table1.120">
          <table:table-cell table:style-name="Table1.A2" office:value-type="string">
            <text:p text:style-name="P30">3896</text:p>
          </table:table-cell>
          <table:table-cell table:style-name="Table1.A2" office:value-type="string">
            <text:p text:style-name="P30">D’amors avoit travail et paigne</text:p>
          </table:table-cell>
          <table:table-cell table:style-name="Table1.C106" office:value-type="string">
            <text:p text:style-name="P201">M] ...auoit et mal et paine</text:p>
          </table:table-cell>
        </table:table-row>
        <table:table-row table:style-name="Table1.120">
          <table:table-cell table:style-name="Table1.A2" office:value-type="string">
            <text:p text:style-name="P30">3897</text:p>
          </table:table-cell>
          <table:table-cell table:style-name="Table1.A2" office:value-type="string">
            <text:p text:style-name="P30">La duchoisse avoit conté</text:p>
          </table:table-cell>
          <table:table-cell table:style-name="Table1.C106" office:value-type="string">
            <text:p text:style-name="P253"><text:span text:style-name="T296">D</text:span>H2] <text:span text:style-name="T275">Et la… <text:s/>E] ...reconte</text:span></text:p>
          </table:table-cell>
        </table:table-row>
        <table:table-row table:style-name="Table1.120">
          <table:table-cell table:style-name="Table1.A2" office:value-type="string">
            <text:p text:style-name="P30">3898</text:p>
          </table:table-cell>
          <table:table-cell table:style-name="Table1.A2" office:value-type="string">
            <text:p text:style-name="P30">Tot si com ele avoit ovré</text:p>
          </table:table-cell>
          <table:table-cell table:style-name="Table1.C106" office:value-type="string">
            <text:p text:style-name="P91"><text:span text:style-name="T266">AGIK</text:span>L<text:span text:style-name="T255">TW</text:span>] <text:span text:style-name="T266">Tout (GIKLT Tot) ce que ele (GLT quele, I que ele, K que elle, W quelle)...(W trouue) <text:s/>M] ...troue <text:s/>BH2] Ensis (H2 Ainsi) comme… <text:s/></text:span><text:span text:style-name="T79">D] </text:span><text:span text:style-name="T85">Tot ensi com auoit… <text:s/></text:span><text:span text:style-name="T2">E] </text:span><text:span text:style-name="T93">Tout ce quele y auoit trouue</text:span></text:p>
          </table:table-cell>
        </table:table-row>
        <table:table-row table:style-name="Table1.120">
          <table:table-cell table:style-name="Table1.A2" office:value-type="string">
            <text:p text:style-name="P30">3899</text:p>
          </table:table-cell>
          <table:table-cell table:style-name="Table1.A2" office:value-type="string">
            <text:p text:style-name="P30">Floquart et a <text:span text:style-name="T188">(H au)</text:span> duc Mataquas <text:span text:style-name="T188">(H Maltakaz)</text:span></text:p>
          </table:table-cell>
          <table:table-cell table:style-name="Table1.C106" office:value-type="string">
            <text:p text:style-name="P91"><text:span text:style-name="T266">ABH2GI</text:span>L<text:span text:style-name="T221">MT</text:span>] ...<text:span text:style-name="T240">au (LT </text:span>al<text:span text:style-name="T221">)</text:span>…<text:span text:style-name="T255">(T matequaz) <text:s/>DW] ...au duc matacart (W mataquarz) <text:s/>K] A floqart e aou duc… <text:s/>E] A flokart et a mathascas</text:span></text:p>
          </table:table-cell>
        </table:table-row>
        <table:table-row table:style-name="Table1.120">
          <table:table-cell table:style-name="Table1.A2" office:value-type="string">
            <text:p text:style-name="P30">3900</text:p>
          </table:table-cell>
          <table:table-cell table:style-name="Table1.A2" office:value-type="string">
            <text:p text:style-name="P30">Et as plus saiges de Duras</text:p>
          </table:table-cell>
          <table:table-cell table:style-name="Table1.C106" office:value-type="string">
            <text:p text:style-name="P295"><text:span text:style-name="T258">A] Sau plus sage… <text:s/>I] ...au plus soies de… <text:s/></text:span>W] ...au plus… <text:s/><text:span text:style-name="T291">D] ...durart</text:span></text:p>
          </table:table-cell>
        </table:table-row>
        <table:table-row table:style-name="Table1.120">
          <table:table-cell table:style-name="Table1.A2" office:value-type="string">
            <text:p text:style-name="P30">3901</text:p>
          </table:table-cell>
          <table:table-cell table:style-name="Table1.A2" office:value-type="string">
            <text:p text:style-name="P30">Li maistres et li dus i vont</text:p>
          </table:table-cell>
          <table:table-cell table:style-name="Table1.C106" office:value-type="string">
            <text:p text:style-name="P295"><text:span text:style-name="T266">AGT] ...dux (G duc) uont <text:s/></text:span>W] Son… <text:s/><text:span text:style-name="T258">BH2EK] ...sen uont (H2E vont) <text:s/>D] ...en uont</text:span></text:p>
          </table:table-cell>
        </table:table-row>
        <table:table-row table:style-name="Table1.120">
          <table:table-cell table:style-name="Table1.A2" office:value-type="string">
            <text:p text:style-name="P30">3902</text:p>
          </table:table-cell>
          <table:table-cell table:style-name="Table1.A2" office:value-type="string">
            <text:p text:style-name="P30">Lai ou il sevent Florimont</text:p>
          </table:table-cell>
          <table:table-cell table:style-name="Table1.C106" office:value-type="string">
            <text:p text:style-name="P188">I] La ont il souent… <text:s/>M] Ou il trouuerent...</text:p>
          </table:table-cell>
        </table:table-row>
        <table:table-row table:style-name="Table1.120">
          <table:table-cell table:style-name="Table1.A2" office:value-type="string">
            <text:p text:style-name="P30">3903</text:p>
          </table:table-cell>
          <table:table-cell table:style-name="Table1.A2" office:value-type="string">
            <text:p text:style-name="P30">Il s’estoit jai levez em piés</text:p>
          </table:table-cell>
          <table:table-cell table:style-name="Table1.C106" office:value-type="string">
            <text:p text:style-name="P139"><text:span text:style-name="T287">BDH2</text:span>W] Jl estoit ia… <text:s/><text:span text:style-name="T234">K] Jl estoit ia en pie leuez</text:span></text:p>
          </table:table-cell>
        </table:table-row>
        <table:table-row table:style-name="Table1.120">
          <table:table-cell table:style-name="Table1.A2" office:value-type="string">
            <text:p text:style-name="P30">3904</text:p>
          </table:table-cell>
          <table:table-cell table:style-name="Table1.A2" office:value-type="string">
            <text:p text:style-name="P30">D’amors estoit mout travilliés</text:p>
          </table:table-cell>
          <table:table-cell table:style-name="Table1.C106" office:value-type="string">
            <text:p text:style-name="P301">M] ...tos traueilliez</text:p>
          </table:table-cell>
        </table:table-row>
        <text:soft-page-break/>
        <table:table-row table:style-name="Table1.120">
          <table:table-cell table:style-name="Table1.A2" office:value-type="string">
            <text:p text:style-name="P30">3905</text:p>
          </table:table-cell>
          <table:table-cell table:style-name="Table1.A2" office:value-type="string">
            <text:p text:style-name="P30">Revenus fut jai de pamer</text:p>
          </table:table-cell>
          <table:table-cell table:style-name="Table1.C106" office:value-type="string">
            <text:p text:style-name="P201"><text:span text:style-name="T287">B</text:span>M] ...estoit de paumer</text:p>
          </table:table-cell>
        </table:table-row>
        <table:table-row table:style-name="Table1.120">
          <table:table-cell table:style-name="Table1.A2" office:value-type="string">
            <text:p text:style-name="P30">3906</text:p>
          </table:table-cell>
          <table:table-cell table:style-name="Table1.A2" office:value-type="string">
            <text:p text:style-name="P32">Noier se veloit en la mer</text:p>
          </table:table-cell>
          <table:table-cell table:style-name="Table1.C106" office:value-type="string">
            <text:p text:style-name="P212">GK] ...se (K sen) cuida...</text:p>
          </table:table-cell>
        </table:table-row>
        <table:table-row table:style-name="Table1.120">
          <table:table-cell table:style-name="Table1.A2" office:value-type="string">
            <text:p text:style-name="P30">3907</text:p>
          </table:table-cell>
          <table:table-cell table:style-name="Table1.A2" office:value-type="string">
            <text:p text:style-name="P32">Li dus i vient et si le prent</text:p>
          </table:table-cell>
          <table:table-cell table:style-name="Table1.C106" office:value-type="string">
            <text:p text:style-name="P92"><text:span text:style-name="T234">G] ...liuient… <text:s/>I] ...i uait si lo… A</text:span>L] ...<text:span text:style-name="T197">dux uient (L uint)… <text:s/>BDH2M] ...y va (D iua)… T] ...j uait… <text:s/>E] ...sen vait...</text:span></text:p>
          </table:table-cell>
        </table:table-row>
        <table:table-row table:style-name="Table1.120">
          <table:table-cell table:style-name="Table1.A2" office:value-type="string">
            <text:p text:style-name="P30">3908</text:p>
          </table:table-cell>
          <table:table-cell table:style-name="Table1.A2" office:value-type="string">
            <text:p text:style-name="P32">Puels le chastie doucement</text:p>
          </table:table-cell>
          <table:table-cell table:style-name="Table1.C106" office:value-type="string">
            <text:p text:style-name="P202">M] Et le chastia… <text:s/><text:span text:style-name="T287">BH2E] (B Si le chastie)...durement </text:span></text:p>
          </table:table-cell>
        </table:table-row>
        <table:table-row table:style-name="Table1.120">
          <table:table-cell table:style-name="Table1.A2" office:value-type="string">
            <text:p text:style-name="P30">3909</text:p>
          </table:table-cell>
          <table:table-cell table:style-name="Table1.A2" office:value-type="string">
            <text:p text:style-name="P32">Tant li ont dit estre son grei</text:p>
          </table:table-cell>
          <table:table-cell table:style-name="Table1.C106" office:value-type="string">
            <text:p text:style-name="P144"><text:span text:style-name="T258">AB] ...oultre (B outre) son… <text:s/>M] ...quoustre… <text:s text:c="2"/></text:span>W] ...ly outre son… <text:s/><text:span text:style-name="T234">K] ...li ot… <text:s/>H2] ...li a dit outre...</text:span></text:p>
          </table:table-cell>
        </table:table-row>
        <table:table-row table:style-name="Table1.120">
          <table:table-cell table:style-name="Table1.A2" office:value-type="string">
            <text:p text:style-name="P30">3910</text:p>
          </table:table-cell>
          <table:table-cell table:style-name="Table1.A2" office:value-type="string">
            <text:p text:style-name="P32">L’en menerent en la cytei</text:p>
          </table:table-cell>
          <table:table-cell table:style-name="Table1.C106" office:value-type="string">
            <text:p text:style-name="P87"><text:span text:style-name="T266">AGIK</text:span>L] ...<text:span text:style-name="T197">uers la cite <text:s/>M] Quil lenmainent… <text:s/>H2] Qui venu sont… <text:s/>B] Len ont meneit...</text:span>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1</text:span></text:p>
          </table:table-cell>
          <table:table-cell table:style-name="Table1.A2" office:value-type="string">
            <text:p text:style-name="P32">Li dus en ses chambres demaingne</text:p>
          </table:table-cell>
          <table:table-cell table:style-name="Table1.C106" office:value-type="string">
            <text:p text:style-name="P81"><text:span text:style-name="T266">ADEGI</text:span>L<text:span text:style-name="T256">TW</text:span>] ...<text:span text:style-name="T197">sa chanbre (I canbre)… <text:s/>M] Son duel en sa chambre… <text:s/>K] ...sa chambre le maine</text:span>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2</text:span></text:p>
          </table:table-cell>
          <table:table-cell table:style-name="Table1.A2" office:value-type="string">
            <text:p text:style-name="P32">L’en a menei a mout grant paigne</text:p>
          </table:table-cell>
          <table:table-cell table:style-name="Table1.C106" office:value-type="string">
            <text:p text:style-name="P77"><text:span text:style-name="T240">G] ...a grant paine <text:s/></text:span>L] <text:span text:style-name="T197">Len amena a si… <text:s/>W] Ly amene a moult… <text:s/>M] La lont mene...</text:span>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3</text:span></text:p>
          </table:table-cell>
          <table:table-cell table:style-name="Table1.A2" office:value-type="string">
            <text:p text:style-name="P32">Un lit li ont apparillié</text:p>
          </table:table-cell>
          <table:table-cell table:style-name="Table1.C106" office:value-type="string">
            <text:p text:style-name="P291"><text:span text:style-name="T219">M] Jllecques lont… <text:s/></text:span>W] Vng li ont...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4</text:span></text:p>
          </table:table-cell>
          <table:table-cell table:style-name="Table1.A2" office:value-type="string">
            <text:p text:style-name="P32">Si l’ont mout belement couchié</text:p>
          </table:table-cell>
          <table:table-cell table:style-name="Table1.C106" office:value-type="string">
            <text:p text:style-name="P152"><text:span text:style-name="T227">I] Sil unt… <text:s/>M] Et lont </text:span><text:span text:style-name="T112">mlt</text:span><text:span text:style-name="T19"> doulcement… <text:s/></text:span><text:span text:style-name="T94">E</text:span><text:span text:style-name="T64">H2</text:span><text:span text:style-name="T1">W</text:span>] ...doucement… <text:s/><text:span text:style-name="T234">K] ...alongie <text:s/>B] ...ens bonnement...</text:span>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5</text:span></text:p>
          </table:table-cell>
          <table:table-cell table:style-name="Table1.A2" office:value-type="string">
            <text:p text:style-name="P32">Dous jors i fut qu’il ne se mut</text:p>
          </table:table-cell>
          <table:table-cell table:style-name="Table1.C106" office:value-type="string">
            <text:p text:style-name="P76"><text:span text:style-name="T266">ADH2GIK</text:span>L<text:span text:style-name="T221">MT</text:span>] ...<text:span text:style-name="T231">esta (H2 estut, L ista, <text:s/>M i esta) que (GH2LMT quil, I che, K qil)… <text:s/>W] ...et deux nuit en lit jut</text:span></text:p>
          </table:table-cell>
        </table:table-row>
        <table:table-row table:style-name="Table1.259">
          <table:table-cell table:style-name="Table1.A2" office:value-type="string">
            <text:p text:style-name="P31">391<text:span text:style-name="T188">6</text:span></text:p>
          </table:table-cell>
          <table:table-cell table:style-name="Table1.A2" office:value-type="string">
            <text:p text:style-name="P32">Qu’il ne (H n’i) mainga ains ne ne (H n’i) but</text:p>
          </table:table-cell>
          <table:table-cell table:style-name="Table1.C106" office:value-type="string">
            <text:p text:style-name="P316"><text:span text:style-name="T266">AH2EGIK</text:span>L<text:span text:style-name="T221">MT</text:span>] <text:span text:style-name="T221">(EM Et)</text:span>...<text:span text:style-name="T266">menia (GIKL </text:span>mania,<text:span text:style-name="T221"> T menga)</text:span> ne ne <text:span text:style-name="T247">(K ni, T no)</text:span> but <text:span text:style-name="T247">(K buit)</text:span> <text:s/><text:span text:style-name="T200">W] </text:span><text:span text:style-name="T201">Conquez ny menia ne… <text:s/></text:span><text:span text:style-name="T202">B] </text:span><text:span text:style-name="T203">Que riens ne mania ne ne but <text:s/></text:span><text:span text:style-name="T204">D] </text:span><text:span text:style-name="T205">Et quil ne mainga ne ne but</text:span>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7</text:span></text:p>
          </table:table-cell>
          <table:table-cell table:style-name="Table1.A2" office:value-type="string">
            <text:p text:style-name="P32">Bien faissoit semblant de morir</text:p>
          </table:table-cell>
          <table:table-cell table:style-name="Table1.C106" office:value-type="string">
            <text:p text:style-name="P261">INV <text:span text:style-name="T192">E] </text:span>Au ties ior geta .i. souspir</text:p>
            <text:p text:style-name="P247">H2] <text:span text:style-name="T275">Bon semblant fesoit...</text:span>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8</text:span></text:p>
          </table:table-cell>
          <table:table-cell table:style-name="Table1.A2" office:value-type="string">
            <text:p text:style-name="P32">A (H Au) tierz jo<text:span text:style-name="T221">r</text:span> jetait (H geta) un sopir</text:p>
          </table:table-cell>
          <table:table-cell table:style-name="Table1.C106" office:value-type="string">
            <text:p text:style-name="P261">INV <text:span text:style-name="T192">E] </text:span>Bien faisoit sanblant de morir</text:p>
            <text:p text:style-name="P93"><text:span text:style-name="T266">ABDH2GIK</text:span>L<text:span text:style-name="T221">MTW</text:span>] <text:span text:style-name="T240">Au (ILT </text:span>Al, <text:span text:style-name="T275">H2 Et au)</text:span>...<text:span text:style-name="T266">gieta (GKLT gita, I ieta</text:span>, <text:span text:style-name="T296">DH2MW geta)</text:span>...</text:p>
          </table:table-cell>
        </table:table-row>
        <table:table-row table:style-name="Table1.120">
          <table:table-cell table:style-name="Table1.A2" office:value-type="string">
            <text:p text:style-name="P31">391<text:span text:style-name="T188">9</text:span></text:p>
          </table:table-cell>
          <table:table-cell table:style-name="Table1.A2" office:value-type="string">
            <text:p text:style-name="P32">A nes un home mot ne sone</text:p>
          </table:table-cell>
          <table:table-cell table:style-name="Table1.C106" office:value-type="string">
            <text:p text:style-name="P297"><text:span text:style-name="T258">A] A nul homme… <text:s/>G] A negune… <text:s/>IKT] A negum (KT negun)… <text:s/></text:span>W] A personne vng mot… <text:s/><text:span text:style-name="T270">H2] Ne il nez .i. seul mot ne… <text:s/>B] A nul homme nul… <text:s/>E] .J. mot onques nus hom ni sonne</text:span></text:p>
          </table:table-cell>
        </table:table-row>
        <table:table-row table:style-name="Table1.120">
          <table:table-cell table:style-name="Table1.A2" office:value-type="string">
            <text:p text:style-name="P32">3920</text:p>
          </table:table-cell>
          <table:table-cell table:style-name="Table1.A2" office:value-type="string">
            <text:p text:style-name="P32">Floquars i vient que (H qui) l’araisone</text:p>
          </table:table-cell>
          <table:table-cell table:style-name="Table1.C106" office:value-type="string">
            <text:p text:style-name="P103"><text:span text:style-name="T266">AG] ...liuient si la raisonne (G larasone) <text:s/>BDH2IE] ...i uient (DE vint, H2 vient) si laraisonne (D laraisone, I laraixone) <text:s/>KT] ...sil arasone (T silaraisone) <text:s text:c="2"/></text:span>L] Flocarz uient <text:span text:style-name="T100">per</text:span><text:span text:style-name="T1"> auenture <text:s/></text:span><text:span text:style-name="T20">M] ...qui...</text:span></text:p>
          </table:table-cell>
        </table:table-row>
        <table:table-row table:style-name="Table1.120">
          <table:table-cell table:style-name="Table1.A2" office:value-type="string">
            <text:p text:style-name="P32">3921</text:p>
          </table:table-cell>
          <table:table-cell table:style-name="Table1.A2" office:value-type="string">
            <text:p text:style-name="P32">Sire fet il coment estez</text:p>
          </table:table-cell>
          <table:table-cell table:style-name="Table1.C106" office:value-type="string">
            <text:p text:style-name="P129"><text:span text:style-name="T222">M] ...dit il et vous quauez <text:s text:c="2"/></text:span>W] Sire comment vous gouuernez</text:p>
          </table:table-cell>
        </table:table-row>
        <table:table-row table:style-name="Table1.120">
          <table:table-cell table:style-name="Table1.A2" office:value-type="string">
            <text:p text:style-name="P32">3922</text:p>
          </table:table-cell>
          <table:table-cell table:style-name="Table1.A2" office:value-type="string">
            <text:p text:style-name="P32">Toz nos avez descomfortez</text:p>
          </table:table-cell>
          <table:table-cell table:style-name="Table1.C106" office:value-type="string">
            <text:p text:style-name="P248">H2] ...<text:span text:style-name="T276">desbaretes</text:span></text:p>
          </table:table-cell>
        </table:table-row>
        <text:soft-page-break/>
        <table:table-row table:style-name="Table1.120">
          <table:table-cell table:style-name="Table1.A2" office:value-type="string">
            <text:p text:style-name="P32">3923</text:p>
          </table:table-cell>
          <table:table-cell table:style-name="Table1.A2" office:value-type="string">
            <text:p text:style-name="P32">Je ne cuidesse a nes un fuer</text:p>
          </table:table-cell>
          <table:table-cell table:style-name="Table1.C106" office:value-type="string">
            <text:p text:style-name="P94"><text:span text:style-name="T266">ABDH2EGIK</text:span>L<text:span text:style-name="T222">MTW</text:span>] <text:span text:style-name="T210">(BW Ja) (DG nel, K nil, E ne le )</text:span>...<text:span text:style-name="T198">a (I nuel) nul fuer (I foer)</text:span></text:p>
          </table:table-cell>
        </table:table-row>
        <table:table-row table:style-name="Table1.120">
          <table:table-cell table:style-name="Table1.A2" office:value-type="string">
            <text:p text:style-name="P32">3924</text:p>
          </table:table-cell>
          <table:table-cell table:style-name="Table1.A2" office:value-type="string">
            <text:p text:style-name="P32">Que eussiés si flebe cuer</text:p>
          </table:table-cell>
          <table:table-cell table:style-name="Table1.C106" office:value-type="string">
            <text:p text:style-name="P117">L] ...assiez…<text:span text:style-name="T198"> <text:s/>W] Que vous eussez… <text:s/>T] ...ausez… <text:s/>H2] Qui vos eussies si fait… <text:s/>B] Vous...poure… <text:s/></text:span><text:span text:style-name="T79">D] </text:span><text:span text:style-name="T86">Vos eussiez si...</text:span></text:p>
          </table:table-cell>
        </table:table-row>
        <table:table-row table:style-name="Table1.120">
          <table:table-cell table:style-name="Table1.A2" office:value-type="string">
            <text:p text:style-name="P32">3925</text:p>
          </table:table-cell>
          <table:table-cell table:style-name="Table1.A2" office:value-type="string">
            <text:p text:style-name="P32">Que jai por feme fust vencus</text:p>
          </table:table-cell>
          <table:table-cell table:style-name="Table1.C106" office:value-type="string">
            <text:p text:style-name="P107"><text:span text:style-name="T258">AB] ...par… <text:s/>G] ...fusiez <text:s/>H2</text:span>L] ...<text:span text:style-name="T128">per </text:span><text:span text:style-name="T65">(L </text:span>per<text:span text:style-name="T276">)</text:span>…<text:span text:style-name="T5"> <text:s/></text:span><text:span text:style-name="T20">M] Ne ia pour… <text:s/></text:span><text:span text:style-name="T34">K] ...</text:span><text:span text:style-name="T42">fustes...</text:span></text:p>
          </table:table-cell>
        </table:table-row>
        <table:table-row table:style-name="Table1.120">
          <table:table-cell table:style-name="Table1.A2" office:value-type="string">
            <text:p text:style-name="P32">3926</text:p>
          </table:table-cell>
          <table:table-cell table:style-name="Table1.A2" office:value-type="string">
            <text:p text:style-name="P32">Que est vostre sens devenus</text:p>
          </table:table-cell>
          <table:table-cell table:style-name="Table1.C106" office:value-type="string">
            <text:p text:style-name="P109">L] <text:span text:style-name="T198">Li </text:span><text:span text:style-name="T104">ure</text:span><text:span text:style-name="T5"> senz nideceus <text:s/></text:span><text:span text:style-name="T7">W] </text:span><text:span text:style-name="T9">Vostre sens en est deceu <text:s/></text:span><text:span text:style-name="T34">K] ...</text:span><text:span text:style-name="T42">deuestre sen… <text:s/></text:span><text:span text:style-name="T86">D</text:span><text:span text:style-name="T58">H2</text:span><text:span text:style-name="T95">E</text:span><text:span text:style-name="T58">] </text:span><text:span text:style-name="T65">Qui </text:span><text:span text:style-name="T95">(E que)</text:span><text:span text:style-name="T65"> est </text:span><text:span text:style-name="T128">vre</text:span><text:span text:style-name="T65"> </text:span><text:span text:style-name="T95">(E vostre) </text:span><text:span text:style-name="T65">cuers...</text:span></text:p>
          </table:table-cell>
        </table:table-row>
        <table:table-row table:style-name="Table1.120">
          <table:table-cell table:style-name="Table1.A2" office:value-type="string">
            <text:p text:style-name="P32">3927</text:p>
          </table:table-cell>
          <table:table-cell table:style-name="Table1.A2" office:value-type="string">
            <text:p text:style-name="P32">Tant aviés cuer de barnaige</text:p>
          </table:table-cell>
          <table:table-cell table:style-name="Table1.C106" office:value-type="string">
            <text:p text:style-name="P164">W] ...baronage <text:s/><text:span text:style-name="T258">B] Que...cuer et… <text:s/>E] ...pris de...</text:span></text:p>
          </table:table-cell>
        </table:table-row>
        <table:table-row table:style-name="Table1.120">
          <table:table-cell table:style-name="Table1.A2" office:value-type="string">
            <text:p text:style-name="P32">3928</text:p>
          </table:table-cell>
          <table:table-cell table:style-name="Table1.A2" office:value-type="string">
            <text:p text:style-name="P32">De proesce et de vaselaige</text:p>
          </table:table-cell>
          <table:table-cell table:style-name="Table1.C106" office:value-type="string">
            <text:p text:style-name="P94"><text:span text:style-name="T266">ADH2GI</text:span>L<text:span text:style-name="T256">T</text:span>] ...<text:span text:style-name="T198">proece (H2 proesse) de...</text:span></text:p>
          </table:table-cell>
        </table:table-row>
        <table:table-row table:style-name="Table1.120">
          <table:table-cell table:style-name="Table1.A2" office:value-type="string">
            <text:p text:style-name="P32">3929</text:p>
          </table:table-cell>
          <table:table-cell table:style-name="Table1.A2" office:value-type="string">
            <text:p text:style-name="P32">Que aviés le mostre mort</text:p>
          </table:table-cell>
          <table:table-cell table:style-name="Table1.C106" office:value-type="string">
            <text:p text:style-name="P113"><text:span text:style-name="T266">AEGIK</text:span>L<text:span text:style-name="T222">MW</text:span>] <text:span text:style-name="T198">Que uos (K nos, M vos, EW vous) auiez (EGKM auez, ILW aues)… <text:s/>DH2] Vos auiez (H2 auies) le monstre (H2 montre)… <text:s/>B] Car vous auez...</text:span></text:p>
          </table:table-cell>
        </table:table-row>
        <table:table-row table:style-name="Table1.120">
          <table:table-cell table:style-name="Table1.A2" office:value-type="string">
            <text:p text:style-name="P32">3930</text:p>
          </table:table-cell>
          <table:table-cell table:style-name="Table1.A2" office:value-type="string">
            <text:p text:style-name="P32">Que (H Qui) nos avoit fet si grant tort</text:p>
          </table:table-cell>
          <table:table-cell table:style-name="Table1.C106" office:value-type="string">
            <text:p text:style-name="P189">I] ---</text:p>
            <text:p text:style-name="P105"><text:span text:style-name="T234">G] Que nos… <text:s/>AD</text:span>L] <text:span text:style-name="T198">Que uos… <text:s/></text:span><text:span text:style-name="T20">M] Qui...tant de tort <text:s text:c="2"/></text:span><text:span text:style-name="T75">B</text:span><text:span text:style-name="T198">W] Qui vous auoit… <text:s/>K] Que nos fasie molt grant… <text:s/>H2ET] Qui...</text:span></text:p>
          </table:table-cell>
        </table:table-row>
        <table:table-row table:style-name="Table1.120">
          <table:table-cell table:style-name="Table1.A2" office:value-type="string">
            <text:p text:style-name="P32">3931</text:p>
          </table:table-cell>
          <table:table-cell table:style-name="Table1.A2" office:value-type="string">
            <text:p text:style-name="P32">Vancut en chanp Garganeum</text:p>
          </table:table-cell>
          <table:table-cell table:style-name="Table1.C106" office:value-type="string">
            <text:p text:style-name="P164"><text:span text:style-name="T267">ADGK] ...el (D en)...garganeun (G garganeom, DK garganeon) <text:s/></text:span>W] Garganeus en champ vencu <text:s/><text:span text:style-name="T192">E] Vaincu auez garganeum</text:span></text:p>
          </table:table-cell>
        </table:table-row>
        <table:table-row table:style-name="Table1.120">
          <table:table-cell table:style-name="Table1.A2" office:value-type="string">
            <text:p text:style-name="P32">3932</text:p>
          </table:table-cell>
          <table:table-cell table:style-name="Table1.A2" office:value-type="string">
            <text:p text:style-name="P34">Ains mais ne l’envai nus hon</text:p>
          </table:table-cell>
          <table:table-cell table:style-name="Table1.C106" office:value-type="string">
            <text:p text:style-name="P165"><text:span text:style-name="T258">A] Onc mais… <text:s/>G] Ainc mais nen en nai nuls hom <text:s/>IK] ...ne (K no) len uai… <text:s/></text:span>W] Se quonquez mais homs nauoit peu <text:s/><text:span text:style-name="T270">H2] ...ne le nanra nus… <text:s/>E] Onc mais ne le pensa nus hom</text:span></text:p>
          </table:table-cell>
        </table:table-row>
        <table:table-row table:style-name="Table1.120">
          <table:table-cell table:style-name="Table1.A2" office:value-type="string">
            <text:p text:style-name="P32">3933</text:p>
          </table:table-cell>
          <table:table-cell table:style-name="Table1.A2" office:value-type="string">
            <text:p text:style-name="P34">Sire tot seu que vos vadroit</text:p>
          </table:table-cell>
          <table:table-cell table:style-name="Table1.C106" office:value-type="string">
            <text:p text:style-name="P130">W] ---</text:p>
            <text:p text:style-name="P308">M] Tos li mondes vos blaumeroit <text:s/><text:span text:style-name="T270">H2] ...ueuroit</text:span></text:p>
          </table:table-cell>
        </table:table-row>
        <table:table-row table:style-name="Table1.120">
          <table:table-cell table:style-name="Table1.A2" office:value-type="string">
            <text:p text:style-name="P32">3934</text:p>
          </table:table-cell>
          <table:table-cell table:style-name="Table1.A2" office:value-type="string">
            <text:p text:style-name="P34">Se une feme vos vancoit</text:p>
          </table:table-cell>
          <table:table-cell table:style-name="Table1.C106" office:value-type="string">
            <text:p text:style-name="P130">W] ---</text:p>
          </table:table-cell>
        </table:table-row>
        <table:table-row table:style-name="Table1.120">
          <table:table-cell table:style-name="Table1.A2" office:value-type="string">
            <text:p text:style-name="P32">3935</text:p>
          </table:table-cell>
          <table:table-cell table:style-name="Table1.A2" office:value-type="string">
            <text:p text:style-name="P34">Cuer aviés de baronie</text:p>
          </table:table-cell>
          <table:table-cell table:style-name="Table1.C106" office:value-type="string">
            <text:p text:style-name="P293"><text:span text:style-name="T258">A] ...auerez… <text:s/>M] Cuer auez vos… <text:s/></text:span>W] Tel cuer auez… <text:s/><text:span text:style-name="T270">H2] Vos auez cuer… <text:s/>B] Vous auez cuer...</text:span></text:p>
          </table:table-cell>
        </table:table-row>
        <table:table-row table:style-name="Table1.120">
          <table:table-cell table:style-name="Table1.A2" office:value-type="string">
            <text:p text:style-name="P32">3936</text:p>
          </table:table-cell>
          <table:table-cell table:style-name="Table1.A2" office:value-type="string">
            <text:p text:style-name="P34">Et tote la gent d’Albanie</text:p>
          </table:table-cell>
          <table:table-cell table:style-name="Table1.C106" office:value-type="string">
            <text:p text:style-name="P130">W] Que toute...</text:p>
          </table:table-cell>
        </table:table-row>
        <table:table-row table:style-name="Table1.120">
          <table:table-cell table:style-name="Table1.A2" office:value-type="string">
            <text:p text:style-name="P32">3937</text:p>
          </table:table-cell>
          <table:table-cell table:style-name="Table1.A2" office:value-type="string">
            <text:p text:style-name="P34">Avoit en vos mout grant fiance</text:p>
          </table:table-cell>
          <table:table-cell table:style-name="Table1.C106" office:value-type="string">
            <text:p text:style-name="P97"><text:span text:style-name="T240">GDH2I</text:span>L] <text:span text:style-name="T198">Auoient en uos (H2 vouz) grant… <text:s/>W] Auoient en vous leur...</text:span></text:p>
          </table:table-cell>
        </table:table-row>
        <table:table-row table:style-name="Table1.120">
          <table:table-cell table:style-name="Table1.A2" office:value-type="string">
            <text:p text:style-name="P32">3938</text:p>
          </table:table-cell>
          <table:table-cell table:style-name="Table1.A2" office:value-type="string">
            <text:p text:style-name="P34">Or sont tuit por vos em balance</text:p>
          </table:table-cell>
          <table:table-cell table:style-name="Table1.C106" office:value-type="string">
            <text:p text:style-name="P165"><text:span text:style-name="T234">G] ...par… <text:s/></text:span>W] ...touz par vous… <text:s/><text:span text:style-name="T234">K] ...par uos tot en… <text:s/>E] ...por vous tuit en… <text:s/>B] Or est s[…] vous toute en balance</text:span></text:p>
          </table:table-cell>
        </table:table-row>
        <table:table-row table:style-name="Table1.120">
          <table:table-cell table:style-name="Table1.A2" office:value-type="string">
            <text:p text:style-name="P32">3939</text:p>
          </table:table-cell>
          <table:table-cell table:style-name="Table1.A2" office:value-type="string">
            <text:p text:style-name="P34">Sire levez por vostre gent</text:p>
          </table:table-cell>
          <table:table-cell table:style-name="Table1.C106" office:value-type="string">
            <text:p text:style-name="P309">M] Sire alez… <text:s/><text:span text:style-name="T234">K] ...par… <text:s/>T] ...per… <text:s/>H2] ...leues uos pour vo… <text:s/>B] ...leuez sus por vo...</text:span></text:p>
          </table:table-cell>
        </table:table-row>
        <table:table-row table:style-name="Table1.120">
          <table:table-cell table:style-name="Table1.A2" office:value-type="string">
            <text:p text:style-name="P32">3940</text:p>
          </table:table-cell>
          <table:table-cell table:style-name="Table1.A2" office:value-type="string">
            <text:p text:style-name="P34">De vostre mal sont tuit dolent</text:p>
          </table:table-cell>
          <table:table-cell table:style-name="Table1.C106" office:value-type="string">
            <text:p text:style-name="P157"><text:span text:style-name="T258">A] Se de… <text:s/></text:span>W] ...sont tous… <text:s/><text:span text:style-name="T270">H2] Qui sont pour vostre annui dolent <text:s/>B] ...son </text:span><text:span text:style-name="T137">mlt…</text:span><text:span text:style-name="T76"> <text:s/></text:span><text:span text:style-name="T79">D] </text:span><text:span text:style-name="T86">Qui de </text:span><text:span text:style-name="T142">ure</text:span><text:span text:style-name="T86"> </text:span><text:soft-page-break/><text:span text:style-name="T86">mal sont dolent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1</text:span></text:p>
          </table:table-cell>
          <table:table-cell table:style-name="Table1.A2" office:value-type="string">
            <text:p text:style-name="P34">Maistres je le savoie assez</text:p>
          </table:table-cell>
          <table:table-cell table:style-name="Table1.C106" office:value-type="string">
            <text:p text:style-name="P114"><text:span text:style-name="T302">EG] Maistres (G Mestre) fait (G fet) il ie sai assez <text:s/>BI] Biaus (I Bel) maistres (I mestre) ie le sai… <text:s/>AK</text:span>L<text:span text:style-name="T256">TW</text:span>] ...<text:span text:style-name="T198">le sai (W scay)… <text:s/></text:span><text:span text:style-name="T20">M] </text:span><text:span text:style-name="T21">Mestre dit i ie sai assez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2</text:span></text:p>
          </table:table-cell>
          <table:table-cell table:style-name="Table1.A2" office:value-type="string">
            <text:p text:style-name="P34">Que mes malz les a toz grevez</text:p>
          </table:table-cell>
          <table:table-cell table:style-name="Table1.C106" office:value-type="string">
            <text:p text:style-name="P248">H2] <text:span text:style-name="T276">Qui...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3</text:span></text:p>
          </table:table-cell>
          <table:table-cell table:style-name="Table1.A2" office:value-type="string">
            <text:p text:style-name="P34">Jel sai assez se poiset moi</text:p>
          </table:table-cell>
          <table:table-cell table:style-name="Table1.C106" office:value-type="string">
            <text:p text:style-name="P157">W] Elas Elas se poise moy <text:s/><text:span text:style-name="T234">K] Bien le sai qe poise… <text:s/></text:span><text:span text:style-name="T79">D] </text:span><text:span text:style-name="T86">Jou sai...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4</text:span></text:p>
          </table:table-cell>
          <table:table-cell table:style-name="Table1.A2" office:value-type="string">
            <text:p text:style-name="P34">La duchesce fist le desroi</text:p>
          </table:table-cell>
          <table:table-cell table:style-name="Table1.C106" office:value-type="string">
            <text:p text:style-name="P157"><text:span text:style-name="T54">A</text:span><text:span text:style-name="T33">G</text:span><text:span text:style-name="T25">I</text:span><text:span text:style-name="T42">K</text:span><text:span text:style-name="T25">] ...</text:span><text:span text:style-name="T28">fist </text:span><text:span text:style-name="T54">cest (GK </text:span><text:span text:style-name="T33">cist, I </text:span><text:span text:style-name="T28">ceste</text:span><text:span text:style-name="T33">)</text:span><text:span text:style-name="T28"> desroi <text:s/></text:span><text:span text:style-name="T20">M] ...</text:span><text:span text:style-name="T21">a fet… <text:s/></text:span>W] Ma dame a fait ce desroy <text:s/><text:span text:style-name="T270">H2] ...imist le… <text:s/></text:span><text:span text:style-name="T79">D] ...</text:span><text:span text:style-name="T86">mut le desroi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5</text:span></text:p>
          </table:table-cell>
          <table:table-cell table:style-name="Table1.A2" office:value-type="string">
            <text:p text:style-name="P34">Dont ju ai perdue m’amie</text:p>
          </table:table-cell>
          <table:table-cell table:style-name="Table1.C106" office:value-type="string">
            <text:p text:style-name="P153">W] Elas dont jay… <text:s/><text:span text:style-name="T258">B] De quoi ie ai...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6</text:span></text:p>
          </table:table-cell>
          <table:table-cell table:style-name="Table1.A2" office:value-type="string">
            <text:p text:style-name="P34">Je croi que j’en perdrai la vie</text:p>
          </table:table-cell>
          <table:table-cell table:style-name="Table1.C106" office:value-type="string">
            <text:p text:style-name="P114">L] ...<text:span text:style-name="T198">que ie… <text:s/></text:span><text:span text:style-name="T20">M] </text:span><text:span text:style-name="T21">Jen perdre ce croi ie la vie <text:s/></text:span><text:span text:style-name="T96">E</text:span><text:span text:style-name="T58">H2] </text:span><text:span text:style-name="T65">Je cuit… <text:s/></text:span><text:span text:style-name="T55">B] </text:span><text:span text:style-name="T76">Bien croi...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7</text:span></text:p>
          </table:table-cell>
          <table:table-cell table:style-name="Table1.A2" office:value-type="string">
            <text:p text:style-name="P34">A (H Au) cuer en ai mout grant dolor</text:p>
          </table:table-cell>
          <table:table-cell table:style-name="Table1.C106" office:value-type="string">
            <text:p text:style-name="P105"><text:span text:style-name="T267">ABDH2EGIK</text:span>L<text:span text:style-name="T223">M</text:span>] <text:span text:style-name="T267">Al (BDH2EGIKM Au)… <text:s/>W] Au...si grant… <text:s/>T] El...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8</text:span></text:p>
          </table:table-cell>
          <table:table-cell table:style-name="Table1.A2" office:value-type="string">
            <text:p text:style-name="P34">Nen ai pas force contre amor</text:p>
          </table:table-cell>
          <table:table-cell table:style-name="Table1.C106" office:value-type="string">
            <text:p text:style-name="P120"><text:span text:style-name="T267">AGI</text:span>L] ...<text:span text:style-name="T198">ai force…(I encontre)… <text:s text:c="2"/></text:span><text:span text:style-name="T20">M] </text:span><text:span text:style-name="T21">Nulle force nest contre… <text:s/></text:span><text:span text:style-name="T198">W] Car je nay force… <text:s/>T] Nai pas… <text:s/>DH2] Je nai pas… <text:s/>B] Nai point de force… E] Ne ie nai force...</text:span></text:p>
          </table:table-cell>
        </table:table-row>
        <table:table-row table:style-name="Table1.120">
          <table:table-cell table:style-name="Table1.A2" office:value-type="string">
            <text:p text:style-name="P33">394<text:span text:style-name="T189">9</text:span></text:p>
          </table:table-cell>
          <table:table-cell table:style-name="Table1.A2" office:value-type="string">
            <text:p text:style-name="P34">Car amors fet de flebe fort</text:p>
          </table:table-cell>
          <table:table-cell table:style-name="Table1.C106" office:value-type="string">
            <text:p text:style-name="P94"><text:span text:style-name="T276">H2</text:span>L<text:span text:style-name="T211">W</text:span>] ---</text:p>
            <text:p text:style-name="P227">K] Qamor fait… <text:s/><text:span text:style-name="T258">B] Amors fait bien de...</text:span></text:p>
          </table:table-cell>
        </table:table-row>
        <table:table-row table:style-name="Table1.120">
          <table:table-cell table:style-name="Table1.A2" office:value-type="string">
            <text:p text:style-name="P34">3950</text:p>
          </table:table-cell>
          <table:table-cell table:style-name="Table1.A2" office:value-type="string">
            <text:p text:style-name="P34">Et de fort flebe per (H par) son sort</text:p>
          </table:table-cell>
          <table:table-cell table:style-name="Table1.C106" office:value-type="string">
            <text:p text:style-name="P99"><text:span text:style-name="T276">H2</text:span>L<text:span text:style-name="T211">W</text:span>] ---</text:p>
            <text:p text:style-name="P189"><text:span text:style-name="T267">ABEG</text:span>I<text:span text:style-name="T247">K</text:span>] <text:span text:style-name="T302">(E Et del)</text:span>...<text:span text:style-name="T267">per (EGIK </text:span>par<text:span text:style-name="T267">)</text:span> <text:span text:style-name="T241">son (I </text:span>sum<text:span text:style-name="T241">)</text:span> tort</text:p>
          </table:table-cell>
        </table:table-row>
        <table:table-row table:style-name="Table1.120">
          <table:table-cell table:style-name="Table1.A2" office:value-type="string">
            <text:p text:style-name="P34">3951</text:p>
          </table:table-cell>
          <table:table-cell table:style-name="Table1.A2" office:value-type="string">
            <text:p text:style-name="P34">Sor moi fet son tort et sa taille</text:p>
          </table:table-cell>
          <table:table-cell table:style-name="Table1.C106" office:value-type="string">
            <text:p text:style-name="P103">L] <text:span text:style-name="T198">Amors fait son tort… <text:s/>W] Amours grant sur moy fort sa taille <text:s/>AK] Sor (K Son) moi feit...</text:span></text:p>
          </table:table-cell>
        </table:table-row>
        <table:table-row table:style-name="Table1.120">
          <table:table-cell table:style-name="Table1.A2" office:value-type="string">
            <text:p text:style-name="P34">3952</text:p>
          </table:table-cell>
          <table:table-cell table:style-name="Table1.A2" office:value-type="string">
            <text:p text:style-name="P34">Je ne puis soffrir sa bataille</text:p>
          </table:table-cell>
          <table:table-cell table:style-name="Table1.C106" office:value-type="string">
            <text:p text:style-name="P308">M] ...la… <text:s/><text:span text:style-name="T270">H2] Soufrir me conuient...</text:span></text:p>
          </table:table-cell>
        </table:table-row>
        <table:table-row table:style-name="Table1.120">
          <table:table-cell table:style-name="Table1.A2" office:value-type="string">
            <text:p text:style-name="P34">3953</text:p>
          </table:table-cell>
          <table:table-cell table:style-name="Table1.A2" office:value-type="string">
            <text:p text:style-name="P34">Fere me covient son plaissir</text:p>
          </table:table-cell>
          <table:table-cell table:style-name="Table1.C106" office:value-type="string">
            <text:p text:style-name="P12"/>
          </table:table-cell>
        </table:table-row>
        <table:table-row table:style-name="Table1.120">
          <table:table-cell table:style-name="Table1.A2" office:value-type="string">
            <text:p text:style-name="P34">3954</text:p>
          </table:table-cell>
          <table:table-cell table:style-name="Table1.A2" office:value-type="string">
            <text:p text:style-name="P34">Ou soit de vivre ou de morir</text:p>
          </table:table-cell>
          <table:table-cell table:style-name="Table1.C106" office:value-type="string">
            <text:p text:style-name="P117"><text:span text:style-name="T267">AEGIK</text:span>L<text:span text:style-name="T257">TW</text:span>] <text:span text:style-name="T198">Ou (L O) de uiure… <text:s/></text:span><text:span text:style-name="T20">M] </text:span><text:span text:style-name="T21">Ou du uiure ou du… <text:s/></text:span><text:span text:style-name="T55">B] </text:span><text:span text:style-name="T76">Soit de uiure… <text:s/></text:span><text:span text:style-name="T79">D] </text:span><text:span text:style-name="T86">Soit de...soit de...</text:span></text:p>
          </table:table-cell>
        </table:table-row>
        <table:table-row table:style-name="Table1.298">
          <table:table-cell table:style-name="Table1.A2" office:value-type="string">
            <text:p text:style-name="P34">3955</text:p>
          </table:table-cell>
          <table:table-cell table:style-name="Table1.A2" office:value-type="string">
            <text:p text:style-name="P34">Floquars li dist Seu est folie</text:p>
          </table:table-cell>
          <table:table-cell table:style-name="Table1.C106" office:value-type="string">
            <text:p text:style-name="P114"><text:span text:style-name="T302">E</text:span>L<text:span text:style-name="T211">W</text:span>] <text:span text:style-name="T302">Flokars (L Flocarz, W Flocart) respont ce (W cest)… <text:s/></text:span><text:span text:style-name="T20">M] ...</text:span><text:span text:style-name="T21">a dit cest </text:span><text:span text:style-name="T113">gnt</text:span><text:span text:style-name="T21"> folie <text:s/></text:span><text:span text:style-name="T58">H2] </text:span><text:span text:style-name="T66">Focars… <text:s/></text:span><text:span text:style-name="T55">B] ...</text:span><text:span text:style-name="T76">ce iert...</text:span></text:p>
          </table:table-cell>
        </table:table-row>
        <table:table-row table:style-name="Table1.120">
          <table:table-cell table:style-name="Table1.A2" office:value-type="string">
            <text:p text:style-name="P34">3956</text:p>
          </table:table-cell>
          <table:table-cell table:style-name="Table1.A2" office:value-type="string">
            <text:p text:style-name="P34">Se vos por ce perdez la vie</text:p>
          </table:table-cell>
          <table:table-cell table:style-name="Table1.C106" office:value-type="string">
            <text:p text:style-name="P133">W] Si pource… <text:s/><text:span text:style-name="T20">M] ...</text:span><text:span text:style-name="T21">perdiez vie</text:span></text:p>
          </table:table-cell>
        </table:table-row>
        <table:table-row table:style-name="Table1.120">
          <table:table-cell table:style-name="Table1.A2" office:value-type="string">
            <text:p text:style-name="P34">3957</text:p>
          </table:table-cell>
          <table:table-cell table:style-name="Table1.A2" office:value-type="string">
            <text:p text:style-name="P34">Feme devroit tel cuer avoir</text:p>
          </table:table-cell>
          <table:table-cell table:style-name="Table1.C106" office:value-type="string">
            <text:p text:style-name="P241">A] ...del… <text:s/><text:span text:style-name="T270">H2] ...doit… <text:s/></text:span><text:span text:style-name="T79">D] ...</text:span><text:span text:style-name="T86">doit bien tel...</text:span></text:p>
          </table:table-cell>
        </table:table-row>
        <table:table-row table:style-name="Table1.120">
          <table:table-cell table:style-name="Table1.A2" office:value-type="string">
            <text:p text:style-name="P34">3958</text:p>
          </table:table-cell>
          <table:table-cell table:style-name="Table1.A2" office:value-type="string">
            <text:p text:style-name="P34">Mai hons est de grinor pooir</text:p>
          </table:table-cell>
          <table:table-cell table:style-name="Table1.C106" office:value-type="string">
            <text:p text:style-name="P110"><text:span text:style-name="T55">A] </text:span><text:span text:style-name="T56">Mes non est… <text:s/></text:span><text:span text:style-name="T34">G</text:span><text:span text:style-name="T42">K</text:span><text:span text:style-name="T34">] ...</text:span><text:span text:style-name="T35">sauoir <text:s text:c="2"/></text:span><text:span text:style-name="T20">M] </text:span><text:span text:style-name="T21">Mes homme a trop plus </text:span><text:span text:style-name="T113">gnt</text:span><text:span text:style-name="T21"> pooir <text:s/></text:span><text:span text:style-name="T86">D</text:span><text:span text:style-name="T58">H2] </text:span><text:span text:style-name="T66">Mais li hons a </text:span><text:soft-page-break/><text:span text:style-name="T86">greignor (H2 </text:span><text:span text:style-name="T66">greigneur</text:span><text:span text:style-name="T86">)</text:span><text:span text:style-name="T66">...</text:span></text:p>
          </table:table-cell>
        </table:table-row>
        <table:table-row table:style-name="Table1.120">
          <table:table-cell table:style-name="Table1.A2" office:value-type="string">
            <text:p text:style-name="P34">3959</text:p>
          </table:table-cell>
          <table:table-cell table:style-name="Table1.A2" office:value-type="string">
            <text:p text:style-name="P34">Volez vos sembler Narcisus (F Narsesus, H Narseus)</text:p>
          </table:table-cell>
          <table:table-cell table:style-name="Table1.C106" office:value-type="string">
            <text:p text:style-name="P121"><text:span text:style-name="T258">B] Narciszus <text:s/>G] ...auroeus <text:s/>I] ...aceus K] ...narasus <text:s/>H2] ...nar[...]sus <text:s/>A</text:span>L<text:span text:style-name="T223">MT</text:span>] ...<text:span text:style-name="T232">arceus <text:s/>W] Voulez sembler a artenus <text:s/>E] ...narchisus</text:span></text:p>
          </table:table-cell>
        </table:table-row>
        <table:table-row table:style-name="Table1.120">
          <table:table-cell table:style-name="Table1.A2" office:value-type="string">
            <text:p text:style-name="P34">3960</text:p>
          </table:table-cell>
          <table:table-cell table:style-name="Table1.A2" office:value-type="string">
            <text:p text:style-name="P34">De folie ou Piramus (H pirasmus)</text:p>
          </table:table-cell>
          <table:table-cell table:style-name="Table1.C106" office:value-type="string">
            <text:p text:style-name="P166"><text:span text:style-name="T20">M] ...</text:span><text:span text:style-name="T21">de pyramus <text:s/></text:span>W] ...paramus <text:s/><text:span text:style-name="T258">B] Ou de folie priamus <text:s/>E] ...ou a pyramus</text:span></text:p>
          </table:table-cell>
        </table:table-row>
        <table:table-row table:style-name="Table1.304">
          <table:table-cell table:style-name="Table1.A2" office:value-type="string">
            <text:p text:style-name="P34">3961</text:p>
          </table:table-cell>
          <table:table-cell table:style-name="Table1.A2" office:value-type="string">
            <text:p text:style-name="P34">Cist (H Cil) dui furent mort per (H par) amor</text:p>
          </table:table-cell>
          <table:table-cell table:style-name="Table1.C106" office:value-type="string">
            <text:p text:style-name="P114"><text:span text:style-name="T234">G] ...par… <text:s/>D</text:span>L] <text:span text:style-name="T198">Cil… <text:s text:c="2"/></text:span><text:span text:style-name="T20">M] </text:span><text:span text:style-name="T21">Ces...mors… <text:s/></text:span><text:span text:style-name="T198"><text:s/>W] Ces...par… <text:s/>AK] ...por… <text:s/>BE] Cil...por...</text:span></text:p>
          </table:table-cell>
        </table:table-row>
        <table:table-row table:style-name="Table1.120">
          <table:table-cell table:style-name="Table1.A2" office:value-type="string">
            <text:p text:style-name="P34">3962</text:p>
          </table:table-cell>
          <table:table-cell table:style-name="Table1.A2" office:value-type="string">
            <text:p text:style-name="P34">Laissiés ester ceste dolor</text:p>
          </table:table-cell>
          <table:table-cell table:style-name="Table1.C106" office:value-type="string">
            <text:p text:style-name="P221">K] ...cist… <text:s/><text:span text:style-name="T297">DH2] ...</text:span><text:span text:style-name="T129">vre</text:span><text:span text:style-name="T66"> </text:span><text:span text:style-name="T86">dolor (H2 </text:span><text:span text:style-name="T66">doulour</text:span><text:span text:style-name="T86">)</text:span></text:p>
          </table:table-cell>
        </table:table-row>
        <table:table-row table:style-name="Table1.120">
          <table:table-cell table:style-name="Table1.A2" office:value-type="string">
            <text:p text:style-name="P34">3963</text:p>
          </table:table-cell>
          <table:table-cell table:style-name="Table1.A2" office:value-type="string">
            <text:p text:style-name="P34">Sire car amez atre part</text:p>
          </table:table-cell>
          <table:table-cell table:style-name="Table1.C106" office:value-type="string">
            <text:p text:style-name="P133"><text:span text:style-name="T76">B</text:span><text:span text:style-name="T28">I</text:span><text:span text:style-name="T20">M] ...</text:span><text:span text:style-name="T21">dautre … <text:s text:c="2"/></text:span>W] ...or amez...</text:p>
          </table:table-cell>
        </table:table-row>
        <table:table-row table:style-name="Table1.120">
          <table:table-cell table:style-name="Table1.A2" office:value-type="string">
            <text:p text:style-name="P34">3964</text:p>
          </table:table-cell>
          <table:table-cell table:style-name="Table1.A2" office:value-type="string">
            <text:p text:style-name="P34">Ains que aiés de mort regart</text:p>
          </table:table-cell>
          <table:table-cell table:style-name="Table1.C106" office:value-type="string">
            <text:p text:style-name="P298"><text:span text:style-name="T297">DM] Aincois quaiez… <text:s/></text:span>W] Auant que aiez de mort… <text:s/><text:span text:style-name="T288">BH2] ...que de mort aies (H2 aiez) resgart (H2 regart) <text:s/>E] ...de la mort...</text:span></text:p>
          </table:table-cell>
        </table:table-row>
        <table:table-row table:style-name="Table1.120">
          <table:table-cell table:style-name="Table1.A2" office:value-type="string">
            <text:p text:style-name="P34">3965</text:p>
          </table:table-cell>
          <table:table-cell table:style-name="Table1.A2" office:value-type="string">
            <text:p text:style-name="P34">Amor puet on chaingier briement</text:p>
          </table:table-cell>
          <table:table-cell table:style-name="Table1.C106" office:value-type="string">
            <text:p text:style-name="P259">INV <text:span text:style-name="T79">D] </text:span><text:span text:style-name="T1">Biblis amoit </text:span><text:span text:style-name="T100">mlt</text:span><text:span text:style-name="T1"> folement</text:span></text:p>
            <text:p text:style-name="P94"><text:span text:style-name="T268">ABEH2GIK</text:span>L<text:span text:style-name="T223">MTW</text:span>] ...<text:span text:style-name="T232">puet hom (L on puet, W peut on, M en, BEH2T on) changier (BI cangier, EW changer) souent (I souet, BH2EM souuent, W souant)</text:span></text:p>
          </table:table-cell>
        </table:table-row>
        <table:table-row table:style-name="Table1.120">
          <table:table-cell table:style-name="Table1.A2" office:value-type="string">
            <text:p text:style-name="P34">3966</text:p>
          </table:table-cell>
          <table:table-cell table:style-name="Table1.A2" office:value-type="string">
            <text:p text:style-name="P34">Biblis amoit trop folement</text:p>
          </table:table-cell>
          <table:table-cell table:style-name="Table1.C106" office:value-type="string">
            <text:p text:style-name="P259">INV <text:span text:style-name="T79">D] </text:span><text:span text:style-name="T1">Amors puet on changer souent</text:span></text:p>
            <text:p text:style-name="P101"><text:span text:style-name="T234">GH2] ...mout (H2 </text:span><text:span text:style-name="T129">mlt</text:span><text:span text:style-name="T66">)</text:span><text:span text:style-name="T234">… <text:s/>B</text:span>L<text:span text:style-name="T212">W</text:span>] ...ama…<text:span text:style-name="T198"> <text:s/></text:span><text:span text:style-name="T20">M] </text:span><text:span text:style-name="T21">Bybles...</text:span></text:p>
          </table:table-cell>
        </table:table-row>
        <table:table-row table:style-name="Table1.120">
          <table:table-cell table:style-name="Table1.A2" office:value-type="string">
            <text:p text:style-name="P34">3967</text:p>
          </table:table-cell>
          <table:table-cell table:style-name="Table1.A2" office:value-type="string">
            <text:p text:style-name="P34">Son frere amoit a dessonor</text:p>
          </table:table-cell>
          <table:table-cell table:style-name="Table1.C106" office:value-type="string">
            <text:p text:style-name="P121"><text:span text:style-name="T288">B</text:span>L] ...ama…<text:span text:style-name="T198"> <text:s/>H2] ...amort </text:span><text:span text:style-name="T129">per </text:span><text:span text:style-name="T66">des honnour <text:s/></text:span><text:span text:style-name="T79">D] ...</text:span><text:span text:style-name="T86">amo[r&gt;i]t </text:span><text:span text:style-name="T142">per </text:span><text:span text:style-name="T86">deshonor <text:s/></text:span><text:span text:style-name="T2">E] ...</text:span><text:span text:style-name="T97">amoit </text:span><text:span text:style-name="T149">per</text:span><text:span text:style-name="T97"> deshonor</text:span></text:p>
          </table:table-cell>
        </table:table-row>
        <table:table-row table:style-name="Table1.120">
          <table:table-cell table:style-name="Table1.A2" office:value-type="string">
            <text:p text:style-name="P34">3968</text:p>
          </table:table-cell>
          <table:table-cell table:style-name="Table1.A2" office:value-type="string">
            <text:p text:style-name="P34">Mai por Itis chainga s’amor</text:p>
          </table:table-cell>
          <table:table-cell table:style-name="Table1.C106" office:value-type="string">
            <text:p text:style-name="P234">K] ...itals chinia… <text:s/><text:span text:style-name="T270">H2] ...par vris… <text:s/></text:span><text:span text:style-name="T79">D] ...</text:span><text:span text:style-name="T86">por utis… </text:span><text:span text:style-name="T270"><text:s/>B] ...por itas… <text:s text:c="3"/>E] ...</text:span><text:span text:style-name="T149">per</text:span><text:span text:style-name="T97"> itis...</text:span></text:p>
          </table:table-cell>
        </table:table-row>
        <table:table-row table:style-name="Table1.120">
          <table:table-cell table:style-name="Table1.A2" office:value-type="string">
            <text:p text:style-name="P34">3969</text:p>
          </table:table-cell>
          <table:table-cell table:style-name="Table1.A2" office:value-type="string">
            <text:p text:style-name="P34">Itis ama si fist que saige</text:p>
          </table:table-cell>
          <table:table-cell table:style-name="Table1.C106" office:value-type="string">
            <text:p text:style-name="P121"><text:span text:style-name="T268">A</text:span>L] ...<text:span text:style-name="T198">se fist (L fit)… <text:s/></text:span><text:span text:style-name="T20">M] ...</text:span><text:span text:style-name="T22">qui sage <text:s/></text:span><text:span text:style-name="T12">T] ...</text:span><text:span text:style-name="T49">et fit que… <text:s/></text:span><text:span text:style-name="T58">H2] </text:span><text:span text:style-name="T66">Vris… <text:s text:c="2"/></text:span><text:span text:style-name="T79">D] </text:span><text:span text:style-name="T86">Vtis… <text:s/></text:span><text:span text:style-name="T66"><text:s/></text:span><text:span text:style-name="T55">B] </text:span><text:span text:style-name="T76">Ytas… <text:s/></text:span><text:span text:style-name="T2">E] </text:span><text:span text:style-name="T97">Yo ama...</text:span></text:p>
          </table:table-cell>
        </table:table-row>
        <table:table-row table:style-name="Table1.120">
          <table:table-cell table:style-name="Table1.A2" office:value-type="string">
            <text:p text:style-name="P34">3970</text:p>
          </table:table-cell>
          <table:table-cell table:style-name="Table1.A2" office:value-type="string">
            <text:p text:style-name="P34">Eneas remeist a Cartaige</text:p>
          </table:table-cell>
          <table:table-cell table:style-name="Table1.C106" office:value-type="string">
            <text:p text:style-name="P101"><text:span text:style-name="T234">G] ...uint… <text:s/>ABDH2EIK</text:span>L<text:span text:style-name="T224">MTW</text:span>] ...<text:span text:style-name="T233">reuint (LT reuient, BDH2E reuint en)...(A quartages)</text:span></text:p>
          </table:table-cell>
        </table:table-row>
        <table:table-row table:style-name="Table1.120">
          <table:table-cell table:style-name="Table1.A2" office:value-type="string">
            <text:p text:style-name="P34">3971</text:p>
          </table:table-cell>
          <table:table-cell table:style-name="Table1.A2" office:value-type="string">
            <text:p text:style-name="P279">Dydo l’ama que fole fist</text:p>
          </table:table-cell>
          <table:table-cell table:style-name="Table1.C106" office:value-type="string">
            <text:p text:style-name="P140"><text:span text:style-name="T34">G] ...</text:span><text:span text:style-name="T35">que folia… </text:span><text:span text:style-name="T34">K] </text:span><text:span text:style-name="T43">didon...que follie… <text:s/></text:span><text:span text:style-name="T35"><text:s/></text:span><text:span text:style-name="T20">M] ...qui…</text:span><text:span text:style-name="T22"> <text:s/></text:span>W] Dida… <text:s/></text:p>
          </table:table-cell>
        </table:table-row>
        <table:table-row table:style-name="Table1.120">
          <table:table-cell table:style-name="Table1.A2" office:value-type="string">
            <text:p text:style-name="P34">3972</text:p>
          </table:table-cell>
          <table:table-cell table:style-name="Table1.A2" office:value-type="string">
            <text:p text:style-name="P36">Il s’en ala ele s’ocist</text:p>
          </table:table-cell>
          <table:table-cell table:style-name="Table1.C106" office:value-type="string">
            <text:p text:style-name="P234">G] ...et ele… <text:s/><text:span text:style-name="T258">B] ...rala… <text:s/>E] ...cele...</text:span></text:p>
          </table:table-cell>
        </table:table-row>
        <table:table-row table:style-name="Table1.120">
          <table:table-cell table:style-name="Table1.A2" office:value-type="string">
            <text:p text:style-name="P34">3973</text:p>
          </table:table-cell>
          <table:table-cell table:style-name="Table1.A2" office:value-type="string">
            <text:p text:style-name="P34">A Dydo ne remeist il mie</text:p>
          </table:table-cell>
          <table:table-cell table:style-name="Table1.C106" office:value-type="string">
            <text:p text:style-name="P131"><text:span text:style-name="T297">DH2</text:span>W] ---</text:p>
            <text:p text:style-name="P114"><text:span text:style-name="T55">A] ...non…</text:span><text:span text:style-name="T56"> <text:s/></text:span><text:span text:style-name="T20">M] </text:span><text:span text:style-name="T22">O… <text:s/></text:span><text:span text:style-name="T34">K] ...didon…</text:span><text:span text:style-name="T43"> <text:s/></text:span><text:span text:style-name="T55">B] ...</text:span><text:span text:style-name="T76">remaint...</text:span></text:p>
          </table:table-cell>
        </table:table-row>
        <table:table-row table:style-name="Table1.120">
          <table:table-cell table:style-name="Table1.A2" office:value-type="string">
            <text:p text:style-name="P34">3974</text:p>
          </table:table-cell>
          <table:table-cell table:style-name="Table1.A2" office:value-type="string">
            <text:p text:style-name="P34">Ainz fut puels Lavine s’amie</text:p>
          </table:table-cell>
          <table:table-cell table:style-name="Table1.C106" office:value-type="string">
            <text:p text:style-name="P131"><text:span text:style-name="T268">ADH2</text:span>W] ---</text:p>
            <text:p text:style-name="P114"><text:span text:style-name="T234">G] ...puis fu… <text:s/></text:span>L] ...lauinie…<text:span text:style-name="T198"> <text:s/></text:span><text:span text:style-name="T20">M] </text:span><text:span text:style-name="T114">Puis</text:span><text:span text:style-name="T22"> refu leneus samie <text:s/></text:span><text:span text:style-name="T55">B] ...helainne…</text:span></text:p>
            <text:p text:style-name="P73"><text:span text:style-name="T2">E] </text:span><text:span text:style-name="T97">Mais eneas ne lamoit mie</text:span></text:p>
          </table:table-cell>
        </table:table-row>
        <text:soft-page-break/>
        <table:table-row table:style-name="Table1.318">
          <table:table-cell table:style-name="Table1.A2" office:value-type="string">
            <text:p text:style-name="P34">3975</text:p>
          </table:table-cell>
          <table:table-cell table:style-name="Table1.A2" office:value-type="string">
            <text:p text:style-name="P34">Sire metez en nonchaloir</text:p>
          </table:table-cell>
          <table:table-cell table:style-name="Table1.C106" office:value-type="string">
            <text:p text:style-name="P102"><text:span text:style-name="T268">AGKT] ...a non chaloir (K caloir) <text:s/></text:span>L] ...<text:span text:style-name="T198">enochaloir <text:s/></text:span><text:span text:style-name="T20">M] </text:span><text:span text:style-name="T22">Dont remetez… <text:s/></text:span><text:span text:style-name="T198">W] ...ou nom chaloir</text:span></text:p>
          </table:table-cell>
        </table:table-row>
        <table:table-row table:style-name="Table1.120">
          <table:table-cell table:style-name="Table1.A2" office:value-type="string">
            <text:p text:style-name="P34">3976</text:p>
          </table:table-cell>
          <table:table-cell table:style-name="Table1.A2" office:value-type="string">
            <text:p text:style-name="P34">Seu que vos ne poez avoir</text:p>
          </table:table-cell>
          <table:table-cell table:style-name="Table1.C106" office:value-type="string">
            <text:p text:style-name="P114"><text:span text:style-name="T268">ADH2EGI</text:span>L<text:span text:style-name="T257">TW</text:span>] <text:span text:style-name="T268">Tout (DGIT Tot, L Toz) ce que (I che) non (DH2EILW ne, T no)… <text:s/>K] Tot ce non poez… <text:s/>B] Tout ce que poez...</text:span></text:p>
          </table:table-cell>
        </table:table-row>
        <table:table-row table:style-name="Table1.120">
          <table:table-cell table:style-name="Table1.A2" office:value-type="string">
            <text:p text:style-name="P34">3977</text:p>
          </table:table-cell>
          <table:table-cell table:style-name="Table1.A2" office:value-type="string">
            <text:p text:style-name="P34">Tel troverez per aventure</text:p>
          </table:table-cell>
          <table:table-cell table:style-name="Table1.C106" office:value-type="string">
            <text:p text:style-name="P166"><text:span text:style-name="T34">G</text:span><text:span text:style-name="T43">K</text:span><text:span text:style-name="T49">T</text:span><text:span text:style-name="T34">] ...troueroi</text:span><text:span text:style-name="T36">s par </text:span><text:span text:style-name="T49">(T </text:span><text:span text:style-name="T121">per</text:span><text:span text:style-name="T49">)</text:span><text:span text:style-name="T36">… <text:s/></text:span><text:span text:style-name="T25">I] ...trouera</text:span><text:span text:style-name="T29">i par… <text:s/></text:span><text:span text:style-name="T2">E] </text:span><text:span text:style-name="T97">Tele raurez… <text:s/></text:span><text:span text:style-name="T20">M] </text:span><text:span text:style-name="T22">Telle arez vous… <text:s/></text:span><text:span text:style-name="T76">B</text:span><text:span text:style-name="T66">H2</text:span>W] ...par...</text:p>
          </table:table-cell>
        </table:table-row>
        <table:table-row table:style-name="Table1.120">
          <table:table-cell table:style-name="Table1.A2" office:value-type="string">
            <text:p text:style-name="P34">3978</text:p>
          </table:table-cell>
          <table:table-cell table:style-name="Table1.A2" office:value-type="string">
            <text:p text:style-name="P34">Que <text:span text:style-name="T190">(H Qui)</text:span> ne vos serait <text:span text:style-name="T190">(H serat)</text:span> si oscure (F occurre)</text:p>
          </table:table-cell>
          <table:table-cell table:style-name="Table1.C106" office:value-type="string">
            <text:p text:style-name="P110"><text:span text:style-name="T268">ABDGIK</text:span>L<text:span text:style-name="T224">MTW</text:span>] <text:span text:style-name="T212">(BDGMTW Qui)</text:span>...<text:span text:style-name="T198">sera...(A escure) <text:s/>H2E] Qui...ert (E iert) pas si… <text:s/></text:span></text:p>
          </table:table-cell>
        </table:table-row>
        <table:table-row table:style-name="Table1.120">
          <table:table-cell table:style-name="Table1.A2" office:value-type="string">
            <text:p text:style-name="P34">3979</text:p>
          </table:table-cell>
          <table:table-cell table:style-name="Table1.A2" office:value-type="string">
            <text:p text:style-name="P34">Per <text:span text:style-name="T190">(H Par) </text:span>cui serez muelz honorez</text:p>
          </table:table-cell>
          <table:table-cell table:style-name="Table1.C106" office:value-type="string">
            <text:p text:style-name="P145"><text:span text:style-name="T55">A] </text:span><text:span text:style-name="T56">Pour qui seroiz meins… <text:s/></text:span><text:span text:style-name="T34">G] </text:span><text:span text:style-name="T36">Por...seroiz… <text:s/></text:span><text:span text:style-name="T25">I] </text:span><text:span text:style-name="T29">Par qui serois… <text:s/></text:span><text:span text:style-name="T20">M] </text:span><text:span text:style-name="T22">Et dont serez plus… <text:s/></text:span><text:span text:style-name="T77">B</text:span>W] Par...plus… <text:s/><text:span text:style-name="T234">KT] Par...seroiz… <text:s/>DH2E] </text:span><text:span text:style-name="T129">Per</text:span><text:span text:style-name="T66">...plus...</text:span></text:p>
          </table:table-cell>
        </table:table-row>
        <table:table-row table:style-name="Table1.120">
          <table:table-cell table:style-name="Table1.A2" office:value-type="string">
            <text:p text:style-name="P34">3980</text:p>
          </table:table-cell>
          <table:table-cell table:style-name="Table1.A2" office:value-type="string">
            <text:p text:style-name="P34">Et plus servis et muelz amez</text:p>
          </table:table-cell>
          <table:table-cell table:style-name="Table1.C106" office:value-type="string">
            <text:p text:style-name="P115"><text:span text:style-name="T227">IT] ...e (T et) mais… <text:s/></text:span>L] ...<text:span text:style-name="T198">et plus amez <text:s/></text:span><text:span text:style-name="T20">M] </text:span><text:span text:style-name="T22">Et miex seruiz.. <text:s/></text:span><text:span text:style-name="T55">B] ...</text:span><text:span text:style-name="T77">miex...et plus...</text:span></text:p>
          </table:table-cell>
        </table:table-row>
        <table:table-row table:style-name="Table1.120">
          <table:table-cell table:style-name="Table1.A2" office:value-type="string">
            <text:p text:style-name="P34">3981</text:p>
          </table:table-cell>
          <table:table-cell table:style-name="Table1.A2" office:value-type="string">
            <text:p text:style-name="P34">Tant l’ait Floquars amonesté</text:p>
          </table:table-cell>
          <table:table-cell table:style-name="Table1.C106" office:value-type="string">
            <text:p text:style-name="P191">I] Bant… <text:s text:c="2"/><text:span text:style-name="T268">AK] Quant la...</text:span> </text:p>
          </table:table-cell>
        </table:table-row>
        <table:table-row table:style-name="Table1.120">
          <table:table-cell table:style-name="Table1.A2" office:value-type="string">
            <text:p text:style-name="P34">3982</text:p>
          </table:table-cell>
          <table:table-cell table:style-name="Table1.A2" office:value-type="string">
            <text:p text:style-name="P34">Que il l’ait de son lit jeté</text:p>
          </table:table-cell>
          <table:table-cell table:style-name="Table1.C106" office:value-type="string">
            <text:p text:style-name="P100"><text:span text:style-name="T268">ABDH2GIK</text:span>L<text:span text:style-name="T212">W</text:span>] ...<text:span text:style-name="T198">la (W il a)...leue <text:s/>E</text:span><text:span text:style-name="T20">M] </text:span><text:span text:style-name="T22">Que il </text:span><text:span text:style-name="T98">est (M</text:span><text:span text:style-name="T22"> sest</text:span><text:span text:style-name="T98">)</text:span><text:span text:style-name="T22">...leue</text:span></text:p>
          </table:table-cell>
        </table:table-row>
        <table:table-row table:style-name="Table1.120">
          <table:table-cell table:style-name="Table1.A2" office:value-type="string">
            <text:p text:style-name="P34">3983</text:p>
          </table:table-cell>
          <table:table-cell table:style-name="Table1.A2" office:value-type="string">
            <text:p text:style-name="P34">Il c’est vestus puels l’ont chacié</text:p>
          </table:table-cell>
          <table:table-cell table:style-name="Table1.C106" office:value-type="string">
            <text:p text:style-name="P122">L] ...<text:span text:style-name="T198">changie <text:s/>K] Jl lont uestu puis... <text:s/>AT] ...puis (T pois) sest chauciez <text:s/>H2] Jl lont vestu si lont chaucie <text:s/>B] Jl sest leuez si lont… <text:s/>E] Jl se vesti si sest chaucie</text:span></text:p>
          </table:table-cell>
        </table:table-row>
        <table:table-row table:style-name="Table1.120">
          <table:table-cell table:style-name="Table1.A2" office:value-type="string">
            <text:p text:style-name="P34">3984</text:p>
          </table:table-cell>
          <table:table-cell table:style-name="Table1.A2" office:value-type="string">
            <text:p text:style-name="P37">Ses mains lava puels ait maingié</text:p>
          </table:table-cell>
          <table:table-cell table:style-name="Table1.C106" office:value-type="string">
            <text:p text:style-name="P197"><text:span text:style-name="T258">A] ...laua se ala mangier <text:s/>GDE</text:span>I] ...laua si a… <text:s/><text:span text:style-name="T270">H2] ...laua si ont… <text:s/>B] Laua ses mains si a...</text:span></text:p>
          </table:table-cell>
        </table:table-row>
        <table:table-row table:style-name="Table1.120">
          <table:table-cell table:style-name="Table1.A2" office:value-type="string">
            <text:p text:style-name="P34">3985</text:p>
          </table:table-cell>
          <table:table-cell table:style-name="Table1.A2" office:value-type="string">
            <text:p text:style-name="P37">Por quanque li maistres li die</text:p>
          </table:table-cell>
          <table:table-cell table:style-name="Table1.C106" office:value-type="string">
            <text:p text:style-name="P115"><text:span text:style-name="T227">I] Mes porquant que li… <text:s/>AEG</text:span>L<text:span text:style-name="T224">MTW</text:span>] <text:span text:style-name="T242">Por (LM </text:span><text:span text:style-name="T104">Per</text:span><text:span text:style-name="T5">, </text:span><text:span text:style-name="T10">W Pour) </text:span><text:span text:style-name="T5">quant que </text:span><text:span text:style-name="T98">(E quanques)</text:span><text:span text:style-name="T5">...</text:span><text:span text:style-name="T10">(</text:span><text:span text:style-name="T98">E ses, </text:span><text:span text:style-name="T10">W son)...</text:span><text:span text:style-name="T36">(</text:span><text:span text:style-name="T57">A mestres die, </text:span><text:span text:style-name="T36">G mestre die) <text:s/></text:span><text:span text:style-name="T34">K] </text:span><text:span text:style-name="T43">Ni por quant li mestre qe die <text:s text:c="2"/></text:span><text:span text:style-name="T87">D</text:span><text:span text:style-name="T58">H2] </text:span><text:span text:style-name="T66">Por riens que li… <text:s/></text:span><text:span text:style-name="T55">B] </text:span><text:span text:style-name="T77">Por chose que li maistres die</text:span></text:p>
          </table:table-cell>
        </table:table-row>
        <table:table-row table:style-name="Table1.120">
          <table:table-cell table:style-name="Table1.A2" office:value-type="string">
            <text:p text:style-name="P34">3986</text:p>
          </table:table-cell>
          <table:table-cell table:style-name="Table1.A2" office:value-type="string">
            <text:p text:style-name="P37">Ne veloit oblier s’amie</text:p>
          </table:table-cell>
          <table:table-cell table:style-name="Table1.C106" office:value-type="string">
            <text:p text:style-name="P134"><text:span text:style-name="T20">M] </text:span><text:span text:style-name="T22">Ne pot il… <text:s/></text:span><text:span text:style-name="T36">G</text:span>W] Ne <text:span text:style-name="T242">uealt (W</text:span> veult<text:span text:style-name="T242">)</text:span> il...</text:p>
          </table:table-cell>
        </table:table-row>
        <table:table-row table:style-name="Table1.120">
          <table:table-cell table:style-name="Table1.A2" office:value-type="string">
            <text:p text:style-name="P34">3987</text:p>
          </table:table-cell>
          <table:table-cell table:style-name="Table1.A2" office:value-type="string">
            <text:p text:style-name="P37">Le jor ait mal et la nuit pis</text:p>
          </table:table-cell>
          <table:table-cell table:style-name="Table1.C106" office:value-type="string">
            <text:p text:style-name="P229">G] ...mal la… <text:s/><text:span text:style-name="T270">H2] Mal out le iour… <text:s/></text:span><text:span text:style-name="T79">D] ...</text:span><text:span text:style-name="T87">ama et...</text:span></text:p>
          </table:table-cell>
        </table:table-row>
        <table:table-row table:style-name="Table1.120">
          <table:table-cell table:style-name="Table1.A2" office:value-type="string">
            <text:p text:style-name="P34">3988</text:p>
          </table:table-cell>
          <table:table-cell table:style-name="Table1.A2" office:value-type="string">
            <text:p text:style-name="P37">En dormant li estoit avis</text:p>
          </table:table-cell>
          <table:table-cell table:style-name="Table1.C106" office:value-type="string">
            <text:p text:style-name="P16"/>
          </table:table-cell>
        </table:table-row>
        <table:table-row table:style-name="Table1.120">
          <table:table-cell table:style-name="Table1.A2" office:value-type="string">
            <text:p text:style-name="P34">3989</text:p>
          </table:table-cell>
          <table:table-cell table:style-name="Table1.A2" office:value-type="string">
            <text:p text:style-name="P37">Que il la baissoit per (H par) amors</text:p>
          </table:table-cell>
          <table:table-cell table:style-name="Table1.C106" office:value-type="string">
            <text:p text:style-name="P145"><text:span text:style-name="T20">M] </text:span><text:span text:style-name="T22">Quil...per </text:span><text:span text:style-name="T114">gnt</text:span><text:span text:style-name="T22"> amour <text:s text:c="2"/></text:span><text:span text:style-name="T77">B</text:span><text:span text:style-name="T36">G</text:span><text:span text:style-name="T29">I</text:span><text:span text:style-name="T1">W</text:span>] ...par <text:span text:style-name="T233">amor (BI </text:span>amour<text:span text:style-name="T233">) <text:s/>K] ...por… <text:s/>H2] ...par...</text:span></text:p>
          </table:table-cell>
        </table:table-row>
        <table:table-row table:style-name="Table1.120">
          <table:table-cell table:style-name="Table1.A2" office:value-type="string">
            <text:p text:style-name="P34">3990</text:p>
          </table:table-cell>
          <table:table-cell table:style-name="Table1.A2" office:value-type="string">
            <text:p text:style-name="P37">Se li faissoit mains de dolor</text:p>
          </table:table-cell>
          <table:table-cell table:style-name="Table1.C106" office:value-type="string">
            <text:p text:style-name="P158"><text:span text:style-name="T20">M] ...</text:span><text:span text:style-name="T114">mlt </text:span><text:span text:style-name="T22">de… <text:s/></text:span><text:span text:style-name="T98">E</text:span>W] …plus de… <text:s/><text:span text:style-name="T214">T] ...mais de… <text:s/>H2] Si il estoit greignour doulour <text:s/></text:span><text:span text:style-name="T79">D] ...</text:span><text:span text:style-name="T87">plus grant dolor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1</text:span></text:p>
          </table:table-cell>
          <table:table-cell table:style-name="Table1.A2" office:value-type="string">
            <text:p text:style-name="P37">En dormant estrangnoit ses bras</text:p>
          </table:table-cell>
          <table:table-cell table:style-name="Table1.C106" office:value-type="string">
            <text:p text:style-name="P145"><text:span text:style-name="T55">A] ...</text:span><text:span text:style-name="T57">son braz… <text:s/></text:span><text:span text:style-name="T20">M] ...</text:span><text:span text:style-name="T22">li tenoit… <text:s/></text:span>W] ...estraignet… <text:s/><text:span text:style-name="T270">H2] ...les bras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2</text:span></text:p>
          </table:table-cell>
          <table:table-cell table:style-name="Table1.A2" office:value-type="string">
            <text:p text:style-name="P37">N’i trovoit gaires de solas</text:p>
          </table:table-cell>
          <table:table-cell table:style-name="Table1.C106" office:value-type="string">
            <text:p text:style-name="P102"><text:span text:style-name="T234">G] Ne trouoit… <text:s/></text:span>L] <text:span text:style-name="T198">Non i...gaires solaz <text:s/></text:span><text:span text:style-name="T20">M] </text:span><text:span text:style-name="T22">Ce li fesoit po de soulaz <text:s/></text:span><text:span text:style-name="T198">W] Mais ny...gairez solas</text:span></text:p>
          </table:table-cell>
        </table:table-row>
        <text:soft-page-break/>
        <table:table-row table:style-name="Table1.120">
          <table:table-cell table:style-name="Table1.A2" office:value-type="string">
            <text:p text:style-name="P35">399<text:span text:style-name="T190">3</text:span></text:p>
          </table:table-cell>
          <table:table-cell table:style-name="Table1.A2" office:value-type="string">
            <text:p text:style-name="P37">Sovent sospiroit en vellant</text:p>
          </table:table-cell>
          <table:table-cell table:style-name="Table1.C106" office:value-type="string">
            <text:p text:style-name="P249">H2] ---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4</text:span></text:p>
          </table:table-cell>
          <table:table-cell table:style-name="Table1.A2" office:value-type="string">
            <text:p text:style-name="P37">Por ce qu’il veoit en dormant</text:p>
          </table:table-cell>
          <table:table-cell table:style-name="Table1.C106" office:value-type="string">
            <text:p text:style-name="P249">H2] ---</text:p>
            <text:p text:style-name="P118"><text:span text:style-name="T269">AEGIKT] ...que ueoit… <text:s/></text:span>L] <text:span text:style-name="T199">SPOST A FINE COLONNA ...que ueoit… </text:span><text:span text:style-name="T20">M] ...</text:span><text:span text:style-name="T22">qui veoit… <text:s/></text:span><text:span text:style-name="T199">W] ...que ne voit en… <text:s/></text:span><text:span text:style-name="T79">D] </text:span><text:span text:style-name="T87">De ce quil...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5</text:span></text:p>
          </table:table-cell>
          <table:table-cell table:style-name="Table1.A2" office:value-type="string">
            <text:p text:style-name="P37">Florimons ait pertit de soi</text:p>
          </table:table-cell>
          <table:table-cell table:style-name="Table1.C106" office:value-type="string">
            <text:p text:style-name="P110">L] ...<text:span text:style-name="T199">a pitie de soi <text:s/>DH2E] </text:span><text:span text:style-name="T129">Flo. </text:span><text:span text:style-name="T98">(E Florimons) </text:span><text:span text:style-name="T199">departi de...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6</text:span></text:p>
          </table:table-cell>
          <table:table-cell table:style-name="Table1.A2" office:value-type="string">
            <text:p text:style-name="P37">Toz (F Tot) ses chevals et son hernoi</text:p>
          </table:table-cell>
          <table:table-cell table:style-name="Table1.C106" office:value-type="string">
            <text:p text:style-name="P252"><text:span text:style-name="T279">A] ...les… <text:s/></text:span>H2] <text:span text:style-name="T277">Et son… <text:s/>B] ...les cheuax et le harnoi <text:s/></text:span><text:span text:style-name="T79">D] </text:span><text:span text:style-name="T87">Et ses...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7</text:span></text:p>
          </table:table-cell>
          <table:table-cell table:style-name="Table1.A2" office:value-type="string">
            <text:p text:style-name="P37">Trestot ait donei largement</text:p>
          </table:table-cell>
          <table:table-cell table:style-name="Table1.C106" office:value-type="string">
            <text:p text:style-name="P122"><text:span text:style-name="T279">A] Tout a on done… <text:s/>BIK</text:span>L<text:span text:style-name="T257">TW</text:span>] <text:span text:style-name="T289">Et tot (I E tout, KLT Tot, W Tout) a (K ha, T o a, W si a) done (B donneit, W donne)… <text:s/></text:span><text:span text:style-name="T20">M] </text:span><text:span text:style-name="T22">A tos a donne… <text:s/></text:span><text:span text:style-name="T2">E] </text:span><text:span text:style-name="T98">Tant en a donne...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8</text:span></text:p>
          </table:table-cell>
          <table:table-cell table:style-name="Table1.A2" office:value-type="string">
            <text:p text:style-name="P37">As estrainges et a sa (FH la) gent</text:p>
          </table:table-cell>
          <table:table-cell table:style-name="Table1.C106" office:value-type="string">
            <text:p text:style-name="P110"><text:span text:style-name="T20">M] </text:span><text:span text:style-name="T22">Aus… <text:s/></text:span><text:span text:style-name="T58">H2] </text:span><text:span text:style-name="T66">A escuiers et a sergens</text:span></text:p>
          </table:table-cell>
        </table:table-row>
        <table:table-row table:style-name="Table1.120">
          <table:table-cell table:style-name="Table1.A2" office:value-type="string">
            <text:p text:style-name="P35">399<text:span text:style-name="T190">9</text:span></text:p>
          </table:table-cell>
          <table:table-cell table:style-name="Table1.A2" office:value-type="string">
            <text:p text:style-name="P37">Tant ait donei et despendu</text:p>
          </table:table-cell>
          <table:table-cell table:style-name="Table1.C106" office:value-type="string">
            <text:p text:style-name="P179"><text:span text:style-name="T279">A] Tant ot… <text:s/></text:span>T] Tot a...</text:p>
          </table:table-cell>
        </table:table-row>
        <table:table-row table:style-name="Table1.120">
          <table:table-cell table:style-name="Table1.A2" office:value-type="string">
            <text:p text:style-name="P37">4000</text:p>
          </table:table-cell>
          <table:table-cell table:style-name="Table1.A2" office:value-type="string">
            <text:p text:style-name="P37">Que il nen ait riens retenu</text:p>
          </table:table-cell>
          <table:table-cell table:style-name="Table1.C106" office:value-type="string">
            <text:p text:style-name="P167"><text:span text:style-name="T34">G] </text:span><text:span text:style-name="T36">Que a soi na rien tenu <text:s/></text:span><text:span text:style-name="T20">M] </text:span><text:span text:style-name="T22">Que de tout na… <text:s/></text:span>W] Qui na pour lui… <text:s/><text:span text:style-name="T234">K] Qasi non ha rien retenu <text:s/>DH2] Que il nauoit… <text:s/>B] Que por lui na riens… <text:s/>E] Que il na gaires...</text:span></text:p>
          </table:table-cell>
        </table:table-row>
        <table:table-row table:style-name="Table1.120">
          <table:table-cell table:style-name="Table1.A2" office:value-type="string">
            <text:p text:style-name="P37">4001</text:p>
          </table:table-cell>
          <table:table-cell table:style-name="Table1.A2" office:value-type="string">
            <text:p text:style-name="P37">Des estrainges terres venoient</text:p>
          </table:table-cell>
          <table:table-cell table:style-name="Table1.C106" office:value-type="string">
            <text:p text:style-name="P239">B] ---</text:p>
          </table:table-cell>
        </table:table-row>
        <table:table-row table:style-name="Table1.120">
          <table:table-cell table:style-name="Table1.A2" office:value-type="string">
            <text:p text:style-name="P37">4002</text:p>
          </table:table-cell>
          <table:table-cell table:style-name="Table1.A2" office:value-type="string">
            <text:p text:style-name="P37">Cil que (H qui) sa largesce savoient</text:p>
          </table:table-cell>
          <table:table-cell table:style-name="Table1.C106" office:value-type="string">
            <text:p text:style-name="P239">B] ---</text:p>
            <text:p text:style-name="P110"><text:span text:style-name="T279">ADH2EI</text:span>L<text:span text:style-name="T224">MTW</text:span>] ...qui…<text:span text:style-name="T199"> </text:span></text:p>
          </table:table-cell>
        </table:table-row>
        <table:table-row table:style-name="Table1.120">
          <table:table-cell table:style-name="Table1.A2" office:value-type="string">
            <text:p text:style-name="P37">4003</text:p>
          </table:table-cell>
          <table:table-cell table:style-name="Table1.A2" office:value-type="string">
            <text:p text:style-name="P37">Ne il ne finoit de doner</text:p>
          </table:table-cell>
          <table:table-cell table:style-name="Table1.C106" office:value-type="string">
            <text:p text:style-name="P200"><text:span text:style-name="T279">ABG</text:span>I<text:span text:style-name="T248">K</text:span>] ...<text:span text:style-name="T248">(K nen) </text:span>fina… <text:s/><text:span text:style-name="T298">DH2] ...de doner (H2 donner) ne finoit <text:s/>E] Nil nen voloit riens retenir</text:span></text:p>
          </table:table-cell>
        </table:table-row>
        <table:table-row table:style-name="Table1.120">
          <table:table-cell table:style-name="Table1.A2" office:value-type="string">
            <text:p text:style-name="P37">4004</text:p>
          </table:table-cell>
          <table:table-cell table:style-name="Table1.A2" office:value-type="string">
            <text:p text:style-name="P37">Tant come ses avoirs puet (H port) durer</text:p>
          </table:table-cell>
          <table:table-cell table:style-name="Table1.C106" office:value-type="string">
            <text:p text:style-name="P122"><text:span text:style-name="T279">A] ...com il poeit rien trouer <text:s/></text:span>L] ...<text:span text:style-name="T199">com il pooit plus trouer <text:s/>GIKMW] ...com (I cum, MW comme) il puet (I poet, W peut, M pot) rien (W riens) trouier (IK trouer, MW trouuer) <text:s/>T] ...com il pooit amaser <text:s/>H2] ...com il pouoir en auoit <text:s text:c="2"/>B] Tant comme li pot riens aimer <text:s/></text:span><text:span text:style-name="T79">D] ...</text:span><text:span text:style-name="T87">comme il auoir pooit <text:s/></text:span><text:span text:style-name="T2">E] </text:span><text:span text:style-name="T98">...quil evst que departir</text:span></text:p>
          </table:table-cell>
        </table:table-row>
        <table:table-row table:style-name="Table1.120">
          <table:table-cell table:style-name="Table1.A2" office:value-type="string">
            <text:p text:style-name="P37">4005</text:p>
          </table:table-cell>
          <table:table-cell table:style-name="Table1.A2" office:value-type="string">
            <text:p text:style-name="P37">Sa terre (H Son pere) mist a grant povresce</text:p>
          </table:table-cell>
          <table:table-cell table:style-name="Table1.C106" office:value-type="string">
            <text:p text:style-name="P95"><text:span text:style-name="T279">ABDEGH2IK</text:span>L<text:span text:style-name="T224">MTW</text:span>] <text:span text:style-name="T199">Son pere...en (T a, E a pourete)...</text:span></text:p>
          </table:table-cell>
        </table:table-row>
        <table:table-row table:style-name="Table1.120">
          <table:table-cell table:style-name="Table1.A2" office:value-type="string">
            <text:p text:style-name="P37">4006</text:p>
          </table:table-cell>
          <table:table-cell table:style-name="Table1.A2" office:value-type="string">
            <text:p text:style-name="P37">Et ses homes per (H Et sa terre par) sa largesce</text:p>
          </table:table-cell>
          <table:table-cell table:style-name="Table1.C106" office:value-type="string">
            <text:p text:style-name="P167"><text:span text:style-name="T58">H2] </text:span><text:span text:style-name="T67">Et ses homes par sa deserte <text:s/></text:span><text:span text:style-name="T20">M] </text:span><text:span text:style-name="T22">Et sa mere </text:span><text:span text:style-name="T114">per </text:span><text:span text:style-name="T22">sa desserte <text:s/></text:span><text:span text:style-name="T77">B</text:span><text:span text:style-name="T36">G</text:span>W] ...par… <text:s/><text:span text:style-name="T234">K] E sa gent por… <text:s/>A] ...pour… <text:s/></text:span><text:span text:style-name="T79">D] </text:span><text:span text:style-name="T87">Et sa gent </text:span><text:span text:style-name="T143">per</text:span><text:span text:style-name="T87"> sa grant… <text:s/></text:span><text:span text:style-name="T2">E] ...</text:span><text:span text:style-name="T150">per </text:span><text:span text:style-name="T98">largete</text:span></text:p>
          </table:table-cell>
        </table:table-row>
        <table:table-row table:style-name="Table1.120">
          <table:table-cell table:style-name="Table1.A2" office:value-type="string">
            <text:p text:style-name="P37">4007</text:p>
          </table:table-cell>
          <table:table-cell table:style-name="Table1.A2" office:value-type="string">
            <text:p text:style-name="P37">Il c’est de povres dras vestus</text:p>
          </table:table-cell>
          <table:table-cell table:style-name="Table1.C106" office:value-type="string">
            <text:p text:style-name="P167">W] ...de diuers… <text:s/><text:span text:style-name="T234">K] Jl est[…] <text:s/>H2] Jl est… <text:s/>E] Jl ert de...</text:span></text:p>
          </table:table-cell>
        </table:table-row>
        <table:table-row table:style-name="Table1.120">
          <table:table-cell table:style-name="Table1.A2" office:value-type="string">
            <text:p text:style-name="P37">4008</text:p>
          </table:table-cell>
          <table:table-cell table:style-name="Table1.A2" office:value-type="string">
            <text:p text:style-name="P37">Toz jors aloit deschaus et nus</text:p>
          </table:table-cell>
          <table:table-cell table:style-name="Table1.C106" office:value-type="string">
            <text:p text:style-name="P167">W] ...en vait… <text:s/><text:span text:style-name="T298">DH2] ...ala… <text:s/>B] Tous deschaus aloit et tous nus <text:s/>E] Tous dis aloit poures...</text:span></text:p>
          </table:table-cell>
        </table:table-row>
        <table:table-row table:style-name="Table1.120">
          <table:table-cell table:style-name="Table1.A2" office:value-type="string">
            <text:p text:style-name="P37">4009</text:p>
          </table:table-cell>
          <table:table-cell table:style-name="Table1.A2" office:value-type="string">
            <text:p text:style-name="P37">Nes ses chavous nen aplaignoit</text:p>
          </table:table-cell>
          <table:table-cell table:style-name="Table1.C106" office:value-type="string">
            <text:p text:style-name="P132"><text:span text:style-name="T298">D</text:span>W] ---</text:p>
            <text:p text:style-name="P122"><text:soft-page-break/><text:span text:style-name="T25">I</text:span><text:span text:style-name="T44">K</text:span><text:span text:style-name="T50">T</text:span><text:span text:style-name="T25">] </text:span><text:span text:style-name="T29">Ni </text:span><text:span text:style-name="T50">(T Ne)</text:span><text:span text:style-name="T29"> ses… <text:s text:c="2"/></text:span><text:span text:style-name="T77">B</text:span><text:span text:style-name="T20">M] ...</text:span><text:span text:style-name="T77">na planioit (M </text:span><text:span text:style-name="T22">naplaignoioit</text:span><text:span text:style-name="T77">)</text:span><text:span text:style-name="T22"> <text:s/></text:span><text:span text:style-name="T58">H2] </text:span><text:span text:style-name="T67">Ne le sien por riens ne plaignoit <text:s/></text:span><text:span text:style-name="T68">A] Ses...non aplinioit <text:s text:c="3"/></text:span><text:span text:style-name="T2">E] </text:span><text:span text:style-name="T98">Ne se pignoit naplanioit</text:span></text:p>
          </table:table-cell>
        </table:table-row>
        <table:table-row table:style-name="Table1.120">
          <table:table-cell table:style-name="Table1.A2" office:value-type="string">
            <text:p text:style-name="P37">4010</text:p>
          </table:table-cell>
          <table:table-cell table:style-name="Table1.A2" office:value-type="string">
            <text:p text:style-name="P37">Gaires a home ne parloit</text:p>
          </table:table-cell>
          <table:table-cell table:style-name="Table1.C106" office:value-type="string">
            <text:p text:style-name="P314">D] ---</text:p>
            <text:p text:style-name="P195"><text:span text:style-name="T234">G] Gaires homes… <text:s/></text:span>I] ...ne sonoit <text:s/><text:span text:style-name="T279">A] ...homme resonoit</text:span></text:p>
          </table:table-cell>
        </table:table-row>
        <table:table-row table:style-name="Table1.120">
          <table:table-cell table:style-name="Table1.A2" office:value-type="string">
            <text:p text:style-name="P171">a</text:p>
          </table:table-cell>
          <table:table-cell table:style-name="Table1.A2" office:value-type="string">
            <text:p text:style-name="P37"/>
          </table:table-cell>
          <table:table-cell table:style-name="Table1.C106" office:value-type="string">
            <text:p text:style-name="P132">W] De soy plus rien ne luy chaloit</text:p>
          </table:table-cell>
        </table:table-row>
        <table:table-row table:style-name="Table1.120">
          <table:table-cell table:style-name="Table1.A2" office:value-type="string">
            <text:p text:style-name="P37">4011</text:p>
          </table:table-cell>
          <table:table-cell table:style-name="Table1.A2" office:value-type="string">
            <text:p text:style-name="P37">Dedens son cuer avoit grant ire</text:p>
          </table:table-cell>
          <table:table-cell table:style-name="Table1.C106" office:value-type="string">
            <text:p text:style-name="P100">L] <text:span text:style-name="T199">Se danz… <text:s/>AGDH2EI</text:span><text:span text:style-name="T20">M</text:span><text:span text:style-name="T50">T</text:span><text:span text:style-name="T20">] ...</text:span><text:span text:style-name="T22">le cuer </text:span><text:span text:style-name="T29">auoit (M </text:span><text:span text:style-name="T22">auet</text:span><text:span text:style-name="T30">)</text:span><text:span text:style-name="T22">...</text:span></text:p>
          </table:table-cell>
        </table:table-row>
        <table:table-row table:style-name="Table1.120">
          <table:table-cell table:style-name="Table1.A2" office:value-type="string">
            <text:p text:style-name="P37">4012</text:p>
          </table:table-cell>
          <table:table-cell table:style-name="Table1.A2" office:value-type="string">
            <text:p text:style-name="P37">Toz estoit livrez a martire</text:p>
          </table:table-cell>
          <table:table-cell table:style-name="Table1.C106" office:value-type="string">
            <text:p text:style-name="P111"><text:span text:style-name="T227">I] Tost se stoit… <text:s/>AB</text:span>L<text:span text:style-name="T213">W</text:span>] <text:span text:style-name="T279">(A Tout)</text:span>...<text:span text:style-name="T199">sestoit (B sestoi, W cestoit)… <text:s/>K] Liurez sestoit tot… <text:s/>H2] Liures estoit a grant...</text:span></text:p>
          </table:table-cell>
        </table:table-row>
        <table:table-row table:style-name="Table1.120">
          <table:table-cell table:style-name="Table1.A2" office:value-type="string">
            <text:p text:style-name="P37">4013</text:p>
          </table:table-cell>
          <table:table-cell table:style-name="Table1.A2" office:value-type="string">
            <text:p text:style-name="P37">Quant on l’apele Florimont</text:p>
          </table:table-cell>
          <table:table-cell table:style-name="Table1.C106" office:value-type="string">
            <text:p text:style-name="P118"><text:span text:style-name="T68">A] ...lapela… <text:s/></text:span><text:span text:style-name="T20">M] </text:span><text:span text:style-name="T22">Quant nulz lapeloit… <text:s text:c="2"/></text:span><text:span text:style-name="T58">H2] </text:span><text:span text:style-name="T67">Quant apeler on</text:span><text:span text:style-name="T130"> Flo. <text:s/></text:span><text:span text:style-name="T79">D] ...</text:span><text:span text:style-name="T87">on apeloit...</text:span></text:p>
          </table:table-cell>
        </table:table-row>
        <table:table-row table:style-name="Table1.120">
          <table:table-cell table:style-name="Table1.A2" office:value-type="string">
            <text:p text:style-name="P37">4014</text:p>
          </table:table-cell>
          <table:table-cell table:style-name="Table1.A2" office:value-type="string">
            <text:p text:style-name="P37">A mout grant poengne lor respont</text:p>
          </table:table-cell>
          <table:table-cell table:style-name="Table1.C106" office:value-type="string">
            <text:p text:style-name="P122"><text:span text:style-name="T279">AGIK</text:span>L<text:span text:style-name="T224">MT</text:span>] ...li…<text:span text:style-name="T199"> <text:s/>W] ...il respont <text:s/>DH2] ...irespont <text:s/>E] ...en respont</text:span></text:p>
          </table:table-cell>
        </table:table-row>
        <table:table-row table:style-name="Table1.120">
          <table:table-cell table:style-name="Table1.A2" office:value-type="string">
            <text:p text:style-name="P37">4015</text:p>
          </table:table-cell>
          <table:table-cell table:style-name="Table1.A2" office:value-type="string">
            <text:p text:style-name="P37">Signor fet il tort en ave<text:span text:style-name="T191">z</text:span></text:p>
          </table:table-cell>
          <table:table-cell table:style-name="Table1.C106" office:value-type="string">
            <text:p text:style-name="P250">H2] ...<text:span text:style-name="T278">grant tort auez</text:span></text:p>
          </table:table-cell>
        </table:table-row>
        <table:table-row table:style-name="Table1.120">
          <table:table-cell table:style-name="Table1.A2" office:value-type="string">
            <text:p text:style-name="P37">4016</text:p>
          </table:table-cell>
          <table:table-cell table:style-name="Table1.A2" office:value-type="string">
            <text:p text:style-name="P37">Quant vos Florimont m’apalez</text:p>
          </table:table-cell>
          <table:table-cell table:style-name="Table1.C106" office:value-type="string">
            <text:p text:style-name="P136"><text:span text:style-name="T234">G] Quant floremont mapellez <text:s/>K</text:span>W] <text:span text:style-name="T249">Qant (W </text:span>Quant<text:span text:style-name="T249">)</text:span> florimont <text:span text:style-name="T249">uos (W </text:span>vous<text:span text:style-name="T249">)</text:span> <text:span text:style-name="T249">ma pellez (W </text:span>mappellez<text:span text:style-name="T249">)</text:span></text:p>
          </table:table-cell>
        </table:table-row>
        <table:table-row table:style-name="Table1.120">
          <table:table-cell table:style-name="Table1.A2" office:value-type="string">
            <text:p text:style-name="P37">4017</text:p>
          </table:table-cell>
          <table:table-cell table:style-name="Table1.A2" office:value-type="string">
            <text:p text:style-name="P37">De Florimont nen i a mie</text:p>
          </table:table-cell>
          <table:table-cell table:style-name="Table1.C106" office:value-type="string">
            <text:p text:style-name="P118"><text:span text:style-name="T279">A] ...non auez mie <text:s text:c="2"/>G] ...non ai ie mie <text:s text:c="2"/></text:span>L] ...<text:span text:style-name="T199">ne ci amie <text:s/>W] Nom de florimont nayge mie <text:s/>H2] Car de </text:span><text:span text:style-name="T130">flo.</text:span><text:span text:style-name="T67"> </text:span><text:span text:style-name="T78">n</text:span><text:span text:style-name="T67">i amie <text:s/></text:span><text:span text:style-name="T55">B] ...</text:span><text:span text:style-name="T78">nia il mie <text:s/></text:span><text:span text:style-name="T79">D] </text:span><text:span text:style-name="T87">Cuit de </text:span><text:span text:style-name="T143">flor.</text:span><text:span text:style-name="T87"> ni amie</text:span></text:p>
          </table:table-cell>
        </table:table-row>
        <table:table-row table:style-name="Table1.120">
          <table:table-cell table:style-name="Table1.A2" office:value-type="string">
            <text:p text:style-name="P37">4018</text:p>
          </table:table-cell>
          <table:table-cell table:style-name="Table1.A2" office:value-type="string">
            <text:p text:style-name="P37">Il s’en ala avec s’amie</text:p>
          </table:table-cell>
          <table:table-cell table:style-name="Table1.C106" office:value-type="string">
            <text:p text:style-name="P106"><text:span text:style-name="T20">M] </text:span><text:span text:style-name="T22">Jl est alez… <text:s/></text:span><text:span text:style-name="T12">T] ...</text:span><text:span text:style-name="T50">auoi...</text:span></text:p>
          </table:table-cell>
        </table:table-row>
        <table:table-row table:style-name="Table1.120">
          <table:table-cell table:style-name="Table1.A2" office:value-type="string">
            <text:p text:style-name="P37">4019</text:p>
          </table:table-cell>
          <table:table-cell table:style-name="Table1.A2" office:value-type="string">
            <text:p text:style-name="P37">Quant em sopirant la <text:span text:style-name="T191">(H le)</text:span> baissa</text:p>
          </table:table-cell>
          <table:table-cell table:style-name="Table1.C106" office:value-type="string">
            <text:p text:style-name="P214"><text:span text:style-name="T279">A</text:span>G<text:span text:style-name="T278">H2</text:span>] ...le… <text:s/>K] ...lo...</text:p>
          </table:table-cell>
        </table:table-row>
        <table:table-row table:style-name="Table1.120">
          <table:table-cell table:style-name="Table1.A2" office:value-type="string">
            <text:p text:style-name="P37">4020</text:p>
          </table:table-cell>
          <table:table-cell table:style-name="Table1.A2" office:value-type="string">
            <text:p text:style-name="P37">Mai por Florimont sai laissa</text:p>
          </table:table-cell>
          <table:table-cell table:style-name="Table1.C106" office:value-type="string">
            <text:p text:style-name="P122">L] …<text:span text:style-name="T199">ca y laissa <text:s/>H2W] ...si laissa <text:s/>T] ...per…</text:span><text:span text:style-name="T122"> <text:s/></text:span><text:span text:style-name="T2">E] ...</text:span><text:span text:style-name="T98">vous laissa</text:span></text:p>
          </table:table-cell>
        </table:table-row>
        <table:table-row table:style-name="Table1.120">
          <table:table-cell table:style-name="Table1.A2" office:value-type="string">
            <text:p text:style-name="P37">4021</text:p>
          </table:table-cell>
          <table:table-cell table:style-name="Table1.A2" office:value-type="string">
            <text:p text:style-name="P37">Un chevalier povre perdu</text:p>
          </table:table-cell>
          <table:table-cell table:style-name="Table1.C106" office:value-type="string">
            <text:p text:style-name="P104"><text:span text:style-name="T20">M] .</text:span><text:span text:style-name="T23">J. poure </text:span><text:span text:style-name="T115">chlr</text:span><text:span text:style-name="T23"> perdu <text:s/></text:span><text:span text:style-name="T34">K] ...</text:span><text:span text:style-name="T44">paubre...</text:span></text:p>
          </table:table-cell>
        </table:table-row>
        <table:table-row table:style-name="Table1.120">
          <table:table-cell table:style-name="Table1.A2" office:value-type="string">
            <text:p text:style-name="P37">4022</text:p>
          </table:table-cell>
          <table:table-cell table:style-name="Table1.A2" office:value-type="string">
            <text:p text:style-name="P37">Ne l’avez vos <text:span text:style-name="T191">donc coneu</text:span></text:p>
          </table:table-cell>
          <table:table-cell table:style-name="Table1.C106" office:value-type="string">
            <text:p text:style-name="P167"><text:span text:style-name="T68">A</text:span><text:span text:style-name="T25">I] </text:span><text:span text:style-name="T30">Non… <text:s/></text:span><text:span text:style-name="T44">K</text:span><text:span text:style-name="T20">M] </text:span><text:span text:style-name="T44">No (M </text:span><text:span text:style-name="T23">Ne</text:span><text:span text:style-name="T44">)</text:span><text:span text:style-name="T23"> lauez </text:span><text:span text:style-name="T44">donc (M </text:span><text:span text:style-name="T23">donques</text:span><text:span text:style-name="T44">)</text:span><text:span text:style-name="T23">… <text:s text:c="2"/></text:span>W] ...vous point congneu <text:s/><text:span text:style-name="T258">B] De rien ne lauez conneu <text:s text:c="2"/>E] ...donques vev</text:span></text:p>
          </table:table-cell>
        </table:table-row>
        <table:table-row table:style-name="Table1.120">
          <table:table-cell table:style-name="Table1.A2" office:value-type="string">
            <text:p text:style-name="P37">4023</text:p>
          </table:table-cell>
          <table:table-cell table:style-name="Table1.A2" office:value-type="string">
            <text:p text:style-name="P39">Se sui ge li maleurez</text:p>
          </table:table-cell>
          <table:table-cell table:style-name="Table1.C106" office:value-type="string">
            <text:p text:style-name="P112"><text:span text:style-name="T234">GK] Je sui le (K li) las… <text:s/>BDEI</text:span>L<text:span text:style-name="T225">MTW</text:span>] <text:span text:style-name="T199">Ce sui ge (DEILM ie) las… <text:s/>H2] Si...las… <text:s/>A] Ce...laz...</text:span></text:p>
          </table:table-cell>
        </table:table-row>
        <table:table-row table:style-name="Table1.120">
          <table:table-cell table:style-name="Table1.A2" office:value-type="string">
            <text:p text:style-name="P37">4024</text:p>
          </table:table-cell>
          <table:table-cell table:style-name="Table1.A2" office:value-type="string">
            <text:p text:style-name="P39">Que (H Qui) Povres Perdus sui nomez</text:p>
          </table:table-cell>
          <table:table-cell table:style-name="Table1.C106" office:value-type="string">
            <text:p text:style-name="P154"><text:span text:style-name="T279">AEH2IMT</text:span>W] Qui… <text:s/><text:span text:style-name="T234">K] ...ie sui nomez <text:s/>B] Qui...chamez</text:span></text:p>
          </table:table-cell>
        </table:table-row>
        <table:table-row table:style-name="Table1.120">
          <table:table-cell table:style-name="Table1.A2" office:value-type="string">
            <text:p text:style-name="P37">4025</text:p>
          </table:table-cell>
          <table:table-cell table:style-name="Table1.A2" office:value-type="string">
            <text:p text:style-name="P39">Qui atrement me nomeroit</text:p>
          </table:table-cell>
          <table:table-cell table:style-name="Table1.C106" office:value-type="string">
            <text:p text:style-name="P222">K] Que… <text:s/><text:span text:style-name="T270">H2] ...moi...</text:span></text:p>
          </table:table-cell>
        </table:table-row>
        <table:table-row table:style-name="Table1.120">
          <table:table-cell table:style-name="Table1.A2" office:value-type="string">
            <text:p text:style-name="P37">4026</text:p>
          </table:table-cell>
          <table:table-cell table:style-name="Table1.A2" office:value-type="string">
            <text:p text:style-name="P39">De duel ossire me feroit</text:p>
          </table:table-cell>
          <table:table-cell table:style-name="Table1.C106" office:value-type="string">
            <text:p text:style-name="P194">I] ...e dire monciroit <text:s/><text:span text:style-name="T234">K] ...meueroit <text:s/>H2] ...erragier...</text:span></text:p>
          </table:table-cell>
        </table:table-row>
        <table:table-row table:style-name="Table1.120">
          <table:table-cell table:style-name="Table1.A2" office:value-type="string">
            <text:p text:style-name="P37">4027</text:p>
          </table:table-cell>
          <table:table-cell table:style-name="Table1.A2" office:value-type="string">
            <text:p text:style-name="P39">Sui amin avoient paor</text:p>
          </table:table-cell>
          <table:table-cell table:style-name="Table1.C106" office:value-type="string">
            <text:p text:style-name="P213">GK] Si home nauoient (K enauoit) peor</text:p>
          </table:table-cell>
        </table:table-row>
        <text:soft-page-break/>
        <table:table-row table:style-name="Table1.120">
          <table:table-cell table:style-name="Table1.A2" office:value-type="string">
            <text:p text:style-name="P37">4028</text:p>
          </table:table-cell>
          <table:table-cell table:style-name="Table1.A2" office:value-type="string">
            <text:p text:style-name="P39">Qu’il ne s’oceist de dolor</text:p>
          </table:table-cell>
          <table:table-cell table:style-name="Table1.C106" office:value-type="string">
            <text:p text:style-name="P123"><text:span text:style-name="T279">A] Que il se ocisist… <text:s/>I] ...de paor <text:s/></text:span>L] ...<text:span text:style-name="T199">socie del… <text:s/></text:span><text:span text:style-name="T20">M] ...</text:span><text:span text:style-name="T115">per </text:span><text:span text:style-name="T23">doulour <text:s text:c="2"/></text:span><text:span text:style-name="T199">W] Qui ne...de la… <text:s/>E] ...a dolor</text:span></text:p>
          </table:table-cell>
        </table:table-row>
        <table:table-row table:style-name="Table1.120">
          <table:table-cell table:style-name="Table1.A2" office:value-type="string">
            <text:p text:style-name="P37">4029</text:p>
          </table:table-cell>
          <table:table-cell table:style-name="Table1.A2" office:value-type="string">
            <text:p text:style-name="P39">Et por ce qu’il ne li anuist</text:p>
          </table:table-cell>
          <table:table-cell table:style-name="Table1.C106" office:value-type="string">
            <text:p text:style-name="P98"><text:span text:style-name="T279">ABDGIK</text:span>L<text:span text:style-name="T225">MT</text:span>] ...<text:span text:style-name="T242">que (BIK quil, M qui) ne li (KT no li) anuit (IL enuit, K nuit, AM ennuit, T henuit) <text:s/>W] Affin que rien ne ly auint</text:span></text:p>
          </table:table-cell>
        </table:table-row>
        <table:table-row table:style-name="Table1.120">
          <table:table-cell table:style-name="Table1.A2" office:value-type="string">
            <text:p text:style-name="P37">4030</text:p>
          </table:table-cell>
          <table:table-cell table:style-name="Table1.A2" office:value-type="string">
            <text:p text:style-name="P39">Povre Perdu l’apelent tuit</text:p>
          </table:table-cell>
          <table:table-cell table:style-name="Table1.C106" office:value-type="string">
            <text:p text:style-name="P95"><text:span text:style-name="T279">AGK</text:span>L<text:span text:style-name="T213">W</text:span>] ...<text:span text:style-name="T279">len (GK li, LW le) nommoient (GKL noment, W nomment) tuit</text:span></text:p>
          </table:table-cell>
        </table:table-row>
        <table:table-row table:style-name="Table1.120">
          <table:table-cell table:style-name="Table1.A2" office:value-type="string">
            <text:p text:style-name="P37">4031</text:p>
          </table:table-cell>
          <table:table-cell table:style-name="Table1.A2" office:value-type="string">
            <text:p text:style-name="P39">Trois anz menait (H mena) si dure vie</text:p>
          </table:table-cell>
          <table:table-cell table:style-name="Table1.C106" office:value-type="string">
            <text:p text:style-name="P116">L] <text:span text:style-name="T199">Quatre anz mena… <text:s text:c="2"/>H2</text:span><text:span text:style-name="T20">M] ...</text:span><text:span text:style-name="T23">mena </text:span><text:span text:style-name="T67">ycelle (M </text:span><text:span text:style-name="T23">ytelle</text:span><text:span text:style-name="T67">)</text:span><text:span text:style-name="T23"> vie <text:s text:c="2"/></text:span><text:span text:style-name="T68">A</text:span><text:span text:style-name="T87">D</text:span><text:span text:style-name="T99">E</text:span><text:span text:style-name="T37">G</text:span><text:span text:style-name="T30">I</text:span><text:span text:style-name="T44">K</text:span><text:span text:style-name="T50">T</text:span><text:span text:style-name="T199">W] ...mena… <text:s/>B] ...mena </text:span><text:span text:style-name="T138">mlt</text:span><text:span text:style-name="T78">...</text:span></text:p>
          </table:table-cell>
        </table:table-row>
        <table:table-row table:style-name="Table1.120">
          <table:table-cell table:style-name="Table1.A2" office:value-type="string">
            <text:p text:style-name="P37">4032</text:p>
          </table:table-cell>
          <table:table-cell table:style-name="Table1.A2" office:value-type="string">
            <text:p text:style-name="P39">La terre fut mout apovrie</text:p>
          </table:table-cell>
          <table:table-cell table:style-name="Table1.C106" office:value-type="string">
            <text:p text:style-name="P154"><text:span text:style-name="T249">K</text:span>W] ...en <text:span text:style-name="T249">fu (K </text:span>fut)… <text:s/><text:span text:style-name="T258">B] ...empirie</text:span></text:p>
          </table:table-cell>
        </table:table-row>
        <table:table-row table:style-name="Table1.120">
          <table:table-cell table:style-name="Table1.A2" office:value-type="string">
            <text:p text:style-name="P37">4033</text:p>
          </table:table-cell>
          <table:table-cell table:style-name="Table1.A2" office:value-type="string">
            <text:p text:style-name="P39">Les gens s’en veloient foir</text:p>
          </table:table-cell>
          <table:table-cell table:style-name="Table1.C106" office:value-type="string">
            <text:p text:style-name="P175">T] ---</text:p>
            <text:p text:style-name="P229"><text:span text:style-name="T303">E</text:span>K] La gent… <text:s/><text:span text:style-name="T79">D] </text:span><text:span text:style-name="T87">Les genz en...</text:span></text:p>
          </table:table-cell>
        </table:table-row>
        <table:table-row table:style-name="Table1.120">
          <table:table-cell table:style-name="Table1.A2" office:value-type="string">
            <text:p text:style-name="P37">4034</text:p>
          </table:table-cell>
          <table:table-cell table:style-name="Table1.A2" office:value-type="string">
            <text:p text:style-name="P39">Ens atres terres por guerir</text:p>
          </table:table-cell>
          <table:table-cell table:style-name="Table1.C106" office:value-type="string">
            <text:p text:style-name="P175">T] ---</text:p>
            <text:p text:style-name="P98"><text:span text:style-name="T279">ABEH2GIK</text:span>L] <text:span text:style-name="T199">En autre terre (I tere, BE autres terres)… W] En aultre terre garentir</text:span></text:p>
          </table:table-cell>
        </table:table-row>
        <table:table-row table:style-name="Table1.120">
          <table:table-cell table:style-name="Table1.A2" office:value-type="string">
            <text:p text:style-name="P37">4035</text:p>
          </table:table-cell>
          <table:table-cell table:style-name="Table1.A2" office:value-type="string">
            <text:p text:style-name="P39">Povre fut la gent et la terre</text:p>
          </table:table-cell>
          <table:table-cell table:style-name="Table1.C106" office:value-type="string">
            <text:p text:style-name="P168"><text:span text:style-name="T68">A] ...en la terre <text:s/></text:span><text:span text:style-name="T20">M] </text:span><text:span text:style-name="T23">Por ce fu… <text:s text:c="2"/></text:span>W] Pauures furent ceulx de la terre <text:s/><text:span text:style-name="T192">E] ...de la terre</text:span></text:p>
          </table:table-cell>
        </table:table-row>
        <table:table-row table:style-name="Table1.120">
          <table:table-cell table:style-name="Table1.A2" office:value-type="string">
            <text:p text:style-name="P37">4036</text:p>
          </table:table-cell>
          <table:table-cell table:style-name="Table1.A2" office:value-type="string">
            <text:p text:style-name="P39">De mainte gent avoient guerre</text:p>
          </table:table-cell>
          <table:table-cell table:style-name="Table1.C106" office:value-type="string">
            <text:p text:style-name="P235">G] Si sen uoloient aler pan querre <text:s/><text:span text:style-name="T270">H2] ...faisoient… <text:s/>KL] ...part auoit grant… <text:s/>ABITW] ...part (B pars, T parz) auoient… <text:s/>E] De toutes pars...</text:span></text:p>
          </table:table-cell>
        </table:table-row>
        <table:table-row table:style-name="Table1.120">
          <table:table-cell table:style-name="Table1.A2" office:value-type="string">
            <text:p text:style-name="P37">4037</text:p>
          </table:table-cell>
          <table:table-cell table:style-name="Table1.A2" office:value-type="string">
            <text:p text:style-name="P39">Li dus poc de condut avoit</text:p>
          </table:table-cell>
          <table:table-cell table:style-name="Table1.C106" office:value-type="string">
            <text:p text:style-name="P123"><text:span text:style-name="T20">M] ...</text:span><text:span text:style-name="T23">po a mengier auoit <text:s/></text:span><text:span text:style-name="T58">H2] ...</text:span><text:span text:style-name="T67">dus petit conduit… <text:s/></text:span><text:span text:style-name="T2">E] </text:span><text:span text:style-name="T99">Por ce que nul conduit nauoit</text:span></text:p>
          </table:table-cell>
        </table:table-row>
        <table:table-row table:style-name="Table1.120">
          <table:table-cell table:style-name="Table1.A2" office:value-type="string">
            <text:p text:style-name="P37">4038</text:p>
          </table:table-cell>
          <table:table-cell table:style-name="Table1.A2" office:value-type="string">
            <text:p text:style-name="P39">Floquars a grant dolor vivoit</text:p>
          </table:table-cell>
          <table:table-cell table:style-name="Table1.C106" office:value-type="string">
            <text:p text:style-name="P262"><text:span text:style-name="T20">M] </text:span><text:span text:style-name="T115">Flor </text:span><text:span text:style-name="T23">a </text:span><text:span text:style-name="T115">gnt </text:span><text:span text:style-name="T23">douleur voit <text:s text:c="2"/></text:span><text:span text:style-name="T2">E] </text:span><text:span text:style-name="T99">Florimons a dolor viuoit</text:span></text:p>
          </table:table-cell>
        </table:table-row>
        <table:table-row table:style-name="Table1.120">
          <table:table-cell table:style-name="Table1.A2" office:value-type="string">
            <text:p text:style-name="P37">4039</text:p>
          </table:table-cell>
          <table:table-cell table:style-name="Table1.A2" office:value-type="string">
            <text:p text:style-name="P39">Mout fut povres por son signor</text:p>
          </table:table-cell>
          <table:table-cell table:style-name="Table1.C106" office:value-type="string">
            <text:p text:style-name="P123">L] ...per…<text:span text:style-name="T105"> <text:s/></text:span><text:span text:style-name="T20">M] </text:span><text:span text:style-name="T115">Por</text:span><text:span text:style-name="T23"> son seigneur est a douleur </text:span><text:span text:style-name="T105"><text:s/></text:span><text:span text:style-name="T7">W] ...</text:span><text:span text:style-name="T11">douleur pour… <text:s/></text:span><text:span text:style-name="T12">T] ...per…</text:span><text:span text:style-name="T122"> <text:s/></text:span><text:span text:style-name="T58">H2] ...est…</text:span><text:span text:style-name="T67"> <text:s/></text:span><text:span text:style-name="T79">D] ...ert…</text:span><text:span text:style-name="T87"> <text:s/></text:span><text:span text:style-name="T2">E] </text:span><text:span text:style-name="T99">Poure est la terre por seignor</text:span></text:p>
          </table:table-cell>
        </table:table-row>
        <table:table-row table:style-name="Table1.120">
          <table:table-cell table:style-name="Table1.A2" office:value-type="string">
            <text:p text:style-name="P37">4040</text:p>
          </table:table-cell>
          <table:table-cell table:style-name="Table1.A2" office:value-type="string">
            <text:p text:style-name="P39">Li dus estoit a dessonor</text:p>
          </table:table-cell>
          <table:table-cell table:style-name="Table1.C106" office:value-type="string">
            <text:p text:style-name="P240">B] ...ades hounour</text:p>
          </table:table-cell>
        </table:table-row>
        <table:table-row table:style-name="Table1.120">
          <table:table-cell table:style-name="Table1.A2" office:value-type="string">
            <text:p text:style-name="P38">404<text:span text:style-name="T191">1</text:span></text:p>
          </table:table-cell>
          <table:table-cell table:style-name="Table1.A2" office:value-type="string">
            <text:p text:style-name="P39">Car li amiralx de Qartaige</text:p>
          </table:table-cell>
          <table:table-cell table:style-name="Table1.C106" office:value-type="string">
            <text:p text:style-name="P17"/>
          </table:table-cell>
        </table:table-row>
        <table:table-row table:style-name="Table1.120">
          <table:table-cell table:style-name="Table1.A2" office:value-type="string">
            <text:p text:style-name="P38">404<text:span text:style-name="T191">2</text:span></text:p>
          </table:table-cell>
          <table:table-cell table:style-name="Table1.A2" office:value-type="string">
            <text:p text:style-name="P39">I amenait (H amena) tot son barnaige</text:p>
          </table:table-cell>
          <table:table-cell table:style-name="Table1.C106" office:value-type="string">
            <text:p text:style-name="P111"><text:span text:style-name="T234">G] J mena… <text:s/>ABDEIT] ...amena… <text:s/></text:span>L<text:span text:style-name="T213">W</text:span>] <text:span text:style-name="T199">Jl amena… <text:s/>K] Sor lui mena… <text:s/>H2] ...amena son grant barnage</text:span></text:p>
          </table:table-cell>
        </table:table-row>
        <table:table-row table:style-name="Table1.120">
          <table:table-cell table:style-name="Table1.A2" office:value-type="string">
            <text:p text:style-name="P38">404<text:span text:style-name="T191">3</text:span></text:p>
          </table:table-cell>
          <table:table-cell table:style-name="Table1.A2" office:value-type="string">
            <text:p text:style-name="P39">Por Florimont lor fist grant tort</text:p>
          </table:table-cell>
          <table:table-cell table:style-name="Table1.C106" office:value-type="string">
            <text:p text:style-name="P111"><text:span text:style-name="T249">K</text:span>L<text:span text:style-name="T226">MT</text:span>] <text:span text:style-name="T249">Par (L </text:span><text:span text:style-name="T105">Per, </text:span><text:span text:style-name="T24">M </text:span><text:span text:style-name="T116">Por)...li…</text:span><text:span text:style-name="T6"> <text:s/></text:span><text:span text:style-name="T87">D</text:span><text:span text:style-name="T58">H2] </text:span><text:span text:style-name="T67">Por son </text:span><text:span text:style-name="T87">neuou (H2 </text:span><text:span text:style-name="T67">neueu</text:span><text:span text:style-name="T87">)</text:span><text:span text:style-name="T67"> </text:span><text:span text:style-name="T87">lor (H2 </text:span><text:span text:style-name="T67">li</text:span><text:span text:style-name="T87">)</text:span><text:span text:style-name="T67"> fist grant tort</text:span></text:p>
          </table:table-cell>
        </table:table-row>
        <table:table-row table:style-name="Table1.120">
          <table:table-cell table:style-name="Table1.A2" office:value-type="string">
            <text:p text:style-name="P38">404<text:span text:style-name="T191">4</text:span></text:p>
          </table:table-cell>
          <table:table-cell table:style-name="Table1.A2" office:value-type="string">
            <text:p text:style-name="P39">Por son neveu qu’il li ot mort</text:p>
          </table:table-cell>
          <table:table-cell table:style-name="Table1.C106" office:value-type="string">
            <text:p text:style-name="P118"><text:span text:style-name="T227">I] Que sum neuo li auoit mort <text:s/>ABGK</text:span>L<text:span text:style-name="T226">MTW</text:span>] <text:span text:style-name="T290">Qui (GKL Que) li (E lor, W ly) auoit son (E lor) neuou (EGKLM neueu, B neuent, W neupu) mort <text:s text:c="3"/>DH2] Que </text:span><text:span text:style-name="T130">flo</text:span><text:span text:style-name="T143">r</text:span><text:span text:style-name="T130">.</text:span><text:span text:style-name="T67"> li auoit mort <text:s/></text:span></text:p>
          </table:table-cell>
        </table:table-row>
        <table:table-row table:style-name="Table1.120">
          <table:table-cell table:style-name="Table1.A2" office:value-type="string">
            <text:p text:style-name="P38">404<text:span text:style-name="T191">5</text:span></text:p>
          </table:table-cell>
          <table:table-cell table:style-name="Table1.A2" office:value-type="string">
            <text:p text:style-name="P39">Les chastiaus et les viles prist</text:p>
          </table:table-cell>
          <table:table-cell table:style-name="Table1.C106" office:value-type="string">
            <text:p text:style-name="P222">G] ...le uille… <text:s/>K] Li… <text:s/><text:span text:style-name="T270">H2] Les cheuaus...print</text:span></text:p>
          </table:table-cell>
        </table:table-row>
        <text:soft-page-break/>
        <table:table-row table:style-name="Table1.120">
          <table:table-cell table:style-name="Table1.A2" office:value-type="string">
            <text:p text:style-name="P38">404<text:span text:style-name="T191">6</text:span></text:p>
          </table:table-cell>
          <table:table-cell table:style-name="Table1.A2" office:value-type="string">
            <text:p text:style-name="P39">Toz les arst et les desconfist</text:p>
          </table:table-cell>
          <table:table-cell table:style-name="Table1.C106" office:value-type="string">
            <text:p text:style-name="P168"><text:span text:style-name="T234">G] ...le… <text:s/>I] Tost les… <text:s/></text:span>W] ...ardit et confondit <text:s text:c="2"/><text:span text:style-name="T234">K] Totes… <text:s/>H2] ...art et touz les bruit(brint?) <text:s/>B] Trestous les art et desconfist <text:s/>E] Toutes les arst et desconfist</text:span></text:p>
          </table:table-cell>
        </table:table-row>
        <table:table-row table:style-name="Table1.120">
          <table:table-cell table:style-name="Table1.A2" office:value-type="string">
            <text:p text:style-name="P38">404<text:span text:style-name="T191">7</text:span></text:p>
          </table:table-cell>
          <table:table-cell table:style-name="Table1.A2" office:value-type="string">
            <text:p text:style-name="P39">Tote la gent en mena prise</text:p>
          </table:table-cell>
          <table:table-cell table:style-name="Table1.C106" office:value-type="string">
            <text:p text:style-name="P263">INV <text:span text:style-name="T280">ABGIKLTW] </text:span>Quant <text:span text:style-name="T249">(K Qant, B Quant il)</text:span> ot <text:span text:style-name="T213">(W eut)</text:span> <text:span text:style-name="T243">fet (BILTW </text:span>fait<text:span text:style-name="T243">)</text:span> <text:span text:style-name="T249">(BK tout a) </text:span>de <text:span text:style-name="T213">(T del, W du)</text:span> <text:span text:style-name="T243">tot (I tote</text:span>, <text:span text:style-name="T280">AW tout)</text:span> a sa <text:span text:style-name="T243">guise (I gise)</text:span> <text:s/><text:span text:style-name="T20">M] </text:span><text:span text:style-name="T24">Quant ot du tout fet a sa guise <text:s/></text:span><text:span text:style-name="T87">D</text:span><text:span text:style-name="T58">H2] </text:span><text:span text:style-name="T67">Quant </text:span><text:span text:style-name="T87">de (H2 </text:span><text:span text:style-name="T67">dou</text:span><text:span text:style-name="T87">)</text:span><text:span text:style-name="T67"> </text:span><text:span text:style-name="T87">tot (H2 </text:span><text:span text:style-name="T67">tout</text:span><text:span text:style-name="T87">)</text:span><text:span text:style-name="T67"> </text:span><text:span text:style-name="T87">ot (H2 </text:span><text:span text:style-name="T67">ont</text:span><text:span text:style-name="T87">)</text:span><text:span text:style-name="T67"> fait a sa guise <text:s/></text:span><text:span text:style-name="T2">E] </text:span><text:span text:style-name="T99">De trestout a fait a sa guise</text:span><text:span text:style-name="T2"> </text:span></text:p>
          </table:table-cell>
        </table:table-row>
        <table:table-row table:style-name="Table1.120">
          <table:table-cell table:style-name="Table1.A2" office:value-type="string">
            <text:p text:style-name="P38">404<text:span text:style-name="T191">8</text:span></text:p>
          </table:table-cell>
          <table:table-cell table:style-name="Table1.A2" office:value-type="string">
            <text:p text:style-name="P39">Quant ot fet del tot a sa guisse</text:p>
          </table:table-cell>
          <table:table-cell table:style-name="Table1.C106" office:value-type="string">
            <text:p text:style-name="P263">INV <text:span text:style-name="T280">ABDGH2IKLMTW] Tote (L </text:span>Tot, <text:span text:style-name="T280">ABH2MW Toute)</text:span> la <text:span text:style-name="T243">gent (I ient)</text:span> en <text:span text:style-name="T243">mene (BDH2ILMTW</text:span> mena, <text:span text:style-name="T280">A enmena)</text:span> prise <text:span text:style-name="T278">(H2 prinse) <text:s/>E] Toute la gent en mena prise</text:span></text:p>
            <text:p text:style-name="P302"/>
          </table:table-cell>
        </table:table-row>
        <table:table-row table:style-name="Table1.120">
          <table:table-cell table:style-name="Table1.A2" office:value-type="string">
            <text:p text:style-name="P38">404<text:span text:style-name="T191">9</text:span></text:p>
          </table:table-cell>
          <table:table-cell table:style-name="Table1.A2" office:value-type="string">
            <text:p text:style-name="P39">Ne remeist a (H au) duc Mataquas (H Maltacaz)</text:p>
          </table:table-cell>
          <table:table-cell table:style-name="Table1.C106" office:value-type="string">
            <text:p text:style-name="P123"><text:span text:style-name="T234">G] Ni...au… <text:s/></text:span>L] ...<text:span text:style-name="T199">al duc matagaz <text:s/>ABH2I</text:span><text:span text:style-name="T20">M] ...</text:span><text:span text:style-name="T30">al (</text:span><text:span text:style-name="T69">A</text:span><text:span text:style-name="T78">B</text:span><text:span text:style-name="T68">H2</text:span><text:span text:style-name="T30">M </text:span><text:span text:style-name="T20">au</text:span><text:span text:style-name="T30">)</text:span><text:span text:style-name="T20">…</text:span><text:span text:style-name="T24"> <text:s/></text:span><text:span text:style-name="T199">W] ...demoura auduc mataquars <text:s/>T] ….al...matequaz <text:s/></text:span><text:span text:style-name="T79">D] ...</text:span><text:span text:style-name="T87">au...matacart <text:s text:c="2"/></text:span><text:span text:style-name="T2">E] ...</text:span><text:span text:style-name="T99">au...mathascas</text:span></text:p>
          </table:table-cell>
        </table:table-row>
        <table:table-row table:style-name="Table1.120">
          <table:table-cell table:style-name="Table1.A2" office:value-type="string">
            <text:p text:style-name="P39">4050</text:p>
          </table:table-cell>
          <table:table-cell table:style-name="Table1.A2" office:value-type="string">
            <text:p text:style-name="P39">Mai (H Fors) sol la force de Duras</text:p>
          </table:table-cell>
          <table:table-cell table:style-name="Table1.C106" office:value-type="string">
            <text:p text:style-name="P168"><text:span text:style-name="T20">M] </text:span><text:span text:style-name="T24">Seul que la ville… <text:s text:c="2"/></text:span>W] Mais que la ville de durarz <text:s/><text:span text:style-name="T234">K] ...la fortece… <text:s/>T] ...durat <text:s/>DH2] Fors que la…(D durart) <text:s/>B] Fors seul la roche… <text:s text:c="2"/>E] Ne mais la force...</text:span></text:p>
          </table:table-cell>
        </table:table-row>
        <table:table-row table:style-name="Table1.120">
          <table:table-cell table:style-name="Table1.A2" office:value-type="string">
            <text:p text:style-name="P39">4051</text:p>
          </table:table-cell>
          <table:table-cell table:style-name="Table1.A2" office:value-type="string">
            <text:p text:style-name="P39">Per (H Por) son fil ot grant povreté</text:p>
          </table:table-cell>
          <table:table-cell table:style-name="Table1.C106" office:value-type="string">
            <text:p text:style-name="P168"><text:span text:style-name="T234">G] Por sen fil… <text:s/>I] Por...ot molt pouerte <text:s/>AD</text:span>W] Pour <text:span text:style-name="T298">(D Por)</text:span> son… <text:s/><text:span text:style-name="T234">K] Par son… <text:s/>BE] (E </text:span><text:span text:style-name="T151">Por</text:span><text:span text:style-name="T234">)...fil auoit pourete</text:span></text:p>
          </table:table-cell>
        </table:table-row>
        <table:table-row table:style-name="Table1.120">
          <table:table-cell table:style-name="Table1.A2" office:value-type="string">
            <text:p text:style-name="P39">4052</text:p>
          </table:table-cell>
          <table:table-cell table:style-name="Table1.A2" office:value-type="string">
            <text:p text:style-name="P39">Gaires nen ot conduit ne bleif</text:p>
          </table:table-cell>
          <table:table-cell table:style-name="Table1.C106" office:value-type="string">
            <text:p text:style-name="P303">I] Por amor e por laialte</text:p>
            <text:p text:style-name="P312"><text:span text:style-name="T234">G] Nen ot gaires conduit ne ble <text:s/></text:span>L] ...<text:span text:style-name="T199">ne ot… <text:s/>M] ...nauoit ne vi ne ble <text:s/>W] ...nauoit pain vin ne ble <text:s/>K] Ni ot gaires conduit ni ble <text:s/>H2] ...nauoit ne pain ne vble <text:s/>BE] ...nauoit… <text:s/>D] ...ne ot ne pain ne ble</text:span></text:p>
          </table:table-cell>
        </table:table-row>
        <table:table-row table:style-name="Table1.120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06" office:value-type="string">
            <text:p text:style-name="P310">B] Flocars estoit poures aussis</text:p>
          </table:table-cell>
        </table:table-row>
        <table:table-row table:style-name="Table1.120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06" office:value-type="string">
            <text:p text:style-name="P310">B] Qassez fust riches sil volsist</text:p>
          </table:table-cell>
        </table:table-row>
        <table:table-row table:style-name="Table1.120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06" office:value-type="string">
            <text:p text:style-name="P285"><text:span text:style-name="T258">B] Conneus fu </text:span><text:span text:style-name="T138">per</text:span><text:span text:style-name="T290">tout le mont</text:span></text:p>
          </table:table-cell>
        </table:table-row>
        <table:table-row table:style-name="Table1.120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06" office:value-type="string">
            <text:p text:style-name="P285"><text:span text:style-name="T258">B] Mais ne volt laissier </text:span><text:span text:style-name="T138">flor.</text:span></text:p>
          </table:table-cell>
        </table:table-row>
      </table:table>
      <text:p text:style-name="P1"><text:tab/><text:tab/> 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0:02:08.547521349</meta:creation-date>
    <dc:date>2021-06-05T16:06:26.441349977</dc:date>
    <meta:editing-duration>PT23H35M22S</meta:editing-duration>
    <meta:editing-cycles>138</meta:editing-cycles>
    <meta:generator>LibreOffice/6.0.7.3$Linux_X86_64 LibreOffice_project/00m0$Build-3</meta:generator>
    <meta:document-statistic meta:table-count="1" meta:image-count="0" meta:object-count="0" meta:page-count="24" meta:paragraph-count="1226" meta:word-count="9607" meta:character-count="49471" meta:non-whitespace-character-count="39946"/>
  </office:meta>
</office:document-meta>
</file>